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transparent" style:cell-protect="protected"/>
    </style:style>
    <style:style style:name="ce6" style:family="table-cell" style:parent-style-name="Default" style:data-style-name="N0"/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3.4925cm"/>
    </style:style>
    <style:style style:name="co3" style:family="table-column">
      <style:table-column-properties fo:break-before="auto" style:column-width="12.514791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5.159375cm"/>
    </style:style>
    <style:style style:name="co7" style:family="table-column">
      <style:table-column-properties fo:break-before="auto" style:column-width="6.61458333333333cm"/>
    </style:style>
    <style:style style:name="co8" style:family="table-column">
      <style:table-column-properties fo:break-before="auto" style:column-width="3.06916666666667cm"/>
    </style:style>
    <style:style style:name="co9" style:family="table-column">
      <style:table-column-properties fo:break-before="auto" style:column-width="3.33375cm"/>
    </style:style>
    <style:style style:name="co10" style:family="table-column">
      <style:table-column-properties fo:break-before="auto" style:column-width="2.51354166666667cm"/>
    </style:style>
    <style:style style:name="co11" style:family="table-column">
      <style:table-column-properties fo:break-before="auto" style:column-width="7.46125cm"/>
    </style:style>
    <style:style style:name="co12" style:family="table-column">
      <style:table-column-properties fo:break-before="auto" style:column-width="12.85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number-columns-repeated="16376" table:default-cell-style-name="ce1"/>
        <table:table-row table:style-name="ro1">
          <table:table-cell office:value-type="float" office:value="1" table:style-name="ce2">
            <text:p>000001</text:p>
          </table:table-cell>
          <table:table-cell office:value-type="string" table:style-name="ce1">
            <text:p>Ecólogo</text:p>
          </table:table-cell>
          <table:table-cell office:value-type="string" table:style-name="ce3">
            <text:p>INSERT INTO `Oficios` ( `IdOficio` , `Oficio` ) VALUES ('1','Ecólogo');</text:p>
          </table:table-cell>
          <table:table-cell table:number-columns-repeated="16381" table:style-name="ce1"/>
        </table:table-row>
        <table:table-row table:style-name="ro2">
          <table:table-cell office:value-type="float" office:value="2" table:style-name="ce2">
            <text:p>000002</text:p>
          </table:table-cell>
          <table:table-cell office:value-type="string" table:style-name="ce1">
            <text:p>Economista</text:p>
          </table:table-cell>
          <table:table-cell office:value-type="string" table:style-name="ce1">
            <text:p>INSERT INTO `Oficios` ( `IdOficio` , `Oficio` ) VALUES ('2','Economista');</text:p>
          </table:table-cell>
          <table:table-cell table:number-columns-repeated="16381" table:style-name="ce1"/>
        </table:table-row>
        <table:table-row table:style-name="ro2">
          <table:table-cell office:value-type="float" office:value="3" table:style-name="ce2">
            <text:p>000003</text:p>
          </table:table-cell>
          <table:table-cell office:value-type="string" table:style-name="ce1">
            <text:p>Educador</text:p>
          </table:table-cell>
          <table:table-cell office:value-type="string" table:style-name="ce1">
            <text:p>INSERT INTO `Oficios` ( `IdOficio` , `Oficio` ) VALUES ('3','Educador');</text:p>
          </table:table-cell>
          <table:table-cell table:number-columns-repeated="16381" table:style-name="ce1"/>
        </table:table-row>
        <table:table-row table:style-name="ro2">
          <table:table-cell office:value-type="float" office:value="4" table:style-name="ce2">
            <text:p>000004</text:p>
          </table:table-cell>
          <table:table-cell office:value-type="string" table:style-name="ce1">
            <text:p>Egiptólogo</text:p>
          </table:table-cell>
          <table:table-cell office:value-type="string" table:style-name="ce1">
            <text:p>INSERT INTO `Oficios` ( `IdOficio` , `Oficio` ) VALUES ('4','Egiptólogo');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2">
            <text:p>000005</text:p>
          </table:table-cell>
          <table:table-cell office:value-type="string" table:style-name="ce1">
            <text:p>Endocrinólogo</text:p>
          </table:table-cell>
          <table:table-cell office:value-type="string" table:style-name="ce1">
            <text:p>INSERT INTO `Oficios` ( `IdOficio` , `Oficio` ) VALUES ('5','Endocrinólogo');</text:p>
          </table:table-cell>
          <table:table-cell table:number-columns-repeated="16381" table:style-name="ce1"/>
        </table:table-row>
        <table:table-row table:style-name="ro2">
          <table:table-cell office:value-type="float" office:value="6" table:style-name="ce2">
            <text:p>000006</text:p>
          </table:table-cell>
          <table:table-cell office:value-type="string" table:style-name="ce1">
            <text:p>Enfermero</text:p>
          </table:table-cell>
          <table:table-cell office:value-type="string" table:style-name="ce1">
            <text:p>INSERT INTO `Oficios` ( `IdOficio` , `Oficio` ) VALUES ('6','Enfermero');</text:p>
          </table:table-cell>
          <table:table-cell table:number-columns-repeated="16381" table:style-name="ce1"/>
        </table:table-row>
        <table:table-row table:style-name="ro2">
          <table:table-cell office:value-type="float" office:value="7" table:style-name="ce2">
            <text:p>000007</text:p>
          </table:table-cell>
          <table:table-cell office:value-type="string" table:style-name="ce1">
            <text:p>Enólogo</text:p>
          </table:table-cell>
          <table:table-cell office:value-type="string" table:style-name="ce1">
            <text:p>INSERT INTO `Oficios` ( `IdOficio` , `Oficio` ) VALUES ('7','Enólogo');</text:p>
          </table:table-cell>
          <table:table-cell table:number-columns-repeated="16381" table:style-name="ce1"/>
        </table:table-row>
        <table:table-row table:style-name="ro2">
          <table:table-cell office:value-type="float" office:value="8" table:style-name="ce2">
            <text:p>000008</text:p>
          </table:table-cell>
          <table:table-cell office:value-type="string" table:style-name="ce1">
            <text:p>Entomólogo</text:p>
          </table:table-cell>
          <table:table-cell office:value-type="string" table:style-name="ce1">
            <text:p>INSERT INTO `Oficios` ( `IdOficio` , `Oficio` ) VALUES ('8','Entomólogo');</text:p>
          </table:table-cell>
          <table:table-cell table:number-columns-repeated="16381" table:style-name="ce1"/>
        </table:table-row>
        <table:table-row table:style-name="ro2">
          <table:table-cell office:value-type="float" office:value="9" table:style-name="ce2">
            <text:p>000009</text:p>
          </table:table-cell>
          <table:table-cell office:value-type="string" table:style-name="ce1">
            <text:p>Epidemiólogo</text:p>
          </table:table-cell>
          <table:table-cell office:value-type="string" table:style-name="ce1">
            <text:p>INSERT INTO `Oficios` ( `IdOficio` , `Oficio` ) VALUES ('9','Epidemiólogo');</text:p>
          </table:table-cell>
          <table:table-cell table:number-columns-repeated="16381" table:style-name="ce1"/>
        </table:table-row>
        <table:table-row table:style-name="ro2">
          <table:table-cell office:value-type="float" office:value="10" table:style-name="ce2">
            <text:p>000010</text:p>
          </table:table-cell>
          <table:table-cell office:value-type="string" table:style-name="ce1">
            <text:p>Especialista</text:p>
          </table:table-cell>
          <table:table-cell office:value-type="string" table:style-name="ce1">
            <text:p>INSERT INTO `Oficios` ( `IdOficio` , `Oficio` ) VALUES ('10','Especialista');</text:p>
          </table:table-cell>
          <table:table-cell table:number-columns-repeated="4" table:style-name="ce1"/>
          <table:table-cell office:value-type="string" table:style-name="ce1">
            <text:p><text:s text:c="2"/></text:p>
          </table:table-cell>
          <table:table-cell table:number-columns-repeated="16376"/>
        </table:table-row>
        <table:table-row table:style-name="ro2">
          <table:table-cell office:value-type="float" office:value="11" table:style-name="ce2">
            <text:p>000011</text:p>
          </table:table-cell>
          <table:table-cell office:value-type="string" table:style-name="ce1">
            <text:p>Espeleólogo</text:p>
          </table:table-cell>
          <table:table-cell office:value-type="string" table:style-name="ce1">
            <text:p>INSERT INTO `Oficios` ( `IdOficio` , `Oficio` ) VALUES ('11','Espeleólogo');</text:p>
          </table:table-cell>
          <table:table-cell table:number-columns-repeated="16381" table:style-name="ce1"/>
        </table:table-row>
        <table:table-row table:style-name="ro2">
          <table:table-cell office:value-type="float" office:value="12" table:style-name="ce2">
            <text:p>000012</text:p>
          </table:table-cell>
          <table:table-cell office:value-type="string" table:style-name="ce1">
            <text:p>Estadista</text:p>
          </table:table-cell>
          <table:table-cell office:value-type="string" table:style-name="ce1">
            <text:p>INSERT INTO `Oficios` ( `IdOficio` , `Oficio` ) VALUES ('12','Estadista');</text:p>
          </table:table-cell>
          <table:table-cell table:number-columns-repeated="16381" table:style-name="ce1"/>
        </table:table-row>
        <table:table-row table:style-name="ro2">
          <table:table-cell office:value-type="float" office:value="13" table:style-name="ce2">
            <text:p>000013</text:p>
          </table:table-cell>
          <table:table-cell office:value-type="string" table:style-name="ce1">
            <text:p>Estadístico</text:p>
          </table:table-cell>
          <table:table-cell office:value-type="string" table:style-name="ce1">
            <text:p>INSERT INTO `Oficios` ( `IdOficio` , `Oficio` ) VALUES ('13','Estadístico');</text:p>
          </table:table-cell>
          <table:table-cell table:number-columns-repeated="16381" table:style-name="ce1"/>
        </table:table-row>
        <table:table-row table:style-name="ro2">
          <table:table-cell office:value-type="float" office:value="14" table:style-name="ce2">
            <text:p>000014</text:p>
          </table:table-cell>
          <table:table-cell office:value-type="string" table:style-name="ce1">
            <text:p>Etimólogo</text:p>
          </table:table-cell>
          <table:table-cell office:value-type="string" table:style-name="ce1">
            <text:p>INSERT INTO `Oficios` ( `IdOficio` , `Oficio` ) VALUES ('14','Etimólogo');</text:p>
          </table:table-cell>
          <table:table-cell table:number-columns-repeated="16381" table:style-name="ce1"/>
        </table:table-row>
        <table:table-row table:style-name="ro2">
          <table:table-cell office:value-type="float" office:value="15" table:style-name="ce2">
            <text:p>000015</text:p>
          </table:table-cell>
          <table:table-cell office:value-type="string" table:style-name="ce1">
            <text:p>Etimologista</text:p>
          </table:table-cell>
          <table:table-cell office:value-type="string" table:style-name="ce1">
            <text:p>INSERT INTO `Oficios` ( `IdOficio` , `Oficio` ) VALUES ('15','Etimologista');</text:p>
          </table:table-cell>
          <table:table-cell table:number-columns-repeated="16381" table:style-name="ce1"/>
        </table:table-row>
        <table:table-row table:style-name="ro2">
          <table:table-cell office:value-type="float" office:value="16" table:style-name="ce2">
            <text:p>000016</text:p>
          </table:table-cell>
          <table:table-cell office:value-type="string" table:style-name="ce1">
            <text:p>Etnógrafo</text:p>
          </table:table-cell>
          <table:table-cell office:value-type="string" table:style-name="ce1">
            <text:p>INSERT INTO `Oficios` ( `IdOficio` , `Oficio` ) VALUES ('16','Etnógrafo');</text:p>
          </table:table-cell>
          <table:table-cell table:number-columns-repeated="16381" table:style-name="ce1"/>
        </table:table-row>
        <table:table-row table:style-name="ro2">
          <table:table-cell office:value-type="float" office:value="17" table:style-name="ce2">
            <text:p>000017</text:p>
          </table:table-cell>
          <table:table-cell office:value-type="string" table:style-name="ce1">
            <text:p>Etnólogo</text:p>
          </table:table-cell>
          <table:table-cell office:value-type="string" table:style-name="ce1">
            <text:p>INSERT INTO `Oficios` ( `IdOficio` , `Oficio` ) VALUES ('17','Etnólogo');</text:p>
          </table:table-cell>
          <table:table-cell table:number-columns-repeated="16381"/>
        </table:table-row>
        <table:table-row table:style-name="ro2">
          <table:table-cell office:value-type="float" office:value="18" table:style-name="ce2">
            <text:p>000018</text:p>
          </table:table-cell>
          <table:table-cell office:value-type="string" table:style-name="ce1">
            <text:p>Etólogo</text:p>
          </table:table-cell>
          <table:table-cell office:value-type="string" table:style-name="ce1">
            <text:p>INSERT INTO `Oficios` ( `IdOficio` , `Oficio` ) VALUES ('18','Etólogo');</text:p>
          </table:table-cell>
          <table:table-cell table:number-columns-repeated="16381"/>
        </table:table-row>
        <table:table-row table:style-name="ro2">
          <table:table-cell office:value-type="float" office:value="19" table:style-name="ce2">
            <text:p>000019</text:p>
          </table:table-cell>
          <table:table-cell office:value-type="string" table:style-name="ce1">
            <text:p>Examinador</text:p>
          </table:table-cell>
          <table:table-cell office:value-type="string" table:style-name="ce1">
            <text:p>INSERT INTO `Oficios` ( `IdOficio` , `Oficio` ) VALUES ('19','Examinador');</text:p>
          </table:table-cell>
          <table:table-cell table:number-columns-repeated="16381"/>
        </table:table-row>
        <table:table-row table:style-name="ro2">
          <table:table-cell office:value-type="float" office:value="20" table:style-name="ce2">
            <text:p>000020</text:p>
          </table:table-cell>
          <table:table-cell office:value-type="string" table:style-name="ce1">
            <text:p>Oceanógrafa</text:p>
          </table:table-cell>
          <table:table-cell office:value-type="string" table:style-name="ce1">
            <text:p>INSERT INTO `Oficios` ( `IdOficio` , `Oficio` ) VALUES ('20','Oceanógrafa');</text:p>
          </table:table-cell>
          <table:table-cell table:number-columns-repeated="16381"/>
        </table:table-row>
        <table:table-row table:style-name="ro2">
          <table:table-cell office:value-type="float" office:value="21" table:style-name="ce2">
            <text:p>000021</text:p>
          </table:table-cell>
          <table:table-cell office:value-type="string" table:style-name="ce1">
            <text:p>Odontóloga</text:p>
          </table:table-cell>
          <table:table-cell office:value-type="string" table:style-name="ce1">
            <text:p>INSERT INTO `Oficios` ( `IdOficio` , `Oficio` ) VALUES ('21','Odontóloga');</text:p>
          </table:table-cell>
          <table:table-cell table:number-columns-repeated="16381"/>
        </table:table-row>
        <table:table-row table:style-name="ro2">
          <table:table-cell office:value-type="float" office:value="22" table:style-name="ce2">
            <text:p>000022</text:p>
          </table:table-cell>
          <table:table-cell office:value-type="string" table:style-name="ce1">
            <text:p>Oficial/Oficiala</text:p>
          </table:table-cell>
          <table:table-cell office:value-type="string" table:style-name="ce1">
            <text:p>INSERT INTO `Oficios` ( `IdOficio` , `Oficio` ) VALUES ('22','Oficial/Oficiala');</text:p>
          </table:table-cell>
          <table:table-cell table:number-columns-repeated="16381"/>
        </table:table-row>
        <table:table-row table:style-name="ro2">
          <table:table-cell office:value-type="float" office:value="23" table:style-name="ce2">
            <text:p>000023</text:p>
          </table:table-cell>
          <table:table-cell office:value-type="string" table:style-name="ce1">
            <text:p>Oficinista</text:p>
          </table:table-cell>
          <table:table-cell office:value-type="string" table:style-name="ce1">
            <text:p>INSERT INTO `Oficios` ( `IdOficio` , `Oficio` ) VALUES ('23','Oficinista');</text:p>
          </table:table-cell>
          <table:table-cell table:number-columns-repeated="16381"/>
        </table:table-row>
        <table:table-row table:style-name="ro2">
          <table:table-cell office:value-type="float" office:value="24" table:style-name="ce2">
            <text:p>000024</text:p>
          </table:table-cell>
          <table:table-cell office:value-type="string" table:style-name="ce1">
            <text:p>Oftalmóloga</text:p>
          </table:table-cell>
          <table:table-cell office:value-type="string" table:style-name="ce1">
            <text:p>INSERT INTO `Oficios` ( `IdOficio` , `Oficio` ) VALUES ('24','Oftalmóloga');</text:p>
          </table:table-cell>
          <table:table-cell table:number-columns-repeated="16381"/>
        </table:table-row>
        <table:table-row table:style-name="ro2">
          <table:table-cell office:value-type="float" office:value="25" table:style-name="ce2">
            <text:p>000025</text:p>
          </table:table-cell>
          <table:table-cell office:value-type="string" table:style-name="ce1">
            <text:p>Oncóloga</text:p>
          </table:table-cell>
          <table:table-cell office:value-type="string" table:style-name="ce1">
            <text:p>INSERT INTO `Oficios` ( `IdOficio` , `Oficio` ) VALUES ('25','Oncóloga');</text:p>
          </table:table-cell>
          <table:table-cell table:number-columns-repeated="16381"/>
        </table:table-row>
        <table:table-row table:style-name="ro2">
          <table:table-cell office:value-type="float" office:value="26" table:style-name="ce2">
            <text:p>000026</text:p>
          </table:table-cell>
          <table:table-cell office:value-type="string" table:style-name="ce1">
            <text:p>Óptica</text:p>
          </table:table-cell>
          <table:table-cell office:value-type="string" table:style-name="ce1">
            <text:p>INSERT INTO `Oficios` ( `IdOficio` , `Oficio` ) VALUES ('26','Óptica');</text:p>
          </table:table-cell>
          <table:table-cell table:number-columns-repeated="16381"/>
        </table:table-row>
        <table:table-row table:style-name="ro2">
          <table:table-cell office:value-type="float" office:value="27" table:style-name="ce2">
            <text:p>000027</text:p>
          </table:table-cell>
          <table:table-cell office:value-type="string" table:style-name="ce1">
            <text:p>Optomentrista</text:p>
          </table:table-cell>
          <table:table-cell office:value-type="string" table:style-name="ce1">
            <text:p>INSERT INTO `Oficios` ( `IdOficio` , `Oficio` ) VALUES ('27','Optomentrista');</text:p>
          </table:table-cell>
          <table:table-cell table:number-columns-repeated="16381"/>
        </table:table-row>
        <table:table-row table:style-name="ro2">
          <table:table-cell office:value-type="float" office:value="28" table:style-name="ce2">
            <text:p>000028</text:p>
          </table:table-cell>
          <table:table-cell office:value-type="string" table:style-name="ce1">
            <text:p>Ordenanza</text:p>
          </table:table-cell>
          <table:table-cell office:value-type="string" table:style-name="ce1">
            <text:p>INSERT INTO `Oficios` ( `IdOficio` , `Oficio` ) VALUES ('28','Ordenanza');</text:p>
          </table:table-cell>
          <table:table-cell table:number-columns-repeated="16381"/>
        </table:table-row>
        <table:table-row table:style-name="ro2">
          <table:table-cell office:value-type="float" office:value="29" table:style-name="ce2">
            <text:p>000029</text:p>
          </table:table-cell>
          <table:table-cell office:value-type="string" table:style-name="ce1">
            <text:p>Orientadora</text:p>
          </table:table-cell>
          <table:table-cell office:value-type="string" table:style-name="ce1">
            <text:p>INSERT INTO `Oficios` ( `IdOficio` , `Oficio` ) VALUES ('29','Orientadora');</text:p>
          </table:table-cell>
          <table:table-cell table:number-columns-repeated="16381"/>
        </table:table-row>
        <table:table-row table:style-name="ro2">
          <table:table-cell office:value-type="float" office:value="30" table:style-name="ce2">
            <text:p>000030</text:p>
          </table:table-cell>
          <table:table-cell office:value-type="string" table:style-name="ce1">
            <text:p>Ornitóloga</text:p>
          </table:table-cell>
          <table:table-cell office:value-type="string" table:style-name="ce1">
            <text:p>INSERT INTO `Oficios` ( `IdOficio` , `Oficio` ) VALUES ('30','Ornitóloga');</text:p>
          </table:table-cell>
          <table:table-cell table:number-columns-repeated="16381"/>
        </table:table-row>
        <table:table-row table:style-name="ro2">
          <table:table-cell office:value-type="float" office:value="31" table:style-name="ce2">
            <text:p>000031</text:p>
          </table:table-cell>
          <table:table-cell office:value-type="string" table:style-name="ce1">
            <text:p>Ortopédica</text:p>
          </table:table-cell>
          <table:table-cell office:value-type="string" table:style-name="ce1">
            <text:p>INSERT INTO `Oficios` ( `IdOficio` , `Oficio` ) VALUES ('31','Ortopédica');</text:p>
          </table:table-cell>
          <table:table-cell table:number-columns-repeated="16381"/>
        </table:table-row>
        <table:table-row table:style-name="ro2">
          <table:table-cell office:value-type="float" office:value="32" table:style-name="ce2">
            <text:p>000032</text:p>
          </table:table-cell>
          <table:table-cell office:value-type="string" table:style-name="ce1">
            <text:p>Ortopedista</text:p>
          </table:table-cell>
          <table:table-cell office:value-type="string" table:style-name="ce1">
            <text:p>INSERT INTO `Oficios` ( `IdOficio` , `Oficio` ) VALUES ('32','Ortopedista');</text:p>
          </table:table-cell>
          <table:table-cell table:number-columns-repeated="16381"/>
        </table:table-row>
        <table:table-row table:style-name="ro2">
          <table:table-cell office:value-type="float" office:value="33" table:style-name="ce2">
            <text:p>000033</text:p>
          </table:table-cell>
          <table:table-cell office:value-type="string" table:style-name="ce1">
            <text:p>Osteóloga</text:p>
          </table:table-cell>
          <table:table-cell office:value-type="string" table:style-name="ce1">
            <text:p>INSERT INTO `Oficios` ( `IdOficio` , `Oficio` ) VALUES ('33','Osteóloga');</text:p>
          </table:table-cell>
          <table:table-cell table:number-columns-repeated="16381"/>
        </table:table-row>
        <table:table-row table:style-name="ro2">
          <table:table-cell office:value-type="float" office:value="34" table:style-name="ce2">
            <text:p>000034</text:p>
          </table:table-cell>
          <table:table-cell office:value-type="string" table:style-name="ce1">
            <text:p>Osteópata</text:p>
          </table:table-cell>
          <table:table-cell office:value-type="string" table:style-name="ce1">
            <text:p>INSERT INTO `Oficios` ( `IdOficio` , `Oficio` ) VALUES ('34','Osteópata');</text:p>
          </table:table-cell>
          <table:table-cell table:number-columns-repeated="16381"/>
        </table:table-row>
        <table:table-row table:style-name="ro2">
          <table:table-cell office:value-type="float" office:value="35" table:style-name="ce2">
            <text:p>000035</text:p>
          </table:table-cell>
          <table:table-cell office:value-type="string" table:style-name="ce1">
            <text:p>Otorrinolaringóloga</text:p>
          </table:table-cell>
          <table:table-cell office:value-type="string" table:style-name="ce1">
            <text:p>INSERT INTO `Oficios` ( `IdOficio` , `Oficio` ) VALUES ('35','Otorrinolaringóloga');</text:p>
          </table:table-cell>
          <table:table-cell table:number-columns-repeated="16381"/>
        </table:table-row>
        <table:table-row table:style-name="ro2">
          <table:table-cell office:value-type="float" office:value="36" table:style-name="ce2">
            <text:p>000036</text:p>
          </table:table-cell>
          <table:table-cell office:value-type="string" table:style-name="ce1">
            <text:p>Radioastrónomo</text:p>
          </table:table-cell>
          <table:table-cell office:value-type="string" table:style-name="ce1">
            <text:p>INSERT INTO `Oficios` ( `IdOficio` , `Oficio` ) VALUES ('36','Radioastrónomo');</text:p>
          </table:table-cell>
          <table:table-cell table:number-columns-repeated="16381"/>
        </table:table-row>
        <table:table-row table:style-name="ro2">
          <table:table-cell office:value-type="float" office:value="37" table:style-name="ce2">
            <text:p>000037</text:p>
          </table:table-cell>
          <table:table-cell office:value-type="string" table:style-name="ce1">
            <text:p>Radiofonista</text:p>
          </table:table-cell>
          <table:table-cell office:value-type="string" table:style-name="ce1">
            <text:p>INSERT INTO `Oficios` ( `IdOficio` , `Oficio` ) VALUES ('37','Radiofonista');</text:p>
          </table:table-cell>
          <table:table-cell table:number-columns-repeated="16381"/>
        </table:table-row>
        <table:table-row table:style-name="ro2">
          <table:table-cell office:value-type="float" office:value="38" table:style-name="ce2">
            <text:p>000038</text:p>
          </table:table-cell>
          <table:table-cell office:value-type="string" table:style-name="ce1">
            <text:p>Radiólogo</text:p>
          </table:table-cell>
          <table:table-cell office:value-type="string" table:style-name="ce1">
            <text:p>INSERT INTO `Oficios` ( `IdOficio` , `Oficio` ) VALUES ('38','Radiólogo');</text:p>
          </table:table-cell>
          <table:table-cell table:number-columns-repeated="16381"/>
        </table:table-row>
        <table:table-row table:style-name="ro2">
          <table:table-cell office:value-type="float" office:value="39" table:style-name="ce2">
            <text:p>000039</text:p>
          </table:table-cell>
          <table:table-cell office:value-type="string" table:style-name="ce1">
            <text:p>Radiotécnico</text:p>
          </table:table-cell>
          <table:table-cell office:value-type="string" table:style-name="ce1">
            <text:p>INSERT INTO `Oficios` ( `IdOficio` , `Oficio` ) VALUES ('39','Radiotécnico');</text:p>
          </table:table-cell>
          <table:table-cell table:number-columns-repeated="16381"/>
        </table:table-row>
        <table:table-row table:style-name="ro2">
          <table:table-cell office:value-type="float" office:value="40" table:style-name="ce2">
            <text:p>000040</text:p>
          </table:table-cell>
          <table:table-cell office:value-type="string" table:style-name="ce1">
            <text:p>Radiotelefonista</text:p>
          </table:table-cell>
          <table:table-cell office:value-type="string" table:style-name="ce1">
            <text:p>INSERT INTO `Oficios` ( `IdOficio` , `Oficio` ) VALUES ('40','Radiotelefonista');</text:p>
          </table:table-cell>
          <table:table-cell table:number-columns-repeated="16381"/>
        </table:table-row>
        <table:table-row table:style-name="ro2">
          <table:table-cell office:value-type="float" office:value="41" table:style-name="ce2">
            <text:p>000041</text:p>
          </table:table-cell>
          <table:table-cell office:value-type="string" table:style-name="ce1">
            <text:p>Radiotelegrafista</text:p>
          </table:table-cell>
          <table:table-cell office:value-type="string" table:style-name="ce1">
            <text:p>INSERT INTO `Oficios` ( `IdOficio` , `Oficio` ) VALUES ('41','Radiotelegrafista');</text:p>
          </table:table-cell>
          <table:table-cell table:number-columns-repeated="16381"/>
        </table:table-row>
        <table:table-row table:style-name="ro2">
          <table:table-cell office:value-type="float" office:value="42" table:style-name="ce2">
            <text:p>000042</text:p>
          </table:table-cell>
          <table:table-cell office:value-type="string" table:style-name="ce1">
            <text:p>Radioterapeuta</text:p>
          </table:table-cell>
          <table:table-cell office:value-type="string" table:style-name="ce1">
            <text:p>INSERT INTO `Oficios` ( `IdOficio` , `Oficio` ) VALUES ('42','Radioterapeuta');</text:p>
          </table:table-cell>
          <table:table-cell table:number-columns-repeated="16381"/>
        </table:table-row>
        <table:table-row table:style-name="ro2">
          <table:table-cell office:value-type="float" office:value="43" table:style-name="ce2">
            <text:p>000043</text:p>
          </table:table-cell>
          <table:table-cell office:value-type="string" table:style-name="ce1">
            <text:p>Rector</text:p>
          </table:table-cell>
          <table:table-cell office:value-type="string" table:style-name="ce1">
            <text:p>INSERT INTO `Oficios` ( `IdOficio` , `Oficio` ) VALUES ('43','Rector');</text:p>
          </table:table-cell>
          <table:table-cell table:number-columns-repeated="16381"/>
        </table:table-row>
        <table:table-row table:style-name="ro2">
          <table:table-cell office:value-type="float" office:value="44" table:style-name="ce2">
            <text:p>000044</text:p>
          </table:table-cell>
          <table:table-cell office:value-type="string" table:style-name="ce1">
            <text:p>Técnica</text:p>
          </table:table-cell>
          <table:table-cell office:value-type="string" table:style-name="ce1">
            <text:p>INSERT INTO `Oficios` ( `IdOficio` , `Oficio` ) VALUES ('44','Técnica');</text:p>
          </table:table-cell>
          <table:table-cell table:number-columns-repeated="16381"/>
        </table:table-row>
        <table:table-row table:style-name="ro2">
          <table:table-cell office:value-type="float" office:value="45" table:style-name="ce2">
            <text:p>000045</text:p>
          </table:table-cell>
          <table:table-cell office:value-type="string" table:style-name="ce1">
            <text:p>Telefonista</text:p>
          </table:table-cell>
          <table:table-cell office:value-type="string" table:style-name="ce1">
            <text:p>INSERT INTO `Oficios` ( `IdOficio` , `Oficio` ) VALUES ('45','Telefonista');</text:p>
          </table:table-cell>
          <table:table-cell table:number-columns-repeated="16381"/>
        </table:table-row>
        <table:table-row table:style-name="ro2">
          <table:table-cell office:value-type="float" office:value="46" table:style-name="ce2">
            <text:p>000046</text:p>
          </table:table-cell>
          <table:table-cell office:value-type="string" table:style-name="ce1">
            <text:p>Teóloga</text:p>
          </table:table-cell>
          <table:table-cell office:value-type="string" table:style-name="ce1">
            <text:p>INSERT INTO `Oficios` ( `IdOficio` , `Oficio` ) VALUES ('46','Teóloga');</text:p>
          </table:table-cell>
          <table:table-cell table:number-columns-repeated="16381"/>
        </table:table-row>
        <table:table-row table:style-name="ro2">
          <table:table-cell office:value-type="float" office:value="47" table:style-name="ce2">
            <text:p>000047</text:p>
          </table:table-cell>
          <table:table-cell office:value-type="string" table:style-name="ce1">
            <text:p>Terapeuta</text:p>
          </table:table-cell>
          <table:table-cell office:value-type="string" table:style-name="ce1">
            <text:p>INSERT INTO `Oficios` ( `IdOficio` , `Oficio` ) VALUES ('47','Terapeuta');</text:p>
          </table:table-cell>
          <table:table-cell table:number-columns-repeated="16381"/>
        </table:table-row>
        <table:table-row table:style-name="ro2">
          <table:table-cell office:value-type="float" office:value="48" table:style-name="ce2">
            <text:p>000048</text:p>
          </table:table-cell>
          <table:table-cell office:value-type="string" table:style-name="ce1">
            <text:p>Tocoginecóloga</text:p>
          </table:table-cell>
          <table:table-cell office:value-type="string" table:style-name="ce1">
            <text:p>INSERT INTO `Oficios` ( `IdOficio` , `Oficio` ) VALUES ('48','Tocoginecóloga');</text:p>
          </table:table-cell>
          <table:table-cell table:number-columns-repeated="16381"/>
        </table:table-row>
        <table:table-row table:style-name="ro2">
          <table:table-cell office:value-type="float" office:value="49" table:style-name="ce2">
            <text:p>000049</text:p>
          </table:table-cell>
          <table:table-cell office:value-type="string" table:style-name="ce1">
            <text:p>Tocóloga</text:p>
          </table:table-cell>
          <table:table-cell office:value-type="string" table:style-name="ce1">
            <text:p>INSERT INTO `Oficios` ( `IdOficio` , `Oficio` ) VALUES ('49','Tocóloga');</text:p>
          </table:table-cell>
          <table:table-cell table:number-columns-repeated="16381"/>
        </table:table-row>
        <table:table-row table:style-name="ro2">
          <table:table-cell office:value-type="float" office:value="50" table:style-name="ce2">
            <text:p>000050</text:p>
          </table:table-cell>
          <table:table-cell office:value-type="string" table:style-name="ce1">
            <text:p>Toxicóloga</text:p>
          </table:table-cell>
          <table:table-cell office:value-type="string" table:style-name="ce1">
            <text:p>INSERT INTO `Oficios` ( `IdOficio` , `Oficio` ) VALUES ('50','Toxicóloga');</text:p>
          </table:table-cell>
          <table:table-cell table:number-columns-repeated="16381"/>
        </table:table-row>
        <table:table-row table:number-rows-repeated="1048526" table:style-name="ro2">
          <table:table-cell table:number-columns-repeated="16384"/>
        </table:table-row>
      </table:table>
      <table:table table:name="Hoja2" table:style-name="ta1">
        <table:table-column table:style-name="co4" table:number-columns-repeated="6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3" table:default-cell-style-name="ce1"/>
        <table:table-column table:style-name="co10" table:default-cell-style-name="ce1"/>
        <table:table-column table:style-name="co11" table:number-columns-repeated="5" table:default-cell-style-name="ce1"/>
        <table:table-column table:style-name="co12" table:default-cell-style-name="ce1"/>
        <table:table-column table:style-name="co11" table:default-cell-style-name="ce1"/>
        <table:table-column table:style-name="co5" table:number-columns-repeated="16363" table:default-cell-style-name="ce1"/>
        <table:table-row table:style-name="ro2">
          <table:table-cell office:value-type="float" office:value="376" table:style-name="ce1">
            <text:p>376</text:p>
          </table:table-cell>
          <table:table-cell office:value-type="string" table:style-name="ce4">
            <text:p>edgardo</text:p>
          </table:table-cell>
          <table:table-cell office:value-type="string" table:style-name="ce4">
            <text:p>Ruiz</text:p>
          </table:table-cell>
          <table:table-cell office:value-type="string" table:style-name="ce4">
            <text:p>edgardo</text:p>
          </table:table-cell>
          <table:table-cell office:value-type="string" table:style-name="ce4">
            <text:p>Cabrera</text:p>
          </table:table-cell>
          <table:table-cell office:value-type="float" office:value="4116936" table:style-name="ce4">
            <text:p>4116936</text:p>
          </table:table-cell>
          <table:table-cell office:value-type="string" table:style-name="ce1">
            <text:p><text:a xlink:href="mailto:el_edgar@gmail.com">el_edgar@gmail.com</text:a></text:p>
          </table:table-cell>
          <table:table-cell office:value-type="string" table:style-name="ce1">
            <text:p>CALLE REINA FABIOLA, 31</text:p>
          </table:table-cell>
          <table:table-cell office:value-type="string" table:style-name="ce1">
            <text:p>la represa</text:p>
          </table:table-cell>
          <table:table-cell office:value-type="string" table:style-name="ce1">
            <text:p>cordoba</text:p>
          </table:table-cell>
          <table:table-cell office:value-type="float" office:value="5002" table:style-name="ce4">
            <text:p>5002</text:p>
          </table:table-cell>
          <table:table-cell office:value-type="string" table:style-name="ce5">
            <text:p>2002-01-09</text:p>
          </table:table-cell>
          <table:table-cell table:style-name="ce1"/>
          <table:table-cell office:value-type="string" table:style-name="ce1">
            <text:p>INSERT INTO `GrupoFamiliar`(`IdGrupoFamiliar`, `NombreTutor1`, `ApellidoTutor1`, `NombreTutor2`, `ApellidoTutor2`, `Telefono`, `Email`, `Direccion`, `Barrio`, `Ciudad`, `Codigo Postal`, `Fecha Alta`) VALUES ('376','edgardo','Ruiz','edgardo','Cabrera','4116936','el_edgar@gmail.com','CALLE REINA FABIOLA, 31','la represa','cordoba','5002','2002-01-09');</text:p>
          </table:table-cell>
          <table:table-cell table:number-columns-repeated="6" table:style-name="ce1"/>
          <table:table-cell office:value-type="string" table:style-name="ce1">
            <text:p>"</text:p>
          </table:table-cell>
          <table:table-cell table:number-columns-repeated="16363"/>
        </table:table-row>
        <table:table-row table:style-name="ro2">
          <table:table-cell office:value-type="float" office:value="377" table:style-name="ce1">
            <text:p>377</text:p>
          </table:table-cell>
          <table:table-cell office:value-type="string" table:style-name="ce4">
            <text:p>edith</text:p>
          </table:table-cell>
          <table:table-cell office:value-type="string" table:style-name="ce4">
            <text:p>Ramírez</text:p>
          </table:table-cell>
          <table:table-cell office:value-type="string" table:style-name="ce4">
            <text:p>eduardo</text:p>
          </table:table-cell>
          <table:table-cell office:value-type="string" table:style-name="ce4">
            <text:p>Ríos</text:p>
          </table:table-cell>
          <table:table-cell office:value-type="float" office:value="4068908" table:style-name="ce4">
            <text:p>4068908</text:p>
          </table:table-cell>
          <table:table-cell office:value-type="string" table:style-name="ce1">
            <text:p><text:a xlink:href="mailto:el_edu@yahoo.com">el_edu@yahoo.com</text:a></text:p>
          </table:table-cell>
          <table:table-cell office:value-type="string" table:style-name="ce1">
            <text:p>CALLE AGUSTIN LARA NO. 69-B</text:p>
          </table:table-cell>
          <table:table-cell office:value-type="string" table:style-name="ce1">
            <text:p>alberdi</text:p>
          </table:table-cell>
          <table:table-cell office:value-type="string" table:style-name="ce1">
            <text:p>cordoba</text:p>
          </table:table-cell>
          <table:table-cell office:value-type="float" office:value="24385" table:style-name="ce4">
            <text:p>24385</text:p>
          </table:table-cell>
          <table:table-cell office:value-type="string" table:style-name="ce5">
            <text:p>2003-05-13</text:p>
          </table:table-cell>
          <table:table-cell table:style-name="ce1"/>
          <table:table-cell office:value-type="string" table:style-name="ce1">
            <text:p>INSERT INTO `GrupoFamiliar`(`IdGrupoFamiliar`, `NombreTutor1`, `ApellidoTutor1`, `NombreTutor2`, `ApellidoTutor2`, `Telefono`, `Email`, `Direccion`, `Barrio`, `Ciudad`, `Codigo Postal`, `Fecha Alta`) VALUES ('377','edith','Ramírez','eduardo','Ríos ','4068908','el_edu@yahoo.com','CALLE AGUSTIN LARA NO. 69-B','alberdi','cordoba','24385','2003-05-13');</text:p>
          </table:table-cell>
          <table:table-cell table:number-columns-repeated="16370" table:style-name="ce1"/>
        </table:table-row>
        <table:table-row table:style-name="ro2">
          <table:table-cell office:value-type="float" office:value="378" table:style-name="ce1">
            <text:p>378</text:p>
          </table:table-cell>
          <table:table-cell office:value-type="string" table:style-name="ce4">
            <text:p>edmundo</text:p>
          </table:table-cell>
          <table:table-cell office:value-type="string" table:style-name="ce4">
            <text:p>Flores</text:p>
          </table:table-cell>
          <table:table-cell office:value-type="string" table:style-name="ce1">
            <text:p>abel</text:p>
          </table:table-cell>
          <table:table-cell office:value-type="string" table:style-name="ce4">
            <text:p>Ferreyra</text:p>
          </table:table-cell>
          <table:table-cell office:value-type="float" office:value="4071489" table:style-name="ce4">
            <text:p>4071489</text:p>
          </table:table-cell>
          <table:table-cell office:value-type="string" table:style-name="ce1">
            <text:p><text:a xlink:href="mailto:edmun@gmail.com">edmun@gmail.com</text:a></text:p>
          </table:table-cell>
          <table:table-cell office:value-type="string" table:style-name="ce1">
            <text:p>AV. 20 DE NOVIEMBRE NO.859-B</text:p>
          </table:table-cell>
          <table:table-cell office:value-type="string" table:style-name="ce1">
            <text:p>florida norte</text:p>
          </table:table-cell>
          <table:table-cell office:value-type="string" table:style-name="ce1">
            <text:p>nueva cordoba</text:p>
          </table:table-cell>
          <table:table-cell office:value-type="float" office:value="24953" table:style-name="ce4">
            <text:p>24953</text:p>
          </table:table-cell>
          <table:table-cell office:value-type="string" table:style-name="ce5">
            <text:p>2001-01-27</text:p>
          </table:table-cell>
          <table:table-cell table:style-name="ce1"/>
          <table:table-cell office:value-type="string" table:style-name="ce1">
            <text:p>INSERT INTO `GrupoFamiliar`(`IdGrupoFamiliar`, `NombreTutor1`, `ApellidoTutor1`, `NombreTutor2`, `ApellidoTutor2`, `Telefono`, `Email`, `Direccion`, `Barrio`, `Ciudad`, `Codigo Postal`, `Fecha Alta`) VALUES ('378','edmundo','Flores','abel','Ferreyra','4071489','edmun@gmail.com','AV. 20 DE NOVIEMBRE NO.859-B','florida norte','nueva cordoba','24953','2001-01-27');</text:p>
          </table:table-cell>
          <table:table-cell table:number-columns-repeated="16370" table:style-name="ce1"/>
        </table:table-row>
        <table:table-row table:style-name="ro2">
          <table:table-cell office:value-type="float" office:value="379" table:style-name="ce1">
            <text:p>379</text:p>
          </table:table-cell>
          <table:table-cell office:value-type="string" table:style-name="ce4">
            <text:p>eduardo</text:p>
          </table:table-cell>
          <table:table-cell office:value-type="string" table:style-name="ce4">
            <text:p>Acosta</text:p>
          </table:table-cell>
          <table:table-cell office:value-type="string" table:style-name="ce1">
            <text:p>diana</text:p>
          </table:table-cell>
          <table:table-cell office:value-type="string" table:style-name="ce4">
            <text:p>Godoy</text:p>
          </table:table-cell>
          <table:table-cell office:value-type="float" office:value="4106663" table:style-name="ce4">
            <text:p>4106663</text:p>
          </table:table-cell>
          <table:table-cell office:value-type="string" table:style-name="ce1">
            <text:p><text:a xlink:href="mailto:la_dai1532@hotmail.com">la_dai1532@hotmail.com</text:a></text:p>
          </table:table-cell>
          <table:table-cell office:value-type="string" table:style-name="ce1">
            <text:p>BLVD. BENITO JUAREZ NO. 1466-A</text:p>
          </table:table-cell>
          <table:table-cell office:value-type="string" table:style-name="ce1">
            <text:p>la represa</text:p>
          </table:table-cell>
          <table:table-cell office:value-type="string" table:style-name="ce1">
            <text:p>jesus maria</text:p>
          </table:table-cell>
          <table:table-cell office:value-type="float" office:value="17390" table:style-name="ce4">
            <text:p>17390</text:p>
          </table:table-cell>
          <table:table-cell office:value-type="string" table:style-name="ce5">
            <text:p>2002-05-19</text:p>
          </table:table-cell>
          <table:table-cell table:style-name="ce1"/>
          <table:table-cell office:value-type="string" table:style-name="ce1">
            <text:p>INSERT INTO `GrupoFamiliar`(`IdGrupoFamiliar`, `NombreTutor1`, `ApellidoTutor1`, `NombreTutor2`, `ApellidoTutor2`, `Telefono`, `Email`, `Direccion`, `Barrio`, `Ciudad`, `Codigo Postal`, `Fecha Alta`) VALUES ('379','eduardo','Acosta','diana','Godoy','4106663','la_dai1532@hotmail.com','BLVD. BENITO JUAREZ NO. 1466-A','la represa','jesus maria','17390','2002-05-19');</text:p>
          </table:table-cell>
          <table:table-cell table:number-columns-repeated="16370" table:style-name="ce1"/>
        </table:table-row>
        <table:table-row table:style-name="ro2">
          <table:table-cell office:value-type="float" office:value="380" table:style-name="ce1">
            <text:p>380</text:p>
          </table:table-cell>
          <table:table-cell office:value-type="string" table:style-name="ce4">
            <text:p>efrain</text:p>
          </table:table-cell>
          <table:table-cell office:value-type="string" table:style-name="ce4">
            <text:p>Benítez</text:p>
          </table:table-cell>
          <table:table-cell office:value-type="string" table:style-name="ce1">
            <text:p>marcos</text:p>
          </table:table-cell>
          <table:table-cell office:value-type="string" table:style-name="ce4">
            <text:p>Morales</text:p>
          </table:table-cell>
          <table:table-cell office:value-type="float" office:value="4071486" table:style-name="ce4">
            <text:p>4071486</text:p>
          </table:table-cell>
          <table:table-cell office:value-type="string" table:style-name="ce1">
            <text:p><text:a xlink:href="mailto:marquito@yahoo.com">marquito@yahoo.com</text:a></text:p>
          </table:table-cell>
          <table:table-cell office:value-type="string" table:style-name="ce1">
            <text:p>AV. INDEPENDENCIA NO. 545</text:p>
          </table:table-cell>
          <table:table-cell office:value-type="string" table:style-name="ce1">
            <text:p>parque suizo</text:p>
          </table:table-cell>
          <table:table-cell office:value-type="string" table:style-name="ce1">
            <text:p>colonia caroya</text:p>
          </table:table-cell>
          <table:table-cell office:value-type="float" office:value="33020" table:style-name="ce4">
            <text:p>33020</text:p>
          </table:table-cell>
          <table:table-cell office:value-type="string" table:style-name="ce5">
            <text:p>2007-04-24</text:p>
          </table:table-cell>
          <table:table-cell table:style-name="ce1"/>
          <table:table-cell office:value-type="string" table:style-name="ce1">
            <text:p>INSERT INTO `GrupoFamiliar`(`IdGrupoFamiliar`, `NombreTutor1`, `ApellidoTutor1`, `NombreTutor2`, `ApellidoTutor2`, `Telefono`, `Email`, `Direccion`, `Barrio`, `Ciudad`, `Codigo Postal`, `Fecha Alta`) VALUES ('380','efrain','Benítez','marcos','Morales','4071486','marquito@yahoo.com','AV. INDEPENDENCIA NO. 545','parque suizo','colonia caroya','33020','2007-04-24');</text:p>
          </table:table-cell>
          <table:table-cell table:number-columns-repeated="16370" table:style-name="ce1"/>
        </table:table-row>
        <table:table-row table:style-name="ro2">
          <table:table-cell office:value-type="float" office:value="381" table:style-name="ce1">
            <text:p>381</text:p>
          </table:table-cell>
          <table:table-cell office:value-type="string" table:style-name="ce4">
            <text:p>efren</text:p>
          </table:table-cell>
          <table:table-cell office:value-type="string" table:style-name="ce4">
            <text:p>Medina</text:p>
          </table:table-cell>
          <table:table-cell office:value-type="string" table:style-name="ce1">
            <text:p>juan</text:p>
          </table:table-cell>
          <table:table-cell office:value-type="string" table:style-name="ce4">
            <text:p>Domínguez</text:p>
          </table:table-cell>
          <table:table-cell office:value-type="float" office:value="4069021" table:style-name="ce4">
            <text:p>4069021</text:p>
          </table:table-cell>
          <table:table-cell office:value-type="string" table:style-name="ce1">
            <text:p><text:a xlink:href="mailto:juancho_dom@gmail">juancho_dom@gmail</text:a></text:p>
          </table:table-cell>
          <table:table-cell office:value-type="string" table:style-name="ce1">
            <text:p>AV. 5 DE MAYO NO. 1652</text:p>
          </table:table-cell>
          <table:table-cell office:value-type="string" table:style-name="ce1">
            <text:p>alberdi</text:p>
          </table:table-cell>
          <table:table-cell office:value-type="string" table:style-name="ce1">
            <text:p>carlos paz</text:p>
          </table:table-cell>
          <table:table-cell office:value-type="float" office:value="10991" table:style-name="ce4">
            <text:p>10991</text:p>
          </table:table-cell>
          <table:table-cell office:value-type="string" table:style-name="ce5">
            <text:p>2008-07-06</text:p>
          </table:table-cell>
          <table:table-cell table:style-name="ce1"/>
          <table:table-cell office:value-type="string" table:style-name="ce1">
            <text:p>INSERT INTO `GrupoFamiliar`(`IdGrupoFamiliar`, `NombreTutor1`, `ApellidoTutor1`, `NombreTutor2`, `ApellidoTutor2`, `Telefono`, `Email`, `Direccion`, `Barrio`, `Ciudad`, `Codigo Postal`, `Fecha Alta`) VALUES ('381','efren','Medina','juan','Domínguez ','4069021','juancho_dom@gmail','AV. 5 DE MAYO NO. 1652','alberdi','carlos paz','10991','2008-07-06');</text:p>
          </table:table-cell>
          <table:table-cell table:number-columns-repeated="16370" table:style-name="ce1"/>
        </table:table-row>
        <table:table-row table:style-name="ro2">
          <table:table-cell office:value-type="float" office:value="382" table:style-name="ce1">
            <text:p>382</text:p>
          </table:table-cell>
          <table:table-cell office:value-type="string" table:style-name="ce4">
            <text:p>elena</text:p>
          </table:table-cell>
          <table:table-cell office:value-type="string" table:style-name="ce4">
            <text:p>Suárez</text:p>
          </table:table-cell>
          <table:table-cell office:value-type="string" table:style-name="ce1">
            <text:p>mario</text:p>
          </table:table-cell>
          <table:table-cell office:value-type="string" table:style-name="ce4">
            <text:p>Moreno</text:p>
          </table:table-cell>
          <table:table-cell office:value-type="float" office:value="4066009" table:style-name="ce4">
            <text:p>4066009</text:p>
          </table:table-cell>
          <table:table-cell office:value-type="string" table:style-name="ce1">
            <text:p><text:a xlink:href="mailto:elenita@gmail.com">elenita@gmail.com</text:a></text:p>
          </table:table-cell>
          <table:table-cell office:value-type="string" table:style-name="ce1">
            <text:p>AV. INDEPENDENCIA NO. 985-A</text:p>
          </table:table-cell>
          <table:table-cell office:value-type="string" table:style-name="ce1">
            <text:p>barrio norte</text:p>
          </table:table-cell>
          <table:table-cell office:value-type="string" table:style-name="ce1">
            <text:p>sinsacate</text:p>
          </table:table-cell>
          <table:table-cell office:value-type="float" office:value="9520" table:style-name="ce4">
            <text:p>9520</text:p>
          </table:table-cell>
          <table:table-cell office:value-type="string" table:style-name="ce5">
            <text:p>2010-11-25</text:p>
          </table:table-cell>
          <table:table-cell table:style-name="ce1"/>
          <table:table-cell office:value-type="string" table:style-name="ce1">
            <text:p>INSERT INTO `GrupoFamiliar`(`IdGrupoFamiliar`, `NombreTutor1`, `ApellidoTutor1`, `NombreTutor2`, `ApellidoTutor2`, `Telefono`, `Email`, `Direccion`, `Barrio`, `Ciudad`, `Codigo Postal`, `Fecha Alta`) VALUES ('382','elena','Suárez','mario','Moreno','4066009','elenita@gmail.com','AV. INDEPENDENCIA NO. 985-A','barrio norte','sinsacate','9520','2010-11-25');</text:p>
          </table:table-cell>
          <table:table-cell table:number-columns-repeated="16370" table:style-name="ce1"/>
        </table:table-row>
        <table:table-row table:style-name="ro2">
          <table:table-cell office:value-type="float" office:value="383" table:style-name="ce1">
            <text:p>383</text:p>
          </table:table-cell>
          <table:table-cell office:value-type="string" table:style-name="ce4">
            <text:p>eleonor</text:p>
          </table:table-cell>
          <table:table-cell office:value-type="string" table:style-name="ce4">
            <text:p>Herrera</text:p>
          </table:table-cell>
          <table:table-cell office:value-type="string" table:style-name="ce1">
            <text:p>carlos</text:p>
          </table:table-cell>
          <table:table-cell office:value-type="string" table:style-name="ce4">
            <text:p>Peralta</text:p>
          </table:table-cell>
          <table:table-cell office:value-type="float" office:value="4037565" table:style-name="ce4">
            <text:p>4037565</text:p>
          </table:table-cell>
          <table:table-cell office:value-type="string" table:style-name="ce1">
            <text:p><text:a xlink:href="mailto:peraltita@yahoo.com">peraltita@yahoo.com</text:a></text:p>
          </table:table-cell>
          <table:table-cell office:value-type="string" table:style-name="ce1">
            <text:p>AV.INDEPENDENCIA NO. 574</text:p>
          </table:table-cell>
          <table:table-cell office:value-type="string" table:style-name="ce1">
            <text:p>barrio guemes</text:p>
          </table:table-cell>
          <table:table-cell office:value-type="string" table:style-name="ce1">
            <text:p>colonia caroya</text:p>
          </table:table-cell>
          <table:table-cell office:value-type="float" office:value="21184" table:style-name="ce4">
            <text:p>21184</text:p>
          </table:table-cell>
          <table:table-cell office:value-type="string" table:style-name="ce5">
            <text:p>2000-12-17</text:p>
          </table:table-cell>
          <table:table-cell table:style-name="ce1"/>
          <table:table-cell office:value-type="string" table:style-name="ce1">
            <text:p>INSERT INTO `GrupoFamiliar`(`IdGrupoFamiliar`, `NombreTutor1`, `ApellidoTutor1`, `NombreTutor2`, `ApellidoTutor2`, `Telefono`, `Email`, `Direccion`, `Barrio`, `Ciudad`, `Codigo Postal`, `Fecha Alta`) VALUES ('383','eleonor','Herrera','carlos','Peralta','4037565','peraltita@yahoo.com','AV.INDEPENDENCIA NO. 574','barrio guemes','colonia caroya','21184','2000-12-17');</text:p>
          </table:table-cell>
          <table:table-cell table:number-columns-repeated="16370" table:style-name="ce1"/>
        </table:table-row>
        <table:table-row table:style-name="ro2">
          <table:table-cell office:value-type="float" office:value="384" table:style-name="ce1">
            <text:p>384</text:p>
          </table:table-cell>
          <table:table-cell office:value-type="string" table:style-name="ce4">
            <text:p>elias</text:p>
          </table:table-cell>
          <table:table-cell office:value-type="string" table:style-name="ce4">
            <text:p>Aguirre</text:p>
          </table:table-cell>
          <table:table-cell office:value-type="string" table:style-name="ce1">
            <text:p>favio</text:p>
          </table:table-cell>
          <table:table-cell office:value-type="string" table:style-name="ce4">
            <text:p>Vega</text:p>
          </table:table-cell>
          <table:table-cell office:value-type="float" office:value="4095769" table:style-name="ce4">
            <text:p>4095769</text:p>
          </table:table-cell>
          <table:table-cell office:value-type="string" table:style-name="ce1">
            <text:p><text:a xlink:href="mailto:favio_vega@hotmail.com">favio_vega@hotmail.com</text:a></text:p>
          </table:table-cell>
          <table:table-cell office:value-type="string" table:style-name="ce1">
            <text:p>CALLE HIDALGO NO.96</text:p>
          </table:table-cell>
          <table:table-cell office:value-type="string" table:style-name="ce1">
            <text:p>centro</text:p>
          </table:table-cell>
          <table:table-cell office:value-type="string" table:style-name="ce1">
            <text:p>jesus maria</text:p>
          </table:table-cell>
          <table:table-cell office:value-type="float" office:value="5220" table:style-name="ce4">
            <text:p>5220</text:p>
          </table:table-cell>
          <table:table-cell office:value-type="string" table:style-name="ce5">
            <text:p>2002-12-10</text:p>
          </table:table-cell>
          <table:table-cell table:style-name="ce1"/>
          <table:table-cell office:value-type="string" table:style-name="ce1">
            <text:p>INSERT INTO `GrupoFamiliar`(`IdGrupoFamiliar`, `NombreTutor1`, `ApellidoTutor1`, `NombreTutor2`, `ApellidoTutor2`, `Telefono`, `Email`, `Direccion`, `Barrio`, `Ciudad`, `Codigo Postal`, `Fecha Alta`) VALUES ('384','elias','Aguirre','favio','Vega','4095769','favio_vega@hotmail.com','CALLE HIDALGO NO.96','centro','jesus maria','5220','2002-12-10');</text:p>
          </table:table-cell>
          <table:table-cell table:number-columns-repeated="16370" table:style-name="ce1"/>
        </table:table-row>
        <table:table-row table:style-name="ro2">
          <table:table-cell office:value-type="float" office:value="385" table:style-name="ce1">
            <text:p>385</text:p>
          </table:table-cell>
          <table:table-cell office:value-type="string" table:style-name="ce1">
            <text:p>abel</text:p>
          </table:table-cell>
          <table:table-cell office:value-type="string" table:style-name="ce4">
            <text:p>Pereyra</text:p>
          </table:table-cell>
          <table:table-cell office:value-type="string" table:style-name="ce1">
            <text:p>carmelo</text:p>
          </table:table-cell>
          <table:table-cell office:value-type="string" table:style-name="ce4">
            <text:p>Carrizo</text:p>
          </table:table-cell>
          <table:table-cell office:value-type="float" office:value="4113831" table:style-name="ce4">
            <text:p>4113831</text:p>
          </table:table-cell>
          <table:table-cell office:value-type="string" table:style-name="ce1">
            <text:p><text:a xlink:href="mailto:abelito@gmail.com">abelito@gmail.com</text:a></text:p>
          </table:table-cell>
          <table:table-cell office:value-type="string" table:style-name="ce1">
            <text:p>CALLE ALDAMA NO.720</text:p>
          </table:table-cell>
          <table:table-cell office:value-type="string" table:style-name="ce1">
            <text:p>cervezero</text:p>
          </table:table-cell>
          <table:table-cell office:value-type="string" table:style-name="ce1">
            <text:p>colonia caroya</text:p>
          </table:table-cell>
          <table:table-cell office:value-type="float" office:value="26308" table:style-name="ce4">
            <text:p>26308</text:p>
          </table:table-cell>
          <table:table-cell office:value-type="string" table:style-name="ce5">
            <text:p>2003-06-26</text:p>
          </table:table-cell>
          <table:table-cell table:style-name="ce1"/>
          <table:table-cell office:value-type="string" table:style-name="ce1">
            <text:p>INSERT INTO `GrupoFamiliar`(`IdGrupoFamiliar`, `NombreTutor1`, `ApellidoTutor1`, `NombreTutor2`, `ApellidoTutor2`, `Telefono`, `Email`, `Direccion`, `Barrio`, `Ciudad`, `Codigo Postal`, `Fecha Alta`) VALUES ('385','abel','Pereyra','carmelo','Carrizo','4113831','abelito@gmail.com','CALLE ALDAMA NO.720','cervezero','colonia caroya','26308','2003-06-26');</text:p>
          </table:table-cell>
          <table:table-cell table:number-columns-repeated="16370" table:style-name="ce1"/>
        </table:table-row>
        <table:table-row table:style-name="ro2">
          <table:table-cell office:value-type="float" office:value="386" table:style-name="ce1">
            <text:p>386</text:p>
          </table:table-cell>
          <table:table-cell office:value-type="string" table:style-name="ce1">
            <text:p>denise</text:p>
          </table:table-cell>
          <table:table-cell office:value-type="string" table:style-name="ce4">
            <text:p>Gutiérrez</text:p>
          </table:table-cell>
          <table:table-cell office:value-type="string" table:style-name="ce1">
            <text:p>isidro</text:p>
          </table:table-cell>
          <table:table-cell office:value-type="string" table:style-name="ce4">
            <text:p>luna</text:p>
          </table:table-cell>
          <table:table-cell office:value-type="float" office:value="4102367" table:style-name="ce4">
            <text:p>4102367</text:p>
          </table:table-cell>
          <table:table-cell office:value-type="string" table:style-name="ce1">
            <text:p><text:a xlink:href="mailto:isidro_luna@hotmail.com">isidro_luna@hotmail.com</text:a></text:p>
          </table:table-cell>
          <table:table-cell office:value-type="string" table:style-name="ce1">
            <text:p>AV. 20 DE NOVIEMBRE NO. 970-B</text:p>
          </table:table-cell>
          <table:table-cell office:value-type="string" table:style-name="ce1">
            <text:p>latinoamerica</text:p>
          </table:table-cell>
          <table:table-cell office:value-type="string" table:style-name="ce1">
            <text:p>cordoba</text:p>
          </table:table-cell>
          <table:table-cell office:value-type="float" office:value="26368" table:style-name="ce4">
            <text:p>26368</text:p>
          </table:table-cell>
          <table:table-cell office:value-type="string" table:style-name="ce5">
            <text:p>2007-10-14</text:p>
          </table:table-cell>
          <table:table-cell table:style-name="ce1"/>
          <table:table-cell office:value-type="string" table:style-name="ce1">
            <text:p>INSERT INTO `GrupoFamiliar`(`IdGrupoFamiliar`, `NombreTutor1`, `ApellidoTutor1`, `NombreTutor2`, `ApellidoTutor2`, `Telefono`, `Email`, `Direccion`, `Barrio`, `Ciudad`, `Codigo Postal`, `Fecha Alta`) VALUES ('386','denise','Gutiérrez','isidro','luna','4102367','isidro_luna@hotmail.com','AV. 20 DE NOVIEMBRE NO. 970-B','latinoamerica','cordoba','26368','2007-10-14');</text:p>
          </table:table-cell>
          <table:table-cell table:number-columns-repeated="16370" table:style-name="ce1"/>
        </table:table-row>
        <table:table-row table:style-name="ro2">
          <table:table-cell office:value-type="float" office:value="387" table:style-name="ce1">
            <text:p>387</text:p>
          </table:table-cell>
          <table:table-cell office:value-type="string" table:style-name="ce1">
            <text:p>diana</text:p>
          </table:table-cell>
          <table:table-cell office:value-type="string" table:style-name="ce4">
            <text:p>Giménez</text:p>
          </table:table-cell>
          <table:table-cell office:value-type="string" table:style-name="ce1">
            <text:p>antonio</text:p>
          </table:table-cell>
          <table:table-cell office:value-type="string" table:style-name="ce4">
            <text:p>Castillo</text:p>
          </table:table-cell>
          <table:table-cell office:value-type="float" office:value="4114546" table:style-name="ce4">
            <text:p>4114546</text:p>
          </table:table-cell>
          <table:table-cell office:value-type="string" table:style-name="ce1">
            <text:p><text:a xlink:href="mailto:ladai@gmail.com">ladai@gmail.com</text:a></text:p>
          </table:table-cell>
          <table:table-cell office:value-type="string" table:style-name="ce1">
            <text:p>BOULEVAR BGENITO JUAREZ 1291</text:p>
          </table:table-cell>
          <table:table-cell office:value-type="string" table:style-name="ce4">
            <text:p>villa los llanos</text:p>
          </table:table-cell>
          <table:table-cell office:value-type="string" table:style-name="ce1">
            <text:p>villa allende</text:p>
          </table:table-cell>
          <table:table-cell office:value-type="float" office:value="26623" table:style-name="ce4">
            <text:p>26623</text:p>
          </table:table-cell>
          <table:table-cell office:value-type="string" table:style-name="ce5">
            <text:p>1999-06-16</text:p>
          </table:table-cell>
          <table:table-cell table:style-name="ce1"/>
          <table:table-cell office:value-type="string" table:style-name="ce1">
            <text:p>INSERT INTO `GrupoFamiliar`(`IdGrupoFamiliar`, `NombreTutor1`, `ApellidoTutor1`, `NombreTutor2`, `ApellidoTutor2`, `Telefono`, `Email`, `Direccion`, `Barrio`, `Ciudad`, `Codigo Postal`, `Fecha Alta`) VALUES ('387','diana','Giménez','antonio','Castillo','4114546','ladai@gmail.com','BOULEVAR BGENITO JUAREZ 1291','villa los llanos','villa allende','26623','1999-06-16');</text:p>
          </table:table-cell>
          <table:table-cell table:number-columns-repeated="16370" table:style-name="ce1"/>
        </table:table-row>
        <table:table-row table:style-name="ro2">
          <table:table-cell office:value-type="float" office:value="388" table:style-name="ce1">
            <text:p>388</text:p>
          </table:table-cell>
          <table:table-cell office:value-type="string" table:style-name="ce1">
            <text:p>miguel</text:p>
          </table:table-cell>
          <table:table-cell office:value-type="string" table:style-name="ce4">
            <text:p>Molina</text:p>
          </table:table-cell>
          <table:table-cell office:value-type="string" table:style-name="ce1">
            <text:p>maria</text:p>
          </table:table-cell>
          <table:table-cell office:value-type="string" table:style-name="ce4">
            <text:p>Ledesma</text:p>
          </table:table-cell>
          <table:table-cell office:value-type="float" office:value="4042539" table:style-name="ce4">
            <text:p>4042539</text:p>
          </table:table-cell>
          <table:table-cell office:value-type="string" table:style-name="ce1">
            <text:p><text:a xlink:href="mailto:maria_ledesma@quemail.com">maria_ledesma@quemail.com</text:a></text:p>
          </table:table-cell>
          <table:table-cell office:value-type="string" table:style-name="ce1">
            <text:p>INDEPENDENCIA NO. 605</text:p>
          </table:table-cell>
          <table:table-cell office:value-type="string" table:style-name="ce1">
            <text:p>italia</text:p>
          </table:table-cell>
          <table:table-cell office:value-type="string" table:style-name="ce1">
            <text:p>rio ceballos</text:p>
          </table:table-cell>
          <table:table-cell office:value-type="float" office:value="5012" table:style-name="ce4">
            <text:p>5012</text:p>
          </table:table-cell>
          <table:table-cell office:value-type="string" table:style-name="ce5">
            <text:p>2005-02-05</text:p>
          </table:table-cell>
          <table:table-cell table:style-name="ce1"/>
          <table:table-cell office:value-type="string" table:style-name="ce1">
            <text:p>INSERT INTO `GrupoFamiliar`(`IdGrupoFamiliar`, `NombreTutor1`, `ApellidoTutor1`, `NombreTutor2`, `ApellidoTutor2`, `Telefono`, `Email`, `Direccion`, `Barrio`, `Ciudad`, `Codigo Postal`, `Fecha Alta`) VALUES ('388','miguel','Molina','maria','Ledesma','4042539','maria_ledesma@quemail.com','INDEPENDENCIA NO. 605','italia','rio ceballos','5012','2005-02-05');</text:p>
          </table:table-cell>
          <table:table-cell table:number-columns-repeated="16370" table:style-name="ce1"/>
        </table:table-row>
        <table:table-row table:style-name="ro2">
          <table:table-cell office:value-type="float" office:value="389" table:style-name="ce1">
            <text:p>389</text:p>
          </table:table-cell>
          <table:table-cell office:value-type="string" table:style-name="ce1">
            <text:p>marcos</text:p>
          </table:table-cell>
          <table:table-cell office:value-type="string" table:style-name="ce4">
            <text:p>Silva</text:p>
          </table:table-cell>
          <table:table-cell office:value-type="string" table:style-name="ce1">
            <text:p>guillermo</text:p>
          </table:table-cell>
          <table:table-cell office:value-type="string" table:style-name="ce4">
            <text:p>Muñoz</text:p>
          </table:table-cell>
          <table:table-cell office:value-type="float" office:value="4076550" table:style-name="ce4">
            <text:p>4076550</text:p>
          </table:table-cell>
          <table:table-cell office:value-type="string" table:style-name="ce1">
            <text:p><text:a xlink:href="mailto:el_guille_wa8@quemail.com">el_guille_wa8@quemail.com</text:a></text:p>
          </table:table-cell>
          <table:table-cell office:value-type="string" table:style-name="ce1">
            <text:p>CARRETERA A LOMA ALTA S/N</text:p>
          </table:table-cell>
          <table:table-cell office:value-type="string" table:style-name="ce1">
            <text:p>la represa</text:p>
          </table:table-cell>
          <table:table-cell office:value-type="string" table:style-name="ce1">
            <text:p>alta gracia</text:p>
          </table:table-cell>
          <table:table-cell office:value-type="float" office:value="38577" table:style-name="ce4">
            <text:p>38577</text:p>
          </table:table-cell>
          <table:table-cell office:value-type="string" table:style-name="ce5">
            <text:p>2013-09-07</text:p>
          </table:table-cell>
          <table:table-cell table:style-name="ce1"/>
          <table:table-cell office:value-type="string" table:style-name="ce1">
            <text:p>INSERT INTO `GrupoFamiliar`(`IdGrupoFamiliar`, `NombreTutor1`, `ApellidoTutor1`, `NombreTutor2`, `ApellidoTutor2`, `Telefono`, `Email`, `Direccion`, `Barrio`, `Ciudad`, `Codigo Postal`, `Fecha Alta`) VALUES ('389','marcos','Silva','guillermo','Muñoz','4076550','el_guille_wa8@quemail.com','CARRETERA A LOMA ALTA S/N','la represa','alta gracia','38577','2013-09-07');</text:p>
          </table:table-cell>
          <table:table-cell table:number-columns-repeated="16370" table:style-name="ce1"/>
        </table:table-row>
        <table:table-row table:style-name="ro2">
          <table:table-cell office:value-type="float" office:value="390" table:style-name="ce1">
            <text:p>390</text:p>
          </table:table-cell>
          <table:table-cell office:value-type="string" table:style-name="ce1">
            <text:p>mariano</text:p>
          </table:table-cell>
          <table:table-cell office:value-type="string" table:style-name="ce4">
            <text:p>Castro</text:p>
          </table:table-cell>
          <table:table-cell office:value-type="string" table:style-name="ce1">
            <text:p>martin</text:p>
          </table:table-cell>
          <table:table-cell office:value-type="string" table:style-name="ce4">
            <text:p>Ojeda</text:p>
          </table:table-cell>
          <table:table-cell office:value-type="float" office:value="4049122" table:style-name="ce4">
            <text:p>4049122</text:p>
          </table:table-cell>
          <table:table-cell office:value-type="string" table:style-name="ce1">
            <text:p><text:a xlink:href="mailto:marianito_loko@gmail.com">marianito_loko@gmail.com</text:a></text:p>
          </table:table-cell>
          <table:table-cell office:value-type="string" table:style-name="ce1">
            <text:p>CALLE AGUSTIN LARA NO. 69-B</text:p>
          </table:table-cell>
          <table:table-cell office:value-type="string" table:style-name="ce1">
            <text:p>yapeyu</text:p>
          </table:table-cell>
          <table:table-cell office:value-type="string" table:style-name="ce1">
            <text:p>villa allende</text:p>
          </table:table-cell>
          <table:table-cell office:value-type="float" office:value="35507" table:style-name="ce4">
            <text:p>35507</text:p>
          </table:table-cell>
          <table:table-cell office:value-type="string" table:style-name="ce5">
            <text:p>2001-02-23</text:p>
          </table:table-cell>
          <table:table-cell table:style-name="ce1"/>
          <table:table-cell office:value-type="string" table:style-name="ce1">
            <text:p>INSERT INTO `GrupoFamiliar`(`IdGrupoFamiliar`, `NombreTutor1`, `ApellidoTutor1`, `NombreTutor2`, `ApellidoTutor2`, `Telefono`, `Email`, `Direccion`, `Barrio`, `Ciudad`, `Codigo Postal`, `Fecha Alta`) VALUES ('390','mariano','Castro','martin','Ojeda','4049122','marianito_loko@gmail.com','CALLE AGUSTIN LARA NO. 69-B','yapeyu','villa allende','35507','2001-02-23');</text:p>
          </table:table-cell>
          <table:table-cell table:number-columns-repeated="16370" table:style-name="ce1"/>
        </table:table-row>
        <table:table-row table:style-name="ro2">
          <table:table-cell office:value-type="float" office:value="391" table:style-name="ce1">
            <text:p>391</text:p>
          </table:table-cell>
          <table:table-cell office:value-type="string" table:style-name="ce1">
            <text:p>luis</text:p>
          </table:table-cell>
          <table:table-cell office:value-type="string" table:style-name="ce4">
            <text:p>Rojas</text:p>
          </table:table-cell>
          <table:table-cell office:value-type="string" table:style-name="ce1">
            <text:p>edgardo</text:p>
          </table:table-cell>
          <table:table-cell office:value-type="string" table:style-name="ce4">
            <text:p>ponce</text:p>
          </table:table-cell>
          <table:table-cell office:value-type="float" office:value="4103276" table:style-name="ce4">
            <text:p>4103276</text:p>
          </table:table-cell>
          <table:table-cell office:value-type="string" table:style-name="ce1">
            <text:p><text:a xlink:href="mailto:edgar_ponce@internet.org">edgar_ponce@internet.org</text:a></text:p>
          </table:table-cell>
          <table:table-cell office:value-type="string" table:style-name="ce1">
            <text:p>calle palermo 694</text:p>
          </table:table-cell>
          <table:table-cell office:value-type="string" table:style-name="ce1">
            <text:p>san martin</text:p>
          </table:table-cell>
          <table:table-cell office:value-type="string" table:style-name="ce1">
            <text:p>jesus maria</text:p>
          </table:table-cell>
          <table:table-cell office:value-type="float" office:value="26842" table:style-name="ce4">
            <text:p>26842</text:p>
          </table:table-cell>
          <table:table-cell office:value-type="string" table:style-name="ce5">
            <text:p>2011-01-24</text:p>
          </table:table-cell>
          <table:table-cell table:style-name="ce1"/>
          <table:table-cell office:value-type="string" table:style-name="ce1">
            <text:p>INSERT INTO `GrupoFamiliar`(`IdGrupoFamiliar`, `NombreTutor1`, `ApellidoTutor1`, `NombreTutor2`, `ApellidoTutor2`, `Telefono`, `Email`, `Direccion`, `Barrio`, `Ciudad`, `Codigo Postal`, `Fecha Alta`) VALUES ('391','luis','Rojas','edgardo','ponce','4103276','edgar_ponce@internet.org','calle palermo 694','san martin','jesus maria','26842','2011-01-24');</text:p>
          </table:table-cell>
          <table:table-cell table:number-columns-repeated="16370" table:style-name="ce1"/>
        </table:table-row>
        <table:table-row table:style-name="ro2">
          <table:table-cell office:value-type="float" office:value="392" table:style-name="ce1">
            <text:p>392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farias</text:p>
          </table:table-cell>
          <table:table-cell office:value-type="string" table:style-name="ce1">
            <text:p>edgar</text:p>
          </table:table-cell>
          <table:table-cell office:value-type="string" table:style-name="ce4">
            <text:p>vera</text:p>
          </table:table-cell>
          <table:table-cell office:value-type="float" office:value="4094115" table:style-name="ce4">
            <text:p>4094115</text:p>
          </table:table-cell>
          <table:table-cell office:value-type="string" table:style-name="ce1">
            <text:p><text:a xlink:href="mailto:lapiojera@gmail.com">lapiojera@gmail.com</text:a></text:p>
          </table:table-cell>
          <table:table-cell office:value-type="string" table:style-name="ce1">
            <text:p>bv. san juan 1254</text:p>
          </table:table-cell>
          <table:table-cell office:value-type="string" table:style-name="ce1">
            <text:p>los andes</text:p>
          </table:table-cell>
          <table:table-cell office:value-type="string" table:style-name="ce1">
            <text:p>totoral</text:p>
          </table:table-cell>
          <table:table-cell office:value-type="float" office:value="45439" table:style-name="ce4">
            <text:p>45439</text:p>
          </table:table-cell>
          <table:table-cell office:value-type="string" table:style-name="ce5">
            <text:p>2006-12-15</text:p>
          </table:table-cell>
          <table:table-cell table:style-name="ce1"/>
          <table:table-cell office:value-type="string" table:style-name="ce1">
            <text:p>INSERT INTO `GrupoFamiliar`(`IdGrupoFamiliar`, `NombreTutor1`, `ApellidoTutor1`, `NombreTutor2`, `ApellidoTutor2`, `Telefono`, `Email`, `Direccion`, `Barrio`, `Ciudad`, `Codigo Postal`, `Fecha Alta`) VALUES ('392','juan','farias','edgar','vera','4094115','lapiojera@gmail.com','bv. san juan 1254','los andes','totoral','45439','2006-12-15');</text:p>
          </table:table-cell>
          <table:table-cell table:number-columns-repeated="16370"/>
        </table:table-row>
        <table:table-row table:style-name="ro2">
          <table:table-cell office:value-type="float" office:value="393" table:style-name="ce1">
            <text:p>393</text:p>
          </table:table-cell>
          <table:table-cell office:value-type="string" table:style-name="ce1">
            <text:p>francisco</text:p>
          </table:table-cell>
          <table:table-cell office:value-type="string" table:style-name="ce1">
            <text:p>silva</text:p>
          </table:table-cell>
          <table:table-cell office:value-type="string" table:style-name="ce1">
            <text:p>jorge</text:p>
          </table:table-cell>
          <table:table-cell office:value-type="string" table:style-name="ce4">
            <text:p>vazquez</text:p>
          </table:table-cell>
          <table:table-cell office:value-type="float" office:value="4036662" table:style-name="ce4">
            <text:p>4036662</text:p>
          </table:table-cell>
          <table:table-cell office:value-type="string" table:style-name="ce1">
            <text:p><text:a xlink:href="mailto:jorgito_vazquez@hotmail.com">jorgito_vazquez@hotmail.com</text:a></text:p>
          </table:table-cell>
          <table:table-cell office:value-type="string" table:style-name="ce1">
            <text:p>bv. chacabuco 1100</text:p>
          </table:table-cell>
          <table:table-cell office:value-type="string" table:style-name="ce1">
            <text:p>empalme</text:p>
          </table:table-cell>
          <table:table-cell office:value-type="string" table:style-name="ce1">
            <text:p>la dormida</text:p>
          </table:table-cell>
          <table:table-cell office:value-type="float" office:value="3035" table:style-name="ce4">
            <text:p>3035</text:p>
          </table:table-cell>
          <table:table-cell office:value-type="string" table:style-name="ce5">
            <text:p>2001-05-24</text:p>
          </table:table-cell>
          <table:table-cell table:style-name="ce1"/>
          <table:table-cell office:value-type="string" table:style-name="ce1">
            <text:p>INSERT INTO `GrupoFamiliar`(`IdGrupoFamiliar`, `NombreTutor1`, `ApellidoTutor1`, `NombreTutor2`, `ApellidoTutor2`, `Telefono`, `Email`, `Direccion`, `Barrio`, `Ciudad`, `Codigo Postal`, `Fecha Alta`) VALUES ('393','francisco','silva','jorge','vazquez','4036662','jorgito_vazquez@hotmail.com','bv. chacabuco 1100','empalme','la dormida','3035','2001-05-24');</text:p>
          </table:table-cell>
          <table:table-cell table:number-columns-repeated="16370"/>
        </table:table-row>
        <table:table-row table:style-name="ro2">
          <table:table-cell office:value-type="float" office:value="394" table:style-name="ce1">
            <text:p>394</text:p>
          </table:table-cell>
          <table:table-cell office:value-type="string" table:style-name="ce1">
            <text:p>alan</text:p>
          </table:table-cell>
          <table:table-cell office:value-type="string" table:style-name="ce1">
            <text:p>rojas</text:p>
          </table:table-cell>
          <table:table-cell office:value-type="string" table:style-name="ce1">
            <text:p>ruben</text:p>
          </table:table-cell>
          <table:table-cell office:value-type="string" table:style-name="ce4">
            <text:p>villalba</text:p>
          </table:table-cell>
          <table:table-cell office:value-type="float" office:value="4080945" table:style-name="ce4">
            <text:p>4080945</text:p>
          </table:table-cell>
          <table:table-cell office:value-type="string" table:style-name="ce1">
            <text:p><text:a xlink:href="mailto:rubencito@hotmail.com">rubencito@hotmail.com</text:a></text:p>
          </table:table-cell>
          <table:table-cell office:value-type="string" table:style-name="ce1">
            <text:p>avenida libertador 534</text:p>
          </table:table-cell>
          <table:table-cell office:value-type="string" table:style-name="ce1">
            <text:p>alberdi</text:p>
          </table:table-cell>
          <table:table-cell office:value-type="string" table:style-name="ce1">
            <text:p>el cano</text:p>
          </table:table-cell>
          <table:table-cell office:value-type="float" office:value="31756" table:style-name="ce4">
            <text:p>31756</text:p>
          </table:table-cell>
          <table:table-cell office:value-type="string" table:style-name="ce5">
            <text:p>1996-12-24</text:p>
          </table:table-cell>
          <table:table-cell table:style-name="ce1"/>
          <table:table-cell office:value-type="string" table:style-name="ce1">
            <text:p>INSERT INTO `GrupoFamiliar`(`IdGrupoFamiliar`, `NombreTutor1`, `ApellidoTutor1`, `NombreTutor2`, `ApellidoTutor2`, `Telefono`, `Email`, `Direccion`, `Barrio`, `Ciudad`, `Codigo Postal`, `Fecha Alta`) VALUES ('394','alan','rojas','ruben','villalba','4080945','rubencito@hotmail.com','avenida libertador 534','alberdi','el cano','31756','1996-12-24');</text:p>
          </table:table-cell>
          <table:table-cell table:number-columns-repeated="16370"/>
        </table:table-row>
        <table:table-row table:style-name="ro2">
          <table:table-cell office:value-type="float" office:value="395" table:style-name="ce1">
            <text:p>395</text:p>
          </table:table-cell>
          <table:table-cell office:value-type="string" table:style-name="ce1">
            <text:p>mario</text:p>
          </table:table-cell>
          <table:table-cell office:value-type="string" table:style-name="ce1">
            <text:p>marcuzzi</text:p>
          </table:table-cell>
          <table:table-cell office:value-type="string" table:style-name="ce1">
            <text:p>raquel</text:p>
          </table:table-cell>
          <table:table-cell office:value-type="string" table:style-name="ce4">
            <text:p>cardozo</text:p>
          </table:table-cell>
          <table:table-cell office:value-type="float" office:value="4056230" table:style-name="ce4">
            <text:p>4056230</text:p>
          </table:table-cell>
          <table:table-cell office:value-type="string" table:style-name="ce1">
            <text:p><text:a xlink:href="mailto:raquel_cardozo@hotmail.com">raquel_cardozo@hotmail.com</text:a></text:p>
          </table:table-cell>
          <table:table-cell office:value-type="string" table:style-name="ce1">
            <text:p>calle dorrego 945</text:p>
          </table:table-cell>
          <table:table-cell office:value-type="string" table:style-name="ce1">
            <text:p>florida</text:p>
          </table:table-cell>
          <table:table-cell office:value-type="string" table:style-name="ce1">
            <text:p>la dormida</text:p>
          </table:table-cell>
          <table:table-cell office:value-type="float" office:value="36299" table:style-name="ce4">
            <text:p>36299</text:p>
          </table:table-cell>
          <table:table-cell office:value-type="string" table:style-name="ce5">
            <text:p>2006-07-17</text:p>
          </table:table-cell>
          <table:table-cell table:style-name="ce1"/>
          <table:table-cell office:value-type="string" table:style-name="ce1">
            <text:p>INSERT INTO `GrupoFamiliar`(`IdGrupoFamiliar`, `NombreTutor1`, `ApellidoTutor1`, `NombreTutor2`, `ApellidoTutor2`, `Telefono`, `Email`, `Direccion`, `Barrio`, `Ciudad`, `Codigo Postal`, `Fecha Alta`) VALUES ('395','mario','marcuzzi','raquel','cardozo','4056230','raquel_cardozo@hotmail.com','calle dorrego 945','florida','la dormida','36299','2006-07-17');</text:p>
          </table:table-cell>
          <table:table-cell table:number-columns-repeated="16370"/>
        </table:table-row>
        <table:table-row table:style-name="ro2">
          <table:table-cell office:value-type="float" office:value="396" table:style-name="ce1">
            <text:p>396</text:p>
          </table:table-cell>
          <table:table-cell office:value-type="string" table:style-name="ce1">
            <text:p>roberto</text:p>
          </table:table-cell>
          <table:table-cell office:value-type="string" table:style-name="ce1">
            <text:p>mccartney</text:p>
          </table:table-cell>
          <table:table-cell office:value-type="string" table:style-name="ce1">
            <text:p>horacio</text:p>
          </table:table-cell>
          <table:table-cell office:value-type="string" table:style-name="ce4">
            <text:p>navarro</text:p>
          </table:table-cell>
          <table:table-cell office:value-type="float" office:value="4084536" table:style-name="ce4">
            <text:p>4084536</text:p>
          </table:table-cell>
          <table:table-cell office:value-type="string" table:style-name="ce1">
            <text:p><text:a xlink:href="mailto:roberto_mccartney@gmail.com">roberto_mccartney@gmail.com</text:a></text:p>
          </table:table-cell>
          <table:table-cell office:value-type="string" table:style-name="ce1">
            <text:p>calle alvear 324</text:p>
          </table:table-cell>
          <table:table-cell office:value-type="string" table:style-name="ce1">
            <text:p>jardin espinosa</text:p>
          </table:table-cell>
          <table:table-cell office:value-type="string" table:style-name="ce1">
            <text:p>jesus maria</text:p>
          </table:table-cell>
          <table:table-cell office:value-type="float" office:value="43947" table:style-name="ce4">
            <text:p>43947</text:p>
          </table:table-cell>
          <table:table-cell office:value-type="string" table:style-name="ce5">
            <text:p>2009-10-04</text:p>
          </table:table-cell>
          <table:table-cell table:style-name="ce1"/>
          <table:table-cell office:value-type="string" table:style-name="ce1">
            <text:p>INSERT INTO `GrupoFamiliar`(`IdGrupoFamiliar`, `NombreTutor1`, `ApellidoTutor1`, `NombreTutor2`, `ApellidoTutor2`, `Telefono`, `Email`, `Direccion`, `Barrio`, `Ciudad`, `Codigo Postal`, `Fecha Alta`) VALUES ('396','roberto','mccartney','horacio','navarro','4084536','roberto_mccartney@gmail.com','calle alvear 324','jardin espinosa','jesus maria','43947','2009-10-04');</text:p>
          </table:table-cell>
          <table:table-cell table:number-columns-repeated="16370"/>
        </table:table-row>
        <table:table-row table:style-name="ro2">
          <table:table-cell office:value-type="float" office:value="397" table:style-name="ce1">
            <text:p>397</text:p>
          </table:table-cell>
          <table:table-cell office:value-type="string" table:style-name="ce1">
            <text:p>mauricio</text:p>
          </table:table-cell>
          <table:table-cell office:value-type="string" table:style-name="ce1">
            <text:p>phillips</text:p>
          </table:table-cell>
          <table:table-cell office:value-type="string" table:style-name="ce1">
            <text:p>carmen</text:p>
          </table:table-cell>
          <table:table-cell office:value-type="string" table:style-name="ce4">
            <text:p>ramos</text:p>
          </table:table-cell>
          <table:table-cell office:value-type="float" office:value="4048431" table:style-name="ce4">
            <text:p>4048431</text:p>
          </table:table-cell>
          <table:table-cell office:value-type="string" table:style-name="ce1">
            <text:p><text:a xlink:href="mailto:carmencita@quemail.com">carmencita@quemail.com</text:a></text:p>
          </table:table-cell>
          <table:table-cell office:value-type="string" table:style-name="ce1">
            <text:p>calle la rioja 221</text:p>
          </table:table-cell>
          <table:table-cell office:value-type="string" table:style-name="ce1">
            <text:p>bella vista</text:p>
          </table:table-cell>
          <table:table-cell office:value-type="string" table:style-name="ce1">
            <text:p>colonia caroya</text:p>
          </table:table-cell>
          <table:table-cell office:value-type="float" office:value="5053" table:style-name="ce4">
            <text:p>5053</text:p>
          </table:table-cell>
          <table:table-cell office:value-type="string" table:style-name="ce5">
            <text:p>1998-05-25</text:p>
          </table:table-cell>
          <table:table-cell table:style-name="ce1"/>
          <table:table-cell office:value-type="string" table:style-name="ce1">
            <text:p>INSERT INTO `GrupoFamiliar`(`IdGrupoFamiliar`, `NombreTutor1`, `ApellidoTutor1`, `NombreTutor2`, `ApellidoTutor2`, `Telefono`, `Email`, `Direccion`, `Barrio`, `Ciudad`, `Codigo Postal`, `Fecha Alta`) VALUES ('397','mauricio','phillips','carmen','ramos','4048431','carmencita@quemail.com','calle la rioja 221','bella vista','colonia caroya','5053','1998-05-25');</text:p>
          </table:table-cell>
          <table:table-cell table:number-columns-repeated="16370"/>
        </table:table-row>
        <table:table-row table:style-name="ro2">
          <table:table-cell office:value-type="float" office:value="398" table:style-name="ce1">
            <text:p>398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wiliams</text:p>
          </table:table-cell>
          <table:table-cell office:value-type="string" table:style-name="ce1">
            <text:p>alonso</text:p>
          </table:table-cell>
          <table:table-cell office:value-type="string" table:style-name="ce1">
            <text:p>farias</text:p>
          </table:table-cell>
          <table:table-cell office:value-type="float" office:value="4064554" table:style-name="ce4">
            <text:p>4064554</text:p>
          </table:table-cell>
          <table:table-cell office:value-type="string" table:style-name="ce1">
            <text:p><text:a xlink:href="mailto:alonsito_farias@hotmail.com">alonsito_farias@hotmail.com</text:a></text:p>
          </table:table-cell>
          <table:table-cell office:value-type="string" table:style-name="ce1">
            <text:p>Avenida 9 de julio 1254</text:p>
          </table:table-cell>
          <table:table-cell office:value-type="string" table:style-name="ce1">
            <text:p>empalme</text:p>
          </table:table-cell>
          <table:table-cell office:value-type="string" table:style-name="ce1">
            <text:p>nueva cordoba</text:p>
          </table:table-cell>
          <table:table-cell office:value-type="float" office:value="28862" table:style-name="ce4">
            <text:p>28862</text:p>
          </table:table-cell>
          <table:table-cell office:value-type="string" table:style-name="ce5">
            <text:p>2009-05-09</text:p>
          </table:table-cell>
          <table:table-cell table:style-name="ce1"/>
          <table:table-cell office:value-type="string" table:style-name="ce1">
            <text:p>INSERT INTO `GrupoFamiliar`(`IdGrupoFamiliar`, `NombreTutor1`, `ApellidoTutor1`, `NombreTutor2`, `ApellidoTutor2`, `Telefono`, `Email`, `Direccion`, `Barrio`, `Ciudad`, `Codigo Postal`, `Fecha Alta`) VALUES ('398','jose','wiliams','alonso','farias','4064554','alonsito_farias@hotmail.com','Avenida 9 de julio 1254','empalme','nueva cordoba','28862','2009-05-09');</text:p>
          </table:table-cell>
          <table:table-cell table:number-columns-repeated="16370"/>
        </table:table-row>
        <table:table-row table:style-name="ro2">
          <table:table-cell office:value-type="float" office:value="399" table:style-name="ce1">
            <text:p>399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tinelli</text:p>
          </table:table-cell>
          <table:table-cell office:value-type="string" table:style-name="ce1">
            <text:p>susana</text:p>
          </table:table-cell>
          <table:table-cell office:value-type="string" table:style-name="ce1">
            <text:p>guimenez</text:p>
          </table:table-cell>
          <table:table-cell office:value-type="float" office:value="4051927" table:style-name="ce4">
            <text:p>4051927</text:p>
          </table:table-cell>
          <table:table-cell office:value-type="string" table:style-name="ce1">
            <text:p><text:a xlink:href="mailto:tinelli_carlos@gmail.com">tinelli_carlos@gmail.com</text:a></text:p>
          </table:table-cell>
          <table:table-cell office:value-type="string" table:style-name="ce1">
            <text:p>CALLE OCAMPO NO 14</text:p>
          </table:table-cell>
          <table:table-cell office:value-type="string" table:style-name="ce1">
            <text:p>los lagos</text:p>
          </table:table-cell>
          <table:table-cell office:value-type="string" table:style-name="ce1">
            <text:p>cordoba</text:p>
          </table:table-cell>
          <table:table-cell office:value-type="float" office:value="27420" table:style-name="ce4">
            <text:p>27420</text:p>
          </table:table-cell>
          <table:table-cell office:value-type="string" table:style-name="ce5">
            <text:p>2013-08-30</text:p>
          </table:table-cell>
          <table:table-cell table:style-name="ce1"/>
          <table:table-cell office:value-type="string" table:style-name="ce1">
            <text:p>INSERT INTO `GrupoFamiliar`(`IdGrupoFamiliar`, `NombreTutor1`, `ApellidoTutor1`, `NombreTutor2`, `ApellidoTutor2`, `Telefono`, `Email`, `Direccion`, `Barrio`, `Ciudad`, `Codigo Postal`, `Fecha Alta`) VALUES ('399','carlos','tinelli','susana','guimenez','4051927','tinelli_carlos@gmail.com','CALLE OCAMPO NO 14','los lagos','cordoba','27420','2013-08-30');</text:p>
          </table:table-cell>
          <table:table-cell table:number-columns-repeated="16370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string" table:style-name="ce1">
            <text:p>esteban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mirtha</text:p>
          </table:table-cell>
          <table:table-cell office:value-type="string" table:style-name="ce1">
            <text:p>legrand</text:p>
          </table:table-cell>
          <table:table-cell office:value-type="float" office:value="4053539" table:style-name="ce4">
            <text:p>4053539</text:p>
          </table:table-cell>
          <table:table-cell office:value-type="string" table:style-name="ce1">
            <text:p><text:a xlink:href="mailto:estabancito@gmail.com">estabancito@gmail.com</text:a></text:p>
          </table:table-cell>
          <table:table-cell office:value-type="string" table:style-name="ce1">
            <text:p>calle ambrosio olmos 560</text:p>
          </table:table-cell>
          <table:table-cell office:value-type="string" table:style-name="ce1">
            <text:p>florida</text:p>
          </table:table-cell>
          <table:table-cell office:value-type="string" table:style-name="ce1">
            <text:p>carlos paz</text:p>
          </table:table-cell>
          <table:table-cell office:value-type="float" office:value="44418" table:style-name="ce4">
            <text:p>44418</text:p>
          </table:table-cell>
          <table:table-cell office:value-type="string" table:style-name="ce5">
            <text:p>2000-12-16</text:p>
          </table:table-cell>
          <table:table-cell table:style-name="ce1"/>
          <table:table-cell office:value-type="string" table:style-name="ce1">
            <text:p>INSERT INTO `GrupoFamiliar`(`IdGrupoFamiliar`, `NombreTutor1`, `ApellidoTutor1`, `NombreTutor2`, `ApellidoTutor2`, `Telefono`, `Email`, `Direccion`, `Barrio`, `Ciudad`, `Codigo Postal`, `Fecha Alta`) VALUES ('400','esteban','rodriguez','mirtha','legrand','4053539','estabancito@gmail.com','calle ambrosio olmos 560','florida','carlos paz','44418','2000-12-16');</text:p>
          </table:table-cell>
          <table:table-cell table:number-columns-repeated="16370"/>
        </table:table-row>
        <table:table-row table:style-name="ro2">
          <table:table-cell office:value-type="float" office:value="401" table:style-name="ce1">
            <text:p>401</text:p>
          </table:table-cell>
          <table:table-cell office:value-type="string" table:style-name="ce1">
            <text:p>santiago</text:p>
          </table:table-cell>
          <table:table-cell office:value-type="string" table:style-name="ce1">
            <text:p>mangiarotti</text:p>
          </table:table-cell>
          <table:table-cell office:value-type="string" table:style-name="ce1">
            <text:p>valentin</text:p>
          </table:table-cell>
          <table:table-cell office:value-type="string" table:style-name="ce1">
            <text:p>rosso</text:p>
          </table:table-cell>
          <table:table-cell office:value-type="float" office:value="4053345" table:style-name="ce1">
            <text:p>4053345</text:p>
          </table:table-cell>
          <table:table-cell office:value-type="string" table:style-name="ce1">
            <text:p><text:a xlink:href="mailto:el_enano@gmail.com">el_enano@gmail.com</text:a></text:p>
          </table:table-cell>
          <table:table-cell office:value-type="string" table:style-name="ce1">
            <text:p>calle peru 345</text:p>
          </table:table-cell>
          <table:table-cell office:value-type="string" table:style-name="ce1">
            <text:p>alberdi</text:p>
          </table:table-cell>
          <table:table-cell office:value-type="string" table:style-name="ce1">
            <text:p>cordoba</text:p>
          </table:table-cell>
          <table:table-cell office:value-type="float" office:value="5455" table:style-name="ce1">
            <text:p>5455</text:p>
          </table:table-cell>
          <table:table-cell office:value-type="string" table:style-name="ce5">
            <text:p>1970-03-11</text:p>
          </table:table-cell>
          <table:table-cell table:style-name="ce1"/>
          <table:table-cell office:value-type="string" table:style-name="ce1">
            <text:p>INSERT INTO `GrupoFamiliar`(`IdGrupoFamiliar`, `NombreTutor1`, `ApellidoTutor1`, `NombreTutor2`, `ApellidoTutor2`, `Telefono`, `Email`, `Direccion`, `Barrio`, `Ciudad`, `Codigo Postal`, `Fecha Alta`) VALUES ('401','santiago','mangiarotti','valentin','rosso','4053345','el_enano@gmail.com','calle peru 345','alberdi','cordoba','5455','1970-03-11');</text:p>
          </table:table-cell>
          <table:table-cell table:number-columns-repeated="16370"/>
        </table:table-row>
        <table:table-row table:style-name="ro2">
          <table:table-cell office:value-type="float" office:value="402" table:style-name="ce1">
            <text:p>402</text:p>
          </table:table-cell>
          <table:table-cell office:value-type="string" table:style-name="ce1">
            <text:p>ringo</text:p>
          </table:table-cell>
          <table:table-cell office:value-type="string" table:style-name="ce1">
            <text:p>star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harrison</text:p>
          </table:table-cell>
          <table:table-cell office:value-type="float" office:value="4093332" table:style-name="ce1">
            <text:p>4093332</text:p>
          </table:table-cell>
          <table:table-cell office:value-type="string" table:style-name="ce1">
            <text:p><text:a xlink:href="mailto:ringo@gmail.com">ringo@gmail.com</text:a></text:p>
          </table:table-cell>
          <table:table-cell office:value-type="string" table:style-name="ce1">
            <text:p>calle abbey_road 123</text:p>
          </table:table-cell>
          <table:table-cell office:value-type="string" table:style-name="ce1">
            <text:p>alberdi</text:p>
          </table:table-cell>
          <table:table-cell office:value-type="string" table:style-name="ce1">
            <text:p>cordoba</text:p>
          </table:table-cell>
          <table:table-cell office:value-type="float" office:value="12343" table:style-name="ce1">
            <text:p>12343</text:p>
          </table:table-cell>
          <table:table-cell office:value-type="string" table:style-name="ce5">
            <text:p>1990-12-14</text:p>
          </table:table-cell>
          <table:table-cell table:style-name="ce1"/>
          <table:table-cell office:value-type="string" table:style-name="ce1">
            <text:p>INSERT INTO `GrupoFamiliar`(`IdGrupoFamiliar`, `NombreTutor1`, `ApellidoTutor1`, `NombreTutor2`, `ApellidoTutor2`, `Telefono`, `Email`, `Direccion`, `Barrio`, `Ciudad`, `Codigo Postal`, `Fecha Alta`) VALUES ('402','ringo','star','george','harrison','4093332','ringo@gmail.com','calle abbey_road 123','alberdi','cordoba','12343','1990-12-14');</text:p>
          </table:table-cell>
          <table:table-cell table:number-columns-repeated="16370"/>
        </table:table-row>
        <table:table-row table:style-name="ro2">
          <table:table-cell office:value-type="float" office:value="403" table:style-name="ce1">
            <text:p>403</text:p>
          </table:table-cell>
          <table:table-cell office:value-type="string" table:style-name="ce1">
            <text:p>paul</text:p>
          </table:table-cell>
          <table:table-cell office:value-type="string" table:style-name="ce1">
            <text:p>maccartney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lennon</text:p>
          </table:table-cell>
          <table:table-cell office:value-type="float" office:value="4033230" table:style-name="ce1">
            <text:p>4033230</text:p>
          </table:table-cell>
          <table:table-cell office:value-type="string" table:style-name="ce1">
            <text:p><text:a xlink:href="mailto:paul@gmail.com">paul@gmail.com</text:a></text:p>
          </table:table-cell>
          <table:table-cell office:value-type="string" table:style-name="ce1">
            <text:p>calle abbey_road 124</text:p>
          </table:table-cell>
          <table:table-cell office:value-type="string" table:style-name="ce1">
            <text:p>alberdi</text:p>
          </table:table-cell>
          <table:table-cell office:value-type="string" table:style-name="ce1">
            <text:p>cordoba</text:p>
          </table:table-cell>
          <table:table-cell office:value-type="float" office:value="12934" table:style-name="ce1">
            <text:p>12934</text:p>
          </table:table-cell>
          <table:table-cell office:value-type="string" table:style-name="ce5">
            <text:p>1990-12-13</text:p>
          </table:table-cell>
          <table:table-cell table:style-name="ce1"/>
          <table:table-cell office:value-type="string" table:style-name="ce1">
            <text:p>INSERT INTO `GrupoFamiliar`(`IdGrupoFamiliar`, `NombreTutor1`, `ApellidoTutor1`, `NombreTutor2`, `ApellidoTutor2`, `Telefono`, `Email`, `Direccion`, `Barrio`, `Ciudad`, `Codigo Postal`, `Fecha Alta`) VALUES ('403','paul','maccartney','john','lennon','4033230','paul@gmail.com','calle abbey_road 124','alberdi','cordoba','12934','1990-12-13');</text:p>
          </table:table-cell>
          <table:table-cell table:number-columns-repeated="16370"/>
        </table:table-row>
        <table:table-row table:number-rows-repeated="8" table:style-name="ro2">
          <table:table-cell table:number-columns-repeated="16384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4">
            <text:p>edgardo</text:p>
          </table:table-cell>
          <table:table-cell office:value-type="string" table:style-name="ce4">
            <text:p>Ruiz</text:p>
          </table:table-cell>
          <table:table-cell office:value-type="string" table:style-name="ce1">
            <text:p>INSERT INTO `Empleado`(`ID_Empleado`, `Nombre`, `Apellido`) VALUES ('1','edgardo','Ruiz');</text:p>
          </table:table-cell>
          <table:table-cell table:number-columns-repeated="16380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4">
            <text:p>edith</text:p>
          </table:table-cell>
          <table:table-cell office:value-type="string" table:style-name="ce4">
            <text:p>Ramírez</text:p>
          </table:table-cell>
          <table:table-cell office:value-type="string" table:style-name="ce1">
            <text:p>INSERT INTO `Empleado`(`ID_Empleado`, `Nombre`, `Apellido`) VALUES ('2','edith','Ramírez');</text:p>
          </table:table-cell>
          <table:table-cell table:number-columns-repeated="16380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4">
            <text:p>edmundo</text:p>
          </table:table-cell>
          <table:table-cell office:value-type="string" table:style-name="ce4">
            <text:p>Flores</text:p>
          </table:table-cell>
          <table:table-cell office:value-type="string" table:style-name="ce1">
            <text:p>INSERT INTO `Empleado`(`ID_Empleado`, `Nombre`, `Apellido`) VALUES ('3','edmundo','Flores');</text:p>
          </table:table-cell>
          <table:table-cell table:number-columns-repeated="16380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4">
            <text:p>eduardo</text:p>
          </table:table-cell>
          <table:table-cell office:value-type="string" table:style-name="ce4">
            <text:p>Acosta</text:p>
          </table:table-cell>
          <table:table-cell office:value-type="string" table:style-name="ce1">
            <text:p>INSERT INTO `Empleado`(`ID_Empleado`, `Nombre`, `Apellido`) VALUES ('4','eduardo','Acosta');</text:p>
          </table:table-cell>
          <table:table-cell table:number-columns-repeated="16380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4">
            <text:p>efrain</text:p>
          </table:table-cell>
          <table:table-cell office:value-type="string" table:style-name="ce4">
            <text:p>Benítez</text:p>
          </table:table-cell>
          <table:table-cell office:value-type="string" table:style-name="ce1">
            <text:p>INSERT INTO `Empleado`(`ID_Empleado`, `Nombre`, `Apellido`) VALUES ('5','efrain','Benítez');</text:p>
          </table:table-cell>
          <table:table-cell table:number-columns-repeated="16380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4">
            <text:p>efren</text:p>
          </table:table-cell>
          <table:table-cell office:value-type="string" table:style-name="ce4">
            <text:p>Medina</text:p>
          </table:table-cell>
          <table:table-cell office:value-type="string" table:style-name="ce1">
            <text:p>INSERT INTO `Empleado`(`ID_Empleado`, `Nombre`, `Apellido`) VALUES ('6','efren','Medina');</text:p>
          </table:table-cell>
          <table:table-cell table:number-columns-repeated="16380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4">
            <text:p>elena</text:p>
          </table:table-cell>
          <table:table-cell office:value-type="string" table:style-name="ce4">
            <text:p>Suárez</text:p>
          </table:table-cell>
          <table:table-cell office:value-type="string" table:style-name="ce1">
            <text:p>INSERT INTO `Empleado`(`ID_Empleado`, `Nombre`, `Apellido`) VALUES ('7','elena','Suárez');</text:p>
          </table:table-cell>
          <table:table-cell table:number-columns-repeated="16380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4">
            <text:p>eleonor</text:p>
          </table:table-cell>
          <table:table-cell office:value-type="string" table:style-name="ce4">
            <text:p>Herrera</text:p>
          </table:table-cell>
          <table:table-cell office:value-type="string" table:style-name="ce1">
            <text:p>INSERT INTO `Empleado`(`ID_Empleado`, `Nombre`, `Apellido`) VALUES ('8','eleonor','Herrera');</text:p>
          </table:table-cell>
          <table:table-cell table:number-columns-repeated="16380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4">
            <text:p>elias</text:p>
          </table:table-cell>
          <table:table-cell office:value-type="string" table:style-name="ce4">
            <text:p>Aguirre</text:p>
          </table:table-cell>
          <table:table-cell office:value-type="string" table:style-name="ce1">
            <text:p>INSERT INTO `Empleado`(`ID_Empleado`, `Nombre`, `Apellido`) VALUES ('9','elias','Aguirre');</text:p>
          </table:table-cell>
          <table:table-cell table:number-columns-repeated="16380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bel</text:p>
          </table:table-cell>
          <table:table-cell office:value-type="string" table:style-name="ce4">
            <text:p>Pereyra</text:p>
          </table:table-cell>
          <table:table-cell office:value-type="string" table:style-name="ce1">
            <text:p>INSERT INTO `Empleado`(`ID_Empleado`, `Nombre`, `Apellido`) VALUES ('10','abel','Pereyra');</text:p>
          </table:table-cell>
          <table:table-cell table:number-columns-repeated="16380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enise</text:p>
          </table:table-cell>
          <table:table-cell office:value-type="string" table:style-name="ce4">
            <text:p>Gutiérrez</text:p>
          </table:table-cell>
          <table:table-cell office:value-type="string" table:style-name="ce1">
            <text:p>INSERT INTO `Empleado`(`ID_Empleado`, `Nombre`, `Apellido`) VALUES ('11','denise','Gutiérrez');</text:p>
          </table:table-cell>
          <table:table-cell table:number-columns-repeated="16380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diana</text:p>
          </table:table-cell>
          <table:table-cell office:value-type="string" table:style-name="ce4">
            <text:p>Giménez</text:p>
          </table:table-cell>
          <table:table-cell office:value-type="string" table:style-name="ce1">
            <text:p>INSERT INTO `Empleado`(`ID_Empleado`, `Nombre`, `Apellido`) VALUES ('12','diana','Giménez');</text:p>
          </table:table-cell>
          <table:table-cell table:number-columns-repeated="16380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miguel</text:p>
          </table:table-cell>
          <table:table-cell office:value-type="string" table:style-name="ce4">
            <text:p>Molina</text:p>
          </table:table-cell>
          <table:table-cell office:value-type="string" table:style-name="ce1">
            <text:p>INSERT INTO `Empleado`(`ID_Empleado`, `Nombre`, `Apellido`) VALUES ('13','miguel','Molina');</text:p>
          </table:table-cell>
          <table:table-cell table:number-columns-repeated="16380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marcos</text:p>
          </table:table-cell>
          <table:table-cell office:value-type="string" table:style-name="ce4">
            <text:p>Silva</text:p>
          </table:table-cell>
          <table:table-cell office:value-type="string" table:style-name="ce1">
            <text:p>INSERT INTO `Empleado`(`ID_Empleado`, `Nombre`, `Apellido`) VALUES ('14','marcos','Silva');</text:p>
          </table:table-cell>
          <table:table-cell table:number-columns-repeated="16380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mariano</text:p>
          </table:table-cell>
          <table:table-cell office:value-type="string" table:style-name="ce4">
            <text:p>Castro</text:p>
          </table:table-cell>
          <table:table-cell office:value-type="string" table:style-name="ce1">
            <text:p>INSERT INTO `Empleado`(`ID_Empleado`, `Nombre`, `Apellido`) VALUES ('15','mariano','Castro');</text:p>
          </table:table-cell>
          <table:table-cell table:number-columns-repeated="16380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luis</text:p>
          </table:table-cell>
          <table:table-cell office:value-type="string" table:style-name="ce4">
            <text:p>Rojas</text:p>
          </table:table-cell>
          <table:table-cell office:value-type="string" table:style-name="ce1">
            <text:p>INSERT INTO `Empleado`(`ID_Empleado`, `Nombre`, `Apellido`) VALUES ('16','luis','Rojas');</text:p>
          </table:table-cell>
          <table:table-cell table:number-columns-repeated="16380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juan</text:p>
          </table:table-cell>
          <table:table-cell office:value-type="string" table:style-name="ce1">
            <text:p>farias</text:p>
          </table:table-cell>
          <table:table-cell office:value-type="string" table:style-name="ce1">
            <text:p>INSERT INTO `Empleado`(`ID_Empleado`, `Nombre`, `Apellido`) VALUES ('17','juan','farias');</text:p>
          </table:table-cell>
          <table:table-cell table:number-columns-repeated="16380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1">
            <text:p>francisco</text:p>
          </table:table-cell>
          <table:table-cell office:value-type="string" table:style-name="ce1">
            <text:p>silva</text:p>
          </table:table-cell>
          <table:table-cell office:value-type="string" table:style-name="ce1">
            <text:p>INSERT INTO `Empleado`(`ID_Empleado`, `Nombre`, `Apellido`) VALUES ('18','francisco','silva');</text:p>
          </table:table-cell>
          <table:table-cell table:number-columns-repeated="16380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1">
            <text:p>alan</text:p>
          </table:table-cell>
          <table:table-cell office:value-type="string" table:style-name="ce1">
            <text:p>rojas</text:p>
          </table:table-cell>
          <table:table-cell office:value-type="string" table:style-name="ce1">
            <text:p>INSERT INTO `Empleado`(`ID_Empleado`, `Nombre`, `Apellido`) VALUES ('19','alan','rojas');</text:p>
          </table:table-cell>
          <table:table-cell table:number-columns-repeated="16380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mario</text:p>
          </table:table-cell>
          <table:table-cell office:value-type="string" table:style-name="ce1">
            <text:p>marcuzzi</text:p>
          </table:table-cell>
          <table:table-cell office:value-type="string" table:style-name="ce1">
            <text:p>INSERT INTO `Empleado`(`ID_Empleado`, `Nombre`, `Apellido`) VALUES ('20','mario','marcuzzi');</text:p>
          </table:table-cell>
          <table:table-cell table:number-columns-repeated="16380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roberto</text:p>
          </table:table-cell>
          <table:table-cell office:value-type="string" table:style-name="ce1">
            <text:p>mccartney</text:p>
          </table:table-cell>
          <table:table-cell office:value-type="string" table:style-name="ce1">
            <text:p>INSERT INTO `Empleado`(`ID_Empleado`, `Nombre`, `Apellido`) VALUES ('21','roberto','mccartney');</text:p>
          </table:table-cell>
          <table:table-cell table:number-columns-repeated="16380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mauricio</text:p>
          </table:table-cell>
          <table:table-cell office:value-type="string" table:style-name="ce1">
            <text:p>phillips</text:p>
          </table:table-cell>
          <table:table-cell office:value-type="string" table:style-name="ce1">
            <text:p>INSERT INTO `Empleado`(`ID_Empleado`, `Nombre`, `Apellido`) VALUES ('22','mauricio','phillips');</text:p>
          </table:table-cell>
          <table:table-cell table:number-columns-repeated="16380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wiliams</text:p>
          </table:table-cell>
          <table:table-cell office:value-type="string" table:style-name="ce1">
            <text:p>INSERT INTO `Empleado`(`ID_Empleado`, `Nombre`, `Apellido`) VALUES ('23','jose','wiliams');</text:p>
          </table:table-cell>
          <table:table-cell table:number-columns-repeated="16380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tinelli</text:p>
          </table:table-cell>
          <table:table-cell office:value-type="string" table:style-name="ce1">
            <text:p>INSERT INTO `Empleado`(`ID_Empleado`, `Nombre`, `Apellido`) VALUES ('24','carlos','tinelli');</text:p>
          </table:table-cell>
          <table:table-cell table:number-columns-repeated="16380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esteban</text:p>
          </table:table-cell>
          <table:table-cell office:value-type="string" table:style-name="ce1">
            <text:p>rodriguez</text:p>
          </table:table-cell>
          <table:table-cell office:value-type="string" table:style-name="ce1">
            <text:p>INSERT INTO `Empleado`(`ID_Empleado`, `Nombre`, `Apellido`) VALUES ('25','esteban','rodriguez');</text:p>
          </table:table-cell>
          <table:table-cell table:number-columns-repeated="16380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1">
            <text:p>santiago</text:p>
          </table:table-cell>
          <table:table-cell office:value-type="string" table:style-name="ce1">
            <text:p>mangiarotti</text:p>
          </table:table-cell>
          <table:table-cell office:value-type="string" table:style-name="ce1">
            <text:p>INSERT INTO `Empleado`(`ID_Empleado`, `Nombre`, `Apellido`) VALUES ('26','santiago','mangiarotti');</text:p>
          </table:table-cell>
          <table:table-cell table:number-columns-repeated="16380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string" table:style-name="ce1">
            <text:p>ringo</text:p>
          </table:table-cell>
          <table:table-cell office:value-type="string" table:style-name="ce1">
            <text:p>star</text:p>
          </table:table-cell>
          <table:table-cell office:value-type="string" table:style-name="ce1">
            <text:p>INSERT INTO `Empleado`(`ID_Empleado`, `Nombre`, `Apellido`) VALUES ('27','ringo','star');</text:p>
          </table:table-cell>
          <table:table-cell table:number-columns-repeated="16380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string" table:style-name="ce1">
            <text:p>paul</text:p>
          </table:table-cell>
          <table:table-cell office:value-type="string" table:style-name="ce1">
            <text:p>maccartney</text:p>
          </table:table-cell>
          <table:table-cell office:value-type="string" table:style-name="ce1">
            <text:p>INSERT INTO `Empleado`(`ID_Empleado`, `Nombre`, `Apellido`) VALUES ('28','paul','maccartney');</text:p>
          </table:table-cell>
          <table:table-cell table:number-columns-repeated="16380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string" table:style-name="ce1">
            <text:p>diana</text:p>
          </table:table-cell>
          <table:table-cell office:value-type="string" table:style-name="ce4">
            <text:p>Cabrera</text:p>
          </table:table-cell>
          <table:table-cell office:value-type="string" table:style-name="ce1">
            <text:p>INSERT INTO `Empleado`(`ID_Empleado`, `Nombre`, `Apellido`) VALUES ('29','diana','Cabrera');</text:p>
          </table:table-cell>
          <table:table-cell table:number-columns-repeated="16380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1">
            <text:p>marcos</text:p>
          </table:table-cell>
          <table:table-cell office:value-type="string" table:style-name="ce4">
            <text:p>Ríos</text:p>
          </table:table-cell>
          <table:table-cell office:value-type="string" table:style-name="ce1">
            <text:p>INSERT INTO `Empleado`(`ID_Empleado`, `Nombre`, `Apellido`) VALUES ('30','marcos','Ríos ');</text:p>
          </table:table-cell>
          <table:table-cell table:number-columns-repeated="16380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1">
            <text:p>juan</text:p>
          </table:table-cell>
          <table:table-cell office:value-type="string" table:style-name="ce4">
            <text:p>Ferreyra</text:p>
          </table:table-cell>
          <table:table-cell office:value-type="string" table:style-name="ce1">
            <text:p>INSERT INTO `Empleado`(`ID_Empleado`, `Nombre`, `Apellido`) VALUES ('31','juan','Ferreyra');</text:p>
          </table:table-cell>
          <table:table-cell table:number-columns-repeated="16380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1">
            <text:p>mario</text:p>
          </table:table-cell>
          <table:table-cell office:value-type="string" table:style-name="ce4">
            <text:p>Godoy</text:p>
          </table:table-cell>
          <table:table-cell office:value-type="string" table:style-name="ce1">
            <text:p>INSERT INTO `Empleado`(`ID_Empleado`, `Nombre`, `Apellido`) VALUES ('32','mario','Godoy');</text:p>
          </table:table-cell>
          <table:table-cell table:number-columns-repeated="16380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string" table:style-name="ce1">
            <text:p>carlos</text:p>
          </table:table-cell>
          <table:table-cell office:value-type="string" table:style-name="ce4">
            <text:p>Morales</text:p>
          </table:table-cell>
          <table:table-cell office:value-type="string" table:style-name="ce1">
            <text:p>INSERT INTO `Empleado`(`ID_Empleado`, `Nombre`, `Apellido`) VALUES ('33','carlos','Morales');</text:p>
          </table:table-cell>
          <table:table-cell table:number-columns-repeated="16380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string" table:style-name="ce1">
            <text:p>favio</text:p>
          </table:table-cell>
          <table:table-cell office:value-type="string" table:style-name="ce4">
            <text:p>Domínguez</text:p>
          </table:table-cell>
          <table:table-cell office:value-type="string" table:style-name="ce1">
            <text:p>INSERT INTO `Empleado`(`ID_Empleado`, `Nombre`, `Apellido`) VALUES ('34','favio','Domínguez ');</text:p>
          </table:table-cell>
          <table:table-cell table:number-columns-repeated="16380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string" table:style-name="ce1">
            <text:p>carmelo</text:p>
          </table:table-cell>
          <table:table-cell office:value-type="string" table:style-name="ce4">
            <text:p>Moreno</text:p>
          </table:table-cell>
          <table:table-cell office:value-type="string" table:style-name="ce1">
            <text:p>INSERT INTO `Empleado`(`ID_Empleado`, `Nombre`, `Apellido`) VALUES ('35','carmelo','Moreno');</text:p>
          </table:table-cell>
          <table:table-cell table:number-columns-repeated="16380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string" table:style-name="ce1">
            <text:p>isidro</text:p>
          </table:table-cell>
          <table:table-cell office:value-type="string" table:style-name="ce4">
            <text:p>Peralta</text:p>
          </table:table-cell>
          <table:table-cell office:value-type="string" table:style-name="ce1">
            <text:p>INSERT INTO `Empleado`(`ID_Empleado`, `Nombre`, `Apellido`) VALUES ('36','isidro','Peralta');</text:p>
          </table:table-cell>
          <table:table-cell table:number-columns-repeated="16380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string" table:style-name="ce1">
            <text:p>antonio</text:p>
          </table:table-cell>
          <table:table-cell office:value-type="string" table:style-name="ce4">
            <text:p>Vega</text:p>
          </table:table-cell>
          <table:table-cell office:value-type="string" table:style-name="ce1">
            <text:p>INSERT INTO `Empleado`(`ID_Empleado`, `Nombre`, `Apellido`) VALUES ('37','antonio','Vega');</text:p>
          </table:table-cell>
          <table:table-cell table:number-columns-repeated="16380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string" table:style-name="ce1">
            <text:p>maria</text:p>
          </table:table-cell>
          <table:table-cell office:value-type="string" table:style-name="ce4">
            <text:p>Carrizo</text:p>
          </table:table-cell>
          <table:table-cell office:value-type="string" table:style-name="ce1">
            <text:p>INSERT INTO `Empleado`(`ID_Empleado`, `Nombre`, `Apellido`) VALUES ('38','maria','Carrizo');</text:p>
          </table:table-cell>
          <table:table-cell table:number-columns-repeated="16380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string" table:style-name="ce1">
            <text:p>guillermo</text:p>
          </table:table-cell>
          <table:table-cell office:value-type="string" table:style-name="ce4">
            <text:p>luna</text:p>
          </table:table-cell>
          <table:table-cell office:value-type="string" table:style-name="ce1">
            <text:p>INSERT INTO `Empleado`(`ID_Empleado`, `Nombre`, `Apellido`) VALUES ('39','guillermo','luna');</text:p>
          </table:table-cell>
          <table:table-cell table:number-columns-repeated="16380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string" table:style-name="ce1">
            <text:p>martin</text:p>
          </table:table-cell>
          <table:table-cell office:value-type="string" table:style-name="ce4">
            <text:p>Castillo</text:p>
          </table:table-cell>
          <table:table-cell office:value-type="string" table:style-name="ce1">
            <text:p>INSERT INTO `Empleado`(`ID_Empleado`, `Nombre`, `Apellido`) VALUES ('40','martin','Castillo');</text:p>
          </table:table-cell>
          <table:table-cell table:number-columns-repeated="16380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string" table:style-name="ce1">
            <text:p>edgardo</text:p>
          </table:table-cell>
          <table:table-cell office:value-type="string" table:style-name="ce4">
            <text:p>Ledesma</text:p>
          </table:table-cell>
          <table:table-cell office:value-type="string" table:style-name="ce1">
            <text:p>INSERT INTO `Empleado`(`ID_Empleado`, `Nombre`, `Apellido`) VALUES ('41','edgardo','Ledesma');</text:p>
          </table:table-cell>
          <table:table-cell table:number-columns-repeated="16380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string" table:style-name="ce1">
            <text:p>edgar</text:p>
          </table:table-cell>
          <table:table-cell office:value-type="string" table:style-name="ce4">
            <text:p>Muñoz</text:p>
          </table:table-cell>
          <table:table-cell office:value-type="string" table:style-name="ce1">
            <text:p>INSERT INTO `Empleado`(`ID_Empleado`, `Nombre`, `Apellido`) VALUES ('42','edgar','Muñoz');</text:p>
          </table:table-cell>
          <table:table-cell table:number-columns-repeated="16380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1">
            <text:p>jorge</text:p>
          </table:table-cell>
          <table:table-cell office:value-type="string" table:style-name="ce4">
            <text:p>Ojeda</text:p>
          </table:table-cell>
          <table:table-cell office:value-type="string" table:style-name="ce1">
            <text:p>INSERT INTO `Empleado`(`ID_Empleado`, `Nombre`, `Apellido`) VALUES ('43','jorge','Ojeda');</text:p>
          </table:table-cell>
          <table:table-cell table:number-columns-repeated="16380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1">
            <text:p>ruben</text:p>
          </table:table-cell>
          <table:table-cell office:value-type="string" table:style-name="ce4">
            <text:p>ponce</text:p>
          </table:table-cell>
          <table:table-cell office:value-type="string" table:style-name="ce1">
            <text:p>INSERT INTO `Empleado`(`ID_Empleado`, `Nombre`, `Apellido`) VALUES ('44','ruben','ponce');</text:p>
          </table:table-cell>
          <table:table-cell table:number-columns-repeated="16380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string" table:style-name="ce1">
            <text:p>raquel</text:p>
          </table:table-cell>
          <table:table-cell office:value-type="string" table:style-name="ce4">
            <text:p>vera</text:p>
          </table:table-cell>
          <table:table-cell office:value-type="string" table:style-name="ce1">
            <text:p>INSERT INTO `Empleado`(`ID_Empleado`, `Nombre`, `Apellido`) VALUES ('45','raquel','vera');</text:p>
          </table:table-cell>
          <table:table-cell table:number-columns-repeated="16380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string" table:style-name="ce1">
            <text:p>horacio</text:p>
          </table:table-cell>
          <table:table-cell office:value-type="string" table:style-name="ce4">
            <text:p>vazquez</text:p>
          </table:table-cell>
          <table:table-cell office:value-type="string" table:style-name="ce1">
            <text:p>INSERT INTO `Empleado`(`ID_Empleado`, `Nombre`, `Apellido`) VALUES ('46','horacio','vazquez');</text:p>
          </table:table-cell>
          <table:table-cell table:number-columns-repeated="16380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string" table:style-name="ce1">
            <text:p>carmen</text:p>
          </table:table-cell>
          <table:table-cell office:value-type="string" table:style-name="ce4">
            <text:p>villalba</text:p>
          </table:table-cell>
          <table:table-cell office:value-type="string" table:style-name="ce1">
            <text:p>INSERT INTO `Empleado`(`ID_Empleado`, `Nombre`, `Apellido`) VALUES ('47','carmen','villalba');</text:p>
          </table:table-cell>
          <table:table-cell table:number-columns-repeated="16380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string" table:style-name="ce1">
            <text:p>alonso</text:p>
          </table:table-cell>
          <table:table-cell office:value-type="string" table:style-name="ce4">
            <text:p>cardozo</text:p>
          </table:table-cell>
          <table:table-cell office:value-type="string" table:style-name="ce1">
            <text:p>INSERT INTO `Empleado`(`ID_Empleado`, `Nombre`, `Apellido`) VALUES ('48','alonso','cardozo');</text:p>
          </table:table-cell>
          <table:table-cell table:number-columns-repeated="16380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string" table:style-name="ce1">
            <text:p>susana</text:p>
          </table:table-cell>
          <table:table-cell office:value-type="string" table:style-name="ce4">
            <text:p>navarro</text:p>
          </table:table-cell>
          <table:table-cell office:value-type="string" table:style-name="ce1">
            <text:p>INSERT INTO `Empleado`(`ID_Empleado`, `Nombre`, `Apellido`) VALUES ('49','susana','navarro');</text:p>
          </table:table-cell>
          <table:table-cell table:number-columns-repeated="16380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mirtha</text:p>
          </table:table-cell>
          <table:table-cell office:value-type="string" table:style-name="ce4">
            <text:p>ramos</text:p>
          </table:table-cell>
          <table:table-cell office:value-type="string" table:style-name="ce1">
            <text:p>INSERT INTO `Empleado`(`ID_Empleado`, `Nombre`, `Apellido`) VALUES ('50','mirtha','ramos');</text:p>
          </table:table-cell>
          <table:table-cell table:number-columns-repeated="16380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INSERT INTO `Doc_Egresados`(`ID_Alumno`, `Nro_Documento`) VALUES ('1','1');</text:p>
          </table:table-cell>
          <table:table-cell table:number-columns-repeated="16380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INSERT INTO `Doc_Egresados`(`ID_Alumno`, `Nro_Documento`) VALUES ('2','2');</text:p>
          </table:table-cell>
          <table:table-cell table:number-columns-repeated="16380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INSERT INTO `Doc_Egresados`(`ID_Alumno`, `Nro_Documento`) VALUES ('3','3');</text:p>
          </table:table-cell>
          <table:table-cell table:number-columns-repeated="16380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INSERT INTO `Doc_Egresados`(`ID_Alumno`, `Nro_Documento`) VALUES ('4','4');</text:p>
          </table:table-cell>
          <table:table-cell table:number-columns-repeated="16380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INSERT INTO `Doc_Egresados`(`ID_Alumno`, `Nro_Documento`) VALUES ('5','5');</text:p>
          </table:table-cell>
          <table:table-cell table:number-columns-repeated="16380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INSERT INTO `Doc_Egresados`(`ID_Alumno`, `Nro_Documento`) VALUES ('6','13');</text:p>
          </table:table-cell>
          <table:table-cell table:number-columns-repeated="16380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INSERT INTO `Doc_Egresados`(`ID_Alumno`, `Nro_Documento`) VALUES ('7','14');</text:p>
          </table:table-cell>
          <table:table-cell table:number-columns-repeated="16380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INSERT INTO `Doc_Egresados`(`ID_Alumno`, `Nro_Documento`) VALUES ('8','15');</text:p>
          </table:table-cell>
          <table:table-cell table:number-columns-repeated="16380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INSERT INTO `Doc_Egresados`(`ID_Alumno`, `Nro_Documento`) VALUES ('9','16');</text:p>
          </table:table-cell>
          <table:table-cell table:number-columns-repeated="16380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INSERT INTO `Doc_Egresados`(`ID_Alumno`, `Nro_Documento`) VALUES ('10','17');</text:p>
          </table:table-cell>
          <table:table-cell table:number-columns-repeated="16380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INSERT INTO `Doc_Egresados`(`ID_Alumno`, `Nro_Documento`) VALUES ('11','18');</text:p>
          </table:table-cell>
          <table:table-cell table:number-columns-repeated="16380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INSERT INTO `Doc_Egresados`(`ID_Alumno`, `Nro_Documento`) VALUES ('12','19');</text:p>
          </table:table-cell>
          <table:table-cell table:number-columns-repeated="16380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INSERT INTO `Doc_Egresados`(`ID_Alumno`, `Nro_Documento`) VALUES ('13','6');</text:p>
          </table:table-cell>
          <table:table-cell table:number-columns-repeated="16380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INSERT INTO `Doc_Egresados`(`ID_Alumno`, `Nro_Documento`) VALUES ('14','7');</text:p>
          </table:table-cell>
          <table:table-cell table:number-columns-repeated="16380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INSERT INTO `Doc_Egresados`(`ID_Alumno`, `Nro_Documento`) VALUES ('15','8');</text:p>
          </table:table-cell>
          <table:table-cell table:number-columns-repeated="16380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INSERT INTO `Doc_Egresados`(`ID_Alumno`, `Nro_Documento`) VALUES ('16','9');</text:p>
          </table:table-cell>
          <table:table-cell table:number-columns-repeated="16380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INSERT INTO `Doc_Egresados`(`ID_Alumno`, `Nro_Documento`) VALUES ('17','10');</text:p>
          </table:table-cell>
          <table:table-cell table:number-columns-repeated="16380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INSERT INTO `Doc_Egresados`(`ID_Alumno`, `Nro_Documento`) VALUES ('18','11');</text:p>
          </table:table-cell>
          <table:table-cell table:number-columns-repeated="16380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INSERT INTO `Doc_Egresados`(`ID_Alumno`, `Nro_Documento`) VALUES ('19','12');</text:p>
          </table:table-cell>
          <table:table-cell table:number-columns-repeated="16380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INSERT INTO `Doc_Egresados`(`ID_Alumno`, `Nro_Documento`) VALUES ('20','20');</text:p>
          </table:table-cell>
          <table:table-cell table:number-columns-repeated="16380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INSERT INTO `Doc_Egresados`(`ID_Alumno`, `Nro_Documento`) VALUES ('21','21');</text:p>
          </table:table-cell>
          <table:table-cell table:number-columns-repeated="16380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INSERT INTO `Doc_Egresados`(`ID_Alumno`, `Nro_Documento`) VALUES ('22','22');</text:p>
          </table:table-cell>
          <table:table-cell table:number-columns-repeated="16380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INSERT INTO `Doc_Egresados`(`ID_Alumno`, `Nro_Documento`) VALUES ('23','23');</text:p>
          </table:table-cell>
          <table:table-cell table:number-columns-repeated="16380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INSERT INTO `Doc_Egresados`(`ID_Alumno`, `Nro_Documento`) VALUES ('24','24');</text:p>
          </table:table-cell>
          <table:table-cell table:number-columns-repeated="16380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INSERT INTO `Doc_Egresados`(`ID_Alumno`, `Nro_Documento`) VALUES ('25','25');</text:p>
          </table:table-cell>
          <table:table-cell table:number-columns-repeated="16380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INSERT INTO `Doc_Egresados`(`ID_Alumno`, `Nro_Documento`) VALUES ('26','30');</text:p>
          </table:table-cell>
          <table:table-cell table:number-columns-repeated="16380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INSERT INTO `Doc_Egresados`(`ID_Alumno`, `Nro_Documento`) VALUES ('27','31');</text:p>
          </table:table-cell>
          <table:table-cell table:number-columns-repeated="16380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1">
            <text:p>INSERT INTO `Doc_Egresados`(`ID_Alumno`, `Nro_Documento`) VALUES ('28','32');</text:p>
          </table:table-cell>
          <table:table-cell table:number-columns-repeated="16380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string" table:style-name="ce1">
            <text:p>INSERT INTO `Doc_Egresados`(`ID_Alumno`, `Nro_Documento`) VALUES ('29','33');</text:p>
          </table:table-cell>
          <table:table-cell table:number-columns-repeated="16380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INSERT INTO `Doc_Egresados`(`ID_Alumno`, `Nro_Documento`) VALUES ('30','34');</text:p>
          </table:table-cell>
          <table:table-cell table:number-columns-repeated="16380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INSERT INTO `Doc_Egresados`(`ID_Alumno`, `Nro_Documento`) VALUES ('31','35');</text:p>
          </table:table-cell>
          <table:table-cell table:number-columns-repeated="16380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string" table:style-name="ce1">
            <text:p>INSERT INTO `Doc_Egresados`(`ID_Alumno`, `Nro_Documento`) VALUES ('32','36');</text:p>
          </table:table-cell>
          <table:table-cell table:number-columns-repeated="16380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INSERT INTO `Doc_Egresados`(`ID_Alumno`, `Nro_Documento`) VALUES ('33','26');</text:p>
          </table:table-cell>
          <table:table-cell table:number-columns-repeated="16380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1">
            <text:p>INSERT INTO `Doc_Egresados`(`ID_Alumno`, `Nro_Documento`) VALUES ('34','27');</text:p>
          </table:table-cell>
          <table:table-cell table:number-columns-repeated="16380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INSERT INTO `Doc_Egresados`(`ID_Alumno`, `Nro_Documento`) VALUES ('35','28');</text:p>
          </table:table-cell>
          <table:table-cell table:number-columns-repeated="16380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INSERT INTO `Doc_Egresados`(`ID_Alumno`, `Nro_Documento`) VALUES ('36','29');</text:p>
          </table:table-cell>
          <table:table-cell table:number-columns-repeated="16380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1">
            <text:p>INSERT INTO `Doc_Egresados`(`ID_Alumno`, `Nro_Documento`) VALUES ('37','37');</text:p>
          </table:table-cell>
          <table:table-cell table:number-columns-repeated="16380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string" table:style-name="ce1">
            <text:p>INSERT INTO `Doc_Egresados`(`ID_Alumno`, `Nro_Documento`) VALUES ('38','38');</text:p>
          </table:table-cell>
          <table:table-cell table:number-columns-repeated="16380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string" table:style-name="ce1">
            <text:p>INSERT INTO `Doc_Egresados`(`ID_Alumno`, `Nro_Documento`) VALUES ('39','39');</text:p>
          </table:table-cell>
          <table:table-cell table:number-columns-repeated="16380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INSERT INTO `Doc_Egresados`(`ID_Alumno`, `Nro_Documento`) VALUES ('40','40');</text:p>
          </table:table-cell>
          <table:table-cell table:number-columns-repeated="16380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1">
            <text:p>INSERT INTO `Doc_Egresados`(`ID_Alumno`, `Nro_Documento`) VALUES ('41','41');</text:p>
          </table:table-cell>
          <table:table-cell table:number-columns-repeated="16380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string" table:style-name="ce1">
            <text:p>INSERT INTO `Doc_Egresados`(`ID_Alumno`, `Nro_Documento`) VALUES ('42','42');</text:p>
          </table:table-cell>
          <table:table-cell table:number-columns-repeated="16380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string" table:style-name="ce1">
            <text:p>INSERT INTO `Doc_Egresados`(`ID_Alumno`, `Nro_Documento`) VALUES ('43','43');</text:p>
          </table:table-cell>
          <table:table-cell table:number-columns-repeated="16380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1">
            <text:p>INSERT INTO `Doc_Egresados`(`ID_Alumno`, `Nro_Documento`) VALUES ('44','44');</text:p>
          </table:table-cell>
          <table:table-cell table:number-columns-repeated="16380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string" table:style-name="ce1">
            <text:p>INSERT INTO `Doc_Egresados`(`ID_Alumno`, `Nro_Documento`) VALUES ('45','45');</text:p>
          </table:table-cell>
          <table:table-cell table:number-columns-repeated="16380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string" table:style-name="ce1">
            <text:p>INSERT INTO `Doc_Egresados`(`ID_Alumno`, `Nro_Documento`) VALUES ('46','46');</text:p>
          </table:table-cell>
          <table:table-cell table:number-columns-repeated="16380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string" table:style-name="ce1">
            <text:p>INSERT INTO `Doc_Egresados`(`ID_Alumno`, `Nro_Documento`) VALUES ('47','47');</text:p>
          </table:table-cell>
          <table:table-cell table:number-columns-repeated="16380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string" table:style-name="ce1">
            <text:p>INSERT INTO `Doc_Egresados`(`ID_Alumno`, `Nro_Documento`) VALUES ('48','48');</text:p>
          </table:table-cell>
          <table:table-cell table:number-columns-repeated="16380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string" table:style-name="ce1">
            <text:p>INSERT INTO `Doc_Egresados`(`ID_Alumno`, `Nro_Documento`) VALUES ('49','49');</text:p>
          </table:table-cell>
          <table:table-cell table:number-columns-repeated="16380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string" table:style-name="ce1">
            <text:p>INSERT INTO `Doc_Egresados`(`ID_Alumno`, `Nro_Documento`) VALUES ('50','50');</text:p>
          </table:table-cell>
          <table:table-cell table:number-columns-repeated="16380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INSERT INTO `Curso`(`Grado`, `Seccion`, `Turno`) VALUES ('1','A','mañana');</text:p>
          </table:table-cell>
          <table:table-cell table:number-columns-repeated="16380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INSERT INTO `Curso`(`Grado`, `Seccion`, `Turno`) VALUES ('1','B','mañana');</text:p>
          </table:table-cell>
          <table:table-cell table:number-columns-repeated="16380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INSERT INTO `Curso`(`Grado`, `Seccion`, `Turno`) VALUES ('1','C','tarde');</text:p>
          </table:table-cell>
          <table:table-cell table:number-columns-repeated="16380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INSERT INTO `Curso`(`Grado`, `Seccion`, `Turno`) VALUES ('1','D','tarde');</text:p>
          </table:table-cell>
          <table:table-cell table:number-columns-repeated="16380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INSERT INTO `Curso`(`Grado`, `Seccion`, `Turno`) VALUES ('2','A','mañana');</text:p>
          </table:table-cell>
          <table:table-cell table:number-columns-repeated="16380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INSERT INTO `Curso`(`Grado`, `Seccion`, `Turno`) VALUES ('2','B','mañana');</text:p>
          </table:table-cell>
          <table:table-cell table:number-columns-repeated="16380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INSERT INTO `Curso`(`Grado`, `Seccion`, `Turno`) VALUES ('2','C','tarde');</text:p>
          </table:table-cell>
          <table:table-cell table:number-columns-repeated="16380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INSERT INTO `Curso`(`Grado`, `Seccion`, `Turno`) VALUES ('2','D','tarde');</text:p>
          </table:table-cell>
          <table:table-cell table:number-columns-repeated="16380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INSERT INTO `Curso`(`Grado`, `Seccion`, `Turno`) VALUES ('3','A','mañana');</text:p>
          </table:table-cell>
          <table:table-cell table:number-columns-repeated="16380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INSERT INTO `Curso`(`Grado`, `Seccion`, `Turno`) VALUES ('3','B','mañana');</text:p>
          </table:table-cell>
          <table:table-cell table:number-columns-repeated="16380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INSERT INTO `Curso`(`Grado`, `Seccion`, `Turno`) VALUES ('3','C','tarde');</text:p>
          </table:table-cell>
          <table:table-cell table:number-columns-repeated="16380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INSERT INTO `Curso`(`Grado`, `Seccion`, `Turno`) VALUES ('3','D','tarde');</text:p>
          </table:table-cell>
          <table:table-cell table:number-columns-repeated="16380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INSERT INTO `Curso`(`Grado`, `Seccion`, `Turno`) VALUES ('4','A','mañana');</text:p>
          </table:table-cell>
          <table:table-cell table:number-columns-repeated="16380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INSERT INTO `Curso`(`Grado`, `Seccion`, `Turno`) VALUES ('4','B','mañana');</text:p>
          </table:table-cell>
          <table:table-cell table:number-columns-repeated="16380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INSERT INTO `Curso`(`Grado`, `Seccion`, `Turno`) VALUES ('4','C','tarde');</text:p>
          </table:table-cell>
          <table:table-cell table:number-columns-repeated="16380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INSERT INTO `Curso`(`Grado`, `Seccion`, `Turno`) VALUES ('4','D','tarde');</text:p>
          </table:table-cell>
          <table:table-cell table:number-columns-repeated="16380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INSERT INTO `Curso`(`Grado`, `Seccion`, `Turno`) VALUES ('5','A','mañana');</text:p>
          </table:table-cell>
          <table:table-cell table:number-columns-repeated="16380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INSERT INTO `Curso`(`Grado`, `Seccion`, `Turno`) VALUES ('5','B','mañana');</text:p>
          </table:table-cell>
          <table:table-cell table:number-columns-repeated="16380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INSERT INTO `Curso`(`Grado`, `Seccion`, `Turno`) VALUES ('5','C','tarde');</text:p>
          </table:table-cell>
          <table:table-cell table:number-columns-repeated="16380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INSERT INTO `Curso`(`Grado`, `Seccion`, `Turno`) VALUES ('5','D','tarde');</text:p>
          </table:table-cell>
          <table:table-cell table:number-columns-repeated="16380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INSERT INTO `Curso`(`Grado`, `Seccion`, `Turno`) VALUES ('6','A','mañana');</text:p>
          </table:table-cell>
          <table:table-cell table:number-columns-repeated="16380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INSERT INTO `Curso`(`Grado`, `Seccion`, `Turno`) VALUES ('6','B','mañana');</text:p>
          </table:table-cell>
          <table:table-cell table:number-columns-repeated="16380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INSERT INTO `Curso`(`Grado`, `Seccion`, `Turno`) VALUES ('6','C','tarde');</text:p>
          </table:table-cell>
          <table:table-cell table:number-columns-repeated="16380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INSERT INTO `Curso`(`Grado`, `Seccion`, `Turno`) VALUES ('6','D','tarde');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2010" table:style-name="ce1">
            <text:p>2010</text:p>
          </table:table-cell>
          <table:table-cell office:value-type="string" table:style-name="ce1">
            <text:p>marzo</text:p>
          </table:table-cell>
          <table:table-cell office:value-type="string" table:style-name="ce1">
            <text:p>noviembre</text:p>
          </table:table-cell>
          <table:table-cell office:value-type="string" table:style-name="ce1">
            <text:p>INSERT INTO `Ciclo`(`Año_Lectivo`, `Inicio`, `Fin`) VALUES ('2010','marzo','noviembre');</text:p>
          </table:table-cell>
          <table:table-cell table:number-columns-repeated="16380"/>
        </table:table-row>
        <table:table-row table:style-name="ro2">
          <table:table-cell office:value-type="float" office:value="2010" table:style-name="ce1">
            <text:p>2010</text:p>
          </table:table-cell>
          <table:table-cell office:value-type="string" table:style-name="ce1">
            <text:p>abril</text:p>
          </table:table-cell>
          <table:table-cell office:value-type="string" table:style-name="ce1">
            <text:p>noviembre</text:p>
          </table:table-cell>
          <table:table-cell office:value-type="string" table:style-name="ce1">
            <text:p>INSERT INTO `Ciclo`(`Año_Lectivo`, `Inicio`, `Fin`) VALUES ('2010','abril','noviembre');</text:p>
          </table:table-cell>
          <table:table-cell table:number-columns-repeated="16380"/>
        </table:table-row>
        <table:table-row table:style-name="ro2">
          <table:table-cell office:value-type="float" office:value="2010" table:style-name="ce1">
            <text:p>2010</text:p>
          </table:table-cell>
          <table:table-cell office:value-type="string" table:style-name="ce1">
            <text:p>mayo</text:p>
          </table:table-cell>
          <table:table-cell office:value-type="string" table:style-name="ce1">
            <text:p>diciembre</text:p>
          </table:table-cell>
          <table:table-cell office:value-type="string" table:style-name="ce1">
            <text:p>INSERT INTO `Ciclo`(`Año_Lectivo`, `Inicio`, `Fin`) VALUES ('2010','mayo','diciembre');</text:p>
          </table:table-cell>
          <table:table-cell table:number-columns-repeated="16380"/>
        </table:table-row>
        <table:table-row table:style-name="ro2">
          <table:table-cell office:value-type="float" office:value="2010" table:style-name="ce1">
            <text:p>2010</text:p>
          </table:table-cell>
          <table:table-cell office:value-type="string" table:style-name="ce1">
            <text:p>junio</text:p>
          </table:table-cell>
          <table:table-cell office:value-type="string" table:style-name="ce1">
            <text:p>enero</text:p>
          </table:table-cell>
          <table:table-cell office:value-type="string" table:style-name="ce1">
            <text:p>INSERT INTO `Ciclo`(`Año_Lectivo`, `Inicio`, `Fin`) VALUES ('2010','junio','enero');</text:p>
          </table:table-cell>
          <table:table-cell table:number-columns-repeated="16380"/>
        </table:table-row>
        <table:table-row table:style-name="ro2">
          <table:table-cell office:value-type="float" office:value="2010" table:style-name="ce1">
            <text:p>2010</text:p>
          </table:table-cell>
          <table:table-cell office:value-type="string" table:style-name="ce1">
            <text:p>julio</text:p>
          </table:table-cell>
          <table:table-cell office:value-type="string" table:style-name="ce1">
            <text:p>febrero</text:p>
          </table:table-cell>
          <table:table-cell office:value-type="string" table:style-name="ce1">
            <text:p>INSERT INTO `Ciclo`(`Año_Lectivo`, `Inicio`, `Fin`) VALUES ('2010','julio','febrero');</text:p>
          </table:table-cell>
          <table:table-cell table:number-columns-repeated="16380"/>
        </table:table-row>
        <table:table-row table:style-name="ro2">
          <table:table-cell office:value-type="float" office:value="2010" table:style-name="ce1">
            <text:p>2010</text:p>
          </table:table-cell>
          <table:table-cell office:value-type="string" table:style-name="ce1">
            <text:p>agosto</text:p>
          </table:table-cell>
          <table:table-cell office:value-type="string" table:style-name="ce1">
            <text:p>marzo</text:p>
          </table:table-cell>
          <table:table-cell office:value-type="string" table:style-name="ce1">
            <text:p>INSERT INTO `Ciclo`(`Año_Lectivo`, `Inicio`, `Fin`) VALUES ('2010','agosto','marzo');</text:p>
          </table:table-cell>
          <table:table-cell table:number-columns-repeated="16380"/>
        </table:table-row>
        <table:table-row table:style-name="ro2">
          <table:table-cell office:value-type="float" office:value="2010" table:style-name="ce1">
            <text:p>2010</text:p>
          </table:table-cell>
          <table:table-cell office:value-type="string" table:style-name="ce1">
            <text:p>septiembre</text:p>
          </table:table-cell>
          <table:table-cell office:value-type="string" table:style-name="ce1">
            <text:p>abril</text:p>
          </table:table-cell>
          <table:table-cell office:value-type="string" table:style-name="ce1">
            <text:p>INSERT INTO `Ciclo`(`Año_Lectivo`, `Inicio`, `Fin`) VALUES ('2010','septiembre','abril');</text:p>
          </table:table-cell>
          <table:table-cell table:number-columns-repeated="16380"/>
        </table:table-row>
        <table:table-row table:style-name="ro2">
          <table:table-cell office:value-type="float" office:value="2010" table:style-name="ce1">
            <text:p>2010</text:p>
          </table:table-cell>
          <table:table-cell office:value-type="string" table:style-name="ce1">
            <text:p>octubre</text:p>
          </table:table-cell>
          <table:table-cell office:value-type="string" table:style-name="ce1">
            <text:p>mayo</text:p>
          </table:table-cell>
          <table:table-cell office:value-type="string" table:style-name="ce1">
            <text:p>INSERT INTO `Ciclo`(`Año_Lectivo`, `Inicio`, `Fin`) VALUES ('2010','octubre','mayo');</text:p>
          </table:table-cell>
          <table:table-cell table:number-columns-repeated="16380"/>
        </table:table-row>
        <table:table-row table:style-name="ro2">
          <table:table-cell office:value-type="float" office:value="2010" table:style-name="ce1">
            <text:p>2010</text:p>
          </table:table-cell>
          <table:table-cell office:value-type="string" table:style-name="ce1">
            <text:p>noviembre</text:p>
          </table:table-cell>
          <table:table-cell office:value-type="string" table:style-name="ce1">
            <text:p>junio</text:p>
          </table:table-cell>
          <table:table-cell office:value-type="string" table:style-name="ce1">
            <text:p>INSERT INTO `Ciclo`(`Año_Lectivo`, `Inicio`, `Fin`) VALUES ('2010','noviembre','junio');</text:p>
          </table:table-cell>
          <table:table-cell table:number-columns-repeated="16380"/>
        </table:table-row>
        <table:table-row table:style-name="ro2">
          <table:table-cell office:value-type="float" office:value="2011" table:style-name="ce1">
            <text:p>2011</text:p>
          </table:table-cell>
          <table:table-cell office:value-type="string" table:style-name="ce1">
            <text:p>marzo</text:p>
          </table:table-cell>
          <table:table-cell office:value-type="string" table:style-name="ce1">
            <text:p>julio</text:p>
          </table:table-cell>
          <table:table-cell office:value-type="string" table:style-name="ce1">
            <text:p>INSERT INTO `Ciclo`(`Año_Lectivo`, `Inicio`, `Fin`) VALUES ('2011','marzo','julio');</text:p>
          </table:table-cell>
          <table:table-cell table:number-columns-repeated="16380"/>
        </table:table-row>
        <table:table-row table:style-name="ro2">
          <table:table-cell office:value-type="float" office:value="2011" table:style-name="ce1">
            <text:p>2011</text:p>
          </table:table-cell>
          <table:table-cell office:value-type="string" table:style-name="ce1">
            <text:p>abril</text:p>
          </table:table-cell>
          <table:table-cell office:value-type="string" table:style-name="ce1">
            <text:p>agosto</text:p>
          </table:table-cell>
          <table:table-cell office:value-type="string" table:style-name="ce1">
            <text:p>INSERT INTO `Ciclo`(`Año_Lectivo`, `Inicio`, `Fin`) VALUES ('2011','abril','agosto');</text:p>
          </table:table-cell>
          <table:table-cell table:number-columns-repeated="16380"/>
        </table:table-row>
        <table:table-row table:style-name="ro2">
          <table:table-cell office:value-type="float" office:value="2011" table:style-name="ce1">
            <text:p>2011</text:p>
          </table:table-cell>
          <table:table-cell office:value-type="string" table:style-name="ce1">
            <text:p>mayo</text:p>
          </table:table-cell>
          <table:table-cell office:value-type="string" table:style-name="ce1">
            <text:p>septiembre</text:p>
          </table:table-cell>
          <table:table-cell office:value-type="string" table:style-name="ce1">
            <text:p>INSERT INTO `Ciclo`(`Año_Lectivo`, `Inicio`, `Fin`) VALUES ('2011','mayo','septiembre');</text:p>
          </table:table-cell>
          <table:table-cell table:number-columns-repeated="16380"/>
        </table:table-row>
        <table:table-row table:style-name="ro2">
          <table:table-cell office:value-type="float" office:value="2011" table:style-name="ce1">
            <text:p>2011</text:p>
          </table:table-cell>
          <table:table-cell office:value-type="string" table:style-name="ce1">
            <text:p>junio</text:p>
          </table:table-cell>
          <table:table-cell office:value-type="string" table:style-name="ce1">
            <text:p>octubre</text:p>
          </table:table-cell>
          <table:table-cell office:value-type="string" table:style-name="ce1">
            <text:p>INSERT INTO `Ciclo`(`Año_Lectivo`, `Inicio`, `Fin`) VALUES ('2011','junio','octubre');</text:p>
          </table:table-cell>
          <table:table-cell table:number-columns-repeated="16380"/>
        </table:table-row>
        <table:table-row table:style-name="ro2">
          <table:table-cell office:value-type="float" office:value="2011" table:style-name="ce1">
            <text:p>2011</text:p>
          </table:table-cell>
          <table:table-cell office:value-type="string" table:style-name="ce1">
            <text:p>julio</text:p>
          </table:table-cell>
          <table:table-cell office:value-type="string" table:style-name="ce1">
            <text:p>noviembre</text:p>
          </table:table-cell>
          <table:table-cell office:value-type="string" table:style-name="ce1">
            <text:p>INSERT INTO `Ciclo`(`Año_Lectivo`, `Inicio`, `Fin`) VALUES ('2011','julio','noviembre');</text:p>
          </table:table-cell>
          <table:table-cell table:number-columns-repeated="16380"/>
        </table:table-row>
        <table:table-row table:style-name="ro2">
          <table:table-cell office:value-type="float" office:value="2011" table:style-name="ce1">
            <text:p>2011</text:p>
          </table:table-cell>
          <table:table-cell office:value-type="string" table:style-name="ce1">
            <text:p>agosto</text:p>
          </table:table-cell>
          <table:table-cell office:value-type="string" table:style-name="ce1">
            <text:p>diciembre</text:p>
          </table:table-cell>
          <table:table-cell office:value-type="string" table:style-name="ce1">
            <text:p>INSERT INTO `Ciclo`(`Año_Lectivo`, `Inicio`, `Fin`) VALUES ('2011','agosto','diciembre');</text:p>
          </table:table-cell>
          <table:table-cell table:number-columns-repeated="16380"/>
        </table:table-row>
        <table:table-row table:style-name="ro2">
          <table:table-cell office:value-type="float" office:value="2011" table:style-name="ce1">
            <text:p>2011</text:p>
          </table:table-cell>
          <table:table-cell office:value-type="string" table:style-name="ce1">
            <text:p>septiembre</text:p>
          </table:table-cell>
          <table:table-cell office:value-type="string" table:style-name="ce1">
            <text:p>enero</text:p>
          </table:table-cell>
          <table:table-cell office:value-type="string" table:style-name="ce1">
            <text:p>INSERT INTO `Ciclo`(`Año_Lectivo`, `Inicio`, `Fin`) VALUES ('2011','septiembre','enero');</text:p>
          </table:table-cell>
          <table:table-cell table:number-columns-repeated="16380"/>
        </table:table-row>
        <table:table-row table:style-name="ro2">
          <table:table-cell office:value-type="float" office:value="2011" table:style-name="ce1">
            <text:p>2011</text:p>
          </table:table-cell>
          <table:table-cell office:value-type="string" table:style-name="ce1">
            <text:p>octubre</text:p>
          </table:table-cell>
          <table:table-cell office:value-type="string" table:style-name="ce1">
            <text:p>febrero</text:p>
          </table:table-cell>
          <table:table-cell office:value-type="string" table:style-name="ce1">
            <text:p>INSERT INTO `Ciclo`(`Año_Lectivo`, `Inicio`, `Fin`) VALUES ('2011','octubre','febrero');</text:p>
          </table:table-cell>
          <table:table-cell table:number-columns-repeated="16380"/>
        </table:table-row>
        <table:table-row table:style-name="ro2">
          <table:table-cell office:value-type="float" office:value="2011" table:style-name="ce1">
            <text:p>2011</text:p>
          </table:table-cell>
          <table:table-cell office:value-type="string" table:style-name="ce1">
            <text:p>noviembre</text:p>
          </table:table-cell>
          <table:table-cell office:value-type="string" table:style-name="ce1">
            <text:p>marzo</text:p>
          </table:table-cell>
          <table:table-cell office:value-type="string" table:style-name="ce1">
            <text:p>INSERT INTO `Ciclo`(`Año_Lectivo`, `Inicio`, `Fin`) VALUES ('2011','noviembre','marzo');</text:p>
          </table:table-cell>
          <table:table-cell table:number-columns-repeated="16380"/>
        </table:table-row>
        <table:table-row table:style-name="ro2">
          <table:table-cell office:value-type="float" office:value="2012" table:style-name="ce1">
            <text:p>2012</text:p>
          </table:table-cell>
          <table:table-cell office:value-type="string" table:style-name="ce1">
            <text:p>marzo</text:p>
          </table:table-cell>
          <table:table-cell office:value-type="string" table:style-name="ce1">
            <text:p>abril</text:p>
          </table:table-cell>
          <table:table-cell office:value-type="string" table:style-name="ce1">
            <text:p>INSERT INTO `Ciclo`(`Año_Lectivo`, `Inicio`, `Fin`) VALUES ('2012','marzo','abril');</text:p>
          </table:table-cell>
          <table:table-cell table:number-columns-repeated="16380"/>
        </table:table-row>
        <table:table-row table:style-name="ro2">
          <table:table-cell office:value-type="float" office:value="2012" table:style-name="ce1">
            <text:p>2012</text:p>
          </table:table-cell>
          <table:table-cell office:value-type="string" table:style-name="ce1">
            <text:p>abril</text:p>
          </table:table-cell>
          <table:table-cell office:value-type="string" table:style-name="ce1">
            <text:p>mayo</text:p>
          </table:table-cell>
          <table:table-cell office:value-type="string" table:style-name="ce1">
            <text:p>INSERT INTO `Ciclo`(`Año_Lectivo`, `Inicio`, `Fin`) VALUES ('2012','abril','mayo');</text:p>
          </table:table-cell>
          <table:table-cell table:number-columns-repeated="16380"/>
        </table:table-row>
        <table:table-row table:style-name="ro2">
          <table:table-cell office:value-type="float" office:value="2012" table:style-name="ce1">
            <text:p>2012</text:p>
          </table:table-cell>
          <table:table-cell office:value-type="string" table:style-name="ce1">
            <text:p>mayo</text:p>
          </table:table-cell>
          <table:table-cell office:value-type="string" table:style-name="ce1">
            <text:p>junio</text:p>
          </table:table-cell>
          <table:table-cell office:value-type="string" table:style-name="ce1">
            <text:p>INSERT INTO `Ciclo`(`Año_Lectivo`, `Inicio`, `Fin`) VALUES ('2012','mayo','junio');</text:p>
          </table:table-cell>
          <table:table-cell table:number-columns-repeated="16380"/>
        </table:table-row>
        <table:table-row table:style-name="ro2">
          <table:table-cell office:value-type="float" office:value="2012" table:style-name="ce1">
            <text:p>2012</text:p>
          </table:table-cell>
          <table:table-cell office:value-type="string" table:style-name="ce1">
            <text:p>junio</text:p>
          </table:table-cell>
          <table:table-cell office:value-type="string" table:style-name="ce1">
            <text:p>julio</text:p>
          </table:table-cell>
          <table:table-cell office:value-type="string" table:style-name="ce1">
            <text:p>INSERT INTO `Ciclo`(`Año_Lectivo`, `Inicio`, `Fin`) VALUES ('2012','junio','julio');</text:p>
          </table:table-cell>
          <table:table-cell table:number-columns-repeated="16380"/>
        </table:table-row>
        <table:table-row table:style-name="ro2">
          <table:table-cell office:value-type="float" office:value="2012" table:style-name="ce1">
            <text:p>2012</text:p>
          </table:table-cell>
          <table:table-cell office:value-type="string" table:style-name="ce1">
            <text:p>julio</text:p>
          </table:table-cell>
          <table:table-cell office:value-type="string" table:style-name="ce1">
            <text:p>agosto</text:p>
          </table:table-cell>
          <table:table-cell office:value-type="string" table:style-name="ce1">
            <text:p>INSERT INTO `Ciclo`(`Año_Lectivo`, `Inicio`, `Fin`) VALUES ('2012','julio','agosto');</text:p>
          </table:table-cell>
          <table:table-cell table:number-columns-repeated="16380"/>
        </table:table-row>
        <table:table-row table:style-name="ro2">
          <table:table-cell office:value-type="float" office:value="2012" table:style-name="ce1">
            <text:p>2012</text:p>
          </table:table-cell>
          <table:table-cell office:value-type="string" table:style-name="ce1">
            <text:p>agosto</text:p>
          </table:table-cell>
          <table:table-cell office:value-type="string" table:style-name="ce1">
            <text:p>septiembre</text:p>
          </table:table-cell>
          <table:table-cell office:value-type="string" table:style-name="ce1">
            <text:p>INSERT INTO `Ciclo`(`Año_Lectivo`, `Inicio`, `Fin`) VALUES ('2012','agosto','septiembre');</text:p>
          </table:table-cell>
          <table:table-cell table:number-columns-repeated="16380"/>
        </table:table-row>
        <table:table-row table:style-name="ro2">
          <table:table-cell office:value-type="float" office:value="2012" table:style-name="ce1">
            <text:p>2012</text:p>
          </table:table-cell>
          <table:table-cell office:value-type="string" table:style-name="ce1">
            <text:p>septiembre</text:p>
          </table:table-cell>
          <table:table-cell office:value-type="string" table:style-name="ce1">
            <text:p>octubre</text:p>
          </table:table-cell>
          <table:table-cell office:value-type="string" table:style-name="ce1">
            <text:p>INSERT INTO `Ciclo`(`Año_Lectivo`, `Inicio`, `Fin`) VALUES ('2012','septiembre','octubre');</text:p>
          </table:table-cell>
          <table:table-cell table:number-columns-repeated="16380"/>
        </table:table-row>
        <table:table-row table:style-name="ro2">
          <table:table-cell office:value-type="float" office:value="2012" table:style-name="ce1">
            <text:p>2012</text:p>
          </table:table-cell>
          <table:table-cell office:value-type="string" table:style-name="ce1">
            <text:p>octubre</text:p>
          </table:table-cell>
          <table:table-cell office:value-type="string" table:style-name="ce1">
            <text:p>noviembre</text:p>
          </table:table-cell>
          <table:table-cell office:value-type="string" table:style-name="ce1">
            <text:p>INSERT INTO `Ciclo`(`Año_Lectivo`, `Inicio`, `Fin`) VALUES ('2012','octubre','noviembre');</text:p>
          </table:table-cell>
          <table:table-cell table:number-columns-repeated="16380"/>
        </table:table-row>
        <table:table-row table:style-name="ro2">
          <table:table-cell office:value-type="float" office:value="2012" table:style-name="ce1">
            <text:p>2012</text:p>
          </table:table-cell>
          <table:table-cell office:value-type="string" table:style-name="ce1">
            <text:p>noviembre</text:p>
          </table:table-cell>
          <table:table-cell office:value-type="string" table:style-name="ce1">
            <text:p>diciembre</text:p>
          </table:table-cell>
          <table:table-cell office:value-type="string" table:style-name="ce1">
            <text:p>INSERT INTO `Ciclo`(`Año_Lectivo`, `Inicio`, `Fin`) VALUES ('2012','noviembre','diciembre');</text:p>
          </table:table-cell>
          <table:table-cell table:number-columns-repeated="16380"/>
        </table:table-row>
        <table:table-row table:style-name="ro2">
          <table:table-cell office:value-type="float" office:value="2013" table:style-name="ce1">
            <text:p>2013</text:p>
          </table:table-cell>
          <table:table-cell office:value-type="string" table:style-name="ce1">
            <text:p>marzo</text:p>
          </table:table-cell>
          <table:table-cell office:value-type="string" table:style-name="ce1">
            <text:p>enero</text:p>
          </table:table-cell>
          <table:table-cell office:value-type="string" table:style-name="ce1">
            <text:p>INSERT INTO `Ciclo`(`Año_Lectivo`, `Inicio`, `Fin`) VALUES ('2013','marzo','enero');</text:p>
          </table:table-cell>
          <table:table-cell table:number-columns-repeated="16380"/>
        </table:table-row>
        <table:table-row table:style-name="ro2">
          <table:table-cell office:value-type="float" office:value="2013" table:style-name="ce1">
            <text:p>2013</text:p>
          </table:table-cell>
          <table:table-cell office:value-type="string" table:style-name="ce1">
            <text:p>abril</text:p>
          </table:table-cell>
          <table:table-cell office:value-type="string" table:style-name="ce1">
            <text:p>febrero</text:p>
          </table:table-cell>
          <table:table-cell office:value-type="string" table:style-name="ce1">
            <text:p>INSERT INTO `Ciclo`(`Año_Lectivo`, `Inicio`, `Fin`) VALUES ('2013','abril','febrero');</text:p>
          </table:table-cell>
          <table:table-cell table:number-columns-repeated="16380"/>
        </table:table-row>
        <table:table-row table:style-name="ro2">
          <table:table-cell office:value-type="float" office:value="2013" table:style-name="ce1">
            <text:p>2013</text:p>
          </table:table-cell>
          <table:table-cell office:value-type="string" table:style-name="ce1">
            <text:p>mayo</text:p>
          </table:table-cell>
          <table:table-cell office:value-type="string" table:style-name="ce1">
            <text:p>marzo</text:p>
          </table:table-cell>
          <table:table-cell office:value-type="string" table:style-name="ce1">
            <text:p>INSERT INTO `Ciclo`(`Año_Lectivo`, `Inicio`, `Fin`) VALUES ('2013','mayo','marzo');</text:p>
          </table:table-cell>
          <table:table-cell table:number-columns-repeated="16380"/>
        </table:table-row>
        <table:table-row table:style-name="ro2">
          <table:table-cell office:value-type="float" office:value="2013" table:style-name="ce1">
            <text:p>2013</text:p>
          </table:table-cell>
          <table:table-cell office:value-type="string" table:style-name="ce1">
            <text:p>junio</text:p>
          </table:table-cell>
          <table:table-cell office:value-type="string" table:style-name="ce1">
            <text:p>abril</text:p>
          </table:table-cell>
          <table:table-cell office:value-type="string" table:style-name="ce1">
            <text:p>INSERT INTO `Ciclo`(`Año_Lectivo`, `Inicio`, `Fin`) VALUES ('2013','junio','abril');</text:p>
          </table:table-cell>
          <table:table-cell table:number-columns-repeated="16380"/>
        </table:table-row>
        <table:table-row table:style-name="ro2">
          <table:table-cell office:value-type="float" office:value="2013" table:style-name="ce1">
            <text:p>2013</text:p>
          </table:table-cell>
          <table:table-cell office:value-type="string" table:style-name="ce1">
            <text:p>julio</text:p>
          </table:table-cell>
          <table:table-cell office:value-type="string" table:style-name="ce1">
            <text:p>mayo</text:p>
          </table:table-cell>
          <table:table-cell office:value-type="string" table:style-name="ce1">
            <text:p>INSERT INTO `Ciclo`(`Año_Lectivo`, `Inicio`, `Fin`) VALUES ('2013','julio','mayo');</text:p>
          </table:table-cell>
          <table:table-cell table:number-columns-repeated="16380"/>
        </table:table-row>
        <table:table-row table:style-name="ro2">
          <table:table-cell office:value-type="float" office:value="2013" table:style-name="ce1">
            <text:p>2013</text:p>
          </table:table-cell>
          <table:table-cell office:value-type="string" table:style-name="ce1">
            <text:p>agosto</text:p>
          </table:table-cell>
          <table:table-cell office:value-type="string" table:style-name="ce1">
            <text:p>junio</text:p>
          </table:table-cell>
          <table:table-cell office:value-type="string" table:style-name="ce1">
            <text:p>INSERT INTO `Ciclo`(`Año_Lectivo`, `Inicio`, `Fin`) VALUES ('2013','agosto','junio');</text:p>
          </table:table-cell>
          <table:table-cell table:number-columns-repeated="16380"/>
        </table:table-row>
        <table:table-row table:style-name="ro2">
          <table:table-cell office:value-type="float" office:value="2013" table:style-name="ce1">
            <text:p>2013</text:p>
          </table:table-cell>
          <table:table-cell office:value-type="string" table:style-name="ce1">
            <text:p>septiembre</text:p>
          </table:table-cell>
          <table:table-cell office:value-type="string" table:style-name="ce1">
            <text:p>julio</text:p>
          </table:table-cell>
          <table:table-cell office:value-type="string" table:style-name="ce1">
            <text:p>INSERT INTO `Ciclo`(`Año_Lectivo`, `Inicio`, `Fin`) VALUES ('2013','septiembre','julio');</text:p>
          </table:table-cell>
          <table:table-cell table:number-columns-repeated="16380"/>
        </table:table-row>
        <table:table-row table:style-name="ro2">
          <table:table-cell office:value-type="float" office:value="2013" table:style-name="ce1">
            <text:p>2013</text:p>
          </table:table-cell>
          <table:table-cell office:value-type="string" table:style-name="ce1">
            <text:p>octubre</text:p>
          </table:table-cell>
          <table:table-cell office:value-type="string" table:style-name="ce1">
            <text:p>agosto</text:p>
          </table:table-cell>
          <table:table-cell office:value-type="string" table:style-name="ce1">
            <text:p>INSERT INTO `Ciclo`(`Año_Lectivo`, `Inicio`, `Fin`) VALUES ('2013','octubre','agosto');</text:p>
          </table:table-cell>
          <table:table-cell table:number-columns-repeated="16380"/>
        </table:table-row>
        <table:table-row table:style-name="ro2">
          <table:table-cell office:value-type="float" office:value="2013" table:style-name="ce1">
            <text:p>2013</text:p>
          </table:table-cell>
          <table:table-cell office:value-type="string" table:style-name="ce1">
            <text:p>noviembre</text:p>
          </table:table-cell>
          <table:table-cell office:value-type="string" table:style-name="ce1">
            <text:p>septiembre</text:p>
          </table:table-cell>
          <table:table-cell office:value-type="string" table:style-name="ce1">
            <text:p>INSERT INTO `Ciclo`(`Año_Lectivo`, `Inicio`, `Fin`) VALUES ('2013','noviembre','septiembre');</text:p>
          </table:table-cell>
          <table:table-cell table:number-columns-repeated="16380"/>
        </table:table-row>
        <table:table-row table:style-name="ro2">
          <table:table-cell office:value-type="float" office:value="2014" table:style-name="ce1">
            <text:p>2014</text:p>
          </table:table-cell>
          <table:table-cell office:value-type="string" table:style-name="ce1">
            <text:p>marzo</text:p>
          </table:table-cell>
          <table:table-cell office:value-type="string" table:style-name="ce1">
            <text:p>octubre</text:p>
          </table:table-cell>
          <table:table-cell office:value-type="string" table:style-name="ce1">
            <text:p>INSERT INTO `Ciclo`(`Año_Lectivo`, `Inicio`, `Fin`) VALUES ('2014','marzo','octubre');</text:p>
          </table:table-cell>
          <table:table-cell table:number-columns-repeated="16380"/>
        </table:table-row>
        <table:table-row table:style-name="ro2">
          <table:table-cell office:value-type="float" office:value="2014" table:style-name="ce1">
            <text:p>2014</text:p>
          </table:table-cell>
          <table:table-cell office:value-type="string" table:style-name="ce1">
            <text:p>abril</text:p>
          </table:table-cell>
          <table:table-cell office:value-type="string" table:style-name="ce1">
            <text:p>noviembre</text:p>
          </table:table-cell>
          <table:table-cell office:value-type="string" table:style-name="ce1">
            <text:p>INSERT INTO `Ciclo`(`Año_Lectivo`, `Inicio`, `Fin`) VALUES ('2014','abril','noviembre');</text:p>
          </table:table-cell>
          <table:table-cell table:number-columns-repeated="16380"/>
        </table:table-row>
        <table:table-row table:style-name="ro2">
          <table:table-cell office:value-type="float" office:value="2014" table:style-name="ce1">
            <text:p>2014</text:p>
          </table:table-cell>
          <table:table-cell office:value-type="string" table:style-name="ce1">
            <text:p>mayo</text:p>
          </table:table-cell>
          <table:table-cell office:value-type="string" table:style-name="ce1">
            <text:p>diciembre</text:p>
          </table:table-cell>
          <table:table-cell office:value-type="string" table:style-name="ce1">
            <text:p>INSERT INTO `Ciclo`(`Año_Lectivo`, `Inicio`, `Fin`) VALUES ('2014','mayo','diciembre');</text:p>
          </table:table-cell>
          <table:table-cell table:number-columns-repeated="16380"/>
        </table:table-row>
        <table:table-row table:style-name="ro2">
          <table:table-cell office:value-type="float" office:value="2014" table:style-name="ce1">
            <text:p>2014</text:p>
          </table:table-cell>
          <table:table-cell office:value-type="string" table:style-name="ce1">
            <text:p>junio</text:p>
          </table:table-cell>
          <table:table-cell office:value-type="string" table:style-name="ce1">
            <text:p>enero</text:p>
          </table:table-cell>
          <table:table-cell office:value-type="string" table:style-name="ce1">
            <text:p>INSERT INTO `Ciclo`(`Año_Lectivo`, `Inicio`, `Fin`) VALUES ('2014','junio','enero');</text:p>
          </table:table-cell>
          <table:table-cell table:number-columns-repeated="16380"/>
        </table:table-row>
        <table:table-row table:style-name="ro2">
          <table:table-cell office:value-type="float" office:value="2014" table:style-name="ce1">
            <text:p>2014</text:p>
          </table:table-cell>
          <table:table-cell office:value-type="string" table:style-name="ce1">
            <text:p>julio</text:p>
          </table:table-cell>
          <table:table-cell office:value-type="string" table:style-name="ce1">
            <text:p>febrero</text:p>
          </table:table-cell>
          <table:table-cell office:value-type="string" table:style-name="ce1">
            <text:p>INSERT INTO `Ciclo`(`Año_Lectivo`, `Inicio`, `Fin`) VALUES ('2014','julio','febrero');</text:p>
          </table:table-cell>
          <table:table-cell table:number-columns-repeated="16380"/>
        </table:table-row>
        <table:table-row table:style-name="ro2">
          <table:table-cell office:value-type="float" office:value="2014" table:style-name="ce1">
            <text:p>2014</text:p>
          </table:table-cell>
          <table:table-cell office:value-type="string" table:style-name="ce1">
            <text:p>agosto</text:p>
          </table:table-cell>
          <table:table-cell office:value-type="string" table:style-name="ce1">
            <text:p>marzo</text:p>
          </table:table-cell>
          <table:table-cell office:value-type="string" table:style-name="ce1">
            <text:p>INSERT INTO `Ciclo`(`Año_Lectivo`, `Inicio`, `Fin`) VALUES ('2014','agosto','marzo');</text:p>
          </table:table-cell>
          <table:table-cell table:number-columns-repeated="16380"/>
        </table:table-row>
        <table:table-row table:style-name="ro2">
          <table:table-cell office:value-type="float" office:value="2014" table:style-name="ce1">
            <text:p>2014</text:p>
          </table:table-cell>
          <table:table-cell office:value-type="string" table:style-name="ce1">
            <text:p>septiembre</text:p>
          </table:table-cell>
          <table:table-cell office:value-type="string" table:style-name="ce1">
            <text:p>abril</text:p>
          </table:table-cell>
          <table:table-cell office:value-type="string" table:style-name="ce1">
            <text:p>INSERT INTO `Ciclo`(`Año_Lectivo`, `Inicio`, `Fin`) VALUES ('2014','septiembre','abril');</text:p>
          </table:table-cell>
          <table:table-cell table:number-columns-repeated="16380"/>
        </table:table-row>
        <table:table-row table:style-name="ro2">
          <table:table-cell office:value-type="float" office:value="2014" table:style-name="ce1">
            <text:p>2014</text:p>
          </table:table-cell>
          <table:table-cell office:value-type="string" table:style-name="ce1">
            <text:p>octubre</text:p>
          </table:table-cell>
          <table:table-cell office:value-type="string" table:style-name="ce1">
            <text:p>mayo</text:p>
          </table:table-cell>
          <table:table-cell office:value-type="string" table:style-name="ce1">
            <text:p>INSERT INTO `Ciclo`(`Año_Lectivo`, `Inicio`, `Fin`) VALUES ('2014','octubre','mayo');</text:p>
          </table:table-cell>
          <table:table-cell table:number-columns-repeated="16380"/>
        </table:table-row>
        <table:table-row table:style-name="ro2">
          <table:table-cell office:value-type="float" office:value="2014" table:style-name="ce1">
            <text:p>2014</text:p>
          </table:table-cell>
          <table:table-cell office:value-type="string" table:style-name="ce1">
            <text:p>noviembre</text:p>
          </table:table-cell>
          <table:table-cell office:value-type="string" table:style-name="ce1">
            <text:p>junio</text:p>
          </table:table-cell>
          <table:table-cell office:value-type="string" table:style-name="ce1">
            <text:p>INSERT INTO `Ciclo`(`Año_Lectivo`, `Inicio`, `Fin`) VALUES ('2014','noviembre','junio');</text:p>
          </table:table-cell>
          <table:table-cell table:number-columns-repeated="16380"/>
        </table:table-row>
        <table:table-row table:style-name="ro2">
          <table:table-cell office:value-type="float" office:value="2015" table:style-name="ce1">
            <text:p>2015</text:p>
          </table:table-cell>
          <table:table-cell office:value-type="string" table:style-name="ce1">
            <text:p>marzo</text:p>
          </table:table-cell>
          <table:table-cell office:value-type="string" table:style-name="ce1">
            <text:p>julio</text:p>
          </table:table-cell>
          <table:table-cell office:value-type="string" table:style-name="ce1">
            <text:p>INSERT INTO `Ciclo`(`Año_Lectivo`, `Inicio`, `Fin`) VALUES ('2015','marzo','julio');</text:p>
          </table:table-cell>
          <table:table-cell table:number-columns-repeated="16380"/>
        </table:table-row>
        <table:table-row table:style-name="ro2">
          <table:table-cell office:value-type="float" office:value="2015" table:style-name="ce1">
            <text:p>2015</text:p>
          </table:table-cell>
          <table:table-cell office:value-type="string" table:style-name="ce1">
            <text:p>abril</text:p>
          </table:table-cell>
          <table:table-cell office:value-type="string" table:style-name="ce1">
            <text:p>agosto</text:p>
          </table:table-cell>
          <table:table-cell office:value-type="string" table:style-name="ce1">
            <text:p>INSERT INTO `Ciclo`(`Año_Lectivo`, `Inicio`, `Fin`) VALUES ('2015','abril','agosto');</text:p>
          </table:table-cell>
          <table:table-cell table:number-columns-repeated="16380"/>
        </table:table-row>
        <table:table-row table:style-name="ro2">
          <table:table-cell office:value-type="float" office:value="2015" table:style-name="ce1">
            <text:p>2015</text:p>
          </table:table-cell>
          <table:table-cell office:value-type="string" table:style-name="ce1">
            <text:p>mayo</text:p>
          </table:table-cell>
          <table:table-cell office:value-type="string" table:style-name="ce1">
            <text:p>septiembre</text:p>
          </table:table-cell>
          <table:table-cell office:value-type="string" table:style-name="ce1">
            <text:p>INSERT INTO `Ciclo`(`Año_Lectivo`, `Inicio`, `Fin`) VALUES ('2015','mayo','septiembre');</text:p>
          </table:table-cell>
          <table:table-cell table:number-columns-repeated="16380"/>
        </table:table-row>
        <table:table-row table:style-name="ro2">
          <table:table-cell office:value-type="float" office:value="2015" table:style-name="ce1">
            <text:p>2015</text:p>
          </table:table-cell>
          <table:table-cell office:value-type="string" table:style-name="ce1">
            <text:p>junio</text:p>
          </table:table-cell>
          <table:table-cell office:value-type="string" table:style-name="ce1">
            <text:p>octubre</text:p>
          </table:table-cell>
          <table:table-cell office:value-type="string" table:style-name="ce1">
            <text:p>INSERT INTO `Ciclo`(`Año_Lectivo`, `Inicio`, `Fin`) VALUES ('2015','junio','octubre');</text:p>
          </table:table-cell>
          <table:table-cell table:number-columns-repeated="16380"/>
        </table:table-row>
        <table:table-row table:style-name="ro2">
          <table:table-cell office:value-type="float" office:value="2015" table:style-name="ce1">
            <text:p>2015</text:p>
          </table:table-cell>
          <table:table-cell office:value-type="string" table:style-name="ce1">
            <text:p>julio</text:p>
          </table:table-cell>
          <table:table-cell office:value-type="string" table:style-name="ce1">
            <text:p>noviembre</text:p>
          </table:table-cell>
          <table:table-cell office:value-type="string" table:style-name="ce1">
            <text:p>INSERT INTO `Ciclo`(`Año_Lectivo`, `Inicio`, `Fin`) VALUES ('2015','julio','noviembre');</text:p>
          </table:table-cell>
          <table:table-cell table:number-columns-repeated="16380"/>
        </table:table-row>
        <table:table-row table:style-name="ro2">
          <table:table-cell office:value-type="float" office:value="2015" table:style-name="ce1">
            <text:p>2015</text:p>
          </table:table-cell>
          <table:table-cell office:value-type="string" table:style-name="ce1">
            <text:p>agosto</text:p>
          </table:table-cell>
          <table:table-cell office:value-type="string" table:style-name="ce1">
            <text:p>diciembre</text:p>
          </table:table-cell>
          <table:table-cell office:value-type="string" table:style-name="ce1">
            <text:p>INSERT INTO `Ciclo`(`Año_Lectivo`, `Inicio`, `Fin`) VALUES ('2015','agosto','diciembre');</text:p>
          </table:table-cell>
          <table:table-cell table:number-columns-repeated="16380"/>
        </table:table-row>
        <table:table-row table:style-name="ro2">
          <table:table-cell office:value-type="float" office:value="2015" table:style-name="ce1">
            <text:p>2015</text:p>
          </table:table-cell>
          <table:table-cell office:value-type="string" table:style-name="ce1">
            <text:p>septiembre</text:p>
          </table:table-cell>
          <table:table-cell office:value-type="string" table:style-name="ce1">
            <text:p>enero</text:p>
          </table:table-cell>
          <table:table-cell office:value-type="string" table:style-name="ce1">
            <text:p>INSERT INTO `Ciclo`(`Año_Lectivo`, `Inicio`, `Fin`) VALUES ('2015','septiembre','enero');</text:p>
          </table:table-cell>
          <table:table-cell table:number-columns-repeated="16380"/>
        </table:table-row>
        <table:table-row table:style-name="ro2">
          <table:table-cell office:value-type="float" office:value="2015" table:style-name="ce1">
            <text:p>2015</text:p>
          </table:table-cell>
          <table:table-cell office:value-type="string" table:style-name="ce1">
            <text:p>octubre</text:p>
          </table:table-cell>
          <table:table-cell office:value-type="string" table:style-name="ce1">
            <text:p>febrero</text:p>
          </table:table-cell>
          <table:table-cell office:value-type="string" table:style-name="ce1">
            <text:p>INSERT INTO `Ciclo`(`Año_Lectivo`, `Inicio`, `Fin`) VALUES ('2015','octubre','febrero');</text:p>
          </table:table-cell>
          <table:table-cell table:number-columns-repeated="16380"/>
        </table:table-row>
        <table:table-row table:style-name="ro2">
          <table:table-cell office:value-type="float" office:value="2015" table:style-name="ce1">
            <text:p>2015</text:p>
          </table:table-cell>
          <table:table-cell office:value-type="string" table:style-name="ce1">
            <text:p>noviembre</text:p>
          </table:table-cell>
          <table:table-cell office:value-type="string" table:style-name="ce1">
            <text:p>marzo</text:p>
          </table:table-cell>
          <table:table-cell office:value-type="string" table:style-name="ce1">
            <text:p>INSERT INTO `Ciclo`(`Año_Lectivo`, `Inicio`, `Fin`) VALUES ('2015','noviembre','marzo');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rzo</text:p>
          </table:table-cell>
          <table:table-cell office:value-type="float" office:value="2010" table:style-name="ce1">
            <text:p>2010</text:p>
          </table:table-cell>
          <table:table-cell office:value-type="float" office:value="50" table:style-name="ce1">
            <text:p>50</text:p>
          </table:table-cell>
          <table:table-cell office:value-type="string" table:style-name="ce5">
            <text:p>2010-03-11</text:p>
          </table:table-cell>
          <table:table-cell office:value-type="string" table:style-name="ce1">
            <text:p>INSERT INTO `Pagos`(`ID_Alumno`, `ID_Empleado`, `Mes`, `Año`, `Descuento`, `Fecha_Pago`) VALUES ('1','1','marzo','2010','50','2010-03-11');</text:p>
          </table:table-cell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rzo</text:p>
          </table:table-cell>
          <table:table-cell office:value-type="float" office:value="2011" table:style-name="ce1">
            <text:p>2011</text:p>
          </table:table-cell>
          <table:table-cell office:value-type="float" office:value="50" table:style-name="ce1">
            <text:p>50</text:p>
          </table:table-cell>
          <table:table-cell office:value-type="string" table:style-name="ce5">
            <text:p>2011-03-10</text:p>
          </table:table-cell>
          <table:table-cell office:value-type="string" table:style-name="ce1">
            <text:p>INSERT INTO `Pagos`(`ID_Alumno`, `ID_Empleado`, `Mes`, `Año`, `Descuento`, `Fecha_Pago`) VALUES ('2','2','marzo','2011','50','2011-03-10');</text:p>
          </table:table-cell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zo</text:p>
          </table:table-cell>
          <table:table-cell office:value-type="float" office:value="2012" table:style-name="ce1">
            <text:p>2012</text:p>
          </table:table-cell>
          <table:table-cell office:value-type="float" office:value="50" table:style-name="ce1">
            <text:p>50</text:p>
          </table:table-cell>
          <table:table-cell office:value-type="string" table:style-name="ce5">
            <text:p>2012-03-12</text:p>
          </table:table-cell>
          <table:table-cell office:value-type="string" table:style-name="ce1">
            <text:p>INSERT INTO `Pagos`(`ID_Alumno`, `ID_Empleado`, `Mes`, `Año`, `Descuento`, `Fecha_Pago`) VALUES ('3','3','marzo','2012','50','2012-03-12');</text:p>
          </table:table-cell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arzo</text:p>
          </table:table-cell>
          <table:table-cell office:value-type="float" office:value="2013" table:style-name="ce1">
            <text:p>2013</text:p>
          </table:table-cell>
          <table:table-cell office:value-type="float" office:value="20" table:style-name="ce1">
            <text:p>20</text:p>
          </table:table-cell>
          <table:table-cell office:value-type="string" table:style-name="ce5">
            <text:p>2013-03-11</text:p>
          </table:table-cell>
          <table:table-cell office:value-type="string" table:style-name="ce1">
            <text:p>INSERT INTO `Pagos`(`ID_Alumno`, `ID_Empleado`, `Mes`, `Año`, `Descuento`, `Fecha_Pago`) VALUES ('4','4','marzo','2013','20','2013-03-11');</text:p>
          </table:table-cell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arzo</text:p>
          </table:table-cell>
          <table:table-cell office:value-type="float" office:value="2014" table:style-name="ce1">
            <text:p>2014</text:p>
          </table:table-cell>
          <table:table-cell office:value-type="float" office:value="20" table:style-name="ce1">
            <text:p>20</text:p>
          </table:table-cell>
          <table:table-cell office:value-type="string" table:style-name="ce5">
            <text:p>2014-03-10</text:p>
          </table:table-cell>
          <table:table-cell office:value-type="string" table:style-name="ce1">
            <text:p>INSERT INTO `Pagos`(`ID_Alumno`, `ID_Empleado`, `Mes`, `Año`, `Descuento`, `Fecha_Pago`) VALUES ('5','5','marzo','2014','20','2014-03-10');</text:p>
          </table:table-cell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junio</text:p>
          </table:table-cell>
          <table:table-cell office:value-type="float" office:value="2010" table:style-name="ce1">
            <text:p>2010</text:p>
          </table:table-cell>
          <table:table-cell office:value-type="float" office:value="0" table:style-name="ce1">
            <text:p>0</text:p>
          </table:table-cell>
          <table:table-cell office:value-type="string" table:style-name="ce5">
            <text:p>2010-06-09</text:p>
          </table:table-cell>
          <table:table-cell office:value-type="string" table:style-name="ce1">
            <text:p>INSERT INTO `Pagos`(`ID_Alumno`, `ID_Empleado`, `Mes`, `Año`, `Descuento`, `Fecha_Pago`) VALUES ('6','6','junio','2010','0','2010-06-09');</text:p>
          </table:table-cell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junio</text:p>
          </table:table-cell>
          <table:table-cell office:value-type="float" office:value="2011" table:style-name="ce1">
            <text:p>2011</text:p>
          </table:table-cell>
          <table:table-cell office:value-type="float" office:value="0" table:style-name="ce1">
            <text:p>0</text:p>
          </table:table-cell>
          <table:table-cell office:value-type="string" table:style-name="ce5">
            <text:p>2011-06-08</text:p>
          </table:table-cell>
          <table:table-cell office:value-type="string" table:style-name="ce1">
            <text:p>INSERT INTO `Pagos`(`ID_Alumno`, `ID_Empleado`, `Mes`, `Año`, `Descuento`, `Fecha_Pago`) VALUES ('7','7','junio','2011','0','2011-06-08');</text:p>
          </table:table-cell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junio</text:p>
          </table:table-cell>
          <table:table-cell office:value-type="float" office:value="2012" table:style-name="ce1">
            <text:p>2012</text:p>
          </table:table-cell>
          <table:table-cell office:value-type="float" office:value="0" table:style-name="ce1">
            <text:p>0</text:p>
          </table:table-cell>
          <table:table-cell office:value-type="string" table:style-name="ce5">
            <text:p>2012-06-07</text:p>
          </table:table-cell>
          <table:table-cell office:value-type="string" table:style-name="ce1">
            <text:p>INSERT INTO `Pagos`(`ID_Alumno`, `ID_Empleado`, `Mes`, `Año`, `Descuento`, `Fecha_Pago`) VALUES ('8','8','junio','2012','0','2012-06-07');</text:p>
          </table:table-cell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junio</text:p>
          </table:table-cell>
          <table:table-cell office:value-type="float" office:value="2013" table:style-name="ce1">
            <text:p>2013</text:p>
          </table:table-cell>
          <table:table-cell office:value-type="float" office:value="0" table:style-name="ce1">
            <text:p>0</text:p>
          </table:table-cell>
          <table:table-cell office:value-type="string" table:style-name="ce5">
            <text:p>2013-06-06</text:p>
          </table:table-cell>
          <table:table-cell office:value-type="string" table:style-name="ce1">
            <text:p>INSERT INTO `Pagos`(`ID_Alumno`, `ID_Empleado`, `Mes`, `Año`, `Descuento`, `Fecha_Pago`) VALUES ('9','9','junio','2013','0','2013-06-06');</text:p>
          </table:table-cell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junio</text:p>
          </table:table-cell>
          <table:table-cell office:value-type="float" office:value="2014" table:style-name="ce1">
            <text:p>2014</text:p>
          </table:table-cell>
          <table:table-cell office:value-type="float" office:value="50" table:style-name="ce1">
            <text:p>50</text:p>
          </table:table-cell>
          <table:table-cell office:value-type="string" table:style-name="ce5">
            <text:p>2014-06-05</text:p>
          </table:table-cell>
          <table:table-cell office:value-type="string" table:style-name="ce1">
            <text:p>INSERT INTO `Pagos`(`ID_Alumno`, `ID_Empleado`, `Mes`, `Año`, `Descuento`, `Fecha_Pago`) VALUES ('10','10','junio','2014','50','2014-06-05');</text:p>
          </table:table-cell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julio</text:p>
          </table:table-cell>
          <table:table-cell office:value-type="float" office:value="2010" table:style-name="ce1">
            <text:p>2010</text:p>
          </table:table-cell>
          <table:table-cell office:value-type="float" office:value="50" table:style-name="ce1">
            <text:p>50</text:p>
          </table:table-cell>
          <table:table-cell office:value-type="string" table:style-name="ce5">
            <text:p>2010-07-04</text:p>
          </table:table-cell>
          <table:table-cell office:value-type="string" table:style-name="ce1">
            <text:p>INSERT INTO `Pagos`(`ID_Alumno`, `ID_Empleado`, `Mes`, `Año`, `Descuento`, `Fecha_Pago`) VALUES ('11','11','julio','2010','50','2010-07-04');</text:p>
          </table:table-cell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julio</text:p>
          </table:table-cell>
          <table:table-cell office:value-type="float" office:value="2011" table:style-name="ce1">
            <text:p>2011</text:p>
          </table:table-cell>
          <table:table-cell office:value-type="float" office:value="50" table:style-name="ce1">
            <text:p>50</text:p>
          </table:table-cell>
          <table:table-cell office:value-type="string" table:style-name="ce5">
            <text:p>2011-07-03</text:p>
          </table:table-cell>
          <table:table-cell office:value-type="string" table:style-name="ce1">
            <text:p>INSERT INTO `Pagos`(`ID_Alumno`, `ID_Empleado`, `Mes`, `Año`, `Descuento`, `Fecha_Pago`) VALUES ('12','12','julio','2011','50','2011-07-03');</text:p>
          </table:table-cell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julio</text:p>
          </table:table-cell>
          <table:table-cell office:value-type="float" office:value="2012" table:style-name="ce1">
            <text:p>2012</text:p>
          </table:table-cell>
          <table:table-cell office:value-type="float" office:value="0" table:style-name="ce1">
            <text:p>0</text:p>
          </table:table-cell>
          <table:table-cell office:value-type="string" table:style-name="ce5">
            <text:p>2012-07-02</text:p>
          </table:table-cell>
          <table:table-cell office:value-type="string" table:style-name="ce1">
            <text:p>INSERT INTO `Pagos`(`ID_Alumno`, `ID_Empleado`, `Mes`, `Año`, `Descuento`, `Fecha_Pago`) VALUES ('13','13','julio','2012','0','2012-07-02');</text:p>
          </table:table-cell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julio</text:p>
          </table:table-cell>
          <table:table-cell office:value-type="float" office:value="2013" table:style-name="ce1">
            <text:p>2013</text:p>
          </table:table-cell>
          <table:table-cell office:value-type="float" office:value="0" table:style-name="ce1">
            <text:p>0</text:p>
          </table:table-cell>
          <table:table-cell office:value-type="string" table:style-name="ce5">
            <text:p>2013-07-01</text:p>
          </table:table-cell>
          <table:table-cell office:value-type="string" table:style-name="ce1">
            <text:p>INSERT INTO `Pagos`(`ID_Alumno`, `ID_Empleado`, `Mes`, `Año`, `Descuento`, `Fecha_Pago`) VALUES ('14','14','julio','2013','0','2013-07-01');</text:p>
          </table:table-cell>
          <table:table-cell table:number-columns-repeated="16377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julio</text:p>
          </table:table-cell>
          <table:table-cell office:value-type="float" office:value="2014" table:style-name="ce1">
            <text:p>2014</text:p>
          </table:table-cell>
          <table:table-cell office:value-type="float" office:value="20" table:style-name="ce1">
            <text:p>20</text:p>
          </table:table-cell>
          <table:table-cell office:value-type="string" table:style-name="ce5">
            <text:p>2014-07-27</text:p>
          </table:table-cell>
          <table:table-cell office:value-type="string" table:style-name="ce1">
            <text:p>INSERT INTO `Pagos`(`ID_Alumno`, `ID_Empleado`, `Mes`, `Año`, `Descuento`, `Fecha_Pago`) VALUES ('15','15','julio','2014','20','2014-07-27');</text:p>
          </table:table-cell>
          <table:table-cell table:number-columns-repeated="16377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julio</text:p>
          </table:table-cell>
          <table:table-cell office:value-type="float" office:value="2010" table:style-name="ce1">
            <text:p>2010</text:p>
          </table:table-cell>
          <table:table-cell office:value-type="float" office:value="20" table:style-name="ce1">
            <text:p>20</text:p>
          </table:table-cell>
          <table:table-cell office:value-type="string" table:style-name="ce5">
            <text:p>2010-07-25</text:p>
          </table:table-cell>
          <table:table-cell office:value-type="string" table:style-name="ce1">
            <text:p>INSERT INTO `Pagos`(`ID_Alumno`, `ID_Empleado`, `Mes`, `Año`, `Descuento`, `Fecha_Pago`) VALUES ('16','16','julio','2010','20','2010-07-25');</text:p>
          </table:table-cell>
          <table:table-cell table:number-columns-repeated="16377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julio</text:p>
          </table:table-cell>
          <table:table-cell office:value-type="float" office:value="2011" table:style-name="ce1">
            <text:p>2011</text:p>
          </table:table-cell>
          <table:table-cell office:value-type="float" office:value="20" table:style-name="ce1">
            <text:p>20</text:p>
          </table:table-cell>
          <table:table-cell office:value-type="string" table:style-name="ce5">
            <text:p>2011-07-25</text:p>
          </table:table-cell>
          <table:table-cell office:value-type="string" table:style-name="ce1">
            <text:p>INSERT INTO `Pagos`(`ID_Alumno`, `ID_Empleado`, `Mes`, `Año`, `Descuento`, `Fecha_Pago`) VALUES ('17','17','julio','2011','20','2011-07-25');</text:p>
          </table:table-cell>
          <table:table-cell table:number-columns-repeated="16377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agosto</text:p>
          </table:table-cell>
          <table:table-cell office:value-type="float" office:value="2012" table:style-name="ce1">
            <text:p>2012</text:p>
          </table:table-cell>
          <table:table-cell office:value-type="float" office:value="20" table:style-name="ce1">
            <text:p>20</text:p>
          </table:table-cell>
          <table:table-cell office:value-type="string" table:style-name="ce5">
            <text:p>2012-08-10</text:p>
          </table:table-cell>
          <table:table-cell office:value-type="string" table:style-name="ce1">
            <text:p>INSERT INTO `Pagos`(`ID_Alumno`, `ID_Empleado`, `Mes`, `Año`, `Descuento`, `Fecha_Pago`) VALUES ('18','18','agosto','2012','20','2012-08-10');</text:p>
          </table:table-cell>
          <table:table-cell table:number-columns-repeated="16377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agosto</text:p>
          </table:table-cell>
          <table:table-cell office:value-type="float" office:value="2013" table:style-name="ce1">
            <text:p>2013</text:p>
          </table:table-cell>
          <table:table-cell office:value-type="float" office:value="0" table:style-name="ce1">
            <text:p>0</text:p>
          </table:table-cell>
          <table:table-cell office:value-type="string" table:style-name="ce5">
            <text:p>2013-08-09</text:p>
          </table:table-cell>
          <table:table-cell office:value-type="string" table:style-name="ce1">
            <text:p>INSERT INTO `Pagos`(`ID_Alumno`, `ID_Empleado`, `Mes`, `Año`, `Descuento`, `Fecha_Pago`) VALUES ('19','19','agosto','2013','0','2013-08-09');</text:p>
          </table:table-cell>
          <table:table-cell table:number-columns-repeated="16377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agosto</text:p>
          </table:table-cell>
          <table:table-cell office:value-type="float" office:value="2014" table:style-name="ce1">
            <text:p>2014</text:p>
          </table:table-cell>
          <table:table-cell office:value-type="float" office:value="0" table:style-name="ce1">
            <text:p>0</text:p>
          </table:table-cell>
          <table:table-cell office:value-type="string" table:style-name="ce5">
            <text:p>2014-08-08</text:p>
          </table:table-cell>
          <table:table-cell office:value-type="string" table:style-name="ce1">
            <text:p>INSERT INTO `Pagos`(`ID_Alumno`, `ID_Empleado`, `Mes`, `Año`, `Descuento`, `Fecha_Pago`) VALUES ('20','20','agosto','2014','0','2014-08-08');</text:p>
          </table:table-cell>
          <table:table-cell table:number-columns-repeated="16377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gosto</text:p>
          </table:table-cell>
          <table:table-cell office:value-type="float" office:value="2010" table:style-name="ce1">
            <text:p>2010</text:p>
          </table:table-cell>
          <table:table-cell office:value-type="float" office:value="0" table:style-name="ce1">
            <text:p>0</text:p>
          </table:table-cell>
          <table:table-cell office:value-type="string" table:style-name="ce5">
            <text:p>2010-08-07</text:p>
          </table:table-cell>
          <table:table-cell office:value-type="string" table:style-name="ce1">
            <text:p>INSERT INTO `Pagos`(`ID_Alumno`, `ID_Empleado`, `Mes`, `Año`, `Descuento`, `Fecha_Pago`) VALUES ('21','21','agosto','2010','0','2010-08-07');</text:p>
          </table:table-cell>
          <table:table-cell table:number-columns-repeated="16377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gosto</text:p>
          </table:table-cell>
          <table:table-cell office:value-type="float" office:value="2011" table:style-name="ce1">
            <text:p>2011</text:p>
          </table:table-cell>
          <table:table-cell office:value-type="float" office:value="20" table:style-name="ce1">
            <text:p>20</text:p>
          </table:table-cell>
          <table:table-cell office:value-type="string" table:style-name="ce5">
            <text:p>2011-08-06</text:p>
          </table:table-cell>
          <table:table-cell office:value-type="string" table:style-name="ce1">
            <text:p>INSERT INTO `Pagos`(`ID_Alumno`, `ID_Empleado`, `Mes`, `Año`, `Descuento`, `Fecha_Pago`) VALUES ('22','22','agosto','2011','20','2011-08-06');</text:p>
          </table:table-cell>
          <table:table-cell table:number-columns-repeated="16377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agosto</text:p>
          </table:table-cell>
          <table:table-cell office:value-type="float" office:value="2012" table:style-name="ce1">
            <text:p>2012</text:p>
          </table:table-cell>
          <table:table-cell office:value-type="float" office:value="20" table:style-name="ce1">
            <text:p>20</text:p>
          </table:table-cell>
          <table:table-cell office:value-type="string" table:style-name="ce5">
            <text:p>2012-08-05</text:p>
          </table:table-cell>
          <table:table-cell office:value-type="string" table:style-name="ce1">
            <text:p>INSERT INTO `Pagos`(`ID_Alumno`, `ID_Empleado`, `Mes`, `Año`, `Descuento`, `Fecha_Pago`) VALUES ('23','23','agosto','2012','20','2012-08-05');</text:p>
          </table:table-cell>
          <table:table-cell table:number-columns-repeated="16377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eptiembre</text:p>
          </table:table-cell>
          <table:table-cell office:value-type="float" office:value="2013" table:style-name="ce1">
            <text:p>2013</text:p>
          </table:table-cell>
          <table:table-cell office:value-type="float" office:value="30" table:style-name="ce1">
            <text:p>30</text:p>
          </table:table-cell>
          <table:table-cell office:value-type="string" table:style-name="ce5">
            <text:p>2013-09-15</text:p>
          </table:table-cell>
          <table:table-cell office:value-type="string" table:style-name="ce1">
            <text:p>INSERT INTO `Pagos`(`ID_Alumno`, `ID_Empleado`, `Mes`, `Año`, `Descuento`, `Fecha_Pago`) VALUES ('24','24','septiembre','2013','30','2013-09-15');</text:p>
          </table:table-cell>
          <table:table-cell table:number-columns-repeated="16377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eptiembre</text:p>
          </table:table-cell>
          <table:table-cell office:value-type="float" office:value="2014" table:style-name="ce1">
            <text:p>2014</text:p>
          </table:table-cell>
          <table:table-cell office:value-type="float" office:value="30" table:style-name="ce1">
            <text:p>30</text:p>
          </table:table-cell>
          <table:table-cell office:value-type="string" table:style-name="ce5">
            <text:p>2014-09-14</text:p>
          </table:table-cell>
          <table:table-cell office:value-type="string" table:style-name="ce1">
            <text:p>INSERT INTO `Pagos`(`ID_Alumno`, `ID_Empleado`, `Mes`, `Año`, `Descuento`, `Fecha_Pago`) VALUES ('25','25','septiembre','2014','30','2014-09-14');</text:p>
          </table:table-cell>
          <table:table-cell table:number-columns-repeated="16377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eptiembre</text:p>
          </table:table-cell>
          <table:table-cell office:value-type="float" office:value="2010" table:style-name="ce1">
            <text:p>2010</text:p>
          </table:table-cell>
          <table:table-cell office:value-type="float" office:value="0" table:style-name="ce1">
            <text:p>0</text:p>
          </table:table-cell>
          <table:table-cell office:value-type="string" table:style-name="ce5">
            <text:p>2010-09-13</text:p>
          </table:table-cell>
          <table:table-cell office:value-type="string" table:style-name="ce1">
            <text:p>INSERT INTO `Pagos`(`ID_Alumno`, `ID_Empleado`, `Mes`, `Año`, `Descuento`, `Fecha_Pago`) VALUES ('26','26','septiembre','2010','0','2010-09-13');</text:p>
          </table:table-cell>
          <table:table-cell table:number-columns-repeated="16377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eptiembre</text:p>
          </table:table-cell>
          <table:table-cell office:value-type="float" office:value="2011" table:style-name="ce1">
            <text:p>2011</text:p>
          </table:table-cell>
          <table:table-cell office:value-type="float" office:value="0" table:style-name="ce1">
            <text:p>0</text:p>
          </table:table-cell>
          <table:table-cell office:value-type="string" table:style-name="ce5">
            <text:p>2011-09-12</text:p>
          </table:table-cell>
          <table:table-cell office:value-type="string" table:style-name="ce1">
            <text:p>INSERT INTO `Pagos`(`ID_Alumno`, `ID_Empleado`, `Mes`, `Año`, `Descuento`, `Fecha_Pago`) VALUES ('27','27','septiembre','2011','0','2011-09-12');</text:p>
          </table:table-cell>
          <table:table-cell table:number-columns-repeated="16377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eptiembre</text:p>
          </table:table-cell>
          <table:table-cell office:value-type="float" office:value="2012" table:style-name="ce1">
            <text:p>2012</text:p>
          </table:table-cell>
          <table:table-cell office:value-type="float" office:value="50" table:style-name="ce1">
            <text:p>50</text:p>
          </table:table-cell>
          <table:table-cell office:value-type="string" table:style-name="ce5">
            <text:p>2012-09-11</text:p>
          </table:table-cell>
          <table:table-cell office:value-type="string" table:style-name="ce1">
            <text:p>INSERT INTO `Pagos`(`ID_Alumno`, `ID_Empleado`, `Mes`, `Año`, `Descuento`, `Fecha_Pago`) VALUES ('28','28','septiembre','2012','50','2012-09-11');</text:p>
          </table:table-cell>
          <table:table-cell table:number-columns-repeated="16377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eptiembre</text:p>
          </table:table-cell>
          <table:table-cell office:value-type="float" office:value="2013" table:style-name="ce1">
            <text:p>2013</text:p>
          </table:table-cell>
          <table:table-cell office:value-type="float" office:value="50" table:style-name="ce1">
            <text:p>50</text:p>
          </table:table-cell>
          <table:table-cell office:value-type="string" table:style-name="ce5">
            <text:p>2013-09-10</text:p>
          </table:table-cell>
          <table:table-cell office:value-type="string" table:style-name="ce1">
            <text:p>INSERT INTO `Pagos`(`ID_Alumno`, `ID_Empleado`, `Mes`, `Año`, `Descuento`, `Fecha_Pago`) VALUES ('29','29','septiembre','2013','50','2013-09-10');</text:p>
          </table:table-cell>
          <table:table-cell table:number-columns-repeated="16377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eptiembre</text:p>
          </table:table-cell>
          <table:table-cell office:value-type="float" office:value="2014" table:style-name="ce1">
            <text:p>2014</text:p>
          </table:table-cell>
          <table:table-cell office:value-type="float" office:value="50" table:style-name="ce1">
            <text:p>50</text:p>
          </table:table-cell>
          <table:table-cell office:value-type="string" table:style-name="ce5">
            <text:p>2014-09-09</text:p>
          </table:table-cell>
          <table:table-cell office:value-type="string" table:style-name="ce1">
            <text:p>INSERT INTO `Pagos`(`ID_Alumno`, `ID_Empleado`, `Mes`, `Año`, `Descuento`, `Fecha_Pago`) VALUES ('30','30','septiembre','2014','50','2014-09-09');</text:p>
          </table:table-cell>
          <table:table-cell table:number-columns-repeated="16377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octubre</text:p>
          </table:table-cell>
          <table:table-cell office:value-type="float" office:value="2010" table:style-name="ce1">
            <text:p>2010</text:p>
          </table:table-cell>
          <table:table-cell office:value-type="float" office:value="20" table:style-name="ce1">
            <text:p>20</text:p>
          </table:table-cell>
          <table:table-cell office:value-type="string" table:style-name="ce5">
            <text:p>2010-10-08</text:p>
          </table:table-cell>
          <table:table-cell office:value-type="string" table:style-name="ce1">
            <text:p>INSERT INTO `Pagos`(`ID_Alumno`, `ID_Empleado`, `Mes`, `Año`, `Descuento`, `Fecha_Pago`) VALUES ('31','31','octubre','2010','20','2010-10-08');</text:p>
          </table:table-cell>
          <table:table-cell table:number-columns-repeated="16377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octubre</text:p>
          </table:table-cell>
          <table:table-cell office:value-type="float" office:value="2011" table:style-name="ce1">
            <text:p>2011</text:p>
          </table:table-cell>
          <table:table-cell office:value-type="float" office:value="20" table:style-name="ce1">
            <text:p>20</text:p>
          </table:table-cell>
          <table:table-cell office:value-type="string" table:style-name="ce5">
            <text:p>2011-10-07</text:p>
          </table:table-cell>
          <table:table-cell office:value-type="string" table:style-name="ce1">
            <text:p>INSERT INTO `Pagos`(`ID_Alumno`, `ID_Empleado`, `Mes`, `Año`, `Descuento`, `Fecha_Pago`) VALUES ('32','32','octubre','2011','20','2011-10-07');</text:p>
          </table:table-cell>
          <table:table-cell table:number-columns-repeated="16377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octubre</text:p>
          </table:table-cell>
          <table:table-cell office:value-type="float" office:value="2012" table:style-name="ce1">
            <text:p>2012</text:p>
          </table:table-cell>
          <table:table-cell office:value-type="float" office:value="25" table:style-name="ce1">
            <text:p>25</text:p>
          </table:table-cell>
          <table:table-cell office:value-type="string" table:style-name="ce5">
            <text:p>2012-10-06</text:p>
          </table:table-cell>
          <table:table-cell office:value-type="string" table:style-name="ce1">
            <text:p>INSERT INTO `Pagos`(`ID_Alumno`, `ID_Empleado`, `Mes`, `Año`, `Descuento`, `Fecha_Pago`) VALUES ('33','33','octubre','2012','25','2012-10-06');</text:p>
          </table:table-cell>
          <table:table-cell table:number-columns-repeated="16377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octubre</text:p>
          </table:table-cell>
          <table:table-cell office:value-type="float" office:value="2013" table:style-name="ce1">
            <text:p>2013</text:p>
          </table:table-cell>
          <table:table-cell office:value-type="float" office:value="25" table:style-name="ce1">
            <text:p>25</text:p>
          </table:table-cell>
          <table:table-cell office:value-type="string" table:style-name="ce5">
            <text:p>2013-10-05</text:p>
          </table:table-cell>
          <table:table-cell office:value-type="string" table:style-name="ce1">
            <text:p>INSERT INTO `Pagos`(`ID_Alumno`, `ID_Empleado`, `Mes`, `Año`, `Descuento`, `Fecha_Pago`) VALUES ('34','34','octubre','2013','25','2013-10-05');</text:p>
          </table:table-cell>
          <table:table-cell table:number-columns-repeated="16377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octubre</text:p>
          </table:table-cell>
          <table:table-cell office:value-type="float" office:value="2014" table:style-name="ce1">
            <text:p>2014</text:p>
          </table:table-cell>
          <table:table-cell office:value-type="float" office:value="0" table:style-name="ce1">
            <text:p>0</text:p>
          </table:table-cell>
          <table:table-cell office:value-type="string" table:style-name="ce5">
            <text:p>2014-10-04</text:p>
          </table:table-cell>
          <table:table-cell office:value-type="string" table:style-name="ce1">
            <text:p>INSERT INTO `Pagos`(`ID_Alumno`, `ID_Empleado`, `Mes`, `Año`, `Descuento`, `Fecha_Pago`) VALUES ('35','35','octubre','2014','0','2014-10-04');</text:p>
          </table:table-cell>
          <table:table-cell table:number-columns-repeated="16377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octubre</text:p>
          </table:table-cell>
          <table:table-cell office:value-type="float" office:value="2010" table:style-name="ce1">
            <text:p>2010</text:p>
          </table:table-cell>
          <table:table-cell office:value-type="float" office:value="0" table:style-name="ce1">
            <text:p>0</text:p>
          </table:table-cell>
          <table:table-cell office:value-type="string" table:style-name="ce5">
            <text:p>2010-10-03</text:p>
          </table:table-cell>
          <table:table-cell office:value-type="string" table:style-name="ce1">
            <text:p>INSERT INTO `Pagos`(`ID_Alumno`, `ID_Empleado`, `Mes`, `Año`, `Descuento`, `Fecha_Pago`) VALUES ('36','36','octubre','2010','0','2010-10-03');</text:p>
          </table:table-cell>
          <table:table-cell table:number-columns-repeated="16377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octubre</text:p>
          </table:table-cell>
          <table:table-cell office:value-type="float" office:value="2011" table:style-name="ce1">
            <text:p>2011</text:p>
          </table:table-cell>
          <table:table-cell office:value-type="float" office:value="25" table:style-name="ce1">
            <text:p>25</text:p>
          </table:table-cell>
          <table:table-cell office:value-type="string" table:style-name="ce5">
            <text:p>2011-10-02</text:p>
          </table:table-cell>
          <table:table-cell office:value-type="string" table:style-name="ce1">
            <text:p>INSERT INTO `Pagos`(`ID_Alumno`, `ID_Empleado`, `Mes`, `Año`, `Descuento`, `Fecha_Pago`) VALUES ('37','37','octubre','2011','25','2011-10-02');</text:p>
          </table:table-cell>
          <table:table-cell table:number-columns-repeated="16377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oviembre</text:p>
          </table:table-cell>
          <table:table-cell office:value-type="float" office:value="2012" table:style-name="ce1">
            <text:p>2012</text:p>
          </table:table-cell>
          <table:table-cell office:value-type="float" office:value="25" table:style-name="ce1">
            <text:p>25</text:p>
          </table:table-cell>
          <table:table-cell office:value-type="string" table:style-name="ce5">
            <text:p>2012-11-13</text:p>
          </table:table-cell>
          <table:table-cell office:value-type="string" table:style-name="ce1">
            <text:p>INSERT INTO `Pagos`(`ID_Alumno`, `ID_Empleado`, `Mes`, `Año`, `Descuento`, `Fecha_Pago`) VALUES ('38','38','noviembre','2012','25','2012-11-13');</text:p>
          </table:table-cell>
          <table:table-cell table:number-columns-repeated="16377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oviembre</text:p>
          </table:table-cell>
          <table:table-cell office:value-type="float" office:value="2013" table:style-name="ce1">
            <text:p>2013</text:p>
          </table:table-cell>
          <table:table-cell office:value-type="float" office:value="80" table:style-name="ce1">
            <text:p>80</text:p>
          </table:table-cell>
          <table:table-cell office:value-type="string" table:style-name="ce5">
            <text:p>2013-11-12</text:p>
          </table:table-cell>
          <table:table-cell office:value-type="string" table:style-name="ce1">
            <text:p>INSERT INTO `Pagos`(`ID_Alumno`, `ID_Empleado`, `Mes`, `Año`, `Descuento`, `Fecha_Pago`) VALUES ('39','39','noviembre','2013','80','2013-11-12');</text:p>
          </table:table-cell>
          <table:table-cell table:number-columns-repeated="16377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oviembre</text:p>
          </table:table-cell>
          <table:table-cell office:value-type="float" office:value="2014" table:style-name="ce1">
            <text:p>2014</text:p>
          </table:table-cell>
          <table:table-cell office:value-type="float" office:value="80" table:style-name="ce1">
            <text:p>80</text:p>
          </table:table-cell>
          <table:table-cell office:value-type="string" table:style-name="ce5">
            <text:p>2014-11-11</text:p>
          </table:table-cell>
          <table:table-cell office:value-type="string" table:style-name="ce1">
            <text:p>INSERT INTO `Pagos`(`ID_Alumno`, `ID_Empleado`, `Mes`, `Año`, `Descuento`, `Fecha_Pago`) VALUES ('40','40','noviembre','2014','80','2014-11-11');</text:p>
          </table:table-cell>
          <table:table-cell table:number-columns-repeated="16377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oviembre</text:p>
          </table:table-cell>
          <table:table-cell office:value-type="float" office:value="2010" table:style-name="ce1">
            <text:p>2010</text:p>
          </table:table-cell>
          <table:table-cell office:value-type="float" office:value="80" table:style-name="ce1">
            <text:p>80</text:p>
          </table:table-cell>
          <table:table-cell office:value-type="string" table:style-name="ce5">
            <text:p>2010-11-10</text:p>
          </table:table-cell>
          <table:table-cell office:value-type="string" table:style-name="ce1">
            <text:p>INSERT INTO `Pagos`(`ID_Alumno`, `ID_Empleado`, `Mes`, `Año`, `Descuento`, `Fecha_Pago`) VALUES ('41','41','noviembre','2010','80','2010-11-10');</text:p>
          </table:table-cell>
          <table:table-cell table:number-columns-repeated="16377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oviembre</text:p>
          </table:table-cell>
          <table:table-cell office:value-type="float" office:value="2011" table:style-name="ce1">
            <text:p>2011</text:p>
          </table:table-cell>
          <table:table-cell office:value-type="float" office:value="80" table:style-name="ce1">
            <text:p>80</text:p>
          </table:table-cell>
          <table:table-cell office:value-type="string" table:style-name="ce5">
            <text:p>2011-11-09</text:p>
          </table:table-cell>
          <table:table-cell office:value-type="string" table:style-name="ce1">
            <text:p>INSERT INTO `Pagos`(`ID_Alumno`, `ID_Empleado`, `Mes`, `Año`, `Descuento`, `Fecha_Pago`) VALUES ('42','42','noviembre','2011','80','2011-11-09');</text:p>
          </table:table-cell>
          <table:table-cell table:number-columns-repeated="16377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julio</text:p>
          </table:table-cell>
          <table:table-cell office:value-type="float" office:value="2012" table:style-name="ce1">
            <text:p>2012</text:p>
          </table:table-cell>
          <table:table-cell office:value-type="float" office:value="27" table:style-name="ce1">
            <text:p>27</text:p>
          </table:table-cell>
          <table:table-cell office:value-type="string" table:style-name="ce5">
            <text:p>2012-07-08</text:p>
          </table:table-cell>
          <table:table-cell office:value-type="string" table:style-name="ce1">
            <text:p>INSERT INTO `Pagos`(`ID_Alumno`, `ID_Empleado`, `Mes`, `Año`, `Descuento`, `Fecha_Pago`) VALUES ('43','43','julio','2012','27','2012-07-08');</text:p>
          </table:table-cell>
          <table:table-cell table:number-columns-repeated="16377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julio</text:p>
          </table:table-cell>
          <table:table-cell office:value-type="float" office:value="2013" table:style-name="ce1">
            <text:p>2013</text:p>
          </table:table-cell>
          <table:table-cell office:value-type="float" office:value="27" table:style-name="ce1">
            <text:p>27</text:p>
          </table:table-cell>
          <table:table-cell office:value-type="string" table:style-name="ce5">
            <text:p>2013-07-07</text:p>
          </table:table-cell>
          <table:table-cell office:value-type="string" table:style-name="ce1">
            <text:p>INSERT INTO `Pagos`(`ID_Alumno`, `ID_Empleado`, `Mes`, `Año`, `Descuento`, `Fecha_Pago`) VALUES ('44','44','julio','2013','27','2013-07-07');</text:p>
          </table:table-cell>
          <table:table-cell table:number-columns-repeated="16377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julio</text:p>
          </table:table-cell>
          <table:table-cell office:value-type="float" office:value="2014" table:style-name="ce1">
            <text:p>2014</text:p>
          </table:table-cell>
          <table:table-cell office:value-type="float" office:value="0" table:style-name="ce1">
            <text:p>0</text:p>
          </table:table-cell>
          <table:table-cell office:value-type="string" table:style-name="ce5">
            <text:p>2014-07-06</text:p>
          </table:table-cell>
          <table:table-cell office:value-type="string" table:style-name="ce1">
            <text:p>INSERT INTO `Pagos`(`ID_Alumno`, `ID_Empleado`, `Mes`, `Año`, `Descuento`, `Fecha_Pago`) VALUES ('45','45','julio','2014','0','2014-07-06');</text:p>
          </table:table-cell>
          <table:table-cell table:number-columns-repeated="16377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julio</text:p>
          </table:table-cell>
          <table:table-cell office:value-type="float" office:value="2010" table:style-name="ce1">
            <text:p>2010</text:p>
          </table:table-cell>
          <table:table-cell office:value-type="float" office:value="28" table:style-name="ce1">
            <text:p>28</text:p>
          </table:table-cell>
          <table:table-cell office:value-type="string" table:style-name="ce5">
            <text:p>2010-07-05</text:p>
          </table:table-cell>
          <table:table-cell office:value-type="string" table:style-name="ce1">
            <text:p>INSERT INTO `Pagos`(`ID_Alumno`, `ID_Empleado`, `Mes`, `Año`, `Descuento`, `Fecha_Pago`) VALUES ('46','46','julio','2010','28','2010-07-05');</text:p>
          </table:table-cell>
          <table:table-cell table:number-columns-repeated="16377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ayo</text:p>
          </table:table-cell>
          <table:table-cell office:value-type="float" office:value="2011" table:style-name="ce1">
            <text:p>2011</text:p>
          </table:table-cell>
          <table:table-cell office:value-type="float" office:value="28" table:style-name="ce1">
            <text:p>28</text:p>
          </table:table-cell>
          <table:table-cell office:value-type="string" table:style-name="ce5">
            <text:p>2011-05-04</text:p>
          </table:table-cell>
          <table:table-cell office:value-type="string" table:style-name="ce1">
            <text:p>INSERT INTO `Pagos`(`ID_Alumno`, `ID_Empleado`, `Mes`, `Año`, `Descuento`, `Fecha_Pago`) VALUES ('47','47','mayo','2011','28','2011-05-04');</text:p>
          </table:table-cell>
          <table:table-cell table:number-columns-repeated="16377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agosto</text:p>
          </table:table-cell>
          <table:table-cell office:value-type="float" office:value="2012" table:style-name="ce1">
            <text:p>2012</text:p>
          </table:table-cell>
          <table:table-cell office:value-type="float" office:value="0" table:style-name="ce1">
            <text:p>0</text:p>
          </table:table-cell>
          <table:table-cell office:value-type="string" table:style-name="ce5">
            <text:p>2012-08-03</text:p>
          </table:table-cell>
          <table:table-cell office:value-type="string" table:style-name="ce1">
            <text:p>INSERT INTO `Pagos`(`ID_Alumno`, `ID_Empleado`, `Mes`, `Año`, `Descuento`, `Fecha_Pago`) VALUES ('48','48','agosto','2012','0','2012-08-03');</text:p>
          </table:table-cell>
          <table:table-cell table:number-columns-repeated="16377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julio</text:p>
          </table:table-cell>
          <table:table-cell office:value-type="float" office:value="2013" table:style-name="ce1">
            <text:p>2013</text:p>
          </table:table-cell>
          <table:table-cell office:value-type="float" office:value="15" table:style-name="ce1">
            <text:p>15</text:p>
          </table:table-cell>
          <table:table-cell office:value-type="string" table:style-name="ce5">
            <text:p>2013-07-02</text:p>
          </table:table-cell>
          <table:table-cell office:value-type="string" table:style-name="ce1">
            <text:p>INSERT INTO `Pagos`(`ID_Alumno`, `ID_Empleado`, `Mes`, `Año`, `Descuento`, `Fecha_Pago`) VALUES ('49','49','julio','2013','15','2013-07-02');</text:p>
          </table:table-cell>
          <table:table-cell table:number-columns-repeated="16377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eptiembre</text:p>
          </table:table-cell>
          <table:table-cell office:value-type="float" office:value="2014" table:style-name="ce1">
            <text:p>2014</text:p>
          </table:table-cell>
          <table:table-cell office:value-type="float" office:value="15" table:style-name="ce1">
            <text:p>15</text:p>
          </table:table-cell>
          <table:table-cell office:value-type="string" table:style-name="ce5">
            <text:p>2014-09-01</text:p>
          </table:table-cell>
          <table:table-cell office:value-type="string" table:style-name="ce1">
            <text:p>INSERT INTO `Pagos`(`ID_Alumno`, `ID_Empleado`, `Mes`, `Año`, `Descuento`, `Fecha_Pago`) VALUES ('50','50','septiembre','2014','15','2014-09-01');</text:p>
          </table:table-cell>
          <table:table-cell table:number-columns-repeated="16377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INSERT INTO `Balance`(`ID_Empleado`, `ID_Mov`) VALUES ('1','1');</text:p>
          </table:table-cell>
          <table:table-cell table:number-columns-repeated="16380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INSERT INTO `Balance`(`ID_Empleado`, `ID_Mov`) VALUES ('2','2');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INSERT INTO `Balance`(`ID_Empleado`, `ID_Mov`) VALUES ('3','3');</text:p>
          </table:table-cell>
          <table:table-cell table:number-columns-repeated="16380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INSERT INTO `Balance`(`ID_Empleado`, `ID_Mov`) VALUES ('4','4');</text:p>
          </table:table-cell>
          <table:table-cell table:number-columns-repeated="16380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INSERT INTO `Balance`(`ID_Empleado`, `ID_Mov`) VALUES ('5','5');</text:p>
          </table:table-cell>
          <table:table-cell table:number-columns-repeated="16380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INSERT INTO `Balance`(`ID_Empleado`, `ID_Mov`) VALUES ('6','6');</text:p>
          </table:table-cell>
          <table:table-cell table:number-columns-repeated="16380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INSERT INTO `Balance`(`ID_Empleado`, `ID_Mov`) VALUES ('7','7');</text:p>
          </table:table-cell>
          <table:table-cell table:number-columns-repeated="16380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INSERT INTO `Balance`(`ID_Empleado`, `ID_Mov`) VALUES ('8','8');</text:p>
          </table:table-cell>
          <table:table-cell table:number-columns-repeated="16380" table:style-name="ce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INSERT INTO `Balance`(`ID_Empleado`, `ID_Mov`) VALUES ('9','9');</text:p>
          </table:table-cell>
          <table:table-cell table:number-columns-repeated="16380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INSERT INTO `Balance`(`ID_Empleado`, `ID_Mov`) VALUES ('10','10');</text:p>
          </table:table-cell>
          <table:table-cell table:number-columns-repeated="16380" table:style-name="ce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INSERT INTO `Balance`(`ID_Empleado`, `ID_Mov`) VALUES ('11','11');</text:p>
          </table:table-cell>
          <table:table-cell table:number-columns-repeated="16380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INSERT INTO `Balance`(`ID_Empleado`, `ID_Mov`) VALUES ('12','12');</text:p>
          </table:table-cell>
          <table:table-cell table:number-columns-repeated="16380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INSERT INTO `Balance`(`ID_Empleado`, `ID_Mov`) VALUES ('13','13');</text:p>
          </table:table-cell>
          <table:table-cell table:number-columns-repeated="16380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INSERT INTO `Balance`(`ID_Empleado`, `ID_Mov`) VALUES ('14','14');</text:p>
          </table:table-cell>
          <table:table-cell table:number-columns-repeated="16380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INSERT INTO `Balance`(`ID_Empleado`, `ID_Mov`) VALUES ('15','15');</text:p>
          </table:table-cell>
          <table:table-cell table:number-columns-repeated="16380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INSERT INTO `Balance`(`ID_Empleado`, `ID_Mov`) VALUES ('16','16');</text:p>
          </table:table-cell>
          <table:table-cell table:number-columns-repeated="16380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INSERT INTO `Balance`(`ID_Empleado`, `ID_Mov`) VALUES ('17','17');</text:p>
          </table:table-cell>
          <table:table-cell table:number-columns-repeated="16380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INSERT INTO `Balance`(`ID_Empleado`, `ID_Mov`) VALUES ('18','18');</text:p>
          </table:table-cell>
          <table:table-cell table:number-columns-repeated="16380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INSERT INTO `Balance`(`ID_Empleado`, `ID_Mov`) VALUES ('19','19');</text:p>
          </table:table-cell>
          <table:table-cell table:number-columns-repeated="16380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INSERT INTO `Balance`(`ID_Empleado`, `ID_Mov`) VALUES ('20','20');</text:p>
          </table:table-cell>
          <table:table-cell table:number-columns-repeated="16380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INSERT INTO `Balance`(`ID_Empleado`, `ID_Mov`) VALUES ('21','21');</text:p>
          </table:table-cell>
          <table:table-cell table:number-columns-repeated="16380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INSERT INTO `Balance`(`ID_Empleado`, `ID_Mov`) VALUES ('22','22');</text:p>
          </table:table-cell>
          <table:table-cell table:number-columns-repeated="16380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INSERT INTO `Balance`(`ID_Empleado`, `ID_Mov`) VALUES ('23','23');</text:p>
          </table:table-cell>
          <table:table-cell table:number-columns-repeated="16380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INSERT INTO `Balance`(`ID_Empleado`, `ID_Mov`) VALUES ('24','24');</text:p>
          </table:table-cell>
          <table:table-cell table:number-columns-repeated="16380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INSERT INTO `Balance`(`ID_Empleado`, `ID_Mov`) VALUES ('25','25');</text:p>
          </table:table-cell>
          <table:table-cell table:number-columns-repeated="16380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INSERT INTO `Balance`(`ID_Empleado`, `ID_Mov`) VALUES ('26','26');</text:p>
          </table:table-cell>
          <table:table-cell table:number-columns-repeated="16380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1">
            <text:p>INSERT INTO `Balance`(`ID_Empleado`, `ID_Mov`) VALUES ('27','27');</text:p>
          </table:table-cell>
          <table:table-cell table:number-columns-repeated="16380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INSERT INTO `Balance`(`ID_Empleado`, `ID_Mov`) VALUES ('28','28');</text:p>
          </table:table-cell>
          <table:table-cell table:number-columns-repeated="16380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INSERT INTO `Balance`(`ID_Empleado`, `ID_Mov`) VALUES ('29','29');</text:p>
          </table:table-cell>
          <table:table-cell table:number-columns-repeated="16380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INSERT INTO `Balance`(`ID_Empleado`, `ID_Mov`) VALUES ('30','30');</text:p>
          </table:table-cell>
          <table:table-cell table:number-columns-repeated="16380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INSERT INTO `Balance`(`ID_Empleado`, `ID_Mov`) VALUES ('31','31');</text:p>
          </table:table-cell>
          <table:table-cell table:number-columns-repeated="16380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1">
            <text:p>INSERT INTO `Balance`(`ID_Empleado`, `ID_Mov`) VALUES ('32','32');</text:p>
          </table:table-cell>
          <table:table-cell table:number-columns-repeated="16380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string" table:style-name="ce1">
            <text:p>INSERT INTO `Balance`(`ID_Empleado`, `ID_Mov`) VALUES ('33','33');</text:p>
          </table:table-cell>
          <table:table-cell table:number-columns-repeated="16380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INSERT INTO `Balance`(`ID_Empleado`, `ID_Mov`) VALUES ('34','34');</text:p>
          </table:table-cell>
          <table:table-cell table:number-columns-repeated="16380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INSERT INTO `Balance`(`ID_Empleado`, `ID_Mov`) VALUES ('35','35');</text:p>
          </table:table-cell>
          <table:table-cell table:number-columns-repeated="16380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string" table:style-name="ce1">
            <text:p>INSERT INTO `Balance`(`ID_Empleado`, `ID_Mov`) VALUES ('36','36');</text:p>
          </table:table-cell>
          <table:table-cell table:number-columns-repeated="16380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1">
            <text:p>INSERT INTO `Balance`(`ID_Empleado`, `ID_Mov`) VALUES ('37','37');</text:p>
          </table:table-cell>
          <table:table-cell table:number-columns-repeated="16380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string" table:style-name="ce1">
            <text:p>INSERT INTO `Balance`(`ID_Empleado`, `ID_Mov`) VALUES ('38','38');</text:p>
          </table:table-cell>
          <table:table-cell table:number-columns-repeated="16380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string" table:style-name="ce1">
            <text:p>INSERT INTO `Balance`(`ID_Empleado`, `ID_Mov`) VALUES ('39','39');</text:p>
          </table:table-cell>
          <table:table-cell table:number-columns-repeated="16380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INSERT INTO `Balance`(`ID_Empleado`, `ID_Mov`) VALUES ('40','40');</text:p>
          </table:table-cell>
          <table:table-cell table:number-columns-repeated="16380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1">
            <text:p>INSERT INTO `Balance`(`ID_Empleado`, `ID_Mov`) VALUES ('41','41');</text:p>
          </table:table-cell>
          <table:table-cell table:number-columns-repeated="16380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string" table:style-name="ce1">
            <text:p>INSERT INTO `Balance`(`ID_Empleado`, `ID_Mov`) VALUES ('42','42');</text:p>
          </table:table-cell>
          <table:table-cell table:number-columns-repeated="16380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string" table:style-name="ce1">
            <text:p>INSERT INTO `Balance`(`ID_Empleado`, `ID_Mov`) VALUES ('43','43');</text:p>
          </table:table-cell>
          <table:table-cell table:number-columns-repeated="16380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1">
            <text:p>INSERT INTO `Balance`(`ID_Empleado`, `ID_Mov`) VALUES ('44','44');</text:p>
          </table:table-cell>
          <table:table-cell table:number-columns-repeated="16380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string" table:style-name="ce1">
            <text:p>INSERT INTO `Balance`(`ID_Empleado`, `ID_Mov`) VALUES ('45','45');</text:p>
          </table:table-cell>
          <table:table-cell table:number-columns-repeated="16380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string" table:style-name="ce1">
            <text:p>INSERT INTO `Balance`(`ID_Empleado`, `ID_Mov`) VALUES ('46','46');</text:p>
          </table:table-cell>
          <table:table-cell table:number-columns-repeated="16380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string" table:style-name="ce1">
            <text:p>INSERT INTO `Balance`(`ID_Empleado`, `ID_Mov`) VALUES ('47','47');</text:p>
          </table:table-cell>
          <table:table-cell table:number-columns-repeated="16380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string" table:style-name="ce1">
            <text:p>INSERT INTO `Balance`(`ID_Empleado`, `ID_Mov`) VALUES ('48','48');</text:p>
          </table:table-cell>
          <table:table-cell table:number-columns-repeated="16380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string" table:style-name="ce1">
            <text:p>INSERT INTO `Balance`(`ID_Empleado`, `ID_Mov`) VALUES ('49','49');</text:p>
          </table:table-cell>
          <table:table-cell table:number-columns-repeated="16380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string" table:style-name="ce1">
            <text:p>INSERT INTO `Balance`(`ID_Empleado`, `ID_Mov`) VALUES ('50','50');</text:p>
          </table:table-cell>
          <table:table-cell table:number-columns-repeated="16380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string" table:style-name="ce1">
            <text:p>INSERT INTO `Balance`(`ID_Empleado`, `ID_Mov`) VALUES ('1','51');</text:p>
          </table:table-cell>
          <table:table-cell table:number-columns-repeated="16380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string" table:style-name="ce1">
            <text:p>INSERT INTO `Balance`(`ID_Empleado`, `ID_Mov`) VALUES ('2','52');</text:p>
          </table:table-cell>
          <table:table-cell table:number-columns-repeated="16380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string" table:style-name="ce1">
            <text:p>INSERT INTO `Balance`(`ID_Empleado`, `ID_Mov`) VALUES ('3','53');</text:p>
          </table:table-cell>
          <table:table-cell table:number-columns-repeated="16380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54" table:style-name="ce1">
            <text:p>54</text:p>
          </table:table-cell>
          <table:table-cell table:style-name="ce1"/>
          <table:table-cell office:value-type="string" table:style-name="ce1">
            <text:p>INSERT INTO `Balance`(`ID_Empleado`, `ID_Mov`) VALUES ('4','54');</text:p>
          </table:table-cell>
          <table:table-cell table:number-columns-repeated="16380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1">
            <text:p>INSERT INTO `Balance`(`ID_Empleado`, `ID_Mov`) VALUES ('5','55');</text:p>
          </table:table-cell>
          <table:table-cell table:number-columns-repeated="16380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string" table:style-name="ce1">
            <text:p>INSERT INTO `Balance`(`ID_Empleado`, `ID_Mov`) VALUES ('6','56');</text:p>
          </table:table-cell>
          <table:table-cell table:number-columns-repeated="16380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57" table:style-name="ce1">
            <text:p>57</text:p>
          </table:table-cell>
          <table:table-cell table:style-name="ce1"/>
          <table:table-cell office:value-type="string" table:style-name="ce1">
            <text:p>INSERT INTO `Balance`(`ID_Empleado`, `ID_Mov`) VALUES ('7','57');</text:p>
          </table:table-cell>
          <table:table-cell table:number-columns-repeated="16380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string" table:style-name="ce1">
            <text:p>INSERT INTO `Balance`(`ID_Empleado`, `ID_Mov`) VALUES ('8','58');</text:p>
          </table:table-cell>
          <table:table-cell table:number-columns-repeated="16380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string" table:style-name="ce1">
            <text:p>INSERT INTO `Balance`(`ID_Empleado`, `ID_Mov`) VALUES ('9','59');</text:p>
          </table:table-cell>
          <table:table-cell table:number-columns-repeated="16380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string" table:style-name="ce1">
            <text:p>INSERT INTO `Balance`(`ID_Empleado`, `ID_Mov`) VALUES ('10','60');</text:p>
          </table:table-cell>
          <table:table-cell table:number-columns-repeated="16380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string" table:style-name="ce1">
            <text:p>INSERT INTO `Balance`(`ID_Empleado`, `ID_Mov`) VALUES ('11','61');</text:p>
          </table:table-cell>
          <table:table-cell table:number-columns-repeated="16380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62" table:style-name="ce1">
            <text:p>62</text:p>
          </table:table-cell>
          <table:table-cell table:style-name="ce1"/>
          <table:table-cell office:value-type="string" table:style-name="ce1">
            <text:p>INSERT INTO `Balance`(`ID_Empleado`, `ID_Mov`) VALUES ('12','62');</text:p>
          </table:table-cell>
          <table:table-cell table:number-columns-repeated="16380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63" table:style-name="ce1">
            <text:p>63</text:p>
          </table:table-cell>
          <table:table-cell table:style-name="ce1"/>
          <table:table-cell office:value-type="string" table:style-name="ce1">
            <text:p>INSERT INTO `Balance`(`ID_Empleado`, `ID_Mov`) VALUES ('13','63');</text:p>
          </table:table-cell>
          <table:table-cell table:number-columns-repeated="16380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64" table:style-name="ce1">
            <text:p>64</text:p>
          </table:table-cell>
          <table:table-cell table:style-name="ce1"/>
          <table:table-cell office:value-type="string" table:style-name="ce1">
            <text:p>INSERT INTO `Balance`(`ID_Empleado`, `ID_Mov`) VALUES ('14','64');</text:p>
          </table:table-cell>
          <table:table-cell table:number-columns-repeated="16380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string" table:style-name="ce1">
            <text:p>INSERT INTO `Balance`(`ID_Empleado`, `ID_Mov`) VALUES ('15','65');</text:p>
          </table:table-cell>
          <table:table-cell table:number-columns-repeated="16380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66" table:style-name="ce1">
            <text:p>66</text:p>
          </table:table-cell>
          <table:table-cell table:style-name="ce1"/>
          <table:table-cell office:value-type="string" table:style-name="ce1">
            <text:p>INSERT INTO `Balance`(`ID_Empleado`, `ID_Mov`) VALUES ('16','66');</text:p>
          </table:table-cell>
          <table:table-cell table:number-columns-repeated="16380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string" table:style-name="ce1">
            <text:p>INSERT INTO `Balance`(`ID_Empleado`, `ID_Mov`) VALUES ('17','67');</text:p>
          </table:table-cell>
          <table:table-cell table:number-columns-repeated="16380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68" table:style-name="ce1">
            <text:p>68</text:p>
          </table:table-cell>
          <table:table-cell table:style-name="ce1"/>
          <table:table-cell office:value-type="string" table:style-name="ce1">
            <text:p>INSERT INTO `Balance`(`ID_Empleado`, `ID_Mov`) VALUES ('18','68');</text:p>
          </table:table-cell>
          <table:table-cell table:number-columns-repeated="16380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69" table:style-name="ce1">
            <text:p>69</text:p>
          </table:table-cell>
          <table:table-cell table:style-name="ce1"/>
          <table:table-cell office:value-type="string" table:style-name="ce1">
            <text:p>INSERT INTO `Balance`(`ID_Empleado`, `ID_Mov`) VALUES ('19','69');</text:p>
          </table:table-cell>
          <table:table-cell table:number-columns-repeated="16380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string" table:style-name="ce1">
            <text:p>INSERT INTO `Balance`(`ID_Empleado`, `ID_Mov`) VALUES ('20','70');</text:p>
          </table:table-cell>
          <table:table-cell table:number-columns-repeated="16380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71" table:style-name="ce1">
            <text:p>71</text:p>
          </table:table-cell>
          <table:table-cell table:style-name="ce1"/>
          <table:table-cell office:value-type="string" table:style-name="ce1">
            <text:p>INSERT INTO `Balance`(`ID_Empleado`, `ID_Mov`) VALUES ('21','71');</text:p>
          </table:table-cell>
          <table:table-cell table:number-columns-repeated="16380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string" table:style-name="ce1">
            <text:p>INSERT INTO `Balance`(`ID_Empleado`, `ID_Mov`) VALUES ('22','72');</text:p>
          </table:table-cell>
          <table:table-cell table:number-columns-repeated="16380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73" table:style-name="ce1">
            <text:p>73</text:p>
          </table:table-cell>
          <table:table-cell table:style-name="ce1"/>
          <table:table-cell office:value-type="string" table:style-name="ce1">
            <text:p>INSERT INTO `Balance`(`ID_Empleado`, `ID_Mov`) VALUES ('23','73');</text:p>
          </table:table-cell>
          <table:table-cell table:number-columns-repeated="16380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74" table:style-name="ce1">
            <text:p>74</text:p>
          </table:table-cell>
          <table:table-cell table:style-name="ce1"/>
          <table:table-cell office:value-type="string" table:style-name="ce1">
            <text:p>INSERT INTO `Balance`(`ID_Empleado`, `ID_Mov`) VALUES ('24','74');</text:p>
          </table:table-cell>
          <table:table-cell table:number-columns-repeated="16380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string" table:style-name="ce1">
            <text:p>INSERT INTO `Balance`(`ID_Empleado`, `ID_Mov`) VALUES ('25','75');</text:p>
          </table:table-cell>
          <table:table-cell table:number-columns-repeated="16380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string" table:style-name="ce1">
            <text:p>INSERT INTO `Balance`(`ID_Empleado`, `ID_Mov`) VALUES ('26','76');</text:p>
          </table:table-cell>
          <table:table-cell table:number-columns-repeated="16380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77" table:style-name="ce1">
            <text:p>77</text:p>
          </table:table-cell>
          <table:table-cell table:style-name="ce1"/>
          <table:table-cell office:value-type="string" table:style-name="ce1">
            <text:p>INSERT INTO `Balance`(`ID_Empleado`, `ID_Mov`) VALUES ('27','77');</text:p>
          </table:table-cell>
          <table:table-cell table:number-columns-repeated="16380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string" table:style-name="ce1">
            <text:p>INSERT INTO `Balance`(`ID_Empleado`, `ID_Mov`) VALUES ('28','78');</text:p>
          </table:table-cell>
          <table:table-cell table:number-columns-repeated="16380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float" office:value="79" table:style-name="ce1">
            <text:p>79</text:p>
          </table:table-cell>
          <table:table-cell table:style-name="ce1"/>
          <table:table-cell office:value-type="string" table:style-name="ce1">
            <text:p>INSERT INTO `Balance`(`ID_Empleado`, `ID_Mov`) VALUES ('29','79');</text:p>
          </table:table-cell>
          <table:table-cell table:number-columns-repeated="16380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string" table:style-name="ce1">
            <text:p>INSERT INTO `Balance`(`ID_Empleado`, `ID_Mov`) VALUES ('30','80');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26" table:formula="msoxl:=RANDBETWEEN(1,50)" table:style-name="ce1">
            <text:p>26</text:p>
          </table:table-cell>
          <table:table-cell table:style-name="ce1"/>
          <table:table-cell office:value-type="string" office:string-value="INSERT INTO `Oficios_Tutores`(`ID_Tutor`, `ID_Oficio`) VALUES ('1','26');" table:formula="msoxl:=&quot;INSERT INTO `Oficios_Tutores`(`ID_Tutor`, `ID_Oficio`) VALUES ('&quot;&amp;A361&amp;&quot;','&quot;&amp;B361&amp;&quot;');&quot;" table:style-name="ce1">
            <text:p>INSERT INTO `Oficios_Tutores`(`ID_Tutor`, `ID_Oficio`) VALUES ('1','26');</text:p>
          </table:table-cell>
          <table:table-cell table:number-columns-repeated="16380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45" table:formula="msoxl:=RANDBETWEEN(1,50)" table:style-name="ce1">
            <text:p>45</text:p>
          </table:table-cell>
          <table:table-cell table:style-name="ce1"/>
          <table:table-cell office:value-type="string" office:string-value="INSERT INTO `Oficios_Tutores`(`ID_Tutor`, `ID_Oficio`) VALUES ('2','45');" table:formula="msoxl:=&quot;INSERT INTO `Oficios_Tutores`(`ID_Tutor`, `ID_Oficio`) VALUES ('&quot;&amp;A362&amp;&quot;','&quot;&amp;B362&amp;&quot;');&quot;" table:style-name="ce1">
            <text:p>INSERT INTO `Oficios_Tutores`(`ID_Tutor`, `ID_Oficio`) VALUES ('2','45');</text:p>
          </table:table-cell>
          <table:table-cell table:number-columns-repeated="16380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24" table:formula="msoxl:=RANDBETWEEN(1,50)" table:style-name="ce1">
            <text:p>24</text:p>
          </table:table-cell>
          <table:table-cell table:style-name="ce1"/>
          <table:table-cell office:value-type="string" office:string-value="INSERT INTO `Oficios_Tutores`(`ID_Tutor`, `ID_Oficio`) VALUES ('3','24');" table:formula="msoxl:=&quot;INSERT INTO `Oficios_Tutores`(`ID_Tutor`, `ID_Oficio`) VALUES ('&quot;&amp;A363&amp;&quot;','&quot;&amp;B363&amp;&quot;');&quot;" table:style-name="ce1">
            <text:p>INSERT INTO `Oficios_Tutores`(`ID_Tutor`, `ID_Oficio`) VALUES ('3','24');</text:p>
          </table:table-cell>
          <table:table-cell table:number-columns-repeated="16380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formula="msoxl:=RANDBETWEEN(1,50)" table:style-name="ce1">
            <text:p>4</text:p>
          </table:table-cell>
          <table:table-cell table:style-name="ce1"/>
          <table:table-cell office:value-type="string" office:string-value="INSERT INTO `Oficios_Tutores`(`ID_Tutor`, `ID_Oficio`) VALUES ('4','4');" table:formula="msoxl:=&quot;INSERT INTO `Oficios_Tutores`(`ID_Tutor`, `ID_Oficio`) VALUES ('&quot;&amp;A364&amp;&quot;','&quot;&amp;B364&amp;&quot;');&quot;" table:style-name="ce1">
            <text:p>INSERT INTO `Oficios_Tutores`(`ID_Tutor`, `ID_Oficio`) VALUES ('4','4');</text:p>
          </table:table-cell>
          <table:table-cell table:number-columns-repeated="16380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5" table:formula="msoxl:=RANDBETWEEN(1,50)" table:style-name="ce1">
            <text:p>5</text:p>
          </table:table-cell>
          <table:table-cell table:style-name="ce1"/>
          <table:table-cell office:value-type="string" office:string-value="INSERT INTO `Oficios_Tutores`(`ID_Tutor`, `ID_Oficio`) VALUES ('5','5');" table:formula="msoxl:=&quot;INSERT INTO `Oficios_Tutores`(`ID_Tutor`, `ID_Oficio`) VALUES ('&quot;&amp;A365&amp;&quot;','&quot;&amp;B365&amp;&quot;');&quot;" table:style-name="ce1">
            <text:p>INSERT INTO `Oficios_Tutores`(`ID_Tutor`, `ID_Oficio`) VALUES ('5','5');</text:p>
          </table:table-cell>
          <table:table-cell table:number-columns-repeated="16380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18" table:formula="msoxl:=RANDBETWEEN(1,50)" table:style-name="ce1">
            <text:p>18</text:p>
          </table:table-cell>
          <table:table-cell table:style-name="ce1"/>
          <table:table-cell office:value-type="string" office:string-value="INSERT INTO `Oficios_Tutores`(`ID_Tutor`, `ID_Oficio`) VALUES ('6','18');" table:formula="msoxl:=&quot;INSERT INTO `Oficios_Tutores`(`ID_Tutor`, `ID_Oficio`) VALUES ('&quot;&amp;A366&amp;&quot;','&quot;&amp;B366&amp;&quot;');&quot;" table:style-name="ce1">
            <text:p>INSERT INTO `Oficios_Tutores`(`ID_Tutor`, `ID_Oficio`) VALUES ('6','18');</text:p>
          </table:table-cell>
          <table:table-cell table:number-columns-repeated="16380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8" table:formula="msoxl:=RANDBETWEEN(1,50)" table:style-name="ce1">
            <text:p>8</text:p>
          </table:table-cell>
          <table:table-cell table:style-name="ce1"/>
          <table:table-cell office:value-type="string" office:string-value="INSERT INTO `Oficios_Tutores`(`ID_Tutor`, `ID_Oficio`) VALUES ('7','8');" table:formula="msoxl:=&quot;INSERT INTO `Oficios_Tutores`(`ID_Tutor`, `ID_Oficio`) VALUES ('&quot;&amp;A367&amp;&quot;','&quot;&amp;B367&amp;&quot;');&quot;" table:style-name="ce1">
            <text:p>INSERT INTO `Oficios_Tutores`(`ID_Tutor`, `ID_Oficio`) VALUES ('7','8');</text:p>
          </table:table-cell>
          <table:table-cell table:number-columns-repeated="16380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16" table:formula="msoxl:=RANDBETWEEN(1,50)" table:style-name="ce1">
            <text:p>16</text:p>
          </table:table-cell>
          <table:table-cell table:style-name="ce1"/>
          <table:table-cell office:value-type="string" office:string-value="INSERT INTO `Oficios_Tutores`(`ID_Tutor`, `ID_Oficio`) VALUES ('8','16');" table:formula="msoxl:=&quot;INSERT INTO `Oficios_Tutores`(`ID_Tutor`, `ID_Oficio`) VALUES ('&quot;&amp;A368&amp;&quot;','&quot;&amp;B368&amp;&quot;');&quot;" table:style-name="ce1">
            <text:p>INSERT INTO `Oficios_Tutores`(`ID_Tutor`, `ID_Oficio`) VALUES ('8','16');</text:p>
          </table:table-cell>
          <table:table-cell table:number-columns-repeated="16380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44" table:formula="msoxl:=RANDBETWEEN(1,50)" table:style-name="ce1">
            <text:p>44</text:p>
          </table:table-cell>
          <table:table-cell table:style-name="ce1"/>
          <table:table-cell office:value-type="string" office:string-value="INSERT INTO `Oficios_Tutores`(`ID_Tutor`, `ID_Oficio`) VALUES ('9','44');" table:formula="msoxl:=&quot;INSERT INTO `Oficios_Tutores`(`ID_Tutor`, `ID_Oficio`) VALUES ('&quot;&amp;A369&amp;&quot;','&quot;&amp;B369&amp;&quot;');&quot;" table:style-name="ce1">
            <text:p>INSERT INTO `Oficios_Tutores`(`ID_Tutor`, `ID_Oficio`) VALUES ('9','44');</text:p>
          </table:table-cell>
          <table:table-cell table:number-columns-repeated="16380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39" table:formula="msoxl:=RANDBETWEEN(1,50)" table:style-name="ce1">
            <text:p>39</text:p>
          </table:table-cell>
          <table:table-cell table:style-name="ce1"/>
          <table:table-cell office:value-type="string" office:string-value="INSERT INTO `Oficios_Tutores`(`ID_Tutor`, `ID_Oficio`) VALUES ('10','39');" table:formula="msoxl:=&quot;INSERT INTO `Oficios_Tutores`(`ID_Tutor`, `ID_Oficio`) VALUES ('&quot;&amp;A370&amp;&quot;','&quot;&amp;B370&amp;&quot;');&quot;" table:style-name="ce1">
            <text:p>INSERT INTO `Oficios_Tutores`(`ID_Tutor`, `ID_Oficio`) VALUES ('10','39');</text:p>
          </table:table-cell>
          <table:table-cell table:number-columns-repeated="16380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29" table:formula="msoxl:=RANDBETWEEN(1,50)" table:style-name="ce1">
            <text:p>29</text:p>
          </table:table-cell>
          <table:table-cell table:style-name="ce1"/>
          <table:table-cell office:value-type="string" office:string-value="INSERT INTO `Oficios_Tutores`(`ID_Tutor`, `ID_Oficio`) VALUES ('11','29');" table:formula="msoxl:=&quot;INSERT INTO `Oficios_Tutores`(`ID_Tutor`, `ID_Oficio`) VALUES ('&quot;&amp;A371&amp;&quot;','&quot;&amp;B371&amp;&quot;');&quot;" table:style-name="ce1">
            <text:p>INSERT INTO `Oficios_Tutores`(`ID_Tutor`, `ID_Oficio`) VALUES ('11','29');</text:p>
          </table:table-cell>
          <table:table-cell table:number-columns-repeated="16380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30" table:formula="msoxl:=RANDBETWEEN(1,50)" table:style-name="ce1">
            <text:p>30</text:p>
          </table:table-cell>
          <table:table-cell table:style-name="ce1"/>
          <table:table-cell office:value-type="string" office:string-value="INSERT INTO `Oficios_Tutores`(`ID_Tutor`, `ID_Oficio`) VALUES ('12','30');" table:formula="msoxl:=&quot;INSERT INTO `Oficios_Tutores`(`ID_Tutor`, `ID_Oficio`) VALUES ('&quot;&amp;A372&amp;&quot;','&quot;&amp;B372&amp;&quot;');&quot;" table:style-name="ce1">
            <text:p>INSERT INTO `Oficios_Tutores`(`ID_Tutor`, `ID_Oficio`) VALUES ('12','30');</text:p>
          </table:table-cell>
          <table:table-cell table:number-columns-repeated="16380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18" table:formula="msoxl:=RANDBETWEEN(1,50)" table:style-name="ce1">
            <text:p>18</text:p>
          </table:table-cell>
          <table:table-cell table:style-name="ce1"/>
          <table:table-cell office:value-type="string" office:string-value="INSERT INTO `Oficios_Tutores`(`ID_Tutor`, `ID_Oficio`) VALUES ('13','18');" table:formula="msoxl:=&quot;INSERT INTO `Oficios_Tutores`(`ID_Tutor`, `ID_Oficio`) VALUES ('&quot;&amp;A373&amp;&quot;','&quot;&amp;B373&amp;&quot;');&quot;" table:style-name="ce1">
            <text:p>INSERT INTO `Oficios_Tutores`(`ID_Tutor`, `ID_Oficio`) VALUES ('13','18');</text:p>
          </table:table-cell>
          <table:table-cell table:number-columns-repeated="16380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3" table:formula="msoxl:=RANDBETWEEN(1,50)" table:style-name="ce1">
            <text:p>3</text:p>
          </table:table-cell>
          <table:table-cell table:style-name="ce1"/>
          <table:table-cell office:value-type="string" office:string-value="INSERT INTO `Oficios_Tutores`(`ID_Tutor`, `ID_Oficio`) VALUES ('14','3');" table:formula="msoxl:=&quot;INSERT INTO `Oficios_Tutores`(`ID_Tutor`, `ID_Oficio`) VALUES ('&quot;&amp;A374&amp;&quot;','&quot;&amp;B374&amp;&quot;');&quot;" table:style-name="ce1">
            <text:p>INSERT INTO `Oficios_Tutores`(`ID_Tutor`, `ID_Oficio`) VALUES ('14','3');</text:p>
          </table:table-cell>
          <table:table-cell table:number-columns-repeated="16380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49" table:formula="msoxl:=RANDBETWEEN(1,50)" table:style-name="ce1">
            <text:p>49</text:p>
          </table:table-cell>
          <table:table-cell table:style-name="ce1"/>
          <table:table-cell office:value-type="string" office:string-value="INSERT INTO `Oficios_Tutores`(`ID_Tutor`, `ID_Oficio`) VALUES ('15','49');" table:formula="msoxl:=&quot;INSERT INTO `Oficios_Tutores`(`ID_Tutor`, `ID_Oficio`) VALUES ('&quot;&amp;A375&amp;&quot;','&quot;&amp;B375&amp;&quot;');&quot;" table:style-name="ce1">
            <text:p>INSERT INTO `Oficios_Tutores`(`ID_Tutor`, `ID_Oficio`) VALUES ('15','49');</text:p>
          </table:table-cell>
          <table:table-cell table:number-columns-repeated="16380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16" table:formula="msoxl:=RANDBETWEEN(1,50)" table:style-name="ce1">
            <text:p>16</text:p>
          </table:table-cell>
          <table:table-cell table:style-name="ce1"/>
          <table:table-cell office:value-type="string" office:string-value="INSERT INTO `Oficios_Tutores`(`ID_Tutor`, `ID_Oficio`) VALUES ('16','16');" table:formula="msoxl:=&quot;INSERT INTO `Oficios_Tutores`(`ID_Tutor`, `ID_Oficio`) VALUES ('&quot;&amp;A376&amp;&quot;','&quot;&amp;B376&amp;&quot;');&quot;" table:style-name="ce1">
            <text:p>INSERT INTO `Oficios_Tutores`(`ID_Tutor`, `ID_Oficio`) VALUES ('16','16');</text:p>
          </table:table-cell>
          <table:table-cell table:number-columns-repeated="16380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32" table:formula="msoxl:=RANDBETWEEN(1,50)" table:style-name="ce1">
            <text:p>32</text:p>
          </table:table-cell>
          <table:table-cell table:style-name="ce1"/>
          <table:table-cell office:value-type="string" office:string-value="INSERT INTO `Oficios_Tutores`(`ID_Tutor`, `ID_Oficio`) VALUES ('17','32');" table:formula="msoxl:=&quot;INSERT INTO `Oficios_Tutores`(`ID_Tutor`, `ID_Oficio`) VALUES ('&quot;&amp;A377&amp;&quot;','&quot;&amp;B377&amp;&quot;');&quot;" table:style-name="ce1">
            <text:p>INSERT INTO `Oficios_Tutores`(`ID_Tutor`, `ID_Oficio`) VALUES ('17','32');</text:p>
          </table:table-cell>
          <table:table-cell table:number-columns-repeated="16380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2" table:formula="msoxl:=RANDBETWEEN(1,50)" table:style-name="ce1">
            <text:p>2</text:p>
          </table:table-cell>
          <table:table-cell table:style-name="ce1"/>
          <table:table-cell office:value-type="string" office:string-value="INSERT INTO `Oficios_Tutores`(`ID_Tutor`, `ID_Oficio`) VALUES ('18','2');" table:formula="msoxl:=&quot;INSERT INTO `Oficios_Tutores`(`ID_Tutor`, `ID_Oficio`) VALUES ('&quot;&amp;A378&amp;&quot;','&quot;&amp;B378&amp;&quot;');&quot;" table:style-name="ce1">
            <text:p>INSERT INTO `Oficios_Tutores`(`ID_Tutor`, `ID_Oficio`) VALUES ('18','2');</text:p>
          </table:table-cell>
          <table:table-cell table:number-columns-repeated="16380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26" table:formula="msoxl:=RANDBETWEEN(1,50)" table:style-name="ce1">
            <text:p>26</text:p>
          </table:table-cell>
          <table:table-cell table:style-name="ce1"/>
          <table:table-cell office:value-type="string" office:string-value="INSERT INTO `Oficios_Tutores`(`ID_Tutor`, `ID_Oficio`) VALUES ('19','26');" table:formula="msoxl:=&quot;INSERT INTO `Oficios_Tutores`(`ID_Tutor`, `ID_Oficio`) VALUES ('&quot;&amp;A379&amp;&quot;','&quot;&amp;B379&amp;&quot;');&quot;" table:style-name="ce1">
            <text:p>INSERT INTO `Oficios_Tutores`(`ID_Tutor`, `ID_Oficio`) VALUES ('19','26');</text:p>
          </table:table-cell>
          <table:table-cell table:number-columns-repeated="16380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47" table:formula="msoxl:=RANDBETWEEN(1,50)" table:style-name="ce1">
            <text:p>47</text:p>
          </table:table-cell>
          <table:table-cell table:style-name="ce1"/>
          <table:table-cell office:value-type="string" office:string-value="INSERT INTO `Oficios_Tutores`(`ID_Tutor`, `ID_Oficio`) VALUES ('20','47');" table:formula="msoxl:=&quot;INSERT INTO `Oficios_Tutores`(`ID_Tutor`, `ID_Oficio`) VALUES ('&quot;&amp;A380&amp;&quot;','&quot;&amp;B380&amp;&quot;');&quot;" table:style-name="ce1">
            <text:p>INSERT INTO `Oficios_Tutores`(`ID_Tutor`, `ID_Oficio`) VALUES ('20','47');</text:p>
          </table:table-cell>
          <table:table-cell table:number-columns-repeated="16380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37" table:formula="msoxl:=RANDBETWEEN(1,50)" table:style-name="ce1">
            <text:p>37</text:p>
          </table:table-cell>
          <table:table-cell table:style-name="ce1"/>
          <table:table-cell office:value-type="string" office:string-value="INSERT INTO `Oficios_Tutores`(`ID_Tutor`, `ID_Oficio`) VALUES ('21','37');" table:formula="msoxl:=&quot;INSERT INTO `Oficios_Tutores`(`ID_Tutor`, `ID_Oficio`) VALUES ('&quot;&amp;A381&amp;&quot;','&quot;&amp;B381&amp;&quot;');&quot;" table:style-name="ce1">
            <text:p>INSERT INTO `Oficios_Tutores`(`ID_Tutor`, `ID_Oficio`) VALUES ('21','37');</text:p>
          </table:table-cell>
          <table:table-cell table:number-columns-repeated="16380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47" table:formula="msoxl:=RANDBETWEEN(1,50)" table:style-name="ce1">
            <text:p>47</text:p>
          </table:table-cell>
          <table:table-cell table:style-name="ce1"/>
          <table:table-cell office:value-type="string" office:string-value="INSERT INTO `Oficios_Tutores`(`ID_Tutor`, `ID_Oficio`) VALUES ('22','47');" table:formula="msoxl:=&quot;INSERT INTO `Oficios_Tutores`(`ID_Tutor`, `ID_Oficio`) VALUES ('&quot;&amp;A382&amp;&quot;','&quot;&amp;B382&amp;&quot;');&quot;" table:style-name="ce1">
            <text:p>INSERT INTO `Oficios_Tutores`(`ID_Tutor`, `ID_Oficio`) VALUES ('22','47');</text:p>
          </table:table-cell>
          <table:table-cell table:number-columns-repeated="16380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44" table:formula="msoxl:=RANDBETWEEN(1,50)" table:style-name="ce1">
            <text:p>44</text:p>
          </table:table-cell>
          <table:table-cell table:style-name="ce1"/>
          <table:table-cell office:value-type="string" office:string-value="INSERT INTO `Oficios_Tutores`(`ID_Tutor`, `ID_Oficio`) VALUES ('23','44');" table:formula="msoxl:=&quot;INSERT INTO `Oficios_Tutores`(`ID_Tutor`, `ID_Oficio`) VALUES ('&quot;&amp;A383&amp;&quot;','&quot;&amp;B383&amp;&quot;');&quot;" table:style-name="ce1">
            <text:p>INSERT INTO `Oficios_Tutores`(`ID_Tutor`, `ID_Oficio`) VALUES ('23','44');</text:p>
          </table:table-cell>
          <table:table-cell table:number-columns-repeated="16380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48" table:formula="msoxl:=RANDBETWEEN(1,50)" table:style-name="ce1">
            <text:p>48</text:p>
          </table:table-cell>
          <table:table-cell table:style-name="ce1"/>
          <table:table-cell office:value-type="string" office:string-value="INSERT INTO `Oficios_Tutores`(`ID_Tutor`, `ID_Oficio`) VALUES ('24','48');" table:formula="msoxl:=&quot;INSERT INTO `Oficios_Tutores`(`ID_Tutor`, `ID_Oficio`) VALUES ('&quot;&amp;A384&amp;&quot;','&quot;&amp;B384&amp;&quot;');&quot;" table:style-name="ce1">
            <text:p>INSERT INTO `Oficios_Tutores`(`ID_Tutor`, `ID_Oficio`) VALUES ('24','48');</text:p>
          </table:table-cell>
          <table:table-cell table:number-columns-repeated="16380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4" table:formula="msoxl:=RANDBETWEEN(1,50)" table:style-name="ce1">
            <text:p>4</text:p>
          </table:table-cell>
          <table:table-cell table:style-name="ce1"/>
          <table:table-cell office:value-type="string" office:string-value="INSERT INTO `Oficios_Tutores`(`ID_Tutor`, `ID_Oficio`) VALUES ('25','4');" table:formula="msoxl:=&quot;INSERT INTO `Oficios_Tutores`(`ID_Tutor`, `ID_Oficio`) VALUES ('&quot;&amp;A385&amp;&quot;','&quot;&amp;B385&amp;&quot;');&quot;" table:style-name="ce1">
            <text:p>INSERT INTO `Oficios_Tutores`(`ID_Tutor`, `ID_Oficio`) VALUES ('25','4');</text:p>
          </table:table-cell>
          <table:table-cell table:number-columns-repeated="16380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43" table:formula="msoxl:=RANDBETWEEN(1,50)" table:style-name="ce1">
            <text:p>43</text:p>
          </table:table-cell>
          <table:table-cell table:style-name="ce1"/>
          <table:table-cell office:value-type="string" office:string-value="INSERT INTO `Oficios_Tutores`(`ID_Tutor`, `ID_Oficio`) VALUES ('26','43');" table:formula="msoxl:=&quot;INSERT INTO `Oficios_Tutores`(`ID_Tutor`, `ID_Oficio`) VALUES ('&quot;&amp;A386&amp;&quot;','&quot;&amp;B386&amp;&quot;');&quot;" table:style-name="ce1">
            <text:p>INSERT INTO `Oficios_Tutores`(`ID_Tutor`, `ID_Oficio`) VALUES ('26','43');</text:p>
          </table:table-cell>
          <table:table-cell table:number-columns-repeated="16380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7" table:formula="msoxl:=RANDBETWEEN(1,50)" table:style-name="ce1">
            <text:p>7</text:p>
          </table:table-cell>
          <table:table-cell table:style-name="ce1"/>
          <table:table-cell office:value-type="string" office:string-value="INSERT INTO `Oficios_Tutores`(`ID_Tutor`, `ID_Oficio`) VALUES ('27','7');" table:formula="msoxl:=&quot;INSERT INTO `Oficios_Tutores`(`ID_Tutor`, `ID_Oficio`) VALUES ('&quot;&amp;A387&amp;&quot;','&quot;&amp;B387&amp;&quot;');&quot;" table:style-name="ce1">
            <text:p>INSERT INTO `Oficios_Tutores`(`ID_Tutor`, `ID_Oficio`) VALUES ('27','7');</text:p>
          </table:table-cell>
          <table:table-cell table:number-columns-repeated="16380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16" table:formula="msoxl:=RANDBETWEEN(1,50)" table:style-name="ce1">
            <text:p>16</text:p>
          </table:table-cell>
          <table:table-cell table:style-name="ce1"/>
          <table:table-cell office:value-type="string" office:string-value="INSERT INTO `Oficios_Tutores`(`ID_Tutor`, `ID_Oficio`) VALUES ('28','16');" table:formula="msoxl:=&quot;INSERT INTO `Oficios_Tutores`(`ID_Tutor`, `ID_Oficio`) VALUES ('&quot;&amp;A388&amp;&quot;','&quot;&amp;B388&amp;&quot;');&quot;" table:style-name="ce1">
            <text:p>INSERT INTO `Oficios_Tutores`(`ID_Tutor`, `ID_Oficio`) VALUES ('28','16');</text:p>
          </table:table-cell>
          <table:table-cell table:number-columns-repeated="16380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float" office:value="18" table:formula="msoxl:=RANDBETWEEN(1,50)" table:style-name="ce1">
            <text:p>18</text:p>
          </table:table-cell>
          <table:table-cell table:style-name="ce1"/>
          <table:table-cell office:value-type="string" office:string-value="INSERT INTO `Oficios_Tutores`(`ID_Tutor`, `ID_Oficio`) VALUES ('29','18');" table:formula="msoxl:=&quot;INSERT INTO `Oficios_Tutores`(`ID_Tutor`, `ID_Oficio`) VALUES ('&quot;&amp;A389&amp;&quot;','&quot;&amp;B389&amp;&quot;');&quot;" table:style-name="ce1">
            <text:p>INSERT INTO `Oficios_Tutores`(`ID_Tutor`, `ID_Oficio`) VALUES ('29','18');</text:p>
          </table:table-cell>
          <table:table-cell table:number-columns-repeated="16380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43" table:formula="msoxl:=RANDBETWEEN(1,50)" table:style-name="ce1">
            <text:p>43</text:p>
          </table:table-cell>
          <table:table-cell table:style-name="ce1"/>
          <table:table-cell office:value-type="string" office:string-value="INSERT INTO `Oficios_Tutores`(`ID_Tutor`, `ID_Oficio`) VALUES ('30','43');" table:formula="msoxl:=&quot;INSERT INTO `Oficios_Tutores`(`ID_Tutor`, `ID_Oficio`) VALUES ('&quot;&amp;A390&amp;&quot;','&quot;&amp;B390&amp;&quot;');&quot;" table:style-name="ce1">
            <text:p>INSERT INTO `Oficios_Tutores`(`ID_Tutor`, `ID_Oficio`) VALUES ('30','43');</text:p>
          </table:table-cell>
          <table:table-cell table:number-columns-repeated="16380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float" office:value="11" table:formula="msoxl:=RANDBETWEEN(1,50)" table:style-name="ce1">
            <text:p>11</text:p>
          </table:table-cell>
          <table:table-cell table:style-name="ce1"/>
          <table:table-cell office:value-type="string" office:string-value="INSERT INTO `Oficios_Tutores`(`ID_Tutor`, `ID_Oficio`) VALUES ('31','11');" table:formula="msoxl:=&quot;INSERT INTO `Oficios_Tutores`(`ID_Tutor`, `ID_Oficio`) VALUES ('&quot;&amp;A391&amp;&quot;','&quot;&amp;B391&amp;&quot;');&quot;" table:style-name="ce1">
            <text:p>INSERT INTO `Oficios_Tutores`(`ID_Tutor`, `ID_Oficio`) VALUES ('31','11');</text:p>
          </table:table-cell>
          <table:table-cell table:number-columns-repeated="16380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33" table:formula="msoxl:=RANDBETWEEN(1,50)" table:style-name="ce1">
            <text:p>33</text:p>
          </table:table-cell>
          <table:table-cell table:style-name="ce1"/>
          <table:table-cell office:value-type="string" office:string-value="INSERT INTO `Oficios_Tutores`(`ID_Tutor`, `ID_Oficio`) VALUES ('32','33');" table:formula="msoxl:=&quot;INSERT INTO `Oficios_Tutores`(`ID_Tutor`, `ID_Oficio`) VALUES ('&quot;&amp;A392&amp;&quot;','&quot;&amp;B392&amp;&quot;');&quot;" table:style-name="ce1">
            <text:p>INSERT INTO `Oficios_Tutores`(`ID_Tutor`, `ID_Oficio`) VALUES ('32','33');</text:p>
          </table:table-cell>
          <table:table-cell table:number-columns-repeated="16380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float" office:value="4" table:formula="msoxl:=RANDBETWEEN(1,50)" table:style-name="ce1">
            <text:p>4</text:p>
          </table:table-cell>
          <table:table-cell table:style-name="ce1"/>
          <table:table-cell office:value-type="string" office:string-value="INSERT INTO `Oficios_Tutores`(`ID_Tutor`, `ID_Oficio`) VALUES ('33','4');" table:formula="msoxl:=&quot;INSERT INTO `Oficios_Tutores`(`ID_Tutor`, `ID_Oficio`) VALUES ('&quot;&amp;A393&amp;&quot;','&quot;&amp;B393&amp;&quot;');&quot;" table:style-name="ce1">
            <text:p>INSERT INTO `Oficios_Tutores`(`ID_Tutor`, `ID_Oficio`) VALUES ('33','4');</text:p>
          </table:table-cell>
          <table:table-cell table:number-columns-repeated="16380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float" office:value="11" table:formula="msoxl:=RANDBETWEEN(1,50)" table:style-name="ce1">
            <text:p>11</text:p>
          </table:table-cell>
          <table:table-cell table:style-name="ce1"/>
          <table:table-cell office:value-type="string" office:string-value="INSERT INTO `Oficios_Tutores`(`ID_Tutor`, `ID_Oficio`) VALUES ('34','11');" table:formula="msoxl:=&quot;INSERT INTO `Oficios_Tutores`(`ID_Tutor`, `ID_Oficio`) VALUES ('&quot;&amp;A394&amp;&quot;','&quot;&amp;B394&amp;&quot;');&quot;" table:style-name="ce1">
            <text:p>INSERT INTO `Oficios_Tutores`(`ID_Tutor`, `ID_Oficio`) VALUES ('34','11');</text:p>
          </table:table-cell>
          <table:table-cell table:number-columns-repeated="16380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20" table:formula="msoxl:=RANDBETWEEN(1,50)" table:style-name="ce1">
            <text:p>20</text:p>
          </table:table-cell>
          <table:table-cell table:style-name="ce1"/>
          <table:table-cell office:value-type="string" office:string-value="INSERT INTO `Oficios_Tutores`(`ID_Tutor`, `ID_Oficio`) VALUES ('35','20');" table:formula="msoxl:=&quot;INSERT INTO `Oficios_Tutores`(`ID_Tutor`, `ID_Oficio`) VALUES ('&quot;&amp;A395&amp;&quot;','&quot;&amp;B395&amp;&quot;');&quot;" table:style-name="ce1">
            <text:p>INSERT INTO `Oficios_Tutores`(`ID_Tutor`, `ID_Oficio`) VALUES ('35','20');</text:p>
          </table:table-cell>
          <table:table-cell table:number-columns-repeated="16380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float" office:value="46" table:formula="msoxl:=RANDBETWEEN(1,50)" table:style-name="ce1">
            <text:p>46</text:p>
          </table:table-cell>
          <table:table-cell table:style-name="ce1"/>
          <table:table-cell office:value-type="string" office:string-value="INSERT INTO `Oficios_Tutores`(`ID_Tutor`, `ID_Oficio`) VALUES ('36','46');" table:formula="msoxl:=&quot;INSERT INTO `Oficios_Tutores`(`ID_Tutor`, `ID_Oficio`) VALUES ('&quot;&amp;A396&amp;&quot;','&quot;&amp;B396&amp;&quot;');&quot;" table:style-name="ce1">
            <text:p>INSERT INTO `Oficios_Tutores`(`ID_Tutor`, `ID_Oficio`) VALUES ('36','46');</text:p>
          </table:table-cell>
          <table:table-cell table:number-columns-repeated="16380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float" office:value="29" table:formula="msoxl:=RANDBETWEEN(1,50)" table:style-name="ce1">
            <text:p>29</text:p>
          </table:table-cell>
          <table:table-cell table:style-name="ce1"/>
          <table:table-cell office:value-type="string" office:string-value="INSERT INTO `Oficios_Tutores`(`ID_Tutor`, `ID_Oficio`) VALUES ('37','29');" table:formula="msoxl:=&quot;INSERT INTO `Oficios_Tutores`(`ID_Tutor`, `ID_Oficio`) VALUES ('&quot;&amp;A397&amp;&quot;','&quot;&amp;B397&amp;&quot;');&quot;" table:style-name="ce1">
            <text:p>INSERT INTO `Oficios_Tutores`(`ID_Tutor`, `ID_Oficio`) VALUES ('37','29');</text:p>
          </table:table-cell>
          <table:table-cell table:number-columns-repeated="16380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float" office:value="17" table:formula="msoxl:=RANDBETWEEN(1,50)" table:style-name="ce1">
            <text:p>17</text:p>
          </table:table-cell>
          <table:table-cell table:style-name="ce1"/>
          <table:table-cell office:value-type="string" office:string-value="INSERT INTO `Oficios_Tutores`(`ID_Tutor`, `ID_Oficio`) VALUES ('38','17');" table:formula="msoxl:=&quot;INSERT INTO `Oficios_Tutores`(`ID_Tutor`, `ID_Oficio`) VALUES ('&quot;&amp;A398&amp;&quot;','&quot;&amp;B398&amp;&quot;');&quot;" table:style-name="ce1">
            <text:p>INSERT INTO `Oficios_Tutores`(`ID_Tutor`, `ID_Oficio`) VALUES ('38','17');</text:p>
          </table:table-cell>
          <table:table-cell table:number-columns-repeated="16380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float" office:value="28" table:formula="msoxl:=RANDBETWEEN(1,50)" table:style-name="ce1">
            <text:p>28</text:p>
          </table:table-cell>
          <table:table-cell table:style-name="ce1"/>
          <table:table-cell office:value-type="string" office:string-value="INSERT INTO `Oficios_Tutores`(`ID_Tutor`, `ID_Oficio`) VALUES ('39','28');" table:formula="msoxl:=&quot;INSERT INTO `Oficios_Tutores`(`ID_Tutor`, `ID_Oficio`) VALUES ('&quot;&amp;A399&amp;&quot;','&quot;&amp;B399&amp;&quot;');&quot;" table:style-name="ce1">
            <text:p>INSERT INTO `Oficios_Tutores`(`ID_Tutor`, `ID_Oficio`) VALUES ('39','28');</text:p>
          </table:table-cell>
          <table:table-cell table:number-columns-repeated="16380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13" table:formula="msoxl:=RANDBETWEEN(1,50)" table:style-name="ce1">
            <text:p>13</text:p>
          </table:table-cell>
          <table:table-cell table:style-name="ce1"/>
          <table:table-cell office:value-type="string" office:string-value="INSERT INTO `Oficios_Tutores`(`ID_Tutor`, `ID_Oficio`) VALUES ('40','13');" table:formula="msoxl:=&quot;INSERT INTO `Oficios_Tutores`(`ID_Tutor`, `ID_Oficio`) VALUES ('&quot;&amp;A400&amp;&quot;','&quot;&amp;B400&amp;&quot;');&quot;" table:style-name="ce1">
            <text:p>INSERT INTO `Oficios_Tutores`(`ID_Tutor`, `ID_Oficio`) VALUES ('40','13');</text:p>
          </table:table-cell>
          <table:table-cell table:number-columns-repeated="16380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float" office:value="22" table:formula="msoxl:=RANDBETWEEN(1,50)" table:style-name="ce1">
            <text:p>22</text:p>
          </table:table-cell>
          <table:table-cell table:style-name="ce1"/>
          <table:table-cell office:value-type="string" office:string-value="INSERT INTO `Oficios_Tutores`(`ID_Tutor`, `ID_Oficio`) VALUES ('41','22');" table:formula="msoxl:=&quot;INSERT INTO `Oficios_Tutores`(`ID_Tutor`, `ID_Oficio`) VALUES ('&quot;&amp;A401&amp;&quot;','&quot;&amp;B401&amp;&quot;');&quot;" table:style-name="ce1">
            <text:p>INSERT INTO `Oficios_Tutores`(`ID_Tutor`, `ID_Oficio`) VALUES ('41','22');</text:p>
          </table:table-cell>
          <table:table-cell table:number-columns-repeated="16380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float" office:value="42" table:formula="msoxl:=RANDBETWEEN(1,50)" table:style-name="ce1">
            <text:p>42</text:p>
          </table:table-cell>
          <table:table-cell table:style-name="ce1"/>
          <table:table-cell office:value-type="string" office:string-value="INSERT INTO `Oficios_Tutores`(`ID_Tutor`, `ID_Oficio`) VALUES ('42','42');" table:formula="msoxl:=&quot;INSERT INTO `Oficios_Tutores`(`ID_Tutor`, `ID_Oficio`) VALUES ('&quot;&amp;A402&amp;&quot;','&quot;&amp;B402&amp;&quot;');&quot;" table:style-name="ce1">
            <text:p>INSERT INTO `Oficios_Tutores`(`ID_Tutor`, `ID_Oficio`) VALUES ('42','42');</text:p>
          </table:table-cell>
          <table:table-cell table:number-columns-repeated="16380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float" office:value="25" table:formula="msoxl:=RANDBETWEEN(1,50)" table:style-name="ce1">
            <text:p>25</text:p>
          </table:table-cell>
          <table:table-cell table:style-name="ce1"/>
          <table:table-cell office:value-type="string" office:string-value="INSERT INTO `Oficios_Tutores`(`ID_Tutor`, `ID_Oficio`) VALUES ('43','25');" table:formula="msoxl:=&quot;INSERT INTO `Oficios_Tutores`(`ID_Tutor`, `ID_Oficio`) VALUES ('&quot;&amp;A403&amp;&quot;','&quot;&amp;B403&amp;&quot;');&quot;" table:style-name="ce1">
            <text:p>INSERT INTO `Oficios_Tutores`(`ID_Tutor`, `ID_Oficio`) VALUES ('43','25');</text:p>
          </table:table-cell>
          <table:table-cell table:number-columns-repeated="16380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float" office:value="46" table:formula="msoxl:=RANDBETWEEN(1,50)" table:style-name="ce1">
            <text:p>46</text:p>
          </table:table-cell>
          <table:table-cell table:style-name="ce1"/>
          <table:table-cell office:value-type="string" office:string-value="INSERT INTO `Oficios_Tutores`(`ID_Tutor`, `ID_Oficio`) VALUES ('44','46');" table:formula="msoxl:=&quot;INSERT INTO `Oficios_Tutores`(`ID_Tutor`, `ID_Oficio`) VALUES ('&quot;&amp;A404&amp;&quot;','&quot;&amp;B404&amp;&quot;');&quot;" table:style-name="ce1">
            <text:p>INSERT INTO `Oficios_Tutores`(`ID_Tutor`, `ID_Oficio`) VALUES ('44','46');</text:p>
          </table:table-cell>
          <table:table-cell table:number-columns-repeated="16380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float" office:value="43" table:formula="msoxl:=RANDBETWEEN(1,50)" table:style-name="ce1">
            <text:p>43</text:p>
          </table:table-cell>
          <table:table-cell table:style-name="ce1"/>
          <table:table-cell office:value-type="string" office:string-value="INSERT INTO `Oficios_Tutores`(`ID_Tutor`, `ID_Oficio`) VALUES ('45','43');" table:formula="msoxl:=&quot;INSERT INTO `Oficios_Tutores`(`ID_Tutor`, `ID_Oficio`) VALUES ('&quot;&amp;A405&amp;&quot;','&quot;&amp;B405&amp;&quot;');&quot;" table:style-name="ce1">
            <text:p>INSERT INTO `Oficios_Tutores`(`ID_Tutor`, `ID_Oficio`) VALUES ('45','43');</text:p>
          </table:table-cell>
          <table:table-cell table:number-columns-repeated="16380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float" office:value="21" table:formula="msoxl:=RANDBETWEEN(1,50)" table:style-name="ce1">
            <text:p>21</text:p>
          </table:table-cell>
          <table:table-cell table:style-name="ce1"/>
          <table:table-cell office:value-type="string" office:string-value="INSERT INTO `Oficios_Tutores`(`ID_Tutor`, `ID_Oficio`) VALUES ('46','21');" table:formula="msoxl:=&quot;INSERT INTO `Oficios_Tutores`(`ID_Tutor`, `ID_Oficio`) VALUES ('&quot;&amp;A406&amp;&quot;','&quot;&amp;B406&amp;&quot;');&quot;" table:style-name="ce1">
            <text:p>INSERT INTO `Oficios_Tutores`(`ID_Tutor`, `ID_Oficio`) VALUES ('46','21');</text:p>
          </table:table-cell>
          <table:table-cell table:number-columns-repeated="16380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float" office:value="39" table:formula="msoxl:=RANDBETWEEN(1,50)" table:style-name="ce1">
            <text:p>39</text:p>
          </table:table-cell>
          <table:table-cell table:style-name="ce1"/>
          <table:table-cell office:value-type="string" office:string-value="INSERT INTO `Oficios_Tutores`(`ID_Tutor`, `ID_Oficio`) VALUES ('47','39');" table:formula="msoxl:=&quot;INSERT INTO `Oficios_Tutores`(`ID_Tutor`, `ID_Oficio`) VALUES ('&quot;&amp;A407&amp;&quot;','&quot;&amp;B407&amp;&quot;');&quot;" table:style-name="ce1">
            <text:p>INSERT INTO `Oficios_Tutores`(`ID_Tutor`, `ID_Oficio`) VALUES ('47','39');</text:p>
          </table:table-cell>
          <table:table-cell table:number-columns-repeated="16380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float" office:value="41" table:formula="msoxl:=RANDBETWEEN(1,50)" table:style-name="ce1">
            <text:p>41</text:p>
          </table:table-cell>
          <table:table-cell table:style-name="ce1"/>
          <table:table-cell office:value-type="string" office:string-value="INSERT INTO `Oficios_Tutores`(`ID_Tutor`, `ID_Oficio`) VALUES ('48','41');" table:formula="msoxl:=&quot;INSERT INTO `Oficios_Tutores`(`ID_Tutor`, `ID_Oficio`) VALUES ('&quot;&amp;A408&amp;&quot;','&quot;&amp;B408&amp;&quot;');&quot;" table:style-name="ce1">
            <text:p>INSERT INTO `Oficios_Tutores`(`ID_Tutor`, `ID_Oficio`) VALUES ('48','41');</text:p>
          </table:table-cell>
          <table:table-cell table:number-columns-repeated="16380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float" office:value="8" table:formula="msoxl:=RANDBETWEEN(1,50)" table:style-name="ce1">
            <text:p>8</text:p>
          </table:table-cell>
          <table:table-cell table:style-name="ce1"/>
          <table:table-cell office:value-type="string" office:string-value="INSERT INTO `Oficios_Tutores`(`ID_Tutor`, `ID_Oficio`) VALUES ('49','8');" table:formula="msoxl:=&quot;INSERT INTO `Oficios_Tutores`(`ID_Tutor`, `ID_Oficio`) VALUES ('&quot;&amp;A409&amp;&quot;','&quot;&amp;B409&amp;&quot;');&quot;" table:style-name="ce1">
            <text:p>INSERT INTO `Oficios_Tutores`(`ID_Tutor`, `ID_Oficio`) VALUES ('49','8');</text:p>
          </table:table-cell>
          <table:table-cell table:number-columns-repeated="16380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1" table:formula="msoxl:=RANDBETWEEN(1,50)" table:style-name="ce1">
            <text:p>1</text:p>
          </table:table-cell>
          <table:table-cell table:style-name="ce1"/>
          <table:table-cell office:value-type="string" office:string-value="INSERT INTO `Oficios_Tutores`(`ID_Tutor`, `ID_Oficio`) VALUES ('50','1');" table:formula="msoxl:=&quot;INSERT INTO `Oficios_Tutores`(`ID_Tutor`, `ID_Oficio`) VALUES ('&quot;&amp;A410&amp;&quot;','&quot;&amp;B410&amp;&quot;');&quot;" table:style-name="ce1">
            <text:p>INSERT INTO `Oficios_Tutores`(`ID_Tutor`, `ID_Oficio`) VALUES ('50','1');</text:p>
          </table:table-cell>
          <table:table-cell table:number-columns-repeated="16380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float" office:value="15" table:formula="msoxl:=RANDBETWEEN(1,50)" table:style-name="ce1">
            <text:p>15</text:p>
          </table:table-cell>
          <table:table-cell table:style-name="ce1"/>
          <table:table-cell office:value-type="string" office:string-value="INSERT INTO `Oficios_Tutores`(`ID_Tutor`, `ID_Oficio`) VALUES ('51','15');" table:formula="msoxl:=&quot;INSERT INTO `Oficios_Tutores`(`ID_Tutor`, `ID_Oficio`) VALUES ('&quot;&amp;A411&amp;&quot;','&quot;&amp;B411&amp;&quot;');&quot;" table:style-name="ce1">
            <text:p>INSERT INTO `Oficios_Tutores`(`ID_Tutor`, `ID_Oficio`) VALUES ('51','15');</text:p>
          </table:table-cell>
          <table:table-cell table:number-columns-repeated="16380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float" office:value="32" table:formula="msoxl:=RANDBETWEEN(1,50)" table:style-name="ce1">
            <text:p>32</text:p>
          </table:table-cell>
          <table:table-cell table:style-name="ce1"/>
          <table:table-cell office:value-type="string" office:string-value="INSERT INTO `Oficios_Tutores`(`ID_Tutor`, `ID_Oficio`) VALUES ('52','32');" table:formula="msoxl:=&quot;INSERT INTO `Oficios_Tutores`(`ID_Tutor`, `ID_Oficio`) VALUES ('&quot;&amp;A412&amp;&quot;','&quot;&amp;B412&amp;&quot;');&quot;" table:style-name="ce1">
            <text:p>INSERT INTO `Oficios_Tutores`(`ID_Tutor`, `ID_Oficio`) VALUES ('52','32');</text:p>
          </table:table-cell>
          <table:table-cell table:number-columns-repeated="16380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float" office:value="14" table:formula="msoxl:=RANDBETWEEN(1,50)" table:style-name="ce1">
            <text:p>14</text:p>
          </table:table-cell>
          <table:table-cell table:style-name="ce1"/>
          <table:table-cell office:value-type="string" office:string-value="INSERT INTO `Oficios_Tutores`(`ID_Tutor`, `ID_Oficio`) VALUES ('53','14');" table:formula="msoxl:=&quot;INSERT INTO `Oficios_Tutores`(`ID_Tutor`, `ID_Oficio`) VALUES ('&quot;&amp;A413&amp;&quot;','&quot;&amp;B413&amp;&quot;');&quot;" table:style-name="ce1">
            <text:p>INSERT INTO `Oficios_Tutores`(`ID_Tutor`, `ID_Oficio`) VALUES ('53','14');</text:p>
          </table:table-cell>
          <table:table-cell table:number-columns-repeated="16380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float" office:value="45" table:formula="msoxl:=RANDBETWEEN(1,50)" table:style-name="ce1">
            <text:p>45</text:p>
          </table:table-cell>
          <table:table-cell table:style-name="ce1"/>
          <table:table-cell office:value-type="string" office:string-value="INSERT INTO `Oficios_Tutores`(`ID_Tutor`, `ID_Oficio`) VALUES ('54','45');" table:formula="msoxl:=&quot;INSERT INTO `Oficios_Tutores`(`ID_Tutor`, `ID_Oficio`) VALUES ('&quot;&amp;A414&amp;&quot;','&quot;&amp;B414&amp;&quot;');&quot;" table:style-name="ce1">
            <text:p>INSERT INTO `Oficios_Tutores`(`ID_Tutor`, `ID_Oficio`) VALUES ('54','45');</text:p>
          </table:table-cell>
          <table:table-cell table:number-columns-repeated="16380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float" office:value="10" table:formula="msoxl:=RANDBETWEEN(1,50)" table:style-name="ce1">
            <text:p>10</text:p>
          </table:table-cell>
          <table:table-cell table:style-name="ce1"/>
          <table:table-cell office:value-type="string" office:string-value="INSERT INTO `Oficios_Tutores`(`ID_Tutor`, `ID_Oficio`) VALUES ('55','10');" table:formula="msoxl:=&quot;INSERT INTO `Oficios_Tutores`(`ID_Tutor`, `ID_Oficio`) VALUES ('&quot;&amp;A415&amp;&quot;','&quot;&amp;B415&amp;&quot;');&quot;" table:style-name="ce1">
            <text:p>INSERT INTO `Oficios_Tutores`(`ID_Tutor`, `ID_Oficio`) VALUES ('55','10');</text:p>
          </table:table-cell>
          <table:table-cell table:number-columns-repeated="16380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float" office:value="40" table:formula="msoxl:=RANDBETWEEN(1,50)" table:style-name="ce1">
            <text:p>40</text:p>
          </table:table-cell>
          <table:table-cell table:style-name="ce1"/>
          <table:table-cell office:value-type="string" office:string-value="INSERT INTO `Oficios_Tutores`(`ID_Tutor`, `ID_Oficio`) VALUES ('56','40');" table:formula="msoxl:=&quot;INSERT INTO `Oficios_Tutores`(`ID_Tutor`, `ID_Oficio`) VALUES ('&quot;&amp;A416&amp;&quot;','&quot;&amp;B416&amp;&quot;');&quot;" table:style-name="ce1">
            <text:p>INSERT INTO `Oficios_Tutores`(`ID_Tutor`, `ID_Oficio`) VALUES ('56','40');</text:p>
          </table:table-cell>
          <table:table-cell table:number-columns-repeated="16380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float" office:value="12" table:formula="msoxl:=RANDBETWEEN(1,50)" table:style-name="ce1">
            <text:p>12</text:p>
          </table:table-cell>
          <table:table-cell table:style-name="ce1"/>
          <table:table-cell office:value-type="string" office:string-value="INSERT INTO `Oficios_Tutores`(`ID_Tutor`, `ID_Oficio`) VALUES ('57','12');" table:formula="msoxl:=&quot;INSERT INTO `Oficios_Tutores`(`ID_Tutor`, `ID_Oficio`) VALUES ('&quot;&amp;A417&amp;&quot;','&quot;&amp;B417&amp;&quot;');&quot;" table:style-name="ce1">
            <text:p>INSERT INTO `Oficios_Tutores`(`ID_Tutor`, `ID_Oficio`) VALUES ('57','12');</text:p>
          </table:table-cell>
          <table:table-cell table:number-columns-repeated="16380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float" office:value="32" table:formula="msoxl:=RANDBETWEEN(1,50)" table:style-name="ce1">
            <text:p>32</text:p>
          </table:table-cell>
          <table:table-cell table:style-name="ce1"/>
          <table:table-cell office:value-type="string" office:string-value="INSERT INTO `Oficios_Tutores`(`ID_Tutor`, `ID_Oficio`) VALUES ('58','32');" table:formula="msoxl:=&quot;INSERT INTO `Oficios_Tutores`(`ID_Tutor`, `ID_Oficio`) VALUES ('&quot;&amp;A418&amp;&quot;','&quot;&amp;B418&amp;&quot;');&quot;" table:style-name="ce1">
            <text:p>INSERT INTO `Oficios_Tutores`(`ID_Tutor`, `ID_Oficio`) VALUES ('58','32');</text:p>
          </table:table-cell>
          <table:table-cell table:number-columns-repeated="16380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float" office:value="30" table:formula="msoxl:=RANDBETWEEN(1,50)" table:style-name="ce1">
            <text:p>30</text:p>
          </table:table-cell>
          <table:table-cell table:style-name="ce1"/>
          <table:table-cell office:value-type="string" office:string-value="INSERT INTO `Oficios_Tutores`(`ID_Tutor`, `ID_Oficio`) VALUES ('59','30');" table:formula="msoxl:=&quot;INSERT INTO `Oficios_Tutores`(`ID_Tutor`, `ID_Oficio`) VALUES ('&quot;&amp;A419&amp;&quot;','&quot;&amp;B419&amp;&quot;');&quot;" table:style-name="ce1">
            <text:p>INSERT INTO `Oficios_Tutores`(`ID_Tutor`, `ID_Oficio`) VALUES ('59','30');</text:p>
          </table:table-cell>
          <table:table-cell table:number-columns-repeated="16380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27" table:formula="msoxl:=RANDBETWEEN(1,50)" table:style-name="ce1">
            <text:p>27</text:p>
          </table:table-cell>
          <table:table-cell table:style-name="ce1"/>
          <table:table-cell office:value-type="string" office:string-value="INSERT INTO `Oficios_Tutores`(`ID_Tutor`, `ID_Oficio`) VALUES ('60','27');" table:formula="msoxl:=&quot;INSERT INTO `Oficios_Tutores`(`ID_Tutor`, `ID_Oficio`) VALUES ('&quot;&amp;A420&amp;&quot;','&quot;&amp;B420&amp;&quot;');&quot;" table:style-name="ce1">
            <text:p>INSERT INTO `Oficios_Tutores`(`ID_Tutor`, `ID_Oficio`) VALUES ('60','27');</text:p>
          </table:table-cell>
          <table:table-cell table:number-columns-repeated="16380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float" office:value="7" table:formula="msoxl:=RANDBETWEEN(1,50)" table:style-name="ce1">
            <text:p>7</text:p>
          </table:table-cell>
          <table:table-cell table:style-name="ce1"/>
          <table:table-cell office:value-type="string" office:string-value="INSERT INTO `Oficios_Tutores`(`ID_Tutor`, `ID_Oficio`) VALUES ('61','7');" table:formula="msoxl:=&quot;INSERT INTO `Oficios_Tutores`(`ID_Tutor`, `ID_Oficio`) VALUES ('&quot;&amp;A421&amp;&quot;','&quot;&amp;B421&amp;&quot;');&quot;" table:style-name="ce1">
            <text:p>INSERT INTO `Oficios_Tutores`(`ID_Tutor`, `ID_Oficio`) VALUES ('61','7');</text:p>
          </table:table-cell>
          <table:table-cell table:number-columns-repeated="16380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float" office:value="35" table:formula="msoxl:=RANDBETWEEN(1,50)" table:style-name="ce1">
            <text:p>35</text:p>
          </table:table-cell>
          <table:table-cell table:style-name="ce1"/>
          <table:table-cell office:value-type="string" office:string-value="INSERT INTO `Oficios_Tutores`(`ID_Tutor`, `ID_Oficio`) VALUES ('62','35');" table:formula="msoxl:=&quot;INSERT INTO `Oficios_Tutores`(`ID_Tutor`, `ID_Oficio`) VALUES ('&quot;&amp;A422&amp;&quot;','&quot;&amp;B422&amp;&quot;');&quot;" table:style-name="ce1">
            <text:p>INSERT INTO `Oficios_Tutores`(`ID_Tutor`, `ID_Oficio`) VALUES ('62','35');</text:p>
          </table:table-cell>
          <table:table-cell table:number-columns-repeated="16380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float" office:value="43" table:formula="msoxl:=RANDBETWEEN(1,50)" table:style-name="ce1">
            <text:p>43</text:p>
          </table:table-cell>
          <table:table-cell table:style-name="ce1"/>
          <table:table-cell office:value-type="string" office:string-value="INSERT INTO `Oficios_Tutores`(`ID_Tutor`, `ID_Oficio`) VALUES ('63','43');" table:formula="msoxl:=&quot;INSERT INTO `Oficios_Tutores`(`ID_Tutor`, `ID_Oficio`) VALUES ('&quot;&amp;A423&amp;&quot;','&quot;&amp;B423&amp;&quot;');&quot;" table:style-name="ce1">
            <text:p>INSERT INTO `Oficios_Tutores`(`ID_Tutor`, `ID_Oficio`) VALUES ('63','43');</text:p>
          </table:table-cell>
          <table:table-cell table:number-columns-repeated="16380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float" office:value="11" table:formula="msoxl:=RANDBETWEEN(1,50)" table:style-name="ce1">
            <text:p>11</text:p>
          </table:table-cell>
          <table:table-cell table:style-name="ce1"/>
          <table:table-cell office:value-type="string" office:string-value="INSERT INTO `Oficios_Tutores`(`ID_Tutor`, `ID_Oficio`) VALUES ('64','11');" table:formula="msoxl:=&quot;INSERT INTO `Oficios_Tutores`(`ID_Tutor`, `ID_Oficio`) VALUES ('&quot;&amp;A424&amp;&quot;','&quot;&amp;B424&amp;&quot;');&quot;" table:style-name="ce1">
            <text:p>INSERT INTO `Oficios_Tutores`(`ID_Tutor`, `ID_Oficio`) VALUES ('64','11');</text:p>
          </table:table-cell>
          <table:table-cell table:number-columns-repeated="16380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float" office:value="36" table:formula="msoxl:=RANDBETWEEN(1,50)" table:style-name="ce1">
            <text:p>36</text:p>
          </table:table-cell>
          <table:table-cell table:style-name="ce1"/>
          <table:table-cell office:value-type="string" office:string-value="INSERT INTO `Oficios_Tutores`(`ID_Tutor`, `ID_Oficio`) VALUES ('65','36');" table:formula="msoxl:=&quot;INSERT INTO `Oficios_Tutores`(`ID_Tutor`, `ID_Oficio`) VALUES ('&quot;&amp;A425&amp;&quot;','&quot;&amp;B425&amp;&quot;');&quot;" table:style-name="ce1">
            <text:p>INSERT INTO `Oficios_Tutores`(`ID_Tutor`, `ID_Oficio`) VALUES ('65','36');</text:p>
          </table:table-cell>
          <table:table-cell table:number-columns-repeated="16380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float" office:value="34" table:formula="msoxl:=RANDBETWEEN(1,50)" table:style-name="ce1">
            <text:p>34</text:p>
          </table:table-cell>
          <table:table-cell table:style-name="ce1"/>
          <table:table-cell office:value-type="string" office:string-value="INSERT INTO `Oficios_Tutores`(`ID_Tutor`, `ID_Oficio`) VALUES ('66','34');" table:formula="msoxl:=&quot;INSERT INTO `Oficios_Tutores`(`ID_Tutor`, `ID_Oficio`) VALUES ('&quot;&amp;A426&amp;&quot;','&quot;&amp;B426&amp;&quot;');&quot;" table:style-name="ce1">
            <text:p>INSERT INTO `Oficios_Tutores`(`ID_Tutor`, `ID_Oficio`) VALUES ('66','34');</text:p>
          </table:table-cell>
          <table:table-cell table:number-columns-repeated="16380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float" office:value="50" table:formula="msoxl:=RANDBETWEEN(1,50)" table:style-name="ce1">
            <text:p>50</text:p>
          </table:table-cell>
          <table:table-cell table:style-name="ce1"/>
          <table:table-cell office:value-type="string" office:string-value="INSERT INTO `Oficios_Tutores`(`ID_Tutor`, `ID_Oficio`) VALUES ('67','50');" table:formula="msoxl:=&quot;INSERT INTO `Oficios_Tutores`(`ID_Tutor`, `ID_Oficio`) VALUES ('&quot;&amp;A427&amp;&quot;','&quot;&amp;B427&amp;&quot;');&quot;" table:style-name="ce1">
            <text:p>INSERT INTO `Oficios_Tutores`(`ID_Tutor`, `ID_Oficio`) VALUES ('67','50');</text:p>
          </table:table-cell>
          <table:table-cell table:number-columns-repeated="16380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float" office:value="35" table:formula="msoxl:=RANDBETWEEN(1,50)" table:style-name="ce1">
            <text:p>35</text:p>
          </table:table-cell>
          <table:table-cell table:style-name="ce1"/>
          <table:table-cell office:value-type="string" office:string-value="INSERT INTO `Oficios_Tutores`(`ID_Tutor`, `ID_Oficio`) VALUES ('68','35');" table:formula="msoxl:=&quot;INSERT INTO `Oficios_Tutores`(`ID_Tutor`, `ID_Oficio`) VALUES ('&quot;&amp;A428&amp;&quot;','&quot;&amp;B428&amp;&quot;');&quot;" table:style-name="ce1">
            <text:p>INSERT INTO `Oficios_Tutores`(`ID_Tutor`, `ID_Oficio`) VALUES ('68','35');</text:p>
          </table:table-cell>
          <table:table-cell table:number-columns-repeated="16380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float" office:value="47" table:formula="msoxl:=RANDBETWEEN(1,50)" table:style-name="ce1">
            <text:p>47</text:p>
          </table:table-cell>
          <table:table-cell table:style-name="ce1"/>
          <table:table-cell office:value-type="string" office:string-value="INSERT INTO `Oficios_Tutores`(`ID_Tutor`, `ID_Oficio`) VALUES ('69','47');" table:formula="msoxl:=&quot;INSERT INTO `Oficios_Tutores`(`ID_Tutor`, `ID_Oficio`) VALUES ('&quot;&amp;A429&amp;&quot;','&quot;&amp;B429&amp;&quot;');&quot;" table:style-name="ce1">
            <text:p>INSERT INTO `Oficios_Tutores`(`ID_Tutor`, `ID_Oficio`) VALUES ('69','47');</text:p>
          </table:table-cell>
          <table:table-cell table:number-columns-repeated="16380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18" table:formula="msoxl:=RANDBETWEEN(1,50)" table:style-name="ce1">
            <text:p>18</text:p>
          </table:table-cell>
          <table:table-cell table:style-name="ce1"/>
          <table:table-cell office:value-type="string" office:string-value="INSERT INTO `Oficios_Tutores`(`ID_Tutor`, `ID_Oficio`) VALUES ('70','18');" table:formula="msoxl:=&quot;INSERT INTO `Oficios_Tutores`(`ID_Tutor`, `ID_Oficio`) VALUES ('&quot;&amp;A430&amp;&quot;','&quot;&amp;B430&amp;&quot;');&quot;" table:style-name="ce1">
            <text:p>INSERT INTO `Oficios_Tutores`(`ID_Tutor`, `ID_Oficio`) VALUES ('70','18');</text:p>
          </table:table-cell>
          <table:table-cell table:number-columns-repeated="16380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float" office:value="34" table:formula="msoxl:=RANDBETWEEN(1,50)" table:style-name="ce1">
            <text:p>34</text:p>
          </table:table-cell>
          <table:table-cell table:style-name="ce1"/>
          <table:table-cell office:value-type="string" office:string-value="INSERT INTO `Oficios_Tutores`(`ID_Tutor`, `ID_Oficio`) VALUES ('71','34');" table:formula="msoxl:=&quot;INSERT INTO `Oficios_Tutores`(`ID_Tutor`, `ID_Oficio`) VALUES ('&quot;&amp;A431&amp;&quot;','&quot;&amp;B431&amp;&quot;');&quot;" table:style-name="ce1">
            <text:p>INSERT INTO `Oficios_Tutores`(`ID_Tutor`, `ID_Oficio`) VALUES ('71','34');</text:p>
          </table:table-cell>
          <table:table-cell table:number-columns-repeated="16380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float" office:value="40" table:formula="msoxl:=RANDBETWEEN(1,50)" table:style-name="ce1">
            <text:p>40</text:p>
          </table:table-cell>
          <table:table-cell table:style-name="ce1"/>
          <table:table-cell office:value-type="string" office:string-value="INSERT INTO `Oficios_Tutores`(`ID_Tutor`, `ID_Oficio`) VALUES ('72','40');" table:formula="msoxl:=&quot;INSERT INTO `Oficios_Tutores`(`ID_Tutor`, `ID_Oficio`) VALUES ('&quot;&amp;A432&amp;&quot;','&quot;&amp;B432&amp;&quot;');&quot;" table:style-name="ce1">
            <text:p>INSERT INTO `Oficios_Tutores`(`ID_Tutor`, `ID_Oficio`) VALUES ('72','40');</text:p>
          </table:table-cell>
          <table:table-cell table:number-columns-repeated="16380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float" office:value="29" table:formula="msoxl:=RANDBETWEEN(1,50)" table:style-name="ce1">
            <text:p>29</text:p>
          </table:table-cell>
          <table:table-cell table:style-name="ce1"/>
          <table:table-cell office:value-type="string" office:string-value="INSERT INTO `Oficios_Tutores`(`ID_Tutor`, `ID_Oficio`) VALUES ('73','29');" table:formula="msoxl:=&quot;INSERT INTO `Oficios_Tutores`(`ID_Tutor`, `ID_Oficio`) VALUES ('&quot;&amp;A433&amp;&quot;','&quot;&amp;B433&amp;&quot;');&quot;" table:style-name="ce1">
            <text:p>INSERT INTO `Oficios_Tutores`(`ID_Tutor`, `ID_Oficio`) VALUES ('73','29');</text:p>
          </table:table-cell>
          <table:table-cell table:number-columns-repeated="16380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float" office:value="30" table:formula="msoxl:=RANDBETWEEN(1,50)" table:style-name="ce1">
            <text:p>30</text:p>
          </table:table-cell>
          <table:table-cell table:style-name="ce1"/>
          <table:table-cell office:value-type="string" office:string-value="INSERT INTO `Oficios_Tutores`(`ID_Tutor`, `ID_Oficio`) VALUES ('74','30');" table:formula="msoxl:=&quot;INSERT INTO `Oficios_Tutores`(`ID_Tutor`, `ID_Oficio`) VALUES ('&quot;&amp;A434&amp;&quot;','&quot;&amp;B434&amp;&quot;');&quot;" table:style-name="ce1">
            <text:p>INSERT INTO `Oficios_Tutores`(`ID_Tutor`, `ID_Oficio`) VALUES ('74','30');</text:p>
          </table:table-cell>
          <table:table-cell table:number-columns-repeated="16380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float" office:value="49" table:formula="msoxl:=RANDBETWEEN(1,50)" table:style-name="ce1">
            <text:p>49</text:p>
          </table:table-cell>
          <table:table-cell table:style-name="ce1"/>
          <table:table-cell office:value-type="string" office:string-value="INSERT INTO `Oficios_Tutores`(`ID_Tutor`, `ID_Oficio`) VALUES ('75','49');" table:formula="msoxl:=&quot;INSERT INTO `Oficios_Tutores`(`ID_Tutor`, `ID_Oficio`) VALUES ('&quot;&amp;A435&amp;&quot;','&quot;&amp;B435&amp;&quot;');&quot;" table:style-name="ce1">
            <text:p>INSERT INTO `Oficios_Tutores`(`ID_Tutor`, `ID_Oficio`) VALUES ('75','49');</text:p>
          </table:table-cell>
          <table:table-cell table:number-columns-repeated="16380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float" office:value="36" table:formula="msoxl:=RANDBETWEEN(1,50)" table:style-name="ce1">
            <text:p>36</text:p>
          </table:table-cell>
          <table:table-cell table:style-name="ce1"/>
          <table:table-cell office:value-type="string" office:string-value="INSERT INTO `Oficios_Tutores`(`ID_Tutor`, `ID_Oficio`) VALUES ('76','36');" table:formula="msoxl:=&quot;INSERT INTO `Oficios_Tutores`(`ID_Tutor`, `ID_Oficio`) VALUES ('&quot;&amp;A436&amp;&quot;','&quot;&amp;B436&amp;&quot;');&quot;" table:style-name="ce1">
            <text:p>INSERT INTO `Oficios_Tutores`(`ID_Tutor`, `ID_Oficio`) VALUES ('76','36');</text:p>
          </table:table-cell>
          <table:table-cell table:number-columns-repeated="16380"/>
        </table:table-row>
        <table:table-row table:style-name="ro2">
          <table:table-cell office:value-type="float" office:value="77" table:style-name="ce1">
            <text:p>77</text:p>
          </table:table-cell>
          <table:table-cell office:value-type="float" office:value="10" table:formula="msoxl:=RANDBETWEEN(1,50)" table:style-name="ce1">
            <text:p>10</text:p>
          </table:table-cell>
          <table:table-cell table:style-name="ce1"/>
          <table:table-cell office:value-type="string" office:string-value="INSERT INTO `Oficios_Tutores`(`ID_Tutor`, `ID_Oficio`) VALUES ('77','10');" table:formula="msoxl:=&quot;INSERT INTO `Oficios_Tutores`(`ID_Tutor`, `ID_Oficio`) VALUES ('&quot;&amp;A437&amp;&quot;','&quot;&amp;B437&amp;&quot;');&quot;" table:style-name="ce1">
            <text:p>INSERT INTO `Oficios_Tutores`(`ID_Tutor`, `ID_Oficio`) VALUES ('77','10');</text:p>
          </table:table-cell>
          <table:table-cell table:number-columns-repeated="16380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float" office:value="30" table:formula="msoxl:=RANDBETWEEN(1,50)" table:style-name="ce1">
            <text:p>30</text:p>
          </table:table-cell>
          <table:table-cell table:style-name="ce1"/>
          <table:table-cell office:value-type="string" office:string-value="INSERT INTO `Oficios_Tutores`(`ID_Tutor`, `ID_Oficio`) VALUES ('78','30');" table:formula="msoxl:=&quot;INSERT INTO `Oficios_Tutores`(`ID_Tutor`, `ID_Oficio`) VALUES ('&quot;&amp;A438&amp;&quot;','&quot;&amp;B438&amp;&quot;');&quot;" table:style-name="ce1">
            <text:p>INSERT INTO `Oficios_Tutores`(`ID_Tutor`, `ID_Oficio`) VALUES ('78','30');</text:p>
          </table:table-cell>
          <table:table-cell table:number-columns-repeated="16380"/>
        </table:table-row>
        <table:table-row table:style-name="ro2">
          <table:table-cell office:value-type="float" office:value="79" table:style-name="ce1">
            <text:p>79</text:p>
          </table:table-cell>
          <table:table-cell office:value-type="float" office:value="50" table:formula="msoxl:=RANDBETWEEN(1,50)" table:style-name="ce1">
            <text:p>50</text:p>
          </table:table-cell>
          <table:table-cell table:style-name="ce1"/>
          <table:table-cell office:value-type="string" office:string-value="INSERT INTO `Oficios_Tutores`(`ID_Tutor`, `ID_Oficio`) VALUES ('79','50');" table:formula="msoxl:=&quot;INSERT INTO `Oficios_Tutores`(`ID_Tutor`, `ID_Oficio`) VALUES ('&quot;&amp;A439&amp;&quot;','&quot;&amp;B439&amp;&quot;');&quot;" table:style-name="ce1">
            <text:p>INSERT INTO `Oficios_Tutores`(`ID_Tutor`, `ID_Oficio`) VALUES ('79','50');</text:p>
          </table:table-cell>
          <table:table-cell table:number-columns-repeated="16380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float" office:value="18" table:formula="msoxl:=RANDBETWEEN(1,50)" table:style-name="ce1">
            <text:p>18</text:p>
          </table:table-cell>
          <table:table-cell table:style-name="ce1"/>
          <table:table-cell office:value-type="string" office:string-value="INSERT INTO `Oficios_Tutores`(`ID_Tutor`, `ID_Oficio`) VALUES ('80','18');" table:formula="msoxl:=&quot;INSERT INTO `Oficios_Tutores`(`ID_Tutor`, `ID_Oficio`) VALUES ('&quot;&amp;A440&amp;&quot;','&quot;&amp;B440&amp;&quot;');&quot;" table:style-name="ce1">
            <text:p>INSERT INTO `Oficios_Tutores`(`ID_Tutor`, `ID_Oficio`) VALUES ('80','18');</text:p>
          </table:table-cell>
          <table:table-cell table:number-columns-repeated="16380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float" office:value="32" table:formula="msoxl:=RANDBETWEEN(1,50)" table:style-name="ce1">
            <text:p>32</text:p>
          </table:table-cell>
          <table:table-cell table:style-name="ce1"/>
          <table:table-cell office:value-type="string" office:string-value="INSERT INTO `Oficios_Tutores`(`ID_Tutor`, `ID_Oficio`) VALUES ('81','32');" table:formula="msoxl:=&quot;INSERT INTO `Oficios_Tutores`(`ID_Tutor`, `ID_Oficio`) VALUES ('&quot;&amp;A441&amp;&quot;','&quot;&amp;B441&amp;&quot;');&quot;" table:style-name="ce1">
            <text:p>INSERT INTO `Oficios_Tutores`(`ID_Tutor`, `ID_Oficio`) VALUES ('81','32');</text:p>
          </table:table-cell>
          <table:table-cell table:number-columns-repeated="16380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float" office:value="42" table:formula="msoxl:=RANDBETWEEN(1,50)" table:style-name="ce1">
            <text:p>42</text:p>
          </table:table-cell>
          <table:table-cell table:style-name="ce1"/>
          <table:table-cell office:value-type="string" office:string-value="INSERT INTO `Oficios_Tutores`(`ID_Tutor`, `ID_Oficio`) VALUES ('82','42');" table:formula="msoxl:=&quot;INSERT INTO `Oficios_Tutores`(`ID_Tutor`, `ID_Oficio`) VALUES ('&quot;&amp;A442&amp;&quot;','&quot;&amp;B442&amp;&quot;');&quot;" table:style-name="ce1">
            <text:p>INSERT INTO `Oficios_Tutores`(`ID_Tutor`, `ID_Oficio`) VALUES ('82','42');</text:p>
          </table:table-cell>
          <table:table-cell table:number-columns-repeated="16380"/>
        </table:table-row>
        <table:table-row table:style-name="ro2">
          <table:table-cell office:value-type="float" office:value="83" table:style-name="ce1">
            <text:p>83</text:p>
          </table:table-cell>
          <table:table-cell office:value-type="float" office:value="40" table:formula="msoxl:=RANDBETWEEN(1,50)" table:style-name="ce1">
            <text:p>40</text:p>
          </table:table-cell>
          <table:table-cell table:style-name="ce1"/>
          <table:table-cell office:value-type="string" office:string-value="INSERT INTO `Oficios_Tutores`(`ID_Tutor`, `ID_Oficio`) VALUES ('83','40');" table:formula="msoxl:=&quot;INSERT INTO `Oficios_Tutores`(`ID_Tutor`, `ID_Oficio`) VALUES ('&quot;&amp;A443&amp;&quot;','&quot;&amp;B443&amp;&quot;');&quot;" table:style-name="ce1">
            <text:p>INSERT INTO `Oficios_Tutores`(`ID_Tutor`, `ID_Oficio`) VALUES ('83','40');</text:p>
          </table:table-cell>
          <table:table-cell table:number-columns-repeated="16380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float" office:value="16" table:formula="msoxl:=RANDBETWEEN(1,50)" table:style-name="ce1">
            <text:p>16</text:p>
          </table:table-cell>
          <table:table-cell table:style-name="ce1"/>
          <table:table-cell office:value-type="string" office:string-value="INSERT INTO `Oficios_Tutores`(`ID_Tutor`, `ID_Oficio`) VALUES ('84','16');" table:formula="msoxl:=&quot;INSERT INTO `Oficios_Tutores`(`ID_Tutor`, `ID_Oficio`) VALUES ('&quot;&amp;A444&amp;&quot;','&quot;&amp;B444&amp;&quot;');&quot;" table:style-name="ce1">
            <text:p>INSERT INTO `Oficios_Tutores`(`ID_Tutor`, `ID_Oficio`) VALUES ('84','16');</text:p>
          </table:table-cell>
          <table:table-cell table:number-columns-repeated="16380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float" office:value="19" table:formula="msoxl:=RANDBETWEEN(1,50)" table:style-name="ce1">
            <text:p>19</text:p>
          </table:table-cell>
          <table:table-cell table:style-name="ce1"/>
          <table:table-cell office:value-type="string" office:string-value="INSERT INTO `Oficios_Tutores`(`ID_Tutor`, `ID_Oficio`) VALUES ('85','19');" table:formula="msoxl:=&quot;INSERT INTO `Oficios_Tutores`(`ID_Tutor`, `ID_Oficio`) VALUES ('&quot;&amp;A445&amp;&quot;','&quot;&amp;B445&amp;&quot;');&quot;" table:style-name="ce1">
            <text:p>INSERT INTO `Oficios_Tutores`(`ID_Tutor`, `ID_Oficio`) VALUES ('85','19');</text:p>
          </table:table-cell>
          <table:table-cell table:number-columns-repeated="16380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float" office:value="23" table:formula="msoxl:=RANDBETWEEN(1,50)" table:style-name="ce1">
            <text:p>23</text:p>
          </table:table-cell>
          <table:table-cell table:style-name="ce1"/>
          <table:table-cell office:value-type="string" office:string-value="INSERT INTO `Oficios_Tutores`(`ID_Tutor`, `ID_Oficio`) VALUES ('86','23');" table:formula="msoxl:=&quot;INSERT INTO `Oficios_Tutores`(`ID_Tutor`, `ID_Oficio`) VALUES ('&quot;&amp;A446&amp;&quot;','&quot;&amp;B446&amp;&quot;');&quot;" table:style-name="ce1">
            <text:p>INSERT INTO `Oficios_Tutores`(`ID_Tutor`, `ID_Oficio`) VALUES ('86','23');</text:p>
          </table:table-cell>
          <table:table-cell table:number-columns-repeated="16380"/>
        </table:table-row>
        <table:table-row table:style-name="ro2">
          <table:table-cell office:value-type="float" office:value="87" table:style-name="ce1">
            <text:p>87</text:p>
          </table:table-cell>
          <table:table-cell office:value-type="float" office:value="36" table:formula="msoxl:=RANDBETWEEN(1,50)" table:style-name="ce1">
            <text:p>36</text:p>
          </table:table-cell>
          <table:table-cell table:style-name="ce1"/>
          <table:table-cell office:value-type="string" office:string-value="INSERT INTO `Oficios_Tutores`(`ID_Tutor`, `ID_Oficio`) VALUES ('87','36');" table:formula="msoxl:=&quot;INSERT INTO `Oficios_Tutores`(`ID_Tutor`, `ID_Oficio`) VALUES ('&quot;&amp;A447&amp;&quot;','&quot;&amp;B447&amp;&quot;');&quot;" table:style-name="ce1">
            <text:p>INSERT INTO `Oficios_Tutores`(`ID_Tutor`, `ID_Oficio`) VALUES ('87','36');</text:p>
          </table:table-cell>
          <table:table-cell table:number-columns-repeated="16380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float" office:value="49" table:formula="msoxl:=RANDBETWEEN(1,50)" table:style-name="ce1">
            <text:p>49</text:p>
          </table:table-cell>
          <table:table-cell table:style-name="ce1"/>
          <table:table-cell office:value-type="string" office:string-value="INSERT INTO `Oficios_Tutores`(`ID_Tutor`, `ID_Oficio`) VALUES ('88','49');" table:formula="msoxl:=&quot;INSERT INTO `Oficios_Tutores`(`ID_Tutor`, `ID_Oficio`) VALUES ('&quot;&amp;A448&amp;&quot;','&quot;&amp;B448&amp;&quot;');&quot;" table:style-name="ce1">
            <text:p>INSERT INTO `Oficios_Tutores`(`ID_Tutor`, `ID_Oficio`) VALUES ('88','49');</text:p>
          </table:table-cell>
          <table:table-cell table:number-columns-repeated="16380"/>
        </table:table-row>
        <table:table-row table:style-name="ro2">
          <table:table-cell office:value-type="float" office:value="89" table:style-name="ce1">
            <text:p>89</text:p>
          </table:table-cell>
          <table:table-cell office:value-type="float" office:value="43" table:formula="msoxl:=RANDBETWEEN(1,50)" table:style-name="ce1">
            <text:p>43</text:p>
          </table:table-cell>
          <table:table-cell table:style-name="ce1"/>
          <table:table-cell office:value-type="string" office:string-value="INSERT INTO `Oficios_Tutores`(`ID_Tutor`, `ID_Oficio`) VALUES ('89','43');" table:formula="msoxl:=&quot;INSERT INTO `Oficios_Tutores`(`ID_Tutor`, `ID_Oficio`) VALUES ('&quot;&amp;A449&amp;&quot;','&quot;&amp;B449&amp;&quot;');&quot;" table:style-name="ce1">
            <text:p>INSERT INTO `Oficios_Tutores`(`ID_Tutor`, `ID_Oficio`) VALUES ('89','43');</text:p>
          </table:table-cell>
          <table:table-cell table:number-columns-repeated="16380" table:style-name="ce1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float" office:value="31" table:formula="msoxl:=RANDBETWEEN(1,50)" table:style-name="ce1">
            <text:p>31</text:p>
          </table:table-cell>
          <table:table-cell table:style-name="ce1"/>
          <table:table-cell office:value-type="string" office:string-value="INSERT INTO `Oficios_Tutores`(`ID_Tutor`, `ID_Oficio`) VALUES ('90','31');" table:formula="msoxl:=&quot;INSERT INTO `Oficios_Tutores`(`ID_Tutor`, `ID_Oficio`) VALUES ('&quot;&amp;A450&amp;&quot;','&quot;&amp;B450&amp;&quot;');&quot;" table:style-name="ce1">
            <text:p>INSERT INTO `Oficios_Tutores`(`ID_Tutor`, `ID_Oficio`) VALUES ('90','31');</text:p>
          </table:table-cell>
          <table:table-cell table:number-columns-repeated="16380" table:style-name="ce1"/>
        </table:table-row>
        <table:table-row table:style-name="ro2">
          <table:table-cell office:value-type="float" office:value="91" table:style-name="ce1">
            <text:p>91</text:p>
          </table:table-cell>
          <table:table-cell office:value-type="float" office:value="9" table:formula="msoxl:=RANDBETWEEN(1,50)" table:style-name="ce1">
            <text:p>9</text:p>
          </table:table-cell>
          <table:table-cell table:style-name="ce1"/>
          <table:table-cell office:value-type="string" office:string-value="INSERT INTO `Oficios_Tutores`(`ID_Tutor`, `ID_Oficio`) VALUES ('91','9');" table:formula="msoxl:=&quot;INSERT INTO `Oficios_Tutores`(`ID_Tutor`, `ID_Oficio`) VALUES ('&quot;&amp;A451&amp;&quot;','&quot;&amp;B451&amp;&quot;');&quot;" table:style-name="ce1">
            <text:p>INSERT INTO `Oficios_Tutores`(`ID_Tutor`, `ID_Oficio`) VALUES ('91','9');</text:p>
          </table:table-cell>
          <table:table-cell table:number-columns-repeated="16380" table:style-name="ce1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float" office:value="13" table:formula="msoxl:=RANDBETWEEN(1,50)" table:style-name="ce1">
            <text:p>13</text:p>
          </table:table-cell>
          <table:table-cell table:style-name="ce1"/>
          <table:table-cell office:value-type="string" office:string-value="INSERT INTO `Oficios_Tutores`(`ID_Tutor`, `ID_Oficio`) VALUES ('92','13');" table:formula="msoxl:=&quot;INSERT INTO `Oficios_Tutores`(`ID_Tutor`, `ID_Oficio`) VALUES ('&quot;&amp;A452&amp;&quot;','&quot;&amp;B452&amp;&quot;');&quot;" table:style-name="ce1">
            <text:p>INSERT INTO `Oficios_Tutores`(`ID_Tutor`, `ID_Oficio`) VALUES ('92','13');</text:p>
          </table:table-cell>
          <table:table-cell table:number-columns-repeated="16380" table:style-name="ce1"/>
        </table:table-row>
        <table:table-row table:style-name="ro2">
          <table:table-cell office:value-type="float" office:value="93" table:style-name="ce1">
            <text:p>93</text:p>
          </table:table-cell>
          <table:table-cell office:value-type="float" office:value="25" table:formula="msoxl:=RANDBETWEEN(1,50)" table:style-name="ce1">
            <text:p>25</text:p>
          </table:table-cell>
          <table:table-cell table:style-name="ce1"/>
          <table:table-cell office:value-type="string" office:string-value="INSERT INTO `Oficios_Tutores`(`ID_Tutor`, `ID_Oficio`) VALUES ('93','25');" table:formula="msoxl:=&quot;INSERT INTO `Oficios_Tutores`(`ID_Tutor`, `ID_Oficio`) VALUES ('&quot;&amp;A453&amp;&quot;','&quot;&amp;B453&amp;&quot;');&quot;" table:style-name="ce1">
            <text:p>INSERT INTO `Oficios_Tutores`(`ID_Tutor`, `ID_Oficio`) VALUES ('93','25');</text:p>
          </table:table-cell>
          <table:table-cell table:number-columns-repeated="16380" table:style-name="ce1"/>
        </table:table-row>
        <table:table-row table:style-name="ro2">
          <table:table-cell office:value-type="float" office:value="94" table:style-name="ce1">
            <text:p>94</text:p>
          </table:table-cell>
          <table:table-cell office:value-type="float" office:value="2" table:formula="msoxl:=RANDBETWEEN(1,50)" table:style-name="ce1">
            <text:p>2</text:p>
          </table:table-cell>
          <table:table-cell table:style-name="ce1"/>
          <table:table-cell office:value-type="string" office:string-value="INSERT INTO `Oficios_Tutores`(`ID_Tutor`, `ID_Oficio`) VALUES ('94','2');" table:formula="msoxl:=&quot;INSERT INTO `Oficios_Tutores`(`ID_Tutor`, `ID_Oficio`) VALUES ('&quot;&amp;A454&amp;&quot;','&quot;&amp;B454&amp;&quot;');&quot;" table:style-name="ce1">
            <text:p>INSERT INTO `Oficios_Tutores`(`ID_Tutor`, `ID_Oficio`) VALUES ('94','2');</text:p>
          </table:table-cell>
          <table:table-cell table:number-columns-repeated="16380" table:style-name="ce1"/>
        </table:table-row>
        <table:table-row table:style-name="ro2">
          <table:table-cell office:value-type="float" office:value="95" table:style-name="ce1">
            <text:p>95</text:p>
          </table:table-cell>
          <table:table-cell office:value-type="float" office:value="42" table:formula="msoxl:=RANDBETWEEN(1,50)" table:style-name="ce1">
            <text:p>42</text:p>
          </table:table-cell>
          <table:table-cell table:style-name="ce1"/>
          <table:table-cell office:value-type="string" office:string-value="INSERT INTO `Oficios_Tutores`(`ID_Tutor`, `ID_Oficio`) VALUES ('95','42');" table:formula="msoxl:=&quot;INSERT INTO `Oficios_Tutores`(`ID_Tutor`, `ID_Oficio`) VALUES ('&quot;&amp;A455&amp;&quot;','&quot;&amp;B455&amp;&quot;');&quot;" table:style-name="ce1">
            <text:p>INSERT INTO `Oficios_Tutores`(`ID_Tutor`, `ID_Oficio`) VALUES ('95','42');</text:p>
          </table:table-cell>
          <table:table-cell table:number-columns-repeated="16380" table:style-name="ce1"/>
        </table:table-row>
        <table:table-row table:style-name="ro2">
          <table:table-cell office:value-type="float" office:value="96" table:style-name="ce1">
            <text:p>96</text:p>
          </table:table-cell>
          <table:table-cell office:value-type="float" office:value="43" table:formula="msoxl:=RANDBETWEEN(1,50)" table:style-name="ce1">
            <text:p>43</text:p>
          </table:table-cell>
          <table:table-cell table:style-name="ce1"/>
          <table:table-cell office:value-type="string" office:string-value="INSERT INTO `Oficios_Tutores`(`ID_Tutor`, `ID_Oficio`) VALUES ('96','43');" table:formula="msoxl:=&quot;INSERT INTO `Oficios_Tutores`(`ID_Tutor`, `ID_Oficio`) VALUES ('&quot;&amp;A456&amp;&quot;','&quot;&amp;B456&amp;&quot;');&quot;" table:style-name="ce1">
            <text:p>INSERT INTO `Oficios_Tutores`(`ID_Tutor`, `ID_Oficio`) VALUES ('96','43');</text:p>
          </table:table-cell>
          <table:table-cell table:number-columns-repeated="16380" table:style-name="ce1"/>
        </table:table-row>
        <table:table-row table:style-name="ro2">
          <table:table-cell office:value-type="float" office:value="97" table:style-name="ce1">
            <text:p>97</text:p>
          </table:table-cell>
          <table:table-cell office:value-type="float" office:value="46" table:formula="msoxl:=RANDBETWEEN(1,50)" table:style-name="ce1">
            <text:p>46</text:p>
          </table:table-cell>
          <table:table-cell table:style-name="ce1"/>
          <table:table-cell office:value-type="string" office:string-value="INSERT INTO `Oficios_Tutores`(`ID_Tutor`, `ID_Oficio`) VALUES ('97','46');" table:formula="msoxl:=&quot;INSERT INTO `Oficios_Tutores`(`ID_Tutor`, `ID_Oficio`) VALUES ('&quot;&amp;A457&amp;&quot;','&quot;&amp;B457&amp;&quot;');&quot;" table:style-name="ce1">
            <text:p>INSERT INTO `Oficios_Tutores`(`ID_Tutor`, `ID_Oficio`) VALUES ('97','46');</text:p>
          </table:table-cell>
          <table:table-cell table:number-columns-repeated="16380" table:style-name="ce1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float" office:value="49" table:formula="msoxl:=RANDBETWEEN(1,50)" table:style-name="ce1">
            <text:p>49</text:p>
          </table:table-cell>
          <table:table-cell table:style-name="ce1"/>
          <table:table-cell office:value-type="string" office:string-value="INSERT INTO `Oficios_Tutores`(`ID_Tutor`, `ID_Oficio`) VALUES ('98','49');" table:formula="msoxl:=&quot;INSERT INTO `Oficios_Tutores`(`ID_Tutor`, `ID_Oficio`) VALUES ('&quot;&amp;A458&amp;&quot;','&quot;&amp;B458&amp;&quot;');&quot;" table:style-name="ce1">
            <text:p>INSERT INTO `Oficios_Tutores`(`ID_Tutor`, `ID_Oficio`) VALUES ('98','49');</text:p>
          </table:table-cell>
          <table:table-cell table:number-columns-repeated="16380" table:style-name="ce1"/>
        </table:table-row>
        <table:table-row table:style-name="ro2">
          <table:table-cell office:value-type="float" office:value="99" table:style-name="ce1">
            <text:p>99</text:p>
          </table:table-cell>
          <table:table-cell office:value-type="float" office:value="8" table:formula="msoxl:=RANDBETWEEN(1,50)" table:style-name="ce1">
            <text:p>8</text:p>
          </table:table-cell>
          <table:table-cell table:style-name="ce1"/>
          <table:table-cell office:value-type="string" office:string-value="INSERT INTO `Oficios_Tutores`(`ID_Tutor`, `ID_Oficio`) VALUES ('99','8');" table:formula="msoxl:=&quot;INSERT INTO `Oficios_Tutores`(`ID_Tutor`, `ID_Oficio`) VALUES ('&quot;&amp;A459&amp;&quot;','&quot;&amp;B459&amp;&quot;');&quot;" table:style-name="ce1">
            <text:p>INSERT INTO `Oficios_Tutores`(`ID_Tutor`, `ID_Oficio`) VALUES ('99','8');</text:p>
          </table:table-cell>
          <table:table-cell table:number-columns-repeated="16380" table:style-name="ce1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34" table:formula="msoxl:=RANDBETWEEN(1,50)" table:style-name="ce1">
            <text:p>34</text:p>
          </table:table-cell>
          <table:table-cell table:style-name="ce1"/>
          <table:table-cell office:value-type="string" office:string-value="INSERT INTO `Oficios_Tutores`(`ID_Tutor`, `ID_Oficio`) VALUES ('100','34');" table:formula="msoxl:=&quot;INSERT INTO `Oficios_Tutores`(`ID_Tutor`, `ID_Oficio`) VALUES ('&quot;&amp;A460&amp;&quot;','&quot;&amp;B460&amp;&quot;');&quot;" table:style-name="ce1">
            <text:p>INSERT INTO `Oficios_Tutores`(`ID_Tutor`, `ID_Oficio`) VALUES ('100','34');</text:p>
          </table:table-cell>
          <table:table-cell table:number-columns-repeated="16380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string" office:string-value="C:/Users/Egresados/Documents/0100.doc" table:formula="msoxl:=&quot;C:/Users/Egresados/Documents/0&quot;&amp;A463&amp;&quot;.doc&quot;" table:style-name="ce1">
            <text:p>C:/Users/Egresados/Documents/0100.doc</text:p>
          </table:table-cell>
          <table:table-cell table:number-columns-repeated="3" table:style-name="ce1"/>
          <table:table-cell office:value-type="string" office:string-value="INSERT INTO `Documentos`(`Num_Doc`, `Ubicacion`) VALUES ('100','C:/Users/Egresados/Documents/0100.doc');" table:formula="msoxl:=&quot;INSERT INTO `Documentos`(`Num_Doc`, `Ubicacion`) VALUES ('&quot;&amp;A463&amp;&quot;','&quot;&amp;B463&amp;&quot;');&quot;" table:style-name="ce1">
            <text:p>INSERT INTO `Documentos`(`Num_Doc`, `Ubicacion`) VALUES ('100','C:/Users/Egresados/Documents/0100.doc');</text:p>
          </table:table-cell>
          <table:table-cell table:number-columns-repeated="16378"/>
        </table:table-row>
        <table:table-row table:style-name="ro2">
          <table:table-cell office:value-type="float" office:value="101" table:style-name="ce1">
            <text:p>101</text:p>
          </table:table-cell>
          <table:table-cell office:value-type="string" table:style-name="ce1">
            <text:p>Sección 4 Armario Azul</text:p>
          </table:table-cell>
          <table:table-cell table:number-columns-repeated="3" table:style-name="ce1"/>
          <table:table-cell office:value-type="string" office:string-value="INSERT INTO `Documentos`(`Num_Doc`, `Ubicacion`) VALUES ('101','Sección 4 Armario Azul');" table:formula="msoxl:=&quot;INSERT INTO `Documentos`(`Num_Doc`, `Ubicacion`) VALUES ('&quot;&amp;A464&amp;&quot;','&quot;&amp;B464&amp;&quot;');&quot;" table:style-name="ce1">
            <text:p>INSERT INTO `Documentos`(`Num_Doc`, `Ubicacion`) VALUES ('101','Sección 4 Armario Azul');</text:p>
          </table:table-cell>
          <table:table-cell table:number-columns-repeated="16378"/>
        </table:table-row>
        <table:table-row table:style-name="ro2">
          <table:table-cell office:value-type="float" office:value="102" table:style-name="ce1">
            <text:p>102</text:p>
          </table:table-cell>
          <table:table-cell office:value-type="string" office:string-value="C:/Users/Egresados/Documents/0102.doc" table:formula="msoxl:=&quot;C:/Users/Egresados/Documents/0&quot;&amp;A465&amp;&quot;.doc&quot;" table:style-name="ce1">
            <text:p>C:/Users/Egresados/Documents/0102.doc</text:p>
          </table:table-cell>
          <table:table-cell table:number-columns-repeated="3" table:style-name="ce1"/>
          <table:table-cell office:value-type="string" office:string-value="INSERT INTO `Documentos`(`Num_Doc`, `Ubicacion`) VALUES ('102','C:/Users/Egresados/Documents/0102.doc');" table:formula="msoxl:=&quot;INSERT INTO `Documentos`(`Num_Doc`, `Ubicacion`) VALUES ('&quot;&amp;A465&amp;&quot;','&quot;&amp;B465&amp;&quot;');&quot;" table:style-name="ce1">
            <text:p>INSERT INTO `Documentos`(`Num_Doc`, `Ubicacion`) VALUES ('102','C:/Users/Egresados/Documents/0102.doc');</text:p>
          </table:table-cell>
          <table:table-cell table:number-columns-repeated="16378"/>
        </table:table-row>
        <table:table-row table:style-name="ro2">
          <table:table-cell office:value-type="float" office:value="103" table:style-name="ce1">
            <text:p>103</text:p>
          </table:table-cell>
          <table:table-cell office:value-type="string" office:string-value="C:/Users/Egresados/Documents/0103.doc" table:formula="msoxl:=&quot;C:/Users/Egresados/Documents/0&quot;&amp;A466&amp;&quot;.doc&quot;" table:style-name="ce1">
            <text:p>C:/Users/Egresados/Documents/0103.doc</text:p>
          </table:table-cell>
          <table:table-cell table:number-columns-repeated="3" table:style-name="ce1"/>
          <table:table-cell office:value-type="string" office:string-value="INSERT INTO `Documentos`(`Num_Doc`, `Ubicacion`) VALUES ('103','C:/Users/Egresados/Documents/0103.doc');" table:formula="msoxl:=&quot;INSERT INTO `Documentos`(`Num_Doc`, `Ubicacion`) VALUES ('&quot;&amp;A466&amp;&quot;','&quot;&amp;B466&amp;&quot;');&quot;" table:style-name="ce1">
            <text:p>INSERT INTO `Documentos`(`Num_Doc`, `Ubicacion`) VALUES ('103','C:/Users/Egresados/Documents/0103.doc');</text:p>
          </table:table-cell>
          <table:table-cell table:number-columns-repeated="16378"/>
        </table:table-row>
        <table:table-row table:style-name="ro2">
          <table:table-cell office:value-type="float" office:value="104" table:style-name="ce1">
            <text:p>104</text:p>
          </table:table-cell>
          <table:table-cell office:value-type="string" table:style-name="ce1">
            <text:p>Sección 4 Armario Marrón</text:p>
          </table:table-cell>
          <table:table-cell table:number-columns-repeated="3" table:style-name="ce1"/>
          <table:table-cell office:value-type="string" office:string-value="INSERT INTO `Documentos`(`Num_Doc`, `Ubicacion`) VALUES ('104','Sección 4 Armario Marrón');" table:formula="msoxl:=&quot;INSERT INTO `Documentos`(`Num_Doc`, `Ubicacion`) VALUES ('&quot;&amp;A467&amp;&quot;','&quot;&amp;B467&amp;&quot;');&quot;" table:style-name="ce1">
            <text:p>INSERT INTO `Documentos`(`Num_Doc`, `Ubicacion`) VALUES ('104','Sección 4 Armario Marrón');</text:p>
          </table:table-cell>
          <table:table-cell table:number-columns-repeated="16378"/>
        </table:table-row>
        <table:table-row table:style-name="ro2">
          <table:table-cell office:value-type="float" office:value="105" table:style-name="ce1">
            <text:p>105</text:p>
          </table:table-cell>
          <table:table-cell office:value-type="string" office:string-value="C:/Users/Egresados/Documents/0105.doc" table:formula="msoxl:=&quot;C:/Users/Egresados/Documents/0&quot;&amp;A468&amp;&quot;.doc&quot;" table:style-name="ce1">
            <text:p>C:/Users/Egresados/Documents/0105.doc</text:p>
          </table:table-cell>
          <table:table-cell table:number-columns-repeated="3" table:style-name="ce1"/>
          <table:table-cell office:value-type="string" office:string-value="INSERT INTO `Documentos`(`Num_Doc`, `Ubicacion`) VALUES ('105','C:/Users/Egresados/Documents/0105.doc');" table:formula="msoxl:=&quot;INSERT INTO `Documentos`(`Num_Doc`, `Ubicacion`) VALUES ('&quot;&amp;A468&amp;&quot;','&quot;&amp;B468&amp;&quot;');&quot;" table:style-name="ce1">
            <text:p>INSERT INTO `Documentos`(`Num_Doc`, `Ubicacion`) VALUES ('105','C:/Users/Egresados/Documents/0105.doc');</text:p>
          </table:table-cell>
          <table:table-cell table:number-columns-repeated="16378"/>
        </table:table-row>
        <table:table-row table:style-name="ro2">
          <table:table-cell office:value-type="float" office:value="106" table:style-name="ce1">
            <text:p>106</text:p>
          </table:table-cell>
          <table:table-cell office:value-type="string" office:string-value="C:/Users/Egresados/Documents/0106.doc" table:formula="msoxl:=&quot;C:/Users/Egresados/Documents/0&quot;&amp;A469&amp;&quot;.doc&quot;" table:style-name="ce1">
            <text:p>C:/Users/Egresados/Documents/0106.doc</text:p>
          </table:table-cell>
          <table:table-cell table:number-columns-repeated="3" table:style-name="ce1"/>
          <table:table-cell office:value-type="string" office:string-value="INSERT INTO `Documentos`(`Num_Doc`, `Ubicacion`) VALUES ('106','C:/Users/Egresados/Documents/0106.doc');" table:formula="msoxl:=&quot;INSERT INTO `Documentos`(`Num_Doc`, `Ubicacion`) VALUES ('&quot;&amp;A469&amp;&quot;','&quot;&amp;B469&amp;&quot;');&quot;" table:style-name="ce1">
            <text:p>INSERT INTO `Documentos`(`Num_Doc`, `Ubicacion`) VALUES ('106','C:/Users/Egresados/Documents/0106.doc');</text:p>
          </table:table-cell>
          <table:table-cell table:number-columns-repeated="16378"/>
        </table:table-row>
        <table:table-row table:style-name="ro2">
          <table:table-cell office:value-type="float" office:value="107" table:style-name="ce1">
            <text:p>107</text:p>
          </table:table-cell>
          <table:table-cell office:value-type="string" office:string-value="C:/Users/Egresados/Documents/0107.doc" table:formula="msoxl:=&quot;C:/Users/Egresados/Documents/0&quot;&amp;A470&amp;&quot;.doc&quot;" table:style-name="ce1">
            <text:p>C:/Users/Egresados/Documents/0107.doc</text:p>
          </table:table-cell>
          <table:table-cell table:number-columns-repeated="3" table:style-name="ce1"/>
          <table:table-cell office:value-type="string" office:string-value="INSERT INTO `Documentos`(`Num_Doc`, `Ubicacion`) VALUES ('107','C:/Users/Egresados/Documents/0107.doc');" table:formula="msoxl:=&quot;INSERT INTO `Documentos`(`Num_Doc`, `Ubicacion`) VALUES ('&quot;&amp;A470&amp;&quot;','&quot;&amp;B470&amp;&quot;');&quot;" table:style-name="ce1">
            <text:p>INSERT INTO `Documentos`(`Num_Doc`, `Ubicacion`) VALUES ('107','C:/Users/Egresados/Documents/0107.doc');</text:p>
          </table:table-cell>
          <table:table-cell table:number-columns-repeated="16378"/>
        </table:table-row>
        <table:table-row table:style-name="ro2">
          <table:table-cell office:value-type="float" office:value="108" table:style-name="ce1">
            <text:p>108</text:p>
          </table:table-cell>
          <table:table-cell office:value-type="string" table:style-name="ce1">
            <text:p>Sección 1 Armario Verde</text:p>
          </table:table-cell>
          <table:table-cell table:number-columns-repeated="3" table:style-name="ce1"/>
          <table:table-cell office:value-type="string" office:string-value="INSERT INTO `Documentos`(`Num_Doc`, `Ubicacion`) VALUES ('108','Sección 1 Armario Verde');" table:formula="msoxl:=&quot;INSERT INTO `Documentos`(`Num_Doc`, `Ubicacion`) VALUES ('&quot;&amp;A471&amp;&quot;','&quot;&amp;B471&amp;&quot;');&quot;" table:style-name="ce1">
            <text:p>INSERT INTO `Documentos`(`Num_Doc`, `Ubicacion`) VALUES ('108','Sección 1 Armario Verde');</text:p>
          </table:table-cell>
          <table:table-cell table:number-columns-repeated="16378"/>
        </table:table-row>
        <table:table-row table:style-name="ro2">
          <table:table-cell office:value-type="float" office:value="109" table:style-name="ce1">
            <text:p>109</text:p>
          </table:table-cell>
          <table:table-cell office:value-type="string" office:string-value="C:/Users/Egresados/Documents/0109.doc" table:formula="msoxl:=&quot;C:/Users/Egresados/Documents/0&quot;&amp;A472&amp;&quot;.doc&quot;" table:style-name="ce1">
            <text:p>C:/Users/Egresados/Documents/0109.doc</text:p>
          </table:table-cell>
          <table:table-cell table:number-columns-repeated="3" table:style-name="ce1"/>
          <table:table-cell office:value-type="string" office:string-value="INSERT INTO `Documentos`(`Num_Doc`, `Ubicacion`) VALUES ('109','C:/Users/Egresados/Documents/0109.doc');" table:formula="msoxl:=&quot;INSERT INTO `Documentos`(`Num_Doc`, `Ubicacion`) VALUES ('&quot;&amp;A472&amp;&quot;','&quot;&amp;B472&amp;&quot;');&quot;" table:style-name="ce1">
            <text:p>INSERT INTO `Documentos`(`Num_Doc`, `Ubicacion`) VALUES ('109','C:/Users/Egresados/Documents/0109.doc');</text:p>
          </table:table-cell>
          <table:table-cell table:number-columns-repeated="16378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string" office:string-value="C:/Users/Egresados/Documents/0110.doc" table:formula="msoxl:=&quot;C:/Users/Egresados/Documents/0&quot;&amp;A473&amp;&quot;.doc&quot;" table:style-name="ce1">
            <text:p>C:/Users/Egresados/Documents/0110.doc</text:p>
          </table:table-cell>
          <table:table-cell table:number-columns-repeated="3" table:style-name="ce1"/>
          <table:table-cell office:value-type="string" office:string-value="INSERT INTO `Documentos`(`Num_Doc`, `Ubicacion`) VALUES ('110','C:/Users/Egresados/Documents/0110.doc');" table:formula="msoxl:=&quot;INSERT INTO `Documentos`(`Num_Doc`, `Ubicacion`) VALUES ('&quot;&amp;A473&amp;&quot;','&quot;&amp;B473&amp;&quot;');&quot;" table:style-name="ce1">
            <text:p>INSERT INTO `Documentos`(`Num_Doc`, `Ubicacion`) VALUES ('110','C:/Users/Egresados/Documents/0110.doc');</text:p>
          </table:table-cell>
          <table:table-cell table:number-columns-repeated="16378"/>
        </table:table-row>
        <table:table-row table:style-name="ro2">
          <table:table-cell office:value-type="float" office:value="111" table:style-name="ce1">
            <text:p>111</text:p>
          </table:table-cell>
          <table:table-cell office:value-type="string" office:string-value="C:/Users/Egresados/Documents/0111.doc" table:formula="msoxl:=&quot;C:/Users/Egresados/Documents/0&quot;&amp;A474&amp;&quot;.doc&quot;" table:style-name="ce1">
            <text:p>C:/Users/Egresados/Documents/0111.doc</text:p>
          </table:table-cell>
          <table:table-cell table:number-columns-repeated="3" table:style-name="ce1"/>
          <table:table-cell office:value-type="string" office:string-value="INSERT INTO `Documentos`(`Num_Doc`, `Ubicacion`) VALUES ('111','C:/Users/Egresados/Documents/0111.doc');" table:formula="msoxl:=&quot;INSERT INTO `Documentos`(`Num_Doc`, `Ubicacion`) VALUES ('&quot;&amp;A474&amp;&quot;','&quot;&amp;B474&amp;&quot;');&quot;" table:style-name="ce1">
            <text:p>INSERT INTO `Documentos`(`Num_Doc`, `Ubicacion`) VALUES ('111','C:/Users/Egresados/Documents/0111.doc');</text:p>
          </table:table-cell>
          <table:table-cell table:number-columns-repeated="16378"/>
        </table:table-row>
        <table:table-row table:style-name="ro2">
          <table:table-cell office:value-type="float" office:value="112" table:style-name="ce1">
            <text:p>112</text:p>
          </table:table-cell>
          <table:table-cell office:value-type="string" table:style-name="ce1">
            <text:p>Sección 2 Armario Azul</text:p>
          </table:table-cell>
          <table:table-cell table:number-columns-repeated="3" table:style-name="ce1"/>
          <table:table-cell office:value-type="string" office:string-value="INSERT INTO `Documentos`(`Num_Doc`, `Ubicacion`) VALUES ('112','Sección 2 Armario Azul');" table:formula="msoxl:=&quot;INSERT INTO `Documentos`(`Num_Doc`, `Ubicacion`) VALUES ('&quot;&amp;A475&amp;&quot;','&quot;&amp;B475&amp;&quot;');&quot;" table:style-name="ce1">
            <text:p>INSERT INTO `Documentos`(`Num_Doc`, `Ubicacion`) VALUES ('112','Sección 2 Armario Azul');</text:p>
          </table:table-cell>
          <table:table-cell table:number-columns-repeated="16378"/>
        </table:table-row>
        <table:table-row table:style-name="ro2">
          <table:table-cell office:value-type="float" office:value="113" table:style-name="ce1">
            <text:p>113</text:p>
          </table:table-cell>
          <table:table-cell office:value-type="string" office:string-value="C:/Users/Egresados/Documents/0113.doc" table:formula="msoxl:=&quot;C:/Users/Egresados/Documents/0&quot;&amp;A476&amp;&quot;.doc&quot;" table:style-name="ce1">
            <text:p>C:/Users/Egresados/Documents/0113.doc</text:p>
          </table:table-cell>
          <table:table-cell table:number-columns-repeated="3" table:style-name="ce1"/>
          <table:table-cell office:value-type="string" office:string-value="INSERT INTO `Documentos`(`Num_Doc`, `Ubicacion`) VALUES ('113','C:/Users/Egresados/Documents/0113.doc');" table:formula="msoxl:=&quot;INSERT INTO `Documentos`(`Num_Doc`, `Ubicacion`) VALUES ('&quot;&amp;A476&amp;&quot;','&quot;&amp;B476&amp;&quot;');&quot;" table:style-name="ce1">
            <text:p>INSERT INTO `Documentos`(`Num_Doc`, `Ubicacion`) VALUES ('113','C:/Users/Egresados/Documents/0113.doc');</text:p>
          </table:table-cell>
          <table:table-cell table:number-columns-repeated="16378"/>
        </table:table-row>
        <table:table-row table:style-name="ro2">
          <table:table-cell office:value-type="float" office:value="114" table:style-name="ce1">
            <text:p>114</text:p>
          </table:table-cell>
          <table:table-cell office:value-type="string" office:string-value="C:/Users/Egresados/Documents/0114.doc" table:formula="msoxl:=&quot;C:/Users/Egresados/Documents/0&quot;&amp;A477&amp;&quot;.doc&quot;" table:style-name="ce1">
            <text:p>C:/Users/Egresados/Documents/0114.doc</text:p>
          </table:table-cell>
          <table:table-cell table:number-columns-repeated="3" table:style-name="ce1"/>
          <table:table-cell office:value-type="string" office:string-value="INSERT INTO `Documentos`(`Num_Doc`, `Ubicacion`) VALUES ('114','C:/Users/Egresados/Documents/0114.doc');" table:formula="msoxl:=&quot;INSERT INTO `Documentos`(`Num_Doc`, `Ubicacion`) VALUES ('&quot;&amp;A477&amp;&quot;','&quot;&amp;B477&amp;&quot;');&quot;" table:style-name="ce1">
            <text:p>INSERT INTO `Documentos`(`Num_Doc`, `Ubicacion`) VALUES ('114','C:/Users/Egresados/Documents/0114.doc');</text:p>
          </table:table-cell>
          <table:table-cell table:number-columns-repeated="16378"/>
        </table:table-row>
        <table:table-row table:style-name="ro2">
          <table:table-cell office:value-type="float" office:value="115" table:style-name="ce1">
            <text:p>115</text:p>
          </table:table-cell>
          <table:table-cell office:value-type="string" office:string-value="C:/Users/Egresados/Documents/0115.doc" table:formula="msoxl:=&quot;C:/Users/Egresados/Documents/0&quot;&amp;A478&amp;&quot;.doc&quot;" table:style-name="ce1">
            <text:p>C:/Users/Egresados/Documents/0115.doc</text:p>
          </table:table-cell>
          <table:table-cell table:number-columns-repeated="3" table:style-name="ce1"/>
          <table:table-cell office:value-type="string" office:string-value="INSERT INTO `Documentos`(`Num_Doc`, `Ubicacion`) VALUES ('115','C:/Users/Egresados/Documents/0115.doc');" table:formula="msoxl:=&quot;INSERT INTO `Documentos`(`Num_Doc`, `Ubicacion`) VALUES ('&quot;&amp;A478&amp;&quot;','&quot;&amp;B478&amp;&quot;');&quot;" table:style-name="ce1">
            <text:p>INSERT INTO `Documentos`(`Num_Doc`, `Ubicacion`) VALUES ('115','C:/Users/Egresados/Documents/0115.doc');</text:p>
          </table:table-cell>
          <table:table-cell table:number-columns-repeated="16378"/>
        </table:table-row>
        <table:table-row table:number-rows-repeated="1048098" table:style-name="ro2">
          <table:table-cell table:number-columns-repeated="16384"/>
        </table:table-row>
      </table:table>
      <table:table table:name="Hoja3" table:style-name="ta2">
        <table:table-column table:style-name="co5" table:default-cell-style-name="ce6"/>
        <table:table-column table:style-name="co5" table:number-columns-repeated="16383" table:default-cell-style-name="ce1"/>
        <table:table-row table:style-name="ro2">
          <table:table-cell office:value-type="float" office:value="1" table:style-name="ce6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09" table:style-name="ce1">
            <text:p>2009</text:p>
          </table:table-cell>
          <table:table-cell table:style-name="ce1"/>
          <table:table-cell office:value-type="string" office:string-value="INSERT INTO `Cursando`(`ID_Alumno`, `Grado`, `Seccion`, `Turno`, `Estado`) VALUES ('1','1','A','Mañana','Finalizado');" table:formula="msoxl:=&quot;INSERT INTO `Cursando`(`ID_Alumno`, `Grado`, `Seccion`, `Turno`, `Estado`) VALUES ('&quot;&amp;A1&amp;&quot;','&quot;&amp;B1&amp;&quot;','&quot;&amp;C1&amp;&quot;','&quot;&amp;D1&amp;&quot;','&quot;&amp;E1&amp;&quot;');&quot;" table:style-name="ce1">
            <text:p>INSERT INTO `Cursando`(`ID_Alumno`, `Grado`, `Seccion`, `Turno`, `Estado`) VALUES ('1','1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0" table:style-name="ce1">
            <text:p>2010</text:p>
          </table:table-cell>
          <table:table-cell table:style-name="ce1"/>
          <table:table-cell office:value-type="string" office:string-value="INSERT INTO `Cursando`(`ID_Alumno`, `Grado`, `Seccion`, `Turno`, `Estado`) VALUES ('1','2','A','Mañana','Finalizado');" table:formula="msoxl:=&quot;INSERT INTO `Cursando`(`ID_Alumno`, `Grado`, `Seccion`, `Turno`, `Estado`) VALUES ('&quot;&amp;A2&amp;&quot;','&quot;&amp;B2&amp;&quot;','&quot;&amp;C2&amp;&quot;','&quot;&amp;D2&amp;&quot;','&quot;&amp;E2&amp;&quot;');&quot;" table:style-name="ce1">
            <text:p>INSERT INTO `Cursando`(`ID_Alumno`, `Grado`, `Seccion`, `Turno`, `Estado`) VALUES ('1','2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1" table:style-name="ce1">
            <text:p>2011</text:p>
          </table:table-cell>
          <table:table-cell table:style-name="ce1"/>
          <table:table-cell office:value-type="string" office:string-value="INSERT INTO `Cursando`(`ID_Alumno`, `Grado`, `Seccion`, `Turno`, `Estado`) VALUES ('1','3','A','Mañana','Finalizado');" table:formula="msoxl:=&quot;INSERT INTO `Cursando`(`ID_Alumno`, `Grado`, `Seccion`, `Turno`, `Estado`) VALUES ('&quot;&amp;A3&amp;&quot;','&quot;&amp;B3&amp;&quot;','&quot;&amp;C3&amp;&quot;','&quot;&amp;D3&amp;&quot;','&quot;&amp;E3&amp;&quot;');&quot;" table:style-name="ce1">
            <text:p>INSERT INTO `Cursando`(`ID_Alumno`, `Grado`, `Seccion`, `Turno`, `Estado`) VALUES ('1','3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1','4','A','Mañana','Finalizado');" table:formula="msoxl:=&quot;INSERT INTO `Cursando`(`ID_Alumno`, `Grado`, `Seccion`, `Turno`, `Estado`) VALUES ('&quot;&amp;A4&amp;&quot;','&quot;&amp;B4&amp;&quot;','&quot;&amp;C4&amp;&quot;','&quot;&amp;D4&amp;&quot;','&quot;&amp;E4&amp;&quot;');&quot;" table:style-name="ce1">
            <text:p>INSERT INTO `Cursando`(`ID_Alumno`, `Grado`, `Seccion`, `Turno`, `Estado`) VALUES ('1','4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1','5','A','Mañana','Finalizado');" table:formula="msoxl:=&quot;INSERT INTO `Cursando`(`ID_Alumno`, `Grado`, `Seccion`, `Turno`, `Estado`) VALUES ('&quot;&amp;A5&amp;&quot;','&quot;&amp;B5&amp;&quot;','&quot;&amp;C5&amp;&quot;','&quot;&amp;D5&amp;&quot;','&quot;&amp;E5&amp;&quot;');&quot;" table:style-name="ce1">
            <text:p>INSERT INTO `Cursando`(`ID_Alumno`, `Grado`, `Seccion`, `Turno`, `Estado`) VALUES ('1','5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1','6','A','Mañana','Finalizado');" table:formula="msoxl:=&quot;INSERT INTO `Cursando`(`ID_Alumno`, `Grado`, `Seccion`, `Turno`, `Estado`) VALUES ('&quot;&amp;A6&amp;&quot;','&quot;&amp;B6&amp;&quot;','&quot;&amp;C6&amp;&quot;','&quot;&amp;D6&amp;&quot;','&quot;&amp;E6&amp;&quot;');&quot;" table:style-name="ce1">
            <text:p>INSERT INTO `Cursando`(`ID_Alumno`, `Grado`, `Seccion`, `Turno`, `Estado`) VALUES ('1','6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09" table:style-name="ce1">
            <text:p>2009</text:p>
          </table:table-cell>
          <table:table-cell table:style-name="ce1"/>
          <table:table-cell office:value-type="string" office:string-value="INSERT INTO `Cursando`(`ID_Alumno`, `Grado`, `Seccion`, `Turno`, `Estado`) VALUES ('2','1','A','Mañana','Finalizado');" table:formula="msoxl:=&quot;INSERT INTO `Cursando`(`ID_Alumno`, `Grado`, `Seccion`, `Turno`, `Estado`) VALUES ('&quot;&amp;A7&amp;&quot;','&quot;&amp;B7&amp;&quot;','&quot;&amp;C7&amp;&quot;','&quot;&amp;D7&amp;&quot;','&quot;&amp;E7&amp;&quot;');&quot;" table:style-name="ce1">
            <text:p>INSERT INTO `Cursando`(`ID_Alumno`, `Grado`, `Seccion`, `Turno`, `Estado`) VALUES ('2','1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0" table:style-name="ce1">
            <text:p>2010</text:p>
          </table:table-cell>
          <table:table-cell table:style-name="ce1"/>
          <table:table-cell office:value-type="string" office:string-value="INSERT INTO `Cursando`(`ID_Alumno`, `Grado`, `Seccion`, `Turno`, `Estado`) VALUES ('2','2','A','Mañana','Finalizado');" table:formula="msoxl:=&quot;INSERT INTO `Cursando`(`ID_Alumno`, `Grado`, `Seccion`, `Turno`, `Estado`) VALUES ('&quot;&amp;A8&amp;&quot;','&quot;&amp;B8&amp;&quot;','&quot;&amp;C8&amp;&quot;','&quot;&amp;D8&amp;&quot;','&quot;&amp;E8&amp;&quot;');&quot;" table:style-name="ce1">
            <text:p>INSERT INTO `Cursando`(`ID_Alumno`, `Grado`, `Seccion`, `Turno`, `Estado`) VALUES ('2','2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1" table:style-name="ce1">
            <text:p>2011</text:p>
          </table:table-cell>
          <table:table-cell table:style-name="ce1"/>
          <table:table-cell office:value-type="string" office:string-value="INSERT INTO `Cursando`(`ID_Alumno`, `Grado`, `Seccion`, `Turno`, `Estado`) VALUES ('2','3','A','Mañana','Finalizado');" table:formula="msoxl:=&quot;INSERT INTO `Cursando`(`ID_Alumno`, `Grado`, `Seccion`, `Turno`, `Estado`) VALUES ('&quot;&amp;A9&amp;&quot;','&quot;&amp;B9&amp;&quot;','&quot;&amp;C9&amp;&quot;','&quot;&amp;D9&amp;&quot;','&quot;&amp;E9&amp;&quot;');&quot;" table:style-name="ce1">
            <text:p>INSERT INTO `Cursando`(`ID_Alumno`, `Grado`, `Seccion`, `Turno`, `Estado`) VALUES ('2','3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2','4','A','Mañana','Finalizado');" table:formula="msoxl:=&quot;INSERT INTO `Cursando`(`ID_Alumno`, `Grado`, `Seccion`, `Turno`, `Estado`) VALUES ('&quot;&amp;A10&amp;&quot;','&quot;&amp;B10&amp;&quot;','&quot;&amp;C10&amp;&quot;','&quot;&amp;D10&amp;&quot;','&quot;&amp;E10&amp;&quot;');&quot;" table:style-name="ce1">
            <text:p>INSERT INTO `Cursando`(`ID_Alumno`, `Grado`, `Seccion`, `Turno`, `Estado`) VALUES ('2','4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2','5','A','Mañana','Finalizado');" table:formula="msoxl:=&quot;INSERT INTO `Cursando`(`ID_Alumno`, `Grado`, `Seccion`, `Turno`, `Estado`) VALUES ('&quot;&amp;A11&amp;&quot;','&quot;&amp;B11&amp;&quot;','&quot;&amp;C11&amp;&quot;','&quot;&amp;D11&amp;&quot;','&quot;&amp;E11&amp;&quot;');&quot;" table:style-name="ce1">
            <text:p>INSERT INTO `Cursando`(`ID_Alumno`, `Grado`, `Seccion`, `Turno`, `Estado`) VALUES ('2','5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2','6','A','Mañana','Finalizado');" table:formula="msoxl:=&quot;INSERT INTO `Cursando`(`ID_Alumno`, `Grado`, `Seccion`, `Turno`, `Estado`) VALUES ('&quot;&amp;A12&amp;&quot;','&quot;&amp;B12&amp;&quot;','&quot;&amp;C12&amp;&quot;','&quot;&amp;D12&amp;&quot;','&quot;&amp;E12&amp;&quot;');&quot;" table:style-name="ce1">
            <text:p>INSERT INTO `Cursando`(`ID_Alumno`, `Grado`, `Seccion`, `Turno`, `Estado`) VALUES ('2','6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09" table:style-name="ce1">
            <text:p>2009</text:p>
          </table:table-cell>
          <table:table-cell table:style-name="ce1"/>
          <table:table-cell office:value-type="string" office:string-value="INSERT INTO `Cursando`(`ID_Alumno`, `Grado`, `Seccion`, `Turno`, `Estado`) VALUES ('3','1','A','Mañana','Finalizado');" table:formula="msoxl:=&quot;INSERT INTO `Cursando`(`ID_Alumno`, `Grado`, `Seccion`, `Turno`, `Estado`) VALUES ('&quot;&amp;A13&amp;&quot;','&quot;&amp;B13&amp;&quot;','&quot;&amp;C13&amp;&quot;','&quot;&amp;D13&amp;&quot;','&quot;&amp;E13&amp;&quot;');&quot;" table:style-name="ce1">
            <text:p>INSERT INTO `Cursando`(`ID_Alumno`, `Grado`, `Seccion`, `Turno`, `Estado`) VALUES ('3','1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0" table:style-name="ce1">
            <text:p>2010</text:p>
          </table:table-cell>
          <table:table-cell table:style-name="ce1"/>
          <table:table-cell office:value-type="string" office:string-value="INSERT INTO `Cursando`(`ID_Alumno`, `Grado`, `Seccion`, `Turno`, `Estado`) VALUES ('3','2','A','Mañana','Finalizado');" table:formula="msoxl:=&quot;INSERT INTO `Cursando`(`ID_Alumno`, `Grado`, `Seccion`, `Turno`, `Estado`) VALUES ('&quot;&amp;A14&amp;&quot;','&quot;&amp;B14&amp;&quot;','&quot;&amp;C14&amp;&quot;','&quot;&amp;D14&amp;&quot;','&quot;&amp;E14&amp;&quot;');&quot;" table:style-name="ce1">
            <text:p>INSERT INTO `Cursando`(`ID_Alumno`, `Grado`, `Seccion`, `Turno`, `Estado`) VALUES ('3','2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1" table:style-name="ce1">
            <text:p>2011</text:p>
          </table:table-cell>
          <table:table-cell table:style-name="ce1"/>
          <table:table-cell office:value-type="string" office:string-value="INSERT INTO `Cursando`(`ID_Alumno`, `Grado`, `Seccion`, `Turno`, `Estado`) VALUES ('3','3','A','Mañana','Finalizado');" table:formula="msoxl:=&quot;INSERT INTO `Cursando`(`ID_Alumno`, `Grado`, `Seccion`, `Turno`, `Estado`) VALUES ('&quot;&amp;A15&amp;&quot;','&quot;&amp;B15&amp;&quot;','&quot;&amp;C15&amp;&quot;','&quot;&amp;D15&amp;&quot;','&quot;&amp;E15&amp;&quot;');&quot;" table:style-name="ce1">
            <text:p>INSERT INTO `Cursando`(`ID_Alumno`, `Grado`, `Seccion`, `Turno`, `Estado`) VALUES ('3','3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09" table:style-name="ce1">
            <text:p>2009</text:p>
          </table:table-cell>
          <table:table-cell table:style-name="ce1"/>
          <table:table-cell office:value-type="string" office:string-value="INSERT INTO `Cursando`(`ID_Alumno`, `Grado`, `Seccion`, `Turno`, `Estado`) VALUES ('4','1','A','Mañana','Finalizado');" table:formula="msoxl:=&quot;INSERT INTO `Cursando`(`ID_Alumno`, `Grado`, `Seccion`, `Turno`, `Estado`) VALUES ('&quot;&amp;A16&amp;&quot;','&quot;&amp;B16&amp;&quot;','&quot;&amp;C16&amp;&quot;','&quot;&amp;D16&amp;&quot;','&quot;&amp;E16&amp;&quot;');&quot;" table:style-name="ce1">
            <text:p>INSERT INTO `Cursando`(`ID_Alumno`, `Grado`, `Seccion`, `Turno`, `Estado`) VALUES ('4','1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0" table:style-name="ce1">
            <text:p>2010</text:p>
          </table:table-cell>
          <table:table-cell table:style-name="ce1"/>
          <table:table-cell office:value-type="string" office:string-value="INSERT INTO `Cursando`(`ID_Alumno`, `Grado`, `Seccion`, `Turno`, `Estado`) VALUES ('4','2','A','Mañana','Finalizado');" table:formula="msoxl:=&quot;INSERT INTO `Cursando`(`ID_Alumno`, `Grado`, `Seccion`, `Turno`, `Estado`) VALUES ('&quot;&amp;A17&amp;&quot;','&quot;&amp;B17&amp;&quot;','&quot;&amp;C17&amp;&quot;','&quot;&amp;D17&amp;&quot;','&quot;&amp;E17&amp;&quot;');&quot;" table:style-name="ce1">
            <text:p>INSERT INTO `Cursando`(`ID_Alumno`, `Grado`, `Seccion`, `Turno`, `Estado`) VALUES ('4','2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1" table:style-name="ce1">
            <text:p>2011</text:p>
          </table:table-cell>
          <table:table-cell table:style-name="ce1"/>
          <table:table-cell office:value-type="string" office:string-value="INSERT INTO `Cursando`(`ID_Alumno`, `Grado`, `Seccion`, `Turno`, `Estado`) VALUES ('4','3','A','Mañana','Finalizado');" table:formula="msoxl:=&quot;INSERT INTO `Cursando`(`ID_Alumno`, `Grado`, `Seccion`, `Turno`, `Estado`) VALUES ('&quot;&amp;A18&amp;&quot;','&quot;&amp;B18&amp;&quot;','&quot;&amp;C18&amp;&quot;','&quot;&amp;D18&amp;&quot;','&quot;&amp;E18&amp;&quot;');&quot;" table:style-name="ce1">
            <text:p>INSERT INTO `Cursando`(`ID_Alumno`, `Grado`, `Seccion`, `Turno`, `Estado`) VALUES ('4','3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4','4','A','Mañana','Finalizado');" table:formula="msoxl:=&quot;INSERT INTO `Cursando`(`ID_Alumno`, `Grado`, `Seccion`, `Turno`, `Estado`) VALUES ('&quot;&amp;A19&amp;&quot;','&quot;&amp;B19&amp;&quot;','&quot;&amp;C19&amp;&quot;','&quot;&amp;D19&amp;&quot;','&quot;&amp;E19&amp;&quot;');&quot;" table:style-name="ce1">
            <text:p>INSERT INTO `Cursando`(`ID_Alumno`, `Grado`, `Seccion`, `Turno`, `Estado`) VALUES ('4','4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Pendiente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4','5','A','Mañana','Pendiente');" table:formula="msoxl:=&quot;INSERT INTO `Cursando`(`ID_Alumno`, `Grado`, `Seccion`, `Turno`, `Estado`) VALUES ('&quot;&amp;A20&amp;&quot;','&quot;&amp;B20&amp;&quot;','&quot;&amp;C20&amp;&quot;','&quot;&amp;D20&amp;&quot;','&quot;&amp;E20&amp;&quot;');&quot;" table:style-name="ce1">
            <text:p>INSERT INTO `Cursando`(`ID_Alumno`, `Grado`, `Seccion`, `Turno`, `Estado`) VALUES ('4','5','A','Mañana','Pendiente');</text:p>
          </table:table-cell>
          <table:table-cell table:number-columns-repeated="16376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4','6','A','Mañana','Cursando');" table:formula="msoxl:=&quot;INSERT INTO `Cursando`(`ID_Alumno`, `Grado`, `Seccion`, `Turno`, `Estado`) VALUES ('&quot;&amp;A21&amp;&quot;','&quot;&amp;B21&amp;&quot;','&quot;&amp;C21&amp;&quot;','&quot;&amp;D21&amp;&quot;','&quot;&amp;E21&amp;&quot;');&quot;" table:style-name="ce1">
            <text:p>INSERT INTO `Cursando`(`ID_Alumno`, `Grado`, `Seccion`, `Turno`, `Estado`) VALUES ('4','6','A','Mañana','Cursando');</text:p>
          </table:table-cell>
          <table:table-cell table:number-columns-repeated="16376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09" table:style-name="ce1">
            <text:p>2009</text:p>
          </table:table-cell>
          <table:table-cell table:style-name="ce1"/>
          <table:table-cell office:value-type="string" office:string-value="INSERT INTO `Cursando`(`ID_Alumno`, `Grado`, `Seccion`, `Turno`, `Estado`) VALUES ('5','1','A','Mañana','Finalizado');" table:formula="msoxl:=&quot;INSERT INTO `Cursando`(`ID_Alumno`, `Grado`, `Seccion`, `Turno`, `Estado`) VALUES ('&quot;&amp;A22&amp;&quot;','&quot;&amp;B22&amp;&quot;','&quot;&amp;C22&amp;&quot;','&quot;&amp;D22&amp;&quot;','&quot;&amp;E22&amp;&quot;');&quot;" table:style-name="ce1">
            <text:p>INSERT INTO `Cursando`(`ID_Alumno`, `Grado`, `Seccion`, `Turno`, `Estado`) VALUES ('5','1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0" table:style-name="ce1">
            <text:p>2010</text:p>
          </table:table-cell>
          <table:table-cell table:style-name="ce1"/>
          <table:table-cell office:value-type="string" office:string-value="INSERT INTO `Cursando`(`ID_Alumno`, `Grado`, `Seccion`, `Turno`, `Estado`) VALUES ('5','2','B','Mañana','Finalizado');" table:formula="msoxl:=&quot;INSERT INTO `Cursando`(`ID_Alumno`, `Grado`, `Seccion`, `Turno`, `Estado`) VALUES ('&quot;&amp;A23&amp;&quot;','&quot;&amp;B23&amp;&quot;','&quot;&amp;C23&amp;&quot;','&quot;&amp;D23&amp;&quot;','&quot;&amp;E23&amp;&quot;');&quot;" table:style-name="ce1">
            <text:p>INSERT INTO `Cursando`(`ID_Alumno`, `Grado`, `Seccion`, `Turno`, `Estado`) VALUES ('5','2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1" table:style-name="ce1">
            <text:p>2011</text:p>
          </table:table-cell>
          <table:table-cell table:style-name="ce1"/>
          <table:table-cell office:value-type="string" office:string-value="INSERT INTO `Cursando`(`ID_Alumno`, `Grado`, `Seccion`, `Turno`, `Estado`) VALUES ('5','3','B','Mañana','Finalizado');" table:formula="msoxl:=&quot;INSERT INTO `Cursando`(`ID_Alumno`, `Grado`, `Seccion`, `Turno`, `Estado`) VALUES ('&quot;&amp;A24&amp;&quot;','&quot;&amp;B24&amp;&quot;','&quot;&amp;C24&amp;&quot;','&quot;&amp;D24&amp;&quot;','&quot;&amp;E24&amp;&quot;');&quot;" table:style-name="ce1">
            <text:p>INSERT INTO `Cursando`(`ID_Alumno`, `Grado`, `Seccion`, `Turno`, `Estado`) VALUES ('5','3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5','4','B','Mañana','Finalizado');" table:formula="msoxl:=&quot;INSERT INTO `Cursando`(`ID_Alumno`, `Grado`, `Seccion`, `Turno`, `Estado`) VALUES ('&quot;&amp;A25&amp;&quot;','&quot;&amp;B25&amp;&quot;','&quot;&amp;C25&amp;&quot;','&quot;&amp;D25&amp;&quot;','&quot;&amp;E25&amp;&quot;');&quot;" table:style-name="ce1">
            <text:p>INSERT INTO `Cursando`(`ID_Alumno`, `Grado`, `Seccion`, `Turno`, `Estado`) VALUES ('5','4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5','5','B','Mañana','Finalizado');" table:formula="msoxl:=&quot;INSERT INTO `Cursando`(`ID_Alumno`, `Grado`, `Seccion`, `Turno`, `Estado`) VALUES ('&quot;&amp;A26&amp;&quot;','&quot;&amp;B26&amp;&quot;','&quot;&amp;C26&amp;&quot;','&quot;&amp;D26&amp;&quot;','&quot;&amp;E26&amp;&quot;');&quot;" table:style-name="ce1">
            <text:p>INSERT INTO `Cursando`(`ID_Alumno`, `Grado`, `Seccion`, `Turno`, `Estado`) VALUES ('5','5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5','6','A','Mañana','Finalizado');" table:formula="msoxl:=&quot;INSERT INTO `Cursando`(`ID_Alumno`, `Grado`, `Seccion`, `Turno`, `Estado`) VALUES ('&quot;&amp;A27&amp;&quot;','&quot;&amp;B27&amp;&quot;','&quot;&amp;C27&amp;&quot;','&quot;&amp;D27&amp;&quot;','&quot;&amp;E27&amp;&quot;');&quot;" table:style-name="ce1">
            <text:p>INSERT INTO `Cursando`(`ID_Alumno`, `Grado`, `Seccion`, `Turno`, `Estado`) VALUES ('5','6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09" table:style-name="ce1">
            <text:p>2009</text:p>
          </table:table-cell>
          <table:table-cell table:style-name="ce1"/>
          <table:table-cell office:value-type="string" office:string-value="INSERT INTO `Cursando`(`ID_Alumno`, `Grado`, `Seccion`, `Turno`, `Estado`) VALUES ('6','1','A','Mañana','Finalizado');" table:formula="msoxl:=&quot;INSERT INTO `Cursando`(`ID_Alumno`, `Grado`, `Seccion`, `Turno`, `Estado`) VALUES ('&quot;&amp;A28&amp;&quot;','&quot;&amp;B28&amp;&quot;','&quot;&amp;C28&amp;&quot;','&quot;&amp;D28&amp;&quot;','&quot;&amp;E28&amp;&quot;');&quot;" table:style-name="ce1">
            <text:p>INSERT INTO `Cursando`(`ID_Alumno`, `Grado`, `Seccion`, `Turno`, `Estado`) VALUES ('6','1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0" table:style-name="ce1">
            <text:p>2010</text:p>
          </table:table-cell>
          <table:table-cell table:style-name="ce1"/>
          <table:table-cell office:value-type="string" office:string-value="INSERT INTO `Cursando`(`ID_Alumno`, `Grado`, `Seccion`, `Turno`, `Estado`) VALUES ('6','2','B','Mañana','Finalizado');" table:formula="msoxl:=&quot;INSERT INTO `Cursando`(`ID_Alumno`, `Grado`, `Seccion`, `Turno`, `Estado`) VALUES ('&quot;&amp;A29&amp;&quot;','&quot;&amp;B29&amp;&quot;','&quot;&amp;C29&amp;&quot;','&quot;&amp;D29&amp;&quot;','&quot;&amp;E29&amp;&quot;');&quot;" table:style-name="ce1">
            <text:p>INSERT INTO `Cursando`(`ID_Alumno`, `Grado`, `Seccion`, `Turno`, `Estado`) VALUES ('6','2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1" table:style-name="ce1">
            <text:p>2011</text:p>
          </table:table-cell>
          <table:table-cell table:style-name="ce1"/>
          <table:table-cell office:value-type="string" office:string-value="INSERT INTO `Cursando`(`ID_Alumno`, `Grado`, `Seccion`, `Turno`, `Estado`) VALUES ('6','3','B','Mañana','Finalizado');" table:formula="msoxl:=&quot;INSERT INTO `Cursando`(`ID_Alumno`, `Grado`, `Seccion`, `Turno`, `Estado`) VALUES ('&quot;&amp;A30&amp;&quot;','&quot;&amp;B30&amp;&quot;','&quot;&amp;C30&amp;&quot;','&quot;&amp;D30&amp;&quot;','&quot;&amp;E30&amp;&quot;');&quot;" table:style-name="ce1">
            <text:p>INSERT INTO `Cursando`(`ID_Alumno`, `Grado`, `Seccion`, `Turno`, `Estado`) VALUES ('6','3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6','4','B','Mañana','Finalizado');" table:formula="msoxl:=&quot;INSERT INTO `Cursando`(`ID_Alumno`, `Grado`, `Seccion`, `Turno`, `Estado`) VALUES ('&quot;&amp;A31&amp;&quot;','&quot;&amp;B31&amp;&quot;','&quot;&amp;C31&amp;&quot;','&quot;&amp;D31&amp;&quot;','&quot;&amp;E31&amp;&quot;');&quot;" table:style-name="ce1">
            <text:p>INSERT INTO `Cursando`(`ID_Alumno`, `Grado`, `Seccion`, `Turno`, `Estado`) VALUES ('6','4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6','5','B','Mañana','Finalizado');" table:formula="msoxl:=&quot;INSERT INTO `Cursando`(`ID_Alumno`, `Grado`, `Seccion`, `Turno`, `Estado`) VALUES ('&quot;&amp;A32&amp;&quot;','&quot;&amp;B32&amp;&quot;','&quot;&amp;C32&amp;&quot;','&quot;&amp;D32&amp;&quot;','&quot;&amp;E32&amp;&quot;');&quot;" table:style-name="ce1">
            <text:p>INSERT INTO `Cursando`(`ID_Alumno`, `Grado`, `Seccion`, `Turno`, `Estado`) VALUES ('6','5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6','6','A','Mañana','Finalizado');" table:formula="msoxl:=&quot;INSERT INTO `Cursando`(`ID_Alumno`, `Grado`, `Seccion`, `Turno`, `Estado`) VALUES ('&quot;&amp;A33&amp;&quot;','&quot;&amp;B33&amp;&quot;','&quot;&amp;C33&amp;&quot;','&quot;&amp;D33&amp;&quot;','&quot;&amp;E33&amp;&quot;');&quot;" table:style-name="ce1">
            <text:p>INSERT INTO `Cursando`(`ID_Alumno`, `Grado`, `Seccion`, `Turno`, `Estado`) VALUES ('6','6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09" table:style-name="ce1">
            <text:p>2009</text:p>
          </table:table-cell>
          <table:table-cell table:style-name="ce1"/>
          <table:table-cell office:value-type="string" office:string-value="INSERT INTO `Cursando`(`ID_Alumno`, `Grado`, `Seccion`, `Turno`, `Estado`) VALUES ('7','1','A','Mañana','Finalizado');" table:formula="msoxl:=&quot;INSERT INTO `Cursando`(`ID_Alumno`, `Grado`, `Seccion`, `Turno`, `Estado`) VALUES ('&quot;&amp;A34&amp;&quot;','&quot;&amp;B34&amp;&quot;','&quot;&amp;C34&amp;&quot;','&quot;&amp;D34&amp;&quot;','&quot;&amp;E34&amp;&quot;');&quot;" table:style-name="ce1">
            <text:p>INSERT INTO `Cursando`(`ID_Alumno`, `Grado`, `Seccion`, `Turno`, `Estado`) VALUES ('7','1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0" table:style-name="ce1">
            <text:p>2010</text:p>
          </table:table-cell>
          <table:table-cell table:style-name="ce1"/>
          <table:table-cell office:value-type="string" office:string-value="INSERT INTO `Cursando`(`ID_Alumno`, `Grado`, `Seccion`, `Turno`, `Estado`) VALUES ('7','2','B','Mañana','Finalizado');" table:formula="msoxl:=&quot;INSERT INTO `Cursando`(`ID_Alumno`, `Grado`, `Seccion`, `Turno`, `Estado`) VALUES ('&quot;&amp;A35&amp;&quot;','&quot;&amp;B35&amp;&quot;','&quot;&amp;C35&amp;&quot;','&quot;&amp;D35&amp;&quot;','&quot;&amp;E35&amp;&quot;');&quot;" table:style-name="ce1">
            <text:p>INSERT INTO `Cursando`(`ID_Alumno`, `Grado`, `Seccion`, `Turno`, `Estado`) VALUES ('7','2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1" table:style-name="ce1">
            <text:p>2011</text:p>
          </table:table-cell>
          <table:table-cell table:style-name="ce1"/>
          <table:table-cell office:value-type="string" office:string-value="INSERT INTO `Cursando`(`ID_Alumno`, `Grado`, `Seccion`, `Turno`, `Estado`) VALUES ('7','3','B','Mañana','Finalizado');" table:formula="msoxl:=&quot;INSERT INTO `Cursando`(`ID_Alumno`, `Grado`, `Seccion`, `Turno`, `Estado`) VALUES ('&quot;&amp;A36&amp;&quot;','&quot;&amp;B36&amp;&quot;','&quot;&amp;C36&amp;&quot;','&quot;&amp;D36&amp;&quot;','&quot;&amp;E36&amp;&quot;');&quot;" table:style-name="ce1">
            <text:p>INSERT INTO `Cursando`(`ID_Alumno`, `Grado`, `Seccion`, `Turno`, `Estado`) VALUES ('7','3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7','4','B','Mañana','Finalizado');" table:formula="msoxl:=&quot;INSERT INTO `Cursando`(`ID_Alumno`, `Grado`, `Seccion`, `Turno`, `Estado`) VALUES ('&quot;&amp;A37&amp;&quot;','&quot;&amp;B37&amp;&quot;','&quot;&amp;C37&amp;&quot;','&quot;&amp;D37&amp;&quot;','&quot;&amp;E37&amp;&quot;');&quot;" table:style-name="ce1">
            <text:p>INSERT INTO `Cursando`(`ID_Alumno`, `Grado`, `Seccion`, `Turno`, `Estado`) VALUES ('7','4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7','5','B','Mañana','Finalizado');" table:formula="msoxl:=&quot;INSERT INTO `Cursando`(`ID_Alumno`, `Grado`, `Seccion`, `Turno`, `Estado`) VALUES ('&quot;&amp;A38&amp;&quot;','&quot;&amp;B38&amp;&quot;','&quot;&amp;C38&amp;&quot;','&quot;&amp;D38&amp;&quot;','&quot;&amp;E38&amp;&quot;');&quot;" table:style-name="ce1">
            <text:p>INSERT INTO `Cursando`(`ID_Alumno`, `Grado`, `Seccion`, `Turno`, `Estado`) VALUES ('7','5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7','6','A','Mañana','Finalizado');" table:formula="msoxl:=&quot;INSERT INTO `Cursando`(`ID_Alumno`, `Grado`, `Seccion`, `Turno`, `Estado`) VALUES ('&quot;&amp;A39&amp;&quot;','&quot;&amp;B39&amp;&quot;','&quot;&amp;C39&amp;&quot;','&quot;&amp;D39&amp;&quot;','&quot;&amp;E39&amp;&quot;');&quot;" table:style-name="ce1">
            <text:p>INSERT INTO `Cursando`(`ID_Alumno`, `Grado`, `Seccion`, `Turno`, `Estado`) VALUES ('7','6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09" table:style-name="ce1">
            <text:p>2009</text:p>
          </table:table-cell>
          <table:table-cell table:style-name="ce1"/>
          <table:table-cell office:value-type="string" office:string-value="INSERT INTO `Cursando`(`ID_Alumno`, `Grado`, `Seccion`, `Turno`, `Estado`) VALUES ('8','1','B','Tarde','Finalizado');" table:formula="msoxl:=&quot;INSERT INTO `Cursando`(`ID_Alumno`, `Grado`, `Seccion`, `Turno`, `Estado`) VALUES ('&quot;&amp;A40&amp;&quot;','&quot;&amp;B40&amp;&quot;','&quot;&amp;C40&amp;&quot;','&quot;&amp;D40&amp;&quot;','&quot;&amp;E40&amp;&quot;');&quot;" table:style-name="ce1">
            <text:p>INSERT INTO `Cursando`(`ID_Alumno`, `Grado`, `Seccion`, `Turno`, `Estado`) VALUES ('8','1','B','Tarde','Finalizado');</text:p>
          </table:table-cell>
          <table:table-cell table:number-columns-repeated="16376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0" table:style-name="ce1">
            <text:p>2010</text:p>
          </table:table-cell>
          <table:table-cell table:style-name="ce1"/>
          <table:table-cell office:value-type="string" office:string-value="INSERT INTO `Cursando`(`ID_Alumno`, `Grado`, `Seccion`, `Turno`, `Estado`) VALUES ('8','2','B','Mañana','Finalizado');" table:formula="msoxl:=&quot;INSERT INTO `Cursando`(`ID_Alumno`, `Grado`, `Seccion`, `Turno`, `Estado`) VALUES ('&quot;&amp;A41&amp;&quot;','&quot;&amp;B41&amp;&quot;','&quot;&amp;C41&amp;&quot;','&quot;&amp;D41&amp;&quot;','&quot;&amp;E41&amp;&quot;');&quot;" table:style-name="ce1">
            <text:p>INSERT INTO `Cursando`(`ID_Alumno`, `Grado`, `Seccion`, `Turno`, `Estado`) VALUES ('8','2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1" table:style-name="ce1">
            <text:p>2011</text:p>
          </table:table-cell>
          <table:table-cell table:style-name="ce1"/>
          <table:table-cell office:value-type="string" office:string-value="INSERT INTO `Cursando`(`ID_Alumno`, `Grado`, `Seccion`, `Turno`, `Estado`) VALUES ('8','3','B','Mañana','Finalizado');" table:formula="msoxl:=&quot;INSERT INTO `Cursando`(`ID_Alumno`, `Grado`, `Seccion`, `Turno`, `Estado`) VALUES ('&quot;&amp;A42&amp;&quot;','&quot;&amp;B42&amp;&quot;','&quot;&amp;C42&amp;&quot;','&quot;&amp;D42&amp;&quot;','&quot;&amp;E42&amp;&quot;');&quot;" table:style-name="ce1">
            <text:p>INSERT INTO `Cursando`(`ID_Alumno`, `Grado`, `Seccion`, `Turno`, `Estado`) VALUES ('8','3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8','4','B','Mañana','Finalizado');" table:formula="msoxl:=&quot;INSERT INTO `Cursando`(`ID_Alumno`, `Grado`, `Seccion`, `Turno`, `Estado`) VALUES ('&quot;&amp;A43&amp;&quot;','&quot;&amp;B43&amp;&quot;','&quot;&amp;C43&amp;&quot;','&quot;&amp;D43&amp;&quot;','&quot;&amp;E43&amp;&quot;');&quot;" table:style-name="ce1">
            <text:p>INSERT INTO `Cursando`(`ID_Alumno`, `Grado`, `Seccion`, `Turno`, `Estado`) VALUES ('8','4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8','5','B','Mañana','Finalizado');" table:formula="msoxl:=&quot;INSERT INTO `Cursando`(`ID_Alumno`, `Grado`, `Seccion`, `Turno`, `Estado`) VALUES ('&quot;&amp;A44&amp;&quot;','&quot;&amp;B44&amp;&quot;','&quot;&amp;C44&amp;&quot;','&quot;&amp;D44&amp;&quot;','&quot;&amp;E44&amp;&quot;');&quot;" table:style-name="ce1">
            <text:p>INSERT INTO `Cursando`(`ID_Alumno`, `Grado`, `Seccion`, `Turno`, `Estado`) VALUES ('8','5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8','6','A','Mañana','Finalizado');" table:formula="msoxl:=&quot;INSERT INTO `Cursando`(`ID_Alumno`, `Grado`, `Seccion`, `Turno`, `Estado`) VALUES ('&quot;&amp;A45&amp;&quot;','&quot;&amp;B45&amp;&quot;','&quot;&amp;C45&amp;&quot;','&quot;&amp;D45&amp;&quot;','&quot;&amp;E45&amp;&quot;');&quot;" table:style-name="ce1">
            <text:p>INSERT INTO `Cursando`(`ID_Alumno`, `Grado`, `Seccion`, `Turno`, `Estado`) VALUES ('8','6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09" table:style-name="ce1">
            <text:p>2009</text:p>
          </table:table-cell>
          <table:table-cell table:style-name="ce1"/>
          <table:table-cell office:value-type="string" office:string-value="INSERT INTO `Cursando`(`ID_Alumno`, `Grado`, `Seccion`, `Turno`, `Estado`) VALUES ('9','1','B','Tarde','Finalizado');" table:formula="msoxl:=&quot;INSERT INTO `Cursando`(`ID_Alumno`, `Grado`, `Seccion`, `Turno`, `Estado`) VALUES ('&quot;&amp;A46&amp;&quot;','&quot;&amp;B46&amp;&quot;','&quot;&amp;C46&amp;&quot;','&quot;&amp;D46&amp;&quot;','&quot;&amp;E46&amp;&quot;');&quot;" table:style-name="ce1">
            <text:p>INSERT INTO `Cursando`(`ID_Alumno`, `Grado`, `Seccion`, `Turno`, `Estado`) VALUES ('9','1','B','Tarde','Finalizado');</text:p>
          </table:table-cell>
          <table:table-cell table:number-columns-repeated="16376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0" table:style-name="ce1">
            <text:p>2010</text:p>
          </table:table-cell>
          <table:table-cell table:style-name="ce1"/>
          <table:table-cell office:value-type="string" office:string-value="INSERT INTO `Cursando`(`ID_Alumno`, `Grado`, `Seccion`, `Turno`, `Estado`) VALUES ('9','2','C','Tarde','Finalizado');" table:formula="msoxl:=&quot;INSERT INTO `Cursando`(`ID_Alumno`, `Grado`, `Seccion`, `Turno`, `Estado`) VALUES ('&quot;&amp;A47&amp;&quot;','&quot;&amp;B47&amp;&quot;','&quot;&amp;C47&amp;&quot;','&quot;&amp;D47&amp;&quot;','&quot;&amp;E47&amp;&quot;');&quot;" table:style-name="ce1">
            <text:p>INSERT INTO `Cursando`(`ID_Alumno`, `Grado`, `Seccion`, `Turno`, `Estado`) VALUES ('9','2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1" table:style-name="ce1">
            <text:p>2011</text:p>
          </table:table-cell>
          <table:table-cell table:style-name="ce1"/>
          <table:table-cell office:value-type="string" office:string-value="INSERT INTO `Cursando`(`ID_Alumno`, `Grado`, `Seccion`, `Turno`, `Estado`) VALUES ('9','3','C','Tarde','Finalizado');" table:formula="msoxl:=&quot;INSERT INTO `Cursando`(`ID_Alumno`, `Grado`, `Seccion`, `Turno`, `Estado`) VALUES ('&quot;&amp;A48&amp;&quot;','&quot;&amp;B48&amp;&quot;','&quot;&amp;C48&amp;&quot;','&quot;&amp;D48&amp;&quot;','&quot;&amp;E48&amp;&quot;');&quot;" table:style-name="ce1">
            <text:p>INSERT INTO `Cursando`(`ID_Alumno`, `Grado`, `Seccion`, `Turno`, `Estado`) VALUES ('9','3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9','4','C','Tarde','Finalizado');" table:formula="msoxl:=&quot;INSERT INTO `Cursando`(`ID_Alumno`, `Grado`, `Seccion`, `Turno`, `Estado`) VALUES ('&quot;&amp;A49&amp;&quot;','&quot;&amp;B49&amp;&quot;','&quot;&amp;C49&amp;&quot;','&quot;&amp;D49&amp;&quot;','&quot;&amp;E49&amp;&quot;');&quot;" table:style-name="ce1">
            <text:p>INSERT INTO `Cursando`(`ID_Alumno`, `Grado`, `Seccion`, `Turno`, `Estado`) VALUES ('9','4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09" table:style-name="ce1">
            <text:p>2009</text:p>
          </table:table-cell>
          <table:table-cell table:style-name="ce1"/>
          <table:table-cell office:value-type="string" office:string-value="INSERT INTO `Cursando`(`ID_Alumno`, `Grado`, `Seccion`, `Turno`, `Estado`) VALUES ('10','1','B','Tarde','Finalizado');" table:formula="msoxl:=&quot;INSERT INTO `Cursando`(`ID_Alumno`, `Grado`, `Seccion`, `Turno`, `Estado`) VALUES ('&quot;&amp;A50&amp;&quot;','&quot;&amp;B50&amp;&quot;','&quot;&amp;C50&amp;&quot;','&quot;&amp;D50&amp;&quot;','&quot;&amp;E50&amp;&quot;');&quot;" table:style-name="ce1">
            <text:p>INSERT INTO `Cursando`(`ID_Alumno`, `Grado`, `Seccion`, `Turno`, `Estado`) VALUES ('10','1','B','Tarde','Finalizado');</text:p>
          </table:table-cell>
          <table:table-cell table:number-columns-repeated="16376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0" table:style-name="ce1">
            <text:p>2010</text:p>
          </table:table-cell>
          <table:table-cell table:style-name="ce1"/>
          <table:table-cell office:value-type="string" office:string-value="INSERT INTO `Cursando`(`ID_Alumno`, `Grado`, `Seccion`, `Turno`, `Estado`) VALUES ('10','2','C','Tarde','Finalizado');" table:formula="msoxl:=&quot;INSERT INTO `Cursando`(`ID_Alumno`, `Grado`, `Seccion`, `Turno`, `Estado`) VALUES ('&quot;&amp;A51&amp;&quot;','&quot;&amp;B51&amp;&quot;','&quot;&amp;C51&amp;&quot;','&quot;&amp;D51&amp;&quot;','&quot;&amp;E51&amp;&quot;');&quot;" table:style-name="ce1">
            <text:p>INSERT INTO `Cursando`(`ID_Alumno`, `Grado`, `Seccion`, `Turno`, `Estado`) VALUES ('10','2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1" table:style-name="ce1">
            <text:p>2011</text:p>
          </table:table-cell>
          <table:table-cell table:style-name="ce1"/>
          <table:table-cell office:value-type="string" office:string-value="INSERT INTO `Cursando`(`ID_Alumno`, `Grado`, `Seccion`, `Turno`, `Estado`) VALUES ('10','3','C','Tarde','Finalizado');" table:formula="msoxl:=&quot;INSERT INTO `Cursando`(`ID_Alumno`, `Grado`, `Seccion`, `Turno`, `Estado`) VALUES ('&quot;&amp;A52&amp;&quot;','&quot;&amp;B52&amp;&quot;','&quot;&amp;C52&amp;&quot;','&quot;&amp;D52&amp;&quot;','&quot;&amp;E52&amp;&quot;');&quot;" table:style-name="ce1">
            <text:p>INSERT INTO `Cursando`(`ID_Alumno`, `Grado`, `Seccion`, `Turno`, `Estado`) VALUES ('10','3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10','4','C','Tarde','Finalizado');" table:formula="msoxl:=&quot;INSERT INTO `Cursando`(`ID_Alumno`, `Grado`, `Seccion`, `Turno`, `Estado`) VALUES ('&quot;&amp;A53&amp;&quot;','&quot;&amp;B53&amp;&quot;','&quot;&amp;C53&amp;&quot;','&quot;&amp;D53&amp;&quot;','&quot;&amp;E53&amp;&quot;');&quot;" table:style-name="ce1">
            <text:p>INSERT INTO `Cursando`(`ID_Alumno`, `Grado`, `Seccion`, `Turno`, `Estado`) VALUES ('10','4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10','5','C','Tarde','Finalizado');" table:formula="msoxl:=&quot;INSERT INTO `Cursando`(`ID_Alumno`, `Grado`, `Seccion`, `Turno`, `Estado`) VALUES ('&quot;&amp;A54&amp;&quot;','&quot;&amp;B54&amp;&quot;','&quot;&amp;C54&amp;&quot;','&quot;&amp;D54&amp;&quot;','&quot;&amp;E54&amp;&quot;');&quot;" table:style-name="ce1">
            <text:p>INSERT INTO `Cursando`(`ID_Alumno`, `Grado`, `Seccion`, `Turno`, `Estado`) VALUES ('10','5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10','6','B','Tarde','Finalizado');" table:formula="msoxl:=&quot;INSERT INTO `Cursando`(`ID_Alumno`, `Grado`, `Seccion`, `Turno`, `Estado`) VALUES ('&quot;&amp;A55&amp;&quot;','&quot;&amp;B55&amp;&quot;','&quot;&amp;C55&amp;&quot;','&quot;&amp;D55&amp;&quot;','&quot;&amp;E55&amp;&quot;');&quot;" table:style-name="ce1">
            <text:p>INSERT INTO `Cursando`(`ID_Alumno`, `Grado`, `Seccion`, `Turno`, `Estado`) VALUES ('10','6','B','Tarde','Finalizado');</text:p>
          </table:table-cell>
          <table:table-cell table:number-columns-repeated="16376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09" table:style-name="ce1">
            <text:p>2009</text:p>
          </table:table-cell>
          <table:table-cell table:style-name="ce1"/>
          <table:table-cell office:value-type="string" office:string-value="INSERT INTO `Cursando`(`ID_Alumno`, `Grado`, `Seccion`, `Turno`, `Estado`) VALUES ('11','1','B','Tarde','Finalizado');" table:formula="msoxl:=&quot;INSERT INTO `Cursando`(`ID_Alumno`, `Grado`, `Seccion`, `Turno`, `Estado`) VALUES ('&quot;&amp;A56&amp;&quot;','&quot;&amp;B56&amp;&quot;','&quot;&amp;C56&amp;&quot;','&quot;&amp;D56&amp;&quot;','&quot;&amp;E56&amp;&quot;');&quot;" table:style-name="ce1">
            <text:p>INSERT INTO `Cursando`(`ID_Alumno`, `Grado`, `Seccion`, `Turno`, `Estado`) VALUES ('11','1','B','Tarde','Finalizado');</text:p>
          </table:table-cell>
          <table:table-cell table:number-columns-repeated="16376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0" table:style-name="ce1">
            <text:p>2010</text:p>
          </table:table-cell>
          <table:table-cell table:style-name="ce1"/>
          <table:table-cell office:value-type="string" office:string-value="INSERT INTO `Cursando`(`ID_Alumno`, `Grado`, `Seccion`, `Turno`, `Estado`) VALUES ('11','2','C','Tarde','Finalizado');" table:formula="msoxl:=&quot;INSERT INTO `Cursando`(`ID_Alumno`, `Grado`, `Seccion`, `Turno`, `Estado`) VALUES ('&quot;&amp;A57&amp;&quot;','&quot;&amp;B57&amp;&quot;','&quot;&amp;C57&amp;&quot;','&quot;&amp;D57&amp;&quot;','&quot;&amp;E57&amp;&quot;');&quot;" table:style-name="ce1">
            <text:p>INSERT INTO `Cursando`(`ID_Alumno`, `Grado`, `Seccion`, `Turno`, `Estado`) VALUES ('11','2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1" table:style-name="ce1">
            <text:p>2011</text:p>
          </table:table-cell>
          <table:table-cell table:style-name="ce1"/>
          <table:table-cell office:value-type="string" office:string-value="INSERT INTO `Cursando`(`ID_Alumno`, `Grado`, `Seccion`, `Turno`, `Estado`) VALUES ('11','3','C','Tarde','Finalizado');" table:formula="msoxl:=&quot;INSERT INTO `Cursando`(`ID_Alumno`, `Grado`, `Seccion`, `Turno`, `Estado`) VALUES ('&quot;&amp;A58&amp;&quot;','&quot;&amp;B58&amp;&quot;','&quot;&amp;C58&amp;&quot;','&quot;&amp;D58&amp;&quot;','&quot;&amp;E58&amp;&quot;');&quot;" table:style-name="ce1">
            <text:p>INSERT INTO `Cursando`(`ID_Alumno`, `Grado`, `Seccion`, `Turno`, `Estado`) VALUES ('11','3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11','4','C','Tarde','Finalizado');" table:formula="msoxl:=&quot;INSERT INTO `Cursando`(`ID_Alumno`, `Grado`, `Seccion`, `Turno`, `Estado`) VALUES ('&quot;&amp;A59&amp;&quot;','&quot;&amp;B59&amp;&quot;','&quot;&amp;C59&amp;&quot;','&quot;&amp;D59&amp;&quot;','&quot;&amp;E59&amp;&quot;');&quot;" table:style-name="ce1">
            <text:p>INSERT INTO `Cursando`(`ID_Alumno`, `Grado`, `Seccion`, `Turno`, `Estado`) VALUES ('11','4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11','5','C','Tarde','Finalizado');" table:formula="msoxl:=&quot;INSERT INTO `Cursando`(`ID_Alumno`, `Grado`, `Seccion`, `Turno`, `Estado`) VALUES ('&quot;&amp;A60&amp;&quot;','&quot;&amp;B60&amp;&quot;','&quot;&amp;C60&amp;&quot;','&quot;&amp;D60&amp;&quot;','&quot;&amp;E60&amp;&quot;');&quot;" table:style-name="ce1">
            <text:p>INSERT INTO `Cursando`(`ID_Alumno`, `Grado`, `Seccion`, `Turno`, `Estado`) VALUES ('11','5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11','6','B','Tarde','Finalizado');" table:formula="msoxl:=&quot;INSERT INTO `Cursando`(`ID_Alumno`, `Grado`, `Seccion`, `Turno`, `Estado`) VALUES ('&quot;&amp;A61&amp;&quot;','&quot;&amp;B61&amp;&quot;','&quot;&amp;C61&amp;&quot;','&quot;&amp;D61&amp;&quot;','&quot;&amp;E61&amp;&quot;');&quot;" table:style-name="ce1">
            <text:p>INSERT INTO `Cursando`(`ID_Alumno`, `Grado`, `Seccion`, `Turno`, `Estado`) VALUES ('11','6','B','Tarde','Finalizado');</text:p>
          </table:table-cell>
          <table:table-cell table:number-columns-repeated="16376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09" table:style-name="ce1">
            <text:p>2009</text:p>
          </table:table-cell>
          <table:table-cell table:style-name="ce1"/>
          <table:table-cell office:value-type="string" office:string-value="INSERT INTO `Cursando`(`ID_Alumno`, `Grado`, `Seccion`, `Turno`, `Estado`) VALUES ('12','1','B','Tarde','Finalizado');" table:formula="msoxl:=&quot;INSERT INTO `Cursando`(`ID_Alumno`, `Grado`, `Seccion`, `Turno`, `Estado`) VALUES ('&quot;&amp;A62&amp;&quot;','&quot;&amp;B62&amp;&quot;','&quot;&amp;C62&amp;&quot;','&quot;&amp;D62&amp;&quot;','&quot;&amp;E62&amp;&quot;');&quot;" table:style-name="ce1">
            <text:p>INSERT INTO `Cursando`(`ID_Alumno`, `Grado`, `Seccion`, `Turno`, `Estado`) VALUES ('12','1','B','Tarde','Finalizado');</text:p>
          </table:table-cell>
          <table:table-cell table:number-columns-repeated="16376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0" table:style-name="ce1">
            <text:p>2010</text:p>
          </table:table-cell>
          <table:table-cell table:style-name="ce1"/>
          <table:table-cell office:value-type="string" office:string-value="INSERT INTO `Cursando`(`ID_Alumno`, `Grado`, `Seccion`, `Turno`, `Estado`) VALUES ('12','2','D','Tarde','Finalizado');" table:formula="msoxl:=&quot;INSERT INTO `Cursando`(`ID_Alumno`, `Grado`, `Seccion`, `Turno`, `Estado`) VALUES ('&quot;&amp;A63&amp;&quot;','&quot;&amp;B63&amp;&quot;','&quot;&amp;C63&amp;&quot;','&quot;&amp;D63&amp;&quot;','&quot;&amp;E63&amp;&quot;');&quot;" table:style-name="ce1">
            <text:p>INSERT INTO `Cursando`(`ID_Alumno`, `Grado`, `Seccion`, `Turno`, `Estado`) VALUES ('12','2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1" table:style-name="ce1">
            <text:p>2011</text:p>
          </table:table-cell>
          <table:table-cell table:style-name="ce1"/>
          <table:table-cell office:value-type="string" office:string-value="INSERT INTO `Cursando`(`ID_Alumno`, `Grado`, `Seccion`, `Turno`, `Estado`) VALUES ('12','3','D','Tarde','Finalizado');" table:formula="msoxl:=&quot;INSERT INTO `Cursando`(`ID_Alumno`, `Grado`, `Seccion`, `Turno`, `Estado`) VALUES ('&quot;&amp;A64&amp;&quot;','&quot;&amp;B64&amp;&quot;','&quot;&amp;C64&amp;&quot;','&quot;&amp;D64&amp;&quot;','&quot;&amp;E64&amp;&quot;');&quot;" table:style-name="ce1">
            <text:p>INSERT INTO `Cursando`(`ID_Alumno`, `Grado`, `Seccion`, `Turno`, `Estado`) VALUES ('12','3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12','4','D','Tarde','Finalizado');" table:formula="msoxl:=&quot;INSERT INTO `Cursando`(`ID_Alumno`, `Grado`, `Seccion`, `Turno`, `Estado`) VALUES ('&quot;&amp;A65&amp;&quot;','&quot;&amp;B65&amp;&quot;','&quot;&amp;C65&amp;&quot;','&quot;&amp;D65&amp;&quot;','&quot;&amp;E65&amp;&quot;');&quot;" table:style-name="ce1">
            <text:p>INSERT INTO `Cursando`(`ID_Alumno`, `Grado`, `Seccion`, `Turno`, `Estado`) VALUES ('12','4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12','5','D','Tarde','Finalizado');" table:formula="msoxl:=&quot;INSERT INTO `Cursando`(`ID_Alumno`, `Grado`, `Seccion`, `Turno`, `Estado`) VALUES ('&quot;&amp;A66&amp;&quot;','&quot;&amp;B66&amp;&quot;','&quot;&amp;C66&amp;&quot;','&quot;&amp;D66&amp;&quot;','&quot;&amp;E66&amp;&quot;');&quot;" table:style-name="ce1">
            <text:p>INSERT INTO `Cursando`(`ID_Alumno`, `Grado`, `Seccion`, `Turno`, `Estado`) VALUES ('12','5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12','6','B','Tarde','Finalizado');" table:formula="msoxl:=&quot;INSERT INTO `Cursando`(`ID_Alumno`, `Grado`, `Seccion`, `Turno`, `Estado`) VALUES ('&quot;&amp;A67&amp;&quot;','&quot;&amp;B67&amp;&quot;','&quot;&amp;C67&amp;&quot;','&quot;&amp;D67&amp;&quot;','&quot;&amp;E67&amp;&quot;');&quot;" table:style-name="ce1">
            <text:p>INSERT INTO `Cursando`(`ID_Alumno`, `Grado`, `Seccion`, `Turno`, `Estado`) VALUES ('12','6','B','Tarde','Finalizado');</text:p>
          </table:table-cell>
          <table:table-cell table:number-columns-repeated="16376"/>
        </table:table-row>
        <table:table-row table:style-name="ro2">
          <table:table-cell office:value-type="float" office:value="13" table:style-name="ce6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09" table:style-name="ce1">
            <text:p>2009</text:p>
          </table:table-cell>
          <table:table-cell table:style-name="ce1"/>
          <table:table-cell office:value-type="string" office:string-value="INSERT INTO `Cursando`(`ID_Alumno`, `Grado`, `Seccion`, `Turno`, `Estado`) VALUES ('13','1','B','Tarde','Finalizado');" table:formula="msoxl:=&quot;INSERT INTO `Cursando`(`ID_Alumno`, `Grado`, `Seccion`, `Turno`, `Estado`) VALUES ('&quot;&amp;A68&amp;&quot;','&quot;&amp;B68&amp;&quot;','&quot;&amp;C68&amp;&quot;','&quot;&amp;D68&amp;&quot;','&quot;&amp;E68&amp;&quot;');&quot;" table:style-name="ce1">
            <text:p>INSERT INTO `Cursando`(`ID_Alumno`, `Grado`, `Seccion`, `Turno`, `Estado`) VALUES ('13','1','B','Tarde','Finalizado');</text:p>
          </table:table-cell>
          <table:table-cell table:number-columns-repeated="16376"/>
        </table:table-row>
        <table:table-row table:style-name="ro2">
          <table:table-cell office:value-type="float" office:value="13" table:style-name="ce6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0" table:style-name="ce1">
            <text:p>2010</text:p>
          </table:table-cell>
          <table:table-cell table:style-name="ce1"/>
          <table:table-cell office:value-type="string" office:string-value="INSERT INTO `Cursando`(`ID_Alumno`, `Grado`, `Seccion`, `Turno`, `Estado`) VALUES ('13','2','D','Tarde','Finalizado');" table:formula="msoxl:=&quot;INSERT INTO `Cursando`(`ID_Alumno`, `Grado`, `Seccion`, `Turno`, `Estado`) VALUES ('&quot;&amp;A69&amp;&quot;','&quot;&amp;B69&amp;&quot;','&quot;&amp;C69&amp;&quot;','&quot;&amp;D69&amp;&quot;','&quot;&amp;E69&amp;&quot;');&quot;" table:style-name="ce1">
            <text:p>INSERT INTO `Cursando`(`ID_Alumno`, `Grado`, `Seccion`, `Turno`, `Estado`) VALUES ('13','2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13" table:style-name="ce6">
            <text:p>1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1" table:style-name="ce1">
            <text:p>2011</text:p>
          </table:table-cell>
          <table:table-cell table:style-name="ce1"/>
          <table:table-cell office:value-type="string" office:string-value="INSERT INTO `Cursando`(`ID_Alumno`, `Grado`, `Seccion`, `Turno`, `Estado`) VALUES ('13','3','D','Tarde','Finalizado');" table:formula="msoxl:=&quot;INSERT INTO `Cursando`(`ID_Alumno`, `Grado`, `Seccion`, `Turno`, `Estado`) VALUES ('&quot;&amp;A70&amp;&quot;','&quot;&amp;B70&amp;&quot;','&quot;&amp;C70&amp;&quot;','&quot;&amp;D70&amp;&quot;','&quot;&amp;E70&amp;&quot;');&quot;" table:style-name="ce1">
            <text:p>INSERT INTO `Cursando`(`ID_Alumno`, `Grado`, `Seccion`, `Turno`, `Estado`) VALUES ('13','3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13" table:style-name="ce6">
            <text:p>1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13','4','D','Tarde','Finalizado');" table:formula="msoxl:=&quot;INSERT INTO `Cursando`(`ID_Alumno`, `Grado`, `Seccion`, `Turno`, `Estado`) VALUES ('&quot;&amp;A71&amp;&quot;','&quot;&amp;B71&amp;&quot;','&quot;&amp;C71&amp;&quot;','&quot;&amp;D71&amp;&quot;','&quot;&amp;E71&amp;&quot;');&quot;" table:style-name="ce1">
            <text:p>INSERT INTO `Cursando`(`ID_Alumno`, `Grado`, `Seccion`, `Turno`, `Estado`) VALUES ('13','4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13" table:style-name="ce6">
            <text:p>1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13','5','D','Tarde','Finalizado');" table:formula="msoxl:=&quot;INSERT INTO `Cursando`(`ID_Alumno`, `Grado`, `Seccion`, `Turno`, `Estado`) VALUES ('&quot;&amp;A72&amp;&quot;','&quot;&amp;B72&amp;&quot;','&quot;&amp;C72&amp;&quot;','&quot;&amp;D72&amp;&quot;','&quot;&amp;E72&amp;&quot;');&quot;" table:style-name="ce1">
            <text:p>INSERT INTO `Cursando`(`ID_Alumno`, `Grado`, `Seccion`, `Turno`, `Estado`) VALUES ('13','5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13" table:style-name="ce6">
            <text:p>1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13','6','B','Tarde','Finalizado');" table:formula="msoxl:=&quot;INSERT INTO `Cursando`(`ID_Alumno`, `Grado`, `Seccion`, `Turno`, `Estado`) VALUES ('&quot;&amp;A73&amp;&quot;','&quot;&amp;B73&amp;&quot;','&quot;&amp;C73&amp;&quot;','&quot;&amp;D73&amp;&quot;','&quot;&amp;E73&amp;&quot;');&quot;" table:style-name="ce1">
            <text:p>INSERT INTO `Cursando`(`ID_Alumno`, `Grado`, `Seccion`, `Turno`, `Estado`) VALUES ('13','6','B','Tarde','Finalizado');</text:p>
          </table:table-cell>
          <table:table-cell table:number-columns-repeated="16376"/>
        </table:table-row>
        <table:table-row table:style-name="ro2">
          <table:table-cell office:value-type="float" office:value="14" table:style-name="ce6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09" table:style-name="ce1">
            <text:p>2009</text:p>
          </table:table-cell>
          <table:table-cell table:style-name="ce1"/>
          <table:table-cell office:value-type="string" office:string-value="INSERT INTO `Cursando`(`ID_Alumno`, `Grado`, `Seccion`, `Turno`, `Estado`) VALUES ('14','1','B','Tarde','Finalizado');" table:formula="msoxl:=&quot;INSERT INTO `Cursando`(`ID_Alumno`, `Grado`, `Seccion`, `Turno`, `Estado`) VALUES ('&quot;&amp;A74&amp;&quot;','&quot;&amp;B74&amp;&quot;','&quot;&amp;C74&amp;&quot;','&quot;&amp;D74&amp;&quot;','&quot;&amp;E74&amp;&quot;');&quot;" table:style-name="ce1">
            <text:p>INSERT INTO `Cursando`(`ID_Alumno`, `Grado`, `Seccion`, `Turno`, `Estado`) VALUES ('14','1','B','Tarde','Finalizado');</text:p>
          </table:table-cell>
          <table:table-cell table:number-columns-repeated="16376"/>
        </table:table-row>
        <table:table-row table:style-name="ro2">
          <table:table-cell office:value-type="float" office:value="14" table:style-name="ce6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0" table:style-name="ce1">
            <text:p>2010</text:p>
          </table:table-cell>
          <table:table-cell table:style-name="ce1"/>
          <table:table-cell office:value-type="string" office:string-value="INSERT INTO `Cursando`(`ID_Alumno`, `Grado`, `Seccion`, `Turno`, `Estado`) VALUES ('14','2','D','Tarde','Finalizado');" table:formula="msoxl:=&quot;INSERT INTO `Cursando`(`ID_Alumno`, `Grado`, `Seccion`, `Turno`, `Estado`) VALUES ('&quot;&amp;A75&amp;&quot;','&quot;&amp;B75&amp;&quot;','&quot;&amp;C75&amp;&quot;','&quot;&amp;D75&amp;&quot;','&quot;&amp;E75&amp;&quot;');&quot;" table:style-name="ce1">
            <text:p>INSERT INTO `Cursando`(`ID_Alumno`, `Grado`, `Seccion`, `Turno`, `Estado`) VALUES ('14','2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14" table:style-name="ce6">
            <text:p>1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1" table:style-name="ce1">
            <text:p>2011</text:p>
          </table:table-cell>
          <table:table-cell table:style-name="ce1"/>
          <table:table-cell office:value-type="string" office:string-value="INSERT INTO `Cursando`(`ID_Alumno`, `Grado`, `Seccion`, `Turno`, `Estado`) VALUES ('14','3','D','Tarde','Finalizado');" table:formula="msoxl:=&quot;INSERT INTO `Cursando`(`ID_Alumno`, `Grado`, `Seccion`, `Turno`, `Estado`) VALUES ('&quot;&amp;A76&amp;&quot;','&quot;&amp;B76&amp;&quot;','&quot;&amp;C76&amp;&quot;','&quot;&amp;D76&amp;&quot;','&quot;&amp;E76&amp;&quot;');&quot;" table:style-name="ce1">
            <text:p>INSERT INTO `Cursando`(`ID_Alumno`, `Grado`, `Seccion`, `Turno`, `Estado`) VALUES ('14','3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14" table:style-name="ce6">
            <text:p>1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14','4','D','Tarde','Finalizado');" table:formula="msoxl:=&quot;INSERT INTO `Cursando`(`ID_Alumno`, `Grado`, `Seccion`, `Turno`, `Estado`) VALUES ('&quot;&amp;A77&amp;&quot;','&quot;&amp;B77&amp;&quot;','&quot;&amp;C77&amp;&quot;','&quot;&amp;D77&amp;&quot;','&quot;&amp;E77&amp;&quot;');&quot;" table:style-name="ce1">
            <text:p>INSERT INTO `Cursando`(`ID_Alumno`, `Grado`, `Seccion`, `Turno`, `Estado`) VALUES ('14','4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14" table:style-name="ce6">
            <text:p>1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14','5','D','Tarde','Finalizado');" table:formula="msoxl:=&quot;INSERT INTO `Cursando`(`ID_Alumno`, `Grado`, `Seccion`, `Turno`, `Estado`) VALUES ('&quot;&amp;A78&amp;&quot;','&quot;&amp;B78&amp;&quot;','&quot;&amp;C78&amp;&quot;','&quot;&amp;D78&amp;&quot;','&quot;&amp;E78&amp;&quot;');&quot;" table:style-name="ce1">
            <text:p>INSERT INTO `Cursando`(`ID_Alumno`, `Grado`, `Seccion`, `Turno`, `Estado`) VALUES ('14','5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14" table:style-name="ce6">
            <text:p>1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14','6','B','Tarde','Finalizado');" table:formula="msoxl:=&quot;INSERT INTO `Cursando`(`ID_Alumno`, `Grado`, `Seccion`, `Turno`, `Estado`) VALUES ('&quot;&amp;A79&amp;&quot;','&quot;&amp;B79&amp;&quot;','&quot;&amp;C79&amp;&quot;','&quot;&amp;D79&amp;&quot;','&quot;&amp;E79&amp;&quot;');&quot;" table:style-name="ce1">
            <text:p>INSERT INTO `Cursando`(`ID_Alumno`, `Grado`, `Seccion`, `Turno`, `Estado`) VALUES ('14','6','B','Tarde','Finalizado');</text:p>
          </table:table-cell>
          <table:table-cell table:number-columns-repeated="16376"/>
        </table:table-row>
        <table:table-row table:style-name="ro2">
          <table:table-cell office:value-type="float" office:value="15" table:style-name="ce6">
            <text:p>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0" table:style-name="ce1">
            <text:p>2010</text:p>
          </table:table-cell>
          <table:table-cell table:style-name="ce1"/>
          <table:table-cell office:value-type="string" office:string-value="INSERT INTO `Cursando`(`ID_Alumno`, `Grado`, `Seccion`, `Turno`, `Estado`) VALUES ('15','1','A','Mañana','Finalizado');" table:formula="msoxl:=&quot;INSERT INTO `Cursando`(`ID_Alumno`, `Grado`, `Seccion`, `Turno`, `Estado`) VALUES ('&quot;&amp;A80&amp;&quot;','&quot;&amp;B80&amp;&quot;','&quot;&amp;C80&amp;&quot;','&quot;&amp;D80&amp;&quot;','&quot;&amp;E80&amp;&quot;');&quot;" table:style-name="ce1">
            <text:p>INSERT INTO `Cursando`(`ID_Alumno`, `Grado`, `Seccion`, `Turno`, `Estado`) VALUES ('15','1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15" table:style-name="ce6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1" table:style-name="ce1">
            <text:p>2011</text:p>
          </table:table-cell>
          <table:table-cell table:style-name="ce1"/>
          <table:table-cell office:value-type="string" office:string-value="INSERT INTO `Cursando`(`ID_Alumno`, `Grado`, `Seccion`, `Turno`, `Estado`) VALUES ('15','2','A','Mañana','Finalizado');" table:formula="msoxl:=&quot;INSERT INTO `Cursando`(`ID_Alumno`, `Grado`, `Seccion`, `Turno`, `Estado`) VALUES ('&quot;&amp;A81&amp;&quot;','&quot;&amp;B81&amp;&quot;','&quot;&amp;C81&amp;&quot;','&quot;&amp;D81&amp;&quot;','&quot;&amp;E81&amp;&quot;');&quot;" table:style-name="ce1">
            <text:p>INSERT INTO `Cursando`(`ID_Alumno`, `Grado`, `Seccion`, `Turno`, `Estado`) VALUES ('15','2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15" table:style-name="ce6">
            <text:p>1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15','3','A','Mañana','Finalizado');" table:formula="msoxl:=&quot;INSERT INTO `Cursando`(`ID_Alumno`, `Grado`, `Seccion`, `Turno`, `Estado`) VALUES ('&quot;&amp;A82&amp;&quot;','&quot;&amp;B82&amp;&quot;','&quot;&amp;C82&amp;&quot;','&quot;&amp;D82&amp;&quot;','&quot;&amp;E82&amp;&quot;');&quot;" table:style-name="ce1">
            <text:p>INSERT INTO `Cursando`(`ID_Alumno`, `Grado`, `Seccion`, `Turno`, `Estado`) VALUES ('15','3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15" table:style-name="ce6">
            <text:p>1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15','4','A','Mañana','Finalizado');" table:formula="msoxl:=&quot;INSERT INTO `Cursando`(`ID_Alumno`, `Grado`, `Seccion`, `Turno`, `Estado`) VALUES ('&quot;&amp;A83&amp;&quot;','&quot;&amp;B83&amp;&quot;','&quot;&amp;C83&amp;&quot;','&quot;&amp;D83&amp;&quot;','&quot;&amp;E83&amp;&quot;');&quot;" table:style-name="ce1">
            <text:p>INSERT INTO `Cursando`(`ID_Alumno`, `Grado`, `Seccion`, `Turno`, `Estado`) VALUES ('15','4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15" table:style-name="ce6">
            <text:p>1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15','5','A','Mañana','Finalizado');" table:formula="msoxl:=&quot;INSERT INTO `Cursando`(`ID_Alumno`, `Grado`, `Seccion`, `Turno`, `Estado`) VALUES ('&quot;&amp;A84&amp;&quot;','&quot;&amp;B84&amp;&quot;','&quot;&amp;C84&amp;&quot;','&quot;&amp;D84&amp;&quot;','&quot;&amp;E84&amp;&quot;');&quot;" table:style-name="ce1">
            <text:p>INSERT INTO `Cursando`(`ID_Alumno`, `Grado`, `Seccion`, `Turno`, `Estado`) VALUES ('15','5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15" table:style-name="ce6">
            <text:p>1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15','6','A','Mañana','Cursando');" table:formula="msoxl:=&quot;INSERT INTO `Cursando`(`ID_Alumno`, `Grado`, `Seccion`, `Turno`, `Estado`) VALUES ('&quot;&amp;A85&amp;&quot;','&quot;&amp;B85&amp;&quot;','&quot;&amp;C85&amp;&quot;','&quot;&amp;D85&amp;&quot;','&quot;&amp;E85&amp;&quot;');&quot;" table:style-name="ce1">
            <text:p>INSERT INTO `Cursando`(`ID_Alumno`, `Grado`, `Seccion`, `Turno`, `Estado`) VALUES ('15','6','A','Mañana','Cursando');</text:p>
          </table:table-cell>
          <table:table-cell table:number-columns-repeated="16376"/>
        </table:table-row>
        <table:table-row table:style-name="ro2">
          <table:table-cell office:value-type="float" office:value="16" table:style-name="ce6">
            <text:p>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0" table:style-name="ce1">
            <text:p>2010</text:p>
          </table:table-cell>
          <table:table-cell table:style-name="ce1"/>
          <table:table-cell office:value-type="string" office:string-value="INSERT INTO `Cursando`(`ID_Alumno`, `Grado`, `Seccion`, `Turno`, `Estado`) VALUES ('16','1','A','Mañana','Finalizado');" table:formula="msoxl:=&quot;INSERT INTO `Cursando`(`ID_Alumno`, `Grado`, `Seccion`, `Turno`, `Estado`) VALUES ('&quot;&amp;A86&amp;&quot;','&quot;&amp;B86&amp;&quot;','&quot;&amp;C86&amp;&quot;','&quot;&amp;D86&amp;&quot;','&quot;&amp;E86&amp;&quot;');&quot;" table:style-name="ce1">
            <text:p>INSERT INTO `Cursando`(`ID_Alumno`, `Grado`, `Seccion`, `Turno`, `Estado`) VALUES ('16','1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16" table:style-name="ce6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1" table:style-name="ce1">
            <text:p>2011</text:p>
          </table:table-cell>
          <table:table-cell table:style-name="ce1"/>
          <table:table-cell office:value-type="string" office:string-value="INSERT INTO `Cursando`(`ID_Alumno`, `Grado`, `Seccion`, `Turno`, `Estado`) VALUES ('16','2','A','Mañana','Finalizado');" table:formula="msoxl:=&quot;INSERT INTO `Cursando`(`ID_Alumno`, `Grado`, `Seccion`, `Turno`, `Estado`) VALUES ('&quot;&amp;A87&amp;&quot;','&quot;&amp;B87&amp;&quot;','&quot;&amp;C87&amp;&quot;','&quot;&amp;D87&amp;&quot;','&quot;&amp;E87&amp;&quot;');&quot;" table:style-name="ce1">
            <text:p>INSERT INTO `Cursando`(`ID_Alumno`, `Grado`, `Seccion`, `Turno`, `Estado`) VALUES ('16','2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16" table:style-name="ce6">
            <text:p>1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16','3','A','Mañana','Finalizado');" table:formula="msoxl:=&quot;INSERT INTO `Cursando`(`ID_Alumno`, `Grado`, `Seccion`, `Turno`, `Estado`) VALUES ('&quot;&amp;A88&amp;&quot;','&quot;&amp;B88&amp;&quot;','&quot;&amp;C88&amp;&quot;','&quot;&amp;D88&amp;&quot;','&quot;&amp;E88&amp;&quot;');&quot;" table:style-name="ce1">
            <text:p>INSERT INTO `Cursando`(`ID_Alumno`, `Grado`, `Seccion`, `Turno`, `Estado`) VALUES ('16','3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16" table:style-name="ce6">
            <text:p>1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16','4','A','Mañana','Finalizado');" table:formula="msoxl:=&quot;INSERT INTO `Cursando`(`ID_Alumno`, `Grado`, `Seccion`, `Turno`, `Estado`) VALUES ('&quot;&amp;A89&amp;&quot;','&quot;&amp;B89&amp;&quot;','&quot;&amp;C89&amp;&quot;','&quot;&amp;D89&amp;&quot;','&quot;&amp;E89&amp;&quot;');&quot;" table:style-name="ce1">
            <text:p>INSERT INTO `Cursando`(`ID_Alumno`, `Grado`, `Seccion`, `Turno`, `Estado`) VALUES ('16','4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16" table:style-name="ce6">
            <text:p>1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16','5','A','Mañana','Finalizado');" table:formula="msoxl:=&quot;INSERT INTO `Cursando`(`ID_Alumno`, `Grado`, `Seccion`, `Turno`, `Estado`) VALUES ('&quot;&amp;A90&amp;&quot;','&quot;&amp;B90&amp;&quot;','&quot;&amp;C90&amp;&quot;','&quot;&amp;D90&amp;&quot;','&quot;&amp;E90&amp;&quot;');&quot;" table:style-name="ce1">
            <text:p>INSERT INTO `Cursando`(`ID_Alumno`, `Grado`, `Seccion`, `Turno`, `Estado`) VALUES ('16','5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16" table:style-name="ce6">
            <text:p>1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16','6','A','Mañana','Cursando');" table:formula="msoxl:=&quot;INSERT INTO `Cursando`(`ID_Alumno`, `Grado`, `Seccion`, `Turno`, `Estado`) VALUES ('&quot;&amp;A91&amp;&quot;','&quot;&amp;B91&amp;&quot;','&quot;&amp;C91&amp;&quot;','&quot;&amp;D91&amp;&quot;','&quot;&amp;E91&amp;&quot;');&quot;" table:style-name="ce1">
            <text:p>INSERT INTO `Cursando`(`ID_Alumno`, `Grado`, `Seccion`, `Turno`, `Estado`) VALUES ('16','6','A','Mañana','Cursando');</text:p>
          </table:table-cell>
          <table:table-cell table:number-columns-repeated="16376"/>
        </table:table-row>
        <table:table-row table:style-name="ro2">
          <table:table-cell office:value-type="float" office:value="17" table:style-name="ce6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0" table:style-name="ce1">
            <text:p>2010</text:p>
          </table:table-cell>
          <table:table-cell table:style-name="ce1"/>
          <table:table-cell office:value-type="string" office:string-value="INSERT INTO `Cursando`(`ID_Alumno`, `Grado`, `Seccion`, `Turno`, `Estado`) VALUES ('17','1','A','Mañana','Finalizado');" table:formula="msoxl:=&quot;INSERT INTO `Cursando`(`ID_Alumno`, `Grado`, `Seccion`, `Turno`, `Estado`) VALUES ('&quot;&amp;A92&amp;&quot;','&quot;&amp;B92&amp;&quot;','&quot;&amp;C92&amp;&quot;','&quot;&amp;D92&amp;&quot;','&quot;&amp;E92&amp;&quot;');&quot;" table:style-name="ce1">
            <text:p>INSERT INTO `Cursando`(`ID_Alumno`, `Grado`, `Seccion`, `Turno`, `Estado`) VALUES ('17','1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17" table:style-name="ce6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1" table:style-name="ce1">
            <text:p>2011</text:p>
          </table:table-cell>
          <table:table-cell table:style-name="ce1"/>
          <table:table-cell office:value-type="string" office:string-value="INSERT INTO `Cursando`(`ID_Alumno`, `Grado`, `Seccion`, `Turno`, `Estado`) VALUES ('17','2','A','Mañana','Finalizado');" table:formula="msoxl:=&quot;INSERT INTO `Cursando`(`ID_Alumno`, `Grado`, `Seccion`, `Turno`, `Estado`) VALUES ('&quot;&amp;A93&amp;&quot;','&quot;&amp;B93&amp;&quot;','&quot;&amp;C93&amp;&quot;','&quot;&amp;D93&amp;&quot;','&quot;&amp;E93&amp;&quot;');&quot;" table:style-name="ce1">
            <text:p>INSERT INTO `Cursando`(`ID_Alumno`, `Grado`, `Seccion`, `Turno`, `Estado`) VALUES ('17','2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17" table:style-name="ce6">
            <text:p>1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17','3','A','Mañana','Finalizado');" table:formula="msoxl:=&quot;INSERT INTO `Cursando`(`ID_Alumno`, `Grado`, `Seccion`, `Turno`, `Estado`) VALUES ('&quot;&amp;A94&amp;&quot;','&quot;&amp;B94&amp;&quot;','&quot;&amp;C94&amp;&quot;','&quot;&amp;D94&amp;&quot;','&quot;&amp;E94&amp;&quot;');&quot;" table:style-name="ce1">
            <text:p>INSERT INTO `Cursando`(`ID_Alumno`, `Grado`, `Seccion`, `Turno`, `Estado`) VALUES ('17','3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17" table:style-name="ce6">
            <text:p>1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17','4','A','Mañana','Finalizado');" table:formula="msoxl:=&quot;INSERT INTO `Cursando`(`ID_Alumno`, `Grado`, `Seccion`, `Turno`, `Estado`) VALUES ('&quot;&amp;A95&amp;&quot;','&quot;&amp;B95&amp;&quot;','&quot;&amp;C95&amp;&quot;','&quot;&amp;D95&amp;&quot;','&quot;&amp;E95&amp;&quot;');&quot;" table:style-name="ce1">
            <text:p>INSERT INTO `Cursando`(`ID_Alumno`, `Grado`, `Seccion`, `Turno`, `Estado`) VALUES ('17','4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17" table:style-name="ce6">
            <text:p>1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17','5','A','Mañana','Finalizado');" table:formula="msoxl:=&quot;INSERT INTO `Cursando`(`ID_Alumno`, `Grado`, `Seccion`, `Turno`, `Estado`) VALUES ('&quot;&amp;A96&amp;&quot;','&quot;&amp;B96&amp;&quot;','&quot;&amp;C96&amp;&quot;','&quot;&amp;D96&amp;&quot;','&quot;&amp;E96&amp;&quot;');&quot;" table:style-name="ce1">
            <text:p>INSERT INTO `Cursando`(`ID_Alumno`, `Grado`, `Seccion`, `Turno`, `Estado`) VALUES ('17','5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17" table:style-name="ce6">
            <text:p>1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17','6','A','Mañana','Cursando');" table:formula="msoxl:=&quot;INSERT INTO `Cursando`(`ID_Alumno`, `Grado`, `Seccion`, `Turno`, `Estado`) VALUES ('&quot;&amp;A97&amp;&quot;','&quot;&amp;B97&amp;&quot;','&quot;&amp;C97&amp;&quot;','&quot;&amp;D97&amp;&quot;','&quot;&amp;E97&amp;&quot;');&quot;" table:style-name="ce1">
            <text:p>INSERT INTO `Cursando`(`ID_Alumno`, `Grado`, `Seccion`, `Turno`, `Estado`) VALUES ('17','6','A','Mañana','Cursando');</text:p>
          </table:table-cell>
          <table:table-cell table:number-columns-repeated="16376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0" table:style-name="ce1">
            <text:p>2010</text:p>
          </table:table-cell>
          <table:table-cell table:style-name="ce1"/>
          <table:table-cell office:value-type="string" office:string-value="INSERT INTO `Cursando`(`ID_Alumno`, `Grado`, `Seccion`, `Turno`, `Estado`) VALUES ('18','1','A','Mañana','Finalizado');" table:formula="msoxl:=&quot;INSERT INTO `Cursando`(`ID_Alumno`, `Grado`, `Seccion`, `Turno`, `Estado`) VALUES ('&quot;&amp;A98&amp;&quot;','&quot;&amp;B98&amp;&quot;','&quot;&amp;C98&amp;&quot;','&quot;&amp;D98&amp;&quot;','&quot;&amp;E98&amp;&quot;');&quot;" table:style-name="ce1">
            <text:p>INSERT INTO `Cursando`(`ID_Alumno`, `Grado`, `Seccion`, `Turno`, `Estado`) VALUES ('18','1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1" table:style-name="ce1">
            <text:p>2011</text:p>
          </table:table-cell>
          <table:table-cell table:style-name="ce1"/>
          <table:table-cell office:value-type="string" office:string-value="INSERT INTO `Cursando`(`ID_Alumno`, `Grado`, `Seccion`, `Turno`, `Estado`) VALUES ('18','2','A','Mañana','Finalizado');" table:formula="msoxl:=&quot;INSERT INTO `Cursando`(`ID_Alumno`, `Grado`, `Seccion`, `Turno`, `Estado`) VALUES ('&quot;&amp;A99&amp;&quot;','&quot;&amp;B99&amp;&quot;','&quot;&amp;C99&amp;&quot;','&quot;&amp;D99&amp;&quot;','&quot;&amp;E99&amp;&quot;');&quot;" table:style-name="ce1">
            <text:p>INSERT INTO `Cursando`(`ID_Alumno`, `Grado`, `Seccion`, `Turno`, `Estado`) VALUES ('18','2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18','3','A','Mañana','Finalizado');" table:formula="msoxl:=&quot;INSERT INTO `Cursando`(`ID_Alumno`, `Grado`, `Seccion`, `Turno`, `Estado`) VALUES ('&quot;&amp;A100&amp;&quot;','&quot;&amp;B100&amp;&quot;','&quot;&amp;C100&amp;&quot;','&quot;&amp;D100&amp;&quot;','&quot;&amp;E100&amp;&quot;');&quot;" table:style-name="ce1">
            <text:p>INSERT INTO `Cursando`(`ID_Alumno`, `Grado`, `Seccion`, `Turno`, `Estado`) VALUES ('18','3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18','4','A','Mañana','Finalizado');" table:formula="msoxl:=&quot;INSERT INTO `Cursando`(`ID_Alumno`, `Grado`, `Seccion`, `Turno`, `Estado`) VALUES ('&quot;&amp;A101&amp;&quot;','&quot;&amp;B101&amp;&quot;','&quot;&amp;C101&amp;&quot;','&quot;&amp;D101&amp;&quot;','&quot;&amp;E101&amp;&quot;');&quot;" table:style-name="ce1">
            <text:p>INSERT INTO `Cursando`(`ID_Alumno`, `Grado`, `Seccion`, `Turno`, `Estado`) VALUES ('18','4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Pendiente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18','5','A','Mañana','Pendiente');" table:formula="msoxl:=&quot;INSERT INTO `Cursando`(`ID_Alumno`, `Grado`, `Seccion`, `Turno`, `Estado`) VALUES ('&quot;&amp;A102&amp;&quot;','&quot;&amp;B102&amp;&quot;','&quot;&amp;C102&amp;&quot;','&quot;&amp;D102&amp;&quot;','&quot;&amp;E102&amp;&quot;');&quot;" table:style-name="ce1">
            <text:p>INSERT INTO `Cursando`(`ID_Alumno`, `Grado`, `Seccion`, `Turno`, `Estado`) VALUES ('18','5','A','Mañana','Pendiente');</text:p>
          </table:table-cell>
          <table:table-cell table:number-columns-repeated="16376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18','6','A','Mañana','Cursando');" table:formula="msoxl:=&quot;INSERT INTO `Cursando`(`ID_Alumno`, `Grado`, `Seccion`, `Turno`, `Estado`) VALUES ('&quot;&amp;A103&amp;&quot;','&quot;&amp;B103&amp;&quot;','&quot;&amp;C103&amp;&quot;','&quot;&amp;D103&amp;&quot;','&quot;&amp;E103&amp;&quot;');&quot;" table:style-name="ce1">
            <text:p>INSERT INTO `Cursando`(`ID_Alumno`, `Grado`, `Seccion`, `Turno`, `Estado`) VALUES ('18','6','A','Mañana','Cursando');</text:p>
          </table:table-cell>
          <table:table-cell table:number-columns-repeated="16376"/>
        </table:table-row>
        <table:table-row table:style-name="ro2">
          <table:table-cell office:value-type="float" office:value="19" table:style-name="ce6">
            <text:p>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0" table:style-name="ce1">
            <text:p>2010</text:p>
          </table:table-cell>
          <table:table-cell table:style-name="ce1"/>
          <table:table-cell office:value-type="string" office:string-value="INSERT INTO `Cursando`(`ID_Alumno`, `Grado`, `Seccion`, `Turno`, `Estado`) VALUES ('19','1','B','Mañana','Finalizado');" table:formula="msoxl:=&quot;INSERT INTO `Cursando`(`ID_Alumno`, `Grado`, `Seccion`, `Turno`, `Estado`) VALUES ('&quot;&amp;A104&amp;&quot;','&quot;&amp;B104&amp;&quot;','&quot;&amp;C104&amp;&quot;','&quot;&amp;D104&amp;&quot;','&quot;&amp;E104&amp;&quot;');&quot;" table:style-name="ce1">
            <text:p>INSERT INTO `Cursando`(`ID_Alumno`, `Grado`, `Seccion`, `Turno`, `Estado`) VALUES ('19','1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19" table:style-name="ce6">
            <text:p>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1" table:style-name="ce1">
            <text:p>2011</text:p>
          </table:table-cell>
          <table:table-cell table:style-name="ce1"/>
          <table:table-cell office:value-type="string" office:string-value="INSERT INTO `Cursando`(`ID_Alumno`, `Grado`, `Seccion`, `Turno`, `Estado`) VALUES ('19','2','B','Mañana','Finalizado');" table:formula="msoxl:=&quot;INSERT INTO `Cursando`(`ID_Alumno`, `Grado`, `Seccion`, `Turno`, `Estado`) VALUES ('&quot;&amp;A105&amp;&quot;','&quot;&amp;B105&amp;&quot;','&quot;&amp;C105&amp;&quot;','&quot;&amp;D105&amp;&quot;','&quot;&amp;E105&amp;&quot;');&quot;" table:style-name="ce1">
            <text:p>INSERT INTO `Cursando`(`ID_Alumno`, `Grado`, `Seccion`, `Turno`, `Estado`) VALUES ('19','2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19" table:style-name="ce6">
            <text:p>1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19','3','B','Mañana','Finalizado');" table:formula="msoxl:=&quot;INSERT INTO `Cursando`(`ID_Alumno`, `Grado`, `Seccion`, `Turno`, `Estado`) VALUES ('&quot;&amp;A106&amp;&quot;','&quot;&amp;B106&amp;&quot;','&quot;&amp;C106&amp;&quot;','&quot;&amp;D106&amp;&quot;','&quot;&amp;E106&amp;&quot;');&quot;" table:style-name="ce1">
            <text:p>INSERT INTO `Cursando`(`ID_Alumno`, `Grado`, `Seccion`, `Turno`, `Estado`) VALUES ('19','3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19" table:style-name="ce6">
            <text:p>1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19','4','B','Mañana','Finalizado');" table:formula="msoxl:=&quot;INSERT INTO `Cursando`(`ID_Alumno`, `Grado`, `Seccion`, `Turno`, `Estado`) VALUES ('&quot;&amp;A107&amp;&quot;','&quot;&amp;B107&amp;&quot;','&quot;&amp;C107&amp;&quot;','&quot;&amp;D107&amp;&quot;','&quot;&amp;E107&amp;&quot;');&quot;" table:style-name="ce1">
            <text:p>INSERT INTO `Cursando`(`ID_Alumno`, `Grado`, `Seccion`, `Turno`, `Estado`) VALUES ('19','4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19" table:style-name="ce6">
            <text:p>1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19','5','B','Mañana','Finalizado');" table:formula="msoxl:=&quot;INSERT INTO `Cursando`(`ID_Alumno`, `Grado`, `Seccion`, `Turno`, `Estado`) VALUES ('&quot;&amp;A108&amp;&quot;','&quot;&amp;B108&amp;&quot;','&quot;&amp;C108&amp;&quot;','&quot;&amp;D108&amp;&quot;','&quot;&amp;E108&amp;&quot;');&quot;" table:style-name="ce1">
            <text:p>INSERT INTO `Cursando`(`ID_Alumno`, `Grado`, `Seccion`, `Turno`, `Estado`) VALUES ('19','5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19" table:style-name="ce6">
            <text:p>1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19','6','B','Mañana','Cursando');" table:formula="msoxl:=&quot;INSERT INTO `Cursando`(`ID_Alumno`, `Grado`, `Seccion`, `Turno`, `Estado`) VALUES ('&quot;&amp;A109&amp;&quot;','&quot;&amp;B109&amp;&quot;','&quot;&amp;C109&amp;&quot;','&quot;&amp;D109&amp;&quot;','&quot;&amp;E109&amp;&quot;');&quot;" table:style-name="ce1">
            <text:p>INSERT INTO `Cursando`(`ID_Alumno`, `Grado`, `Seccion`, `Turno`, `Estado`) VALUES ('19','6','B','Mañana','Cursando');</text:p>
          </table:table-cell>
          <table:table-cell table:number-columns-repeated="16376"/>
        </table:table-row>
        <table:table-row table:style-name="ro2">
          <table:table-cell office:value-type="float" office:value="20" table:style-name="ce6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0" table:style-name="ce1">
            <text:p>2010</text:p>
          </table:table-cell>
          <table:table-cell table:style-name="ce1"/>
          <table:table-cell office:value-type="string" office:string-value="INSERT INTO `Cursando`(`ID_Alumno`, `Grado`, `Seccion`, `Turno`, `Estado`) VALUES ('20','1','B','Mañana','Finalizado');" table:formula="msoxl:=&quot;INSERT INTO `Cursando`(`ID_Alumno`, `Grado`, `Seccion`, `Turno`, `Estado`) VALUES ('&quot;&amp;A110&amp;&quot;','&quot;&amp;B110&amp;&quot;','&quot;&amp;C110&amp;&quot;','&quot;&amp;D110&amp;&quot;','&quot;&amp;E110&amp;&quot;');&quot;" table:style-name="ce1">
            <text:p>INSERT INTO `Cursando`(`ID_Alumno`, `Grado`, `Seccion`, `Turno`, `Estado`) VALUES ('20','1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20" table:style-name="ce6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1" table:style-name="ce1">
            <text:p>2011</text:p>
          </table:table-cell>
          <table:table-cell table:style-name="ce1"/>
          <table:table-cell office:value-type="string" office:string-value="INSERT INTO `Cursando`(`ID_Alumno`, `Grado`, `Seccion`, `Turno`, `Estado`) VALUES ('20','2','B','Mañana','Finalizado');" table:formula="msoxl:=&quot;INSERT INTO `Cursando`(`ID_Alumno`, `Grado`, `Seccion`, `Turno`, `Estado`) VALUES ('&quot;&amp;A111&amp;&quot;','&quot;&amp;B111&amp;&quot;','&quot;&amp;C111&amp;&quot;','&quot;&amp;D111&amp;&quot;','&quot;&amp;E111&amp;&quot;');&quot;" table:style-name="ce1">
            <text:p>INSERT INTO `Cursando`(`ID_Alumno`, `Grado`, `Seccion`, `Turno`, `Estado`) VALUES ('20','2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20" table:style-name="ce6">
            <text:p>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20','3','B','Mañana','Finalizado');" table:formula="msoxl:=&quot;INSERT INTO `Cursando`(`ID_Alumno`, `Grado`, `Seccion`, `Turno`, `Estado`) VALUES ('&quot;&amp;A112&amp;&quot;','&quot;&amp;B112&amp;&quot;','&quot;&amp;C112&amp;&quot;','&quot;&amp;D112&amp;&quot;','&quot;&amp;E112&amp;&quot;');&quot;" table:style-name="ce1">
            <text:p>INSERT INTO `Cursando`(`ID_Alumno`, `Grado`, `Seccion`, `Turno`, `Estado`) VALUES ('20','3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20" table:style-name="ce6">
            <text:p>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20','4','B','Mañana','Finalizado');" table:formula="msoxl:=&quot;INSERT INTO `Cursando`(`ID_Alumno`, `Grado`, `Seccion`, `Turno`, `Estado`) VALUES ('&quot;&amp;A113&amp;&quot;','&quot;&amp;B113&amp;&quot;','&quot;&amp;C113&amp;&quot;','&quot;&amp;D113&amp;&quot;','&quot;&amp;E113&amp;&quot;');&quot;" table:style-name="ce1">
            <text:p>INSERT INTO `Cursando`(`ID_Alumno`, `Grado`, `Seccion`, `Turno`, `Estado`) VALUES ('20','4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20" table:style-name="ce6">
            <text:p>2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20','5','B','Mañana','Finalizado');" table:formula="msoxl:=&quot;INSERT INTO `Cursando`(`ID_Alumno`, `Grado`, `Seccion`, `Turno`, `Estado`) VALUES ('&quot;&amp;A114&amp;&quot;','&quot;&amp;B114&amp;&quot;','&quot;&amp;C114&amp;&quot;','&quot;&amp;D114&amp;&quot;','&quot;&amp;E114&amp;&quot;');&quot;" table:style-name="ce1">
            <text:p>INSERT INTO `Cursando`(`ID_Alumno`, `Grado`, `Seccion`, `Turno`, `Estado`) VALUES ('20','5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20" table:style-name="ce6">
            <text:p>2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20','6','B','Mañana','Cursando');" table:formula="msoxl:=&quot;INSERT INTO `Cursando`(`ID_Alumno`, `Grado`, `Seccion`, `Turno`, `Estado`) VALUES ('&quot;&amp;A115&amp;&quot;','&quot;&amp;B115&amp;&quot;','&quot;&amp;C115&amp;&quot;','&quot;&amp;D115&amp;&quot;','&quot;&amp;E115&amp;&quot;');&quot;" table:style-name="ce1">
            <text:p>INSERT INTO `Cursando`(`ID_Alumno`, `Grado`, `Seccion`, `Turno`, `Estado`) VALUES ('20','6','B','Mañana','Cursando');</text:p>
          </table:table-cell>
          <table:table-cell table:number-columns-repeated="16376"/>
        </table:table-row>
        <table:table-row table:style-name="ro2">
          <table:table-cell office:value-type="float" office:value="21" table:style-name="ce6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0" table:style-name="ce1">
            <text:p>2010</text:p>
          </table:table-cell>
          <table:table-cell table:style-name="ce1"/>
          <table:table-cell office:value-type="string" office:string-value="INSERT INTO `Cursando`(`ID_Alumno`, `Grado`, `Seccion`, `Turno`, `Estado`) VALUES ('21','1','B','Mañana','Finalizado');" table:formula="msoxl:=&quot;INSERT INTO `Cursando`(`ID_Alumno`, `Grado`, `Seccion`, `Turno`, `Estado`) VALUES ('&quot;&amp;A116&amp;&quot;','&quot;&amp;B116&amp;&quot;','&quot;&amp;C116&amp;&quot;','&quot;&amp;D116&amp;&quot;','&quot;&amp;E116&amp;&quot;');&quot;" table:style-name="ce1">
            <text:p>INSERT INTO `Cursando`(`ID_Alumno`, `Grado`, `Seccion`, `Turno`, `Estado`) VALUES ('21','1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21" table:style-name="ce6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1" table:style-name="ce1">
            <text:p>2011</text:p>
          </table:table-cell>
          <table:table-cell table:style-name="ce1"/>
          <table:table-cell office:value-type="string" office:string-value="INSERT INTO `Cursando`(`ID_Alumno`, `Grado`, `Seccion`, `Turno`, `Estado`) VALUES ('21','2','B','Mañana','Finalizado');" table:formula="msoxl:=&quot;INSERT INTO `Cursando`(`ID_Alumno`, `Grado`, `Seccion`, `Turno`, `Estado`) VALUES ('&quot;&amp;A117&amp;&quot;','&quot;&amp;B117&amp;&quot;','&quot;&amp;C117&amp;&quot;','&quot;&amp;D117&amp;&quot;','&quot;&amp;E117&amp;&quot;');&quot;" table:style-name="ce1">
            <text:p>INSERT INTO `Cursando`(`ID_Alumno`, `Grado`, `Seccion`, `Turno`, `Estado`) VALUES ('21','2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21" table:style-name="ce6">
            <text:p>2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21','3','B','Mañana','Finalizado');" table:formula="msoxl:=&quot;INSERT INTO `Cursando`(`ID_Alumno`, `Grado`, `Seccion`, `Turno`, `Estado`) VALUES ('&quot;&amp;A118&amp;&quot;','&quot;&amp;B118&amp;&quot;','&quot;&amp;C118&amp;&quot;','&quot;&amp;D118&amp;&quot;','&quot;&amp;E118&amp;&quot;');&quot;" table:style-name="ce1">
            <text:p>INSERT INTO `Cursando`(`ID_Alumno`, `Grado`, `Seccion`, `Turno`, `Estado`) VALUES ('21','3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21" table:style-name="ce6">
            <text:p>2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21','4','B','Mañana','Finalizado');" table:formula="msoxl:=&quot;INSERT INTO `Cursando`(`ID_Alumno`, `Grado`, `Seccion`, `Turno`, `Estado`) VALUES ('&quot;&amp;A119&amp;&quot;','&quot;&amp;B119&amp;&quot;','&quot;&amp;C119&amp;&quot;','&quot;&amp;D119&amp;&quot;','&quot;&amp;E119&amp;&quot;');&quot;" table:style-name="ce1">
            <text:p>INSERT INTO `Cursando`(`ID_Alumno`, `Grado`, `Seccion`, `Turno`, `Estado`) VALUES ('21','4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21" table:style-name="ce6">
            <text:p>2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21','5','B','Mañana','Finalizado');" table:formula="msoxl:=&quot;INSERT INTO `Cursando`(`ID_Alumno`, `Grado`, `Seccion`, `Turno`, `Estado`) VALUES ('&quot;&amp;A120&amp;&quot;','&quot;&amp;B120&amp;&quot;','&quot;&amp;C120&amp;&quot;','&quot;&amp;D120&amp;&quot;','&quot;&amp;E120&amp;&quot;');&quot;" table:style-name="ce1">
            <text:p>INSERT INTO `Cursando`(`ID_Alumno`, `Grado`, `Seccion`, `Turno`, `Estado`) VALUES ('21','5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21" table:style-name="ce6">
            <text:p>2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21','6','B','Mañana','Cursando');" table:formula="msoxl:=&quot;INSERT INTO `Cursando`(`ID_Alumno`, `Grado`, `Seccion`, `Turno`, `Estado`) VALUES ('&quot;&amp;A121&amp;&quot;','&quot;&amp;B121&amp;&quot;','&quot;&amp;C121&amp;&quot;','&quot;&amp;D121&amp;&quot;','&quot;&amp;E121&amp;&quot;');&quot;" table:style-name="ce1">
            <text:p>INSERT INTO `Cursando`(`ID_Alumno`, `Grado`, `Seccion`, `Turno`, `Estado`) VALUES ('21','6','B','Mañana','Cursando');</text:p>
          </table:table-cell>
          <table:table-cell table:number-columns-repeated="16376"/>
        </table:table-row>
        <table:table-row table:style-name="ro2">
          <table:table-cell office:value-type="float" office:value="22" table:style-name="ce6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0" table:style-name="ce1">
            <text:p>2010</text:p>
          </table:table-cell>
          <table:table-cell table:style-name="ce1"/>
          <table:table-cell office:value-type="string" office:string-value="INSERT INTO `Cursando`(`ID_Alumno`, `Grado`, `Seccion`, `Turno`, `Estado`) VALUES ('22','1','B','Mañana','Finalizado');" table:formula="msoxl:=&quot;INSERT INTO `Cursando`(`ID_Alumno`, `Grado`, `Seccion`, `Turno`, `Estado`) VALUES ('&quot;&amp;A122&amp;&quot;','&quot;&amp;B122&amp;&quot;','&quot;&amp;C122&amp;&quot;','&quot;&amp;D122&amp;&quot;','&quot;&amp;E122&amp;&quot;');&quot;" table:style-name="ce1">
            <text:p>INSERT INTO `Cursando`(`ID_Alumno`, `Grado`, `Seccion`, `Turno`, `Estado`) VALUES ('22','1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22" table:style-name="ce6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1" table:style-name="ce1">
            <text:p>2011</text:p>
          </table:table-cell>
          <table:table-cell table:style-name="ce1"/>
          <table:table-cell office:value-type="string" office:string-value="INSERT INTO `Cursando`(`ID_Alumno`, `Grado`, `Seccion`, `Turno`, `Estado`) VALUES ('22','2','B','Mañana','Finalizado');" table:formula="msoxl:=&quot;INSERT INTO `Cursando`(`ID_Alumno`, `Grado`, `Seccion`, `Turno`, `Estado`) VALUES ('&quot;&amp;A123&amp;&quot;','&quot;&amp;B123&amp;&quot;','&quot;&amp;C123&amp;&quot;','&quot;&amp;D123&amp;&quot;','&quot;&amp;E123&amp;&quot;');&quot;" table:style-name="ce1">
            <text:p>INSERT INTO `Cursando`(`ID_Alumno`, `Grado`, `Seccion`, `Turno`, `Estado`) VALUES ('22','2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22" table:style-name="ce6">
            <text:p>2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22','3','B','Mañana','Finalizado');" table:formula="msoxl:=&quot;INSERT INTO `Cursando`(`ID_Alumno`, `Grado`, `Seccion`, `Turno`, `Estado`) VALUES ('&quot;&amp;A124&amp;&quot;','&quot;&amp;B124&amp;&quot;','&quot;&amp;C124&amp;&quot;','&quot;&amp;D124&amp;&quot;','&quot;&amp;E124&amp;&quot;');&quot;" table:style-name="ce1">
            <text:p>INSERT INTO `Cursando`(`ID_Alumno`, `Grado`, `Seccion`, `Turno`, `Estado`) VALUES ('22','3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22" table:style-name="ce6">
            <text:p>2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22','4','B','Mañana','Finalizado');" table:formula="msoxl:=&quot;INSERT INTO `Cursando`(`ID_Alumno`, `Grado`, `Seccion`, `Turno`, `Estado`) VALUES ('&quot;&amp;A125&amp;&quot;','&quot;&amp;B125&amp;&quot;','&quot;&amp;C125&amp;&quot;','&quot;&amp;D125&amp;&quot;','&quot;&amp;E125&amp;&quot;');&quot;" table:style-name="ce1">
            <text:p>INSERT INTO `Cursando`(`ID_Alumno`, `Grado`, `Seccion`, `Turno`, `Estado`) VALUES ('22','4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22" table:style-name="ce6">
            <text:p>2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22','5','C','Tarde','Finalizado');" table:formula="msoxl:=&quot;INSERT INTO `Cursando`(`ID_Alumno`, `Grado`, `Seccion`, `Turno`, `Estado`) VALUES ('&quot;&amp;A126&amp;&quot;','&quot;&amp;B126&amp;&quot;','&quot;&amp;C126&amp;&quot;','&quot;&amp;D126&amp;&quot;','&quot;&amp;E126&amp;&quot;');&quot;" table:style-name="ce1">
            <text:p>INSERT INTO `Cursando`(`ID_Alumno`, `Grado`, `Seccion`, `Turno`, `Estado`) VALUES ('22','5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22" table:style-name="ce6">
            <text:p>2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22','6','D','Tarde','Cursando');" table:formula="msoxl:=&quot;INSERT INTO `Cursando`(`ID_Alumno`, `Grado`, `Seccion`, `Turno`, `Estado`) VALUES ('&quot;&amp;A127&amp;&quot;','&quot;&amp;B127&amp;&quot;','&quot;&amp;C127&amp;&quot;','&quot;&amp;D127&amp;&quot;','&quot;&amp;E127&amp;&quot;');&quot;" table:style-name="ce1">
            <text:p>INSERT INTO `Cursando`(`ID_Alumno`, `Grado`, `Seccion`, `Turno`, `Estado`) VALUES ('22','6','D','Tarde','Cursando');</text:p>
          </table:table-cell>
          <table:table-cell table:number-columns-repeated="16376"/>
        </table:table-row>
        <table:table-row table:style-name="ro2">
          <table:table-cell office:value-type="float" office:value="23" table:style-name="ce6">
            <text:p>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0" table:style-name="ce1">
            <text:p>2010</text:p>
          </table:table-cell>
          <table:table-cell table:style-name="ce1"/>
          <table:table-cell office:value-type="string" office:string-value="INSERT INTO `Cursando`(`ID_Alumno`, `Grado`, `Seccion`, `Turno`, `Estado`) VALUES ('23','1','C','Tarde','Finalizado');" table:formula="msoxl:=&quot;INSERT INTO `Cursando`(`ID_Alumno`, `Grado`, `Seccion`, `Turno`, `Estado`) VALUES ('&quot;&amp;A128&amp;&quot;','&quot;&amp;B128&amp;&quot;','&quot;&amp;C128&amp;&quot;','&quot;&amp;D128&amp;&quot;','&quot;&amp;E128&amp;&quot;');&quot;" table:style-name="ce1">
            <text:p>INSERT INTO `Cursando`(`ID_Alumno`, `Grado`, `Seccion`, `Turno`, `Estado`) VALUES ('23','1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23" table:style-name="ce6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1" table:style-name="ce1">
            <text:p>2011</text:p>
          </table:table-cell>
          <table:table-cell table:style-name="ce1"/>
          <table:table-cell office:value-type="string" office:string-value="INSERT INTO `Cursando`(`ID_Alumno`, `Grado`, `Seccion`, `Turno`, `Estado`) VALUES ('23','2','C','Tarde','Finalizado');" table:formula="msoxl:=&quot;INSERT INTO `Cursando`(`ID_Alumno`, `Grado`, `Seccion`, `Turno`, `Estado`) VALUES ('&quot;&amp;A129&amp;&quot;','&quot;&amp;B129&amp;&quot;','&quot;&amp;C129&amp;&quot;','&quot;&amp;D129&amp;&quot;','&quot;&amp;E129&amp;&quot;');&quot;" table:style-name="ce1">
            <text:p>INSERT INTO `Cursando`(`ID_Alumno`, `Grado`, `Seccion`, `Turno`, `Estado`) VALUES ('23','2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23" table:style-name="ce6">
            <text:p>2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23','3','C','Tarde','Finalizado');" table:formula="msoxl:=&quot;INSERT INTO `Cursando`(`ID_Alumno`, `Grado`, `Seccion`, `Turno`, `Estado`) VALUES ('&quot;&amp;A130&amp;&quot;','&quot;&amp;B130&amp;&quot;','&quot;&amp;C130&amp;&quot;','&quot;&amp;D130&amp;&quot;','&quot;&amp;E130&amp;&quot;');&quot;" table:style-name="ce1">
            <text:p>INSERT INTO `Cursando`(`ID_Alumno`, `Grado`, `Seccion`, `Turno`, `Estado`) VALUES ('23','3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23" table:style-name="ce6">
            <text:p>2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23','4','C','Tarde','Finalizado');" table:formula="msoxl:=&quot;INSERT INTO `Cursando`(`ID_Alumno`, `Grado`, `Seccion`, `Turno`, `Estado`) VALUES ('&quot;&amp;A131&amp;&quot;','&quot;&amp;B131&amp;&quot;','&quot;&amp;C131&amp;&quot;','&quot;&amp;D131&amp;&quot;','&quot;&amp;E131&amp;&quot;');&quot;" table:style-name="ce1">
            <text:p>INSERT INTO `Cursando`(`ID_Alumno`, `Grado`, `Seccion`, `Turno`, `Estado`) VALUES ('23','4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23" table:style-name="ce6">
            <text:p>2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23','5','C','Tarde','Finalizado');" table:formula="msoxl:=&quot;INSERT INTO `Cursando`(`ID_Alumno`, `Grado`, `Seccion`, `Turno`, `Estado`) VALUES ('&quot;&amp;A132&amp;&quot;','&quot;&amp;B132&amp;&quot;','&quot;&amp;C132&amp;&quot;','&quot;&amp;D132&amp;&quot;','&quot;&amp;E132&amp;&quot;');&quot;" table:style-name="ce1">
            <text:p>INSERT INTO `Cursando`(`ID_Alumno`, `Grado`, `Seccion`, `Turno`, `Estado`) VALUES ('23','5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23" table:style-name="ce6">
            <text:p>2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23','6','C','Tarde','Cursando');" table:formula="msoxl:=&quot;INSERT INTO `Cursando`(`ID_Alumno`, `Grado`, `Seccion`, `Turno`, `Estado`) VALUES ('&quot;&amp;A133&amp;&quot;','&quot;&amp;B133&amp;&quot;','&quot;&amp;C133&amp;&quot;','&quot;&amp;D133&amp;&quot;','&quot;&amp;E133&amp;&quot;');&quot;" table:style-name="ce1">
            <text:p>INSERT INTO `Cursando`(`ID_Alumno`, `Grado`, `Seccion`, `Turno`, `Estado`) VALUES ('23','6','C','Tarde','Cursando');</text:p>
          </table:table-cell>
          <table:table-cell table:number-columns-repeated="16376"/>
        </table:table-row>
        <table:table-row table:style-name="ro2">
          <table:table-cell office:value-type="float" office:value="24" table:style-name="ce6">
            <text:p>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0" table:style-name="ce1">
            <text:p>2010</text:p>
          </table:table-cell>
          <table:table-cell table:style-name="ce1"/>
          <table:table-cell office:value-type="string" office:string-value="INSERT INTO `Cursando`(`ID_Alumno`, `Grado`, `Seccion`, `Turno`, `Estado`) VALUES ('24','1','C','Tarde','Finalizado');" table:formula="msoxl:=&quot;INSERT INTO `Cursando`(`ID_Alumno`, `Grado`, `Seccion`, `Turno`, `Estado`) VALUES ('&quot;&amp;A134&amp;&quot;','&quot;&amp;B134&amp;&quot;','&quot;&amp;C134&amp;&quot;','&quot;&amp;D134&amp;&quot;','&quot;&amp;E134&amp;&quot;');&quot;" table:style-name="ce1">
            <text:p>INSERT INTO `Cursando`(`ID_Alumno`, `Grado`, `Seccion`, `Turno`, `Estado`) VALUES ('24','1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24" table:style-name="ce6">
            <text:p>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1" table:style-name="ce1">
            <text:p>2011</text:p>
          </table:table-cell>
          <table:table-cell table:style-name="ce1"/>
          <table:table-cell office:value-type="string" office:string-value="INSERT INTO `Cursando`(`ID_Alumno`, `Grado`, `Seccion`, `Turno`, `Estado`) VALUES ('24','2','C','Tarde','Finalizado');" table:formula="msoxl:=&quot;INSERT INTO `Cursando`(`ID_Alumno`, `Grado`, `Seccion`, `Turno`, `Estado`) VALUES ('&quot;&amp;A135&amp;&quot;','&quot;&amp;B135&amp;&quot;','&quot;&amp;C135&amp;&quot;','&quot;&amp;D135&amp;&quot;','&quot;&amp;E135&amp;&quot;');&quot;" table:style-name="ce1">
            <text:p>INSERT INTO `Cursando`(`ID_Alumno`, `Grado`, `Seccion`, `Turno`, `Estado`) VALUES ('24','2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24" table:style-name="ce6">
            <text:p>2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24','3','C','Tarde','Finalizado');" table:formula="msoxl:=&quot;INSERT INTO `Cursando`(`ID_Alumno`, `Grado`, `Seccion`, `Turno`, `Estado`) VALUES ('&quot;&amp;A136&amp;&quot;','&quot;&amp;B136&amp;&quot;','&quot;&amp;C136&amp;&quot;','&quot;&amp;D136&amp;&quot;','&quot;&amp;E136&amp;&quot;');&quot;" table:style-name="ce1">
            <text:p>INSERT INTO `Cursando`(`ID_Alumno`, `Grado`, `Seccion`, `Turno`, `Estado`) VALUES ('24','3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0" table:style-name="ce1">
            <text:p>2010</text:p>
          </table:table-cell>
          <table:table-cell table:style-name="ce1"/>
          <table:table-cell office:value-type="string" office:string-value="INSERT INTO `Cursando`(`ID_Alumno`, `Grado`, `Seccion`, `Turno`, `Estado`) VALUES ('25','1','C','Tarde','Finalizado');" table:formula="msoxl:=&quot;INSERT INTO `Cursando`(`ID_Alumno`, `Grado`, `Seccion`, `Turno`, `Estado`) VALUES ('&quot;&amp;A137&amp;&quot;','&quot;&amp;B137&amp;&quot;','&quot;&amp;C137&amp;&quot;','&quot;&amp;D137&amp;&quot;','&quot;&amp;E137&amp;&quot;');&quot;" table:style-name="ce1">
            <text:p>INSERT INTO `Cursando`(`ID_Alumno`, `Grado`, `Seccion`, `Turno`, `Estado`) VALUES ('25','1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1" table:style-name="ce1">
            <text:p>2011</text:p>
          </table:table-cell>
          <table:table-cell table:style-name="ce1"/>
          <table:table-cell office:value-type="string" office:string-value="INSERT INTO `Cursando`(`ID_Alumno`, `Grado`, `Seccion`, `Turno`, `Estado`) VALUES ('25','2','C','Tarde','Finalizado');" table:formula="msoxl:=&quot;INSERT INTO `Cursando`(`ID_Alumno`, `Grado`, `Seccion`, `Turno`, `Estado`) VALUES ('&quot;&amp;A138&amp;&quot;','&quot;&amp;B138&amp;&quot;','&quot;&amp;C138&amp;&quot;','&quot;&amp;D138&amp;&quot;','&quot;&amp;E138&amp;&quot;');&quot;" table:style-name="ce1">
            <text:p>INSERT INTO `Cursando`(`ID_Alumno`, `Grado`, `Seccion`, `Turno`, `Estado`) VALUES ('25','2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25','3','C','Tarde','Finalizado');" table:formula="msoxl:=&quot;INSERT INTO `Cursando`(`ID_Alumno`, `Grado`, `Seccion`, `Turno`, `Estado`) VALUES ('&quot;&amp;A139&amp;&quot;','&quot;&amp;B139&amp;&quot;','&quot;&amp;C139&amp;&quot;','&quot;&amp;D139&amp;&quot;','&quot;&amp;E139&amp;&quot;');&quot;" table:style-name="ce1">
            <text:p>INSERT INTO `Cursando`(`ID_Alumno`, `Grado`, `Seccion`, `Turno`, `Estado`) VALUES ('25','3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25','4','C','Tarde','Finalizado');" table:formula="msoxl:=&quot;INSERT INTO `Cursando`(`ID_Alumno`, `Grado`, `Seccion`, `Turno`, `Estado`) VALUES ('&quot;&amp;A140&amp;&quot;','&quot;&amp;B140&amp;&quot;','&quot;&amp;C140&amp;&quot;','&quot;&amp;D140&amp;&quot;','&quot;&amp;E140&amp;&quot;');&quot;" table:style-name="ce1">
            <text:p>INSERT INTO `Cursando`(`ID_Alumno`, `Grado`, `Seccion`, `Turno`, `Estado`) VALUES ('25','4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25','5','C','Tarde','Finalizado');" table:formula="msoxl:=&quot;INSERT INTO `Cursando`(`ID_Alumno`, `Grado`, `Seccion`, `Turno`, `Estado`) VALUES ('&quot;&amp;A141&amp;&quot;','&quot;&amp;B141&amp;&quot;','&quot;&amp;C141&amp;&quot;','&quot;&amp;D141&amp;&quot;','&quot;&amp;E141&amp;&quot;');&quot;" table:style-name="ce1">
            <text:p>INSERT INTO `Cursando`(`ID_Alumno`, `Grado`, `Seccion`, `Turno`, `Estado`) VALUES ('25','5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25','6','A','Mañana','Cursando');" table:formula="msoxl:=&quot;INSERT INTO `Cursando`(`ID_Alumno`, `Grado`, `Seccion`, `Turno`, `Estado`) VALUES ('&quot;&amp;A142&amp;&quot;','&quot;&amp;B142&amp;&quot;','&quot;&amp;C142&amp;&quot;','&quot;&amp;D142&amp;&quot;','&quot;&amp;E142&amp;&quot;');&quot;" table:style-name="ce1">
            <text:p>INSERT INTO `Cursando`(`ID_Alumno`, `Grado`, `Seccion`, `Turno`, `Estado`) VALUES ('25','6','A','Mañana','Cursando');</text:p>
          </table:table-cell>
          <table:table-cell table:number-columns-repeated="16376"/>
        </table:table-row>
        <table:table-row table:style-name="ro2">
          <table:table-cell office:value-type="float" office:value="26" table:style-name="ce6">
            <text:p>2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0" table:style-name="ce1">
            <text:p>2010</text:p>
          </table:table-cell>
          <table:table-cell table:style-name="ce1"/>
          <table:table-cell office:value-type="string" office:string-value="INSERT INTO `Cursando`(`ID_Alumno`, `Grado`, `Seccion`, `Turno`, `Estado`) VALUES ('26','1','D','Tarde','Finalizado');" table:formula="msoxl:=&quot;INSERT INTO `Cursando`(`ID_Alumno`, `Grado`, `Seccion`, `Turno`, `Estado`) VALUES ('&quot;&amp;A143&amp;&quot;','&quot;&amp;B143&amp;&quot;','&quot;&amp;C143&amp;&quot;','&quot;&amp;D143&amp;&quot;','&quot;&amp;E143&amp;&quot;');&quot;" table:style-name="ce1">
            <text:p>INSERT INTO `Cursando`(`ID_Alumno`, `Grado`, `Seccion`, `Turno`, `Estado`) VALUES ('26','1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26" table:style-name="ce6">
            <text:p>2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1" table:style-name="ce1">
            <text:p>2011</text:p>
          </table:table-cell>
          <table:table-cell table:style-name="ce1"/>
          <table:table-cell office:value-type="string" office:string-value="INSERT INTO `Cursando`(`ID_Alumno`, `Grado`, `Seccion`, `Turno`, `Estado`) VALUES ('26','2','D','Tarde','Finalizado');" table:formula="msoxl:=&quot;INSERT INTO `Cursando`(`ID_Alumno`, `Grado`, `Seccion`, `Turno`, `Estado`) VALUES ('&quot;&amp;A144&amp;&quot;','&quot;&amp;B144&amp;&quot;','&quot;&amp;C144&amp;&quot;','&quot;&amp;D144&amp;&quot;','&quot;&amp;E144&amp;&quot;');&quot;" table:style-name="ce1">
            <text:p>INSERT INTO `Cursando`(`ID_Alumno`, `Grado`, `Seccion`, `Turno`, `Estado`) VALUES ('26','2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26" table:style-name="ce6">
            <text:p>2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26','3','D','Tarde','Finalizado');" table:formula="msoxl:=&quot;INSERT INTO `Cursando`(`ID_Alumno`, `Grado`, `Seccion`, `Turno`, `Estado`) VALUES ('&quot;&amp;A145&amp;&quot;','&quot;&amp;B145&amp;&quot;','&quot;&amp;C145&amp;&quot;','&quot;&amp;D145&amp;&quot;','&quot;&amp;E145&amp;&quot;');&quot;" table:style-name="ce1">
            <text:p>INSERT INTO `Cursando`(`ID_Alumno`, `Grado`, `Seccion`, `Turno`, `Estado`) VALUES ('26','3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26" table:style-name="ce6">
            <text:p>2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26','4','D','Tarde','Finalizado');" table:formula="msoxl:=&quot;INSERT INTO `Cursando`(`ID_Alumno`, `Grado`, `Seccion`, `Turno`, `Estado`) VALUES ('&quot;&amp;A146&amp;&quot;','&quot;&amp;B146&amp;&quot;','&quot;&amp;C146&amp;&quot;','&quot;&amp;D146&amp;&quot;','&quot;&amp;E146&amp;&quot;');&quot;" table:style-name="ce1">
            <text:p>INSERT INTO `Cursando`(`ID_Alumno`, `Grado`, `Seccion`, `Turno`, `Estado`) VALUES ('26','4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26" table:style-name="ce6">
            <text:p>2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Pendiente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26','5','D','Tarde','Pendiente');" table:formula="msoxl:=&quot;INSERT INTO `Cursando`(`ID_Alumno`, `Grado`, `Seccion`, `Turno`, `Estado`) VALUES ('&quot;&amp;A147&amp;&quot;','&quot;&amp;B147&amp;&quot;','&quot;&amp;C147&amp;&quot;','&quot;&amp;D147&amp;&quot;','&quot;&amp;E147&amp;&quot;');&quot;" table:style-name="ce1">
            <text:p>INSERT INTO `Cursando`(`ID_Alumno`, `Grado`, `Seccion`, `Turno`, `Estado`) VALUES ('26','5','D','Tarde','Pendiente');</text:p>
          </table:table-cell>
          <table:table-cell table:number-columns-repeated="16376"/>
        </table:table-row>
        <table:table-row table:style-name="ro2">
          <table:table-cell office:value-type="float" office:value="26" table:style-name="ce6">
            <text:p>2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26','6','D','Tarde','Cursando');" table:formula="msoxl:=&quot;INSERT INTO `Cursando`(`ID_Alumno`, `Grado`, `Seccion`, `Turno`, `Estado`) VALUES ('&quot;&amp;A148&amp;&quot;','&quot;&amp;B148&amp;&quot;','&quot;&amp;C148&amp;&quot;','&quot;&amp;D148&amp;&quot;','&quot;&amp;E148&amp;&quot;');&quot;" table:style-name="ce1">
            <text:p>INSERT INTO `Cursando`(`ID_Alumno`, `Grado`, `Seccion`, `Turno`, `Estado`) VALUES ('26','6','D','Tarde','Cursando');</text:p>
          </table:table-cell>
          <table:table-cell table:number-columns-repeated="16376"/>
        </table:table-row>
        <table:table-row table:style-name="ro2">
          <table:table-cell office:value-type="float" office:value="27" table:style-name="ce6">
            <text:p>2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0" table:style-name="ce1">
            <text:p>2010</text:p>
          </table:table-cell>
          <table:table-cell table:style-name="ce1"/>
          <table:table-cell office:value-type="string" office:string-value="INSERT INTO `Cursando`(`ID_Alumno`, `Grado`, `Seccion`, `Turno`, `Estado`) VALUES ('27','1','D','Tarde','Finalizado');" table:formula="msoxl:=&quot;INSERT INTO `Cursando`(`ID_Alumno`, `Grado`, `Seccion`, `Turno`, `Estado`) VALUES ('&quot;&amp;A149&amp;&quot;','&quot;&amp;B149&amp;&quot;','&quot;&amp;C149&amp;&quot;','&quot;&amp;D149&amp;&quot;','&quot;&amp;E149&amp;&quot;');&quot;" table:style-name="ce1">
            <text:p>INSERT INTO `Cursando`(`ID_Alumno`, `Grado`, `Seccion`, `Turno`, `Estado`) VALUES ('27','1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27" table:style-name="ce6">
            <text:p>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1" table:style-name="ce1">
            <text:p>2011</text:p>
          </table:table-cell>
          <table:table-cell table:style-name="ce1"/>
          <table:table-cell office:value-type="string" office:string-value="INSERT INTO `Cursando`(`ID_Alumno`, `Grado`, `Seccion`, `Turno`, `Estado`) VALUES ('27','2','D','Tarde','Finalizado');" table:formula="msoxl:=&quot;INSERT INTO `Cursando`(`ID_Alumno`, `Grado`, `Seccion`, `Turno`, `Estado`) VALUES ('&quot;&amp;A150&amp;&quot;','&quot;&amp;B150&amp;&quot;','&quot;&amp;C150&amp;&quot;','&quot;&amp;D150&amp;&quot;','&quot;&amp;E150&amp;&quot;');&quot;" table:style-name="ce1">
            <text:p>INSERT INTO `Cursando`(`ID_Alumno`, `Grado`, `Seccion`, `Turno`, `Estado`) VALUES ('27','2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27" table:style-name="ce6">
            <text:p>2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27','3','D','Tarde','Finalizado');" table:formula="msoxl:=&quot;INSERT INTO `Cursando`(`ID_Alumno`, `Grado`, `Seccion`, `Turno`, `Estado`) VALUES ('&quot;&amp;A151&amp;&quot;','&quot;&amp;B151&amp;&quot;','&quot;&amp;C151&amp;&quot;','&quot;&amp;D151&amp;&quot;','&quot;&amp;E151&amp;&quot;');&quot;" table:style-name="ce1">
            <text:p>INSERT INTO `Cursando`(`ID_Alumno`, `Grado`, `Seccion`, `Turno`, `Estado`) VALUES ('27','3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27" table:style-name="ce6">
            <text:p>2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27','4','D','Tarde','Finalizado');" table:formula="msoxl:=&quot;INSERT INTO `Cursando`(`ID_Alumno`, `Grado`, `Seccion`, `Turno`, `Estado`) VALUES ('&quot;&amp;A152&amp;&quot;','&quot;&amp;B152&amp;&quot;','&quot;&amp;C152&amp;&quot;','&quot;&amp;D152&amp;&quot;','&quot;&amp;E152&amp;&quot;');&quot;" table:style-name="ce1">
            <text:p>INSERT INTO `Cursando`(`ID_Alumno`, `Grado`, `Seccion`, `Turno`, `Estado`) VALUES ('27','4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27" table:style-name="ce6">
            <text:p>2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27','5','D','Tarde','Finalizado');" table:formula="msoxl:=&quot;INSERT INTO `Cursando`(`ID_Alumno`, `Grado`, `Seccion`, `Turno`, `Estado`) VALUES ('&quot;&amp;A153&amp;&quot;','&quot;&amp;B153&amp;&quot;','&quot;&amp;C153&amp;&quot;','&quot;&amp;D153&amp;&quot;','&quot;&amp;E153&amp;&quot;');&quot;" table:style-name="ce1">
            <text:p>INSERT INTO `Cursando`(`ID_Alumno`, `Grado`, `Seccion`, `Turno`, `Estado`) VALUES ('27','5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27" table:style-name="ce6">
            <text:p>2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27','6','D','Tarde','Cursando');" table:formula="msoxl:=&quot;INSERT INTO `Cursando`(`ID_Alumno`, `Grado`, `Seccion`, `Turno`, `Estado`) VALUES ('&quot;&amp;A154&amp;&quot;','&quot;&amp;B154&amp;&quot;','&quot;&amp;C154&amp;&quot;','&quot;&amp;D154&amp;&quot;','&quot;&amp;E154&amp;&quot;');&quot;" table:style-name="ce1">
            <text:p>INSERT INTO `Cursando`(`ID_Alumno`, `Grado`, `Seccion`, `Turno`, `Estado`) VALUES ('27','6','D','Tarde','Cursando');</text:p>
          </table:table-cell>
          <table:table-cell table:number-columns-repeated="16376"/>
        </table:table-row>
        <table:table-row table:style-name="ro2">
          <table:table-cell office:value-type="float" office:value="28" table:style-name="ce6">
            <text:p>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0" table:style-name="ce1">
            <text:p>2010</text:p>
          </table:table-cell>
          <table:table-cell table:style-name="ce1"/>
          <table:table-cell office:value-type="string" office:string-value="INSERT INTO `Cursando`(`ID_Alumno`, `Grado`, `Seccion`, `Turno`, `Estado`) VALUES ('28','1','D','Tarde','Finalizado');" table:formula="msoxl:=&quot;INSERT INTO `Cursando`(`ID_Alumno`, `Grado`, `Seccion`, `Turno`, `Estado`) VALUES ('&quot;&amp;A155&amp;&quot;','&quot;&amp;B155&amp;&quot;','&quot;&amp;C155&amp;&quot;','&quot;&amp;D155&amp;&quot;','&quot;&amp;E155&amp;&quot;');&quot;" table:style-name="ce1">
            <text:p>INSERT INTO `Cursando`(`ID_Alumno`, `Grado`, `Seccion`, `Turno`, `Estado`) VALUES ('28','1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28" table:style-name="ce6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1" table:style-name="ce1">
            <text:p>2011</text:p>
          </table:table-cell>
          <table:table-cell table:style-name="ce1"/>
          <table:table-cell office:value-type="string" office:string-value="INSERT INTO `Cursando`(`ID_Alumno`, `Grado`, `Seccion`, `Turno`, `Estado`) VALUES ('28','2','D','Tarde','Finalizado');" table:formula="msoxl:=&quot;INSERT INTO `Cursando`(`ID_Alumno`, `Grado`, `Seccion`, `Turno`, `Estado`) VALUES ('&quot;&amp;A156&amp;&quot;','&quot;&amp;B156&amp;&quot;','&quot;&amp;C156&amp;&quot;','&quot;&amp;D156&amp;&quot;','&quot;&amp;E156&amp;&quot;');&quot;" table:style-name="ce1">
            <text:p>INSERT INTO `Cursando`(`ID_Alumno`, `Grado`, `Seccion`, `Turno`, `Estado`) VALUES ('28','2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28" table:style-name="ce6">
            <text:p>2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28','3','D','Tarde','Finalizado');" table:formula="msoxl:=&quot;INSERT INTO `Cursando`(`ID_Alumno`, `Grado`, `Seccion`, `Turno`, `Estado`) VALUES ('&quot;&amp;A157&amp;&quot;','&quot;&amp;B157&amp;&quot;','&quot;&amp;C157&amp;&quot;','&quot;&amp;D157&amp;&quot;','&quot;&amp;E157&amp;&quot;');&quot;" table:style-name="ce1">
            <text:p>INSERT INTO `Cursando`(`ID_Alumno`, `Grado`, `Seccion`, `Turno`, `Estado`) VALUES ('28','3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28" table:style-name="ce6">
            <text:p>2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28','4','D','Tarde','Finalizado');" table:formula="msoxl:=&quot;INSERT INTO `Cursando`(`ID_Alumno`, `Grado`, `Seccion`, `Turno`, `Estado`) VALUES ('&quot;&amp;A158&amp;&quot;','&quot;&amp;B158&amp;&quot;','&quot;&amp;C158&amp;&quot;','&quot;&amp;D158&amp;&quot;','&quot;&amp;E158&amp;&quot;');&quot;" table:style-name="ce1">
            <text:p>INSERT INTO `Cursando`(`ID_Alumno`, `Grado`, `Seccion`, `Turno`, `Estado`) VALUES ('28','4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28" table:style-name="ce6">
            <text:p>2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28','5','D','Tarde','Finalizado');" table:formula="msoxl:=&quot;INSERT INTO `Cursando`(`ID_Alumno`, `Grado`, `Seccion`, `Turno`, `Estado`) VALUES ('&quot;&amp;A159&amp;&quot;','&quot;&amp;B159&amp;&quot;','&quot;&amp;C159&amp;&quot;','&quot;&amp;D159&amp;&quot;','&quot;&amp;E159&amp;&quot;');&quot;" table:style-name="ce1">
            <text:p>INSERT INTO `Cursando`(`ID_Alumno`, `Grado`, `Seccion`, `Turno`, `Estado`) VALUES ('28','5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28" table:style-name="ce6">
            <text:p>2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28','6','D','Tarde','Cursando');" table:formula="msoxl:=&quot;INSERT INTO `Cursando`(`ID_Alumno`, `Grado`, `Seccion`, `Turno`, `Estado`) VALUES ('&quot;&amp;A160&amp;&quot;','&quot;&amp;B160&amp;&quot;','&quot;&amp;C160&amp;&quot;','&quot;&amp;D160&amp;&quot;','&quot;&amp;E160&amp;&quot;');&quot;" table:style-name="ce1">
            <text:p>INSERT INTO `Cursando`(`ID_Alumno`, `Grado`, `Seccion`, `Turno`, `Estado`) VALUES ('28','6','D','Tarde','Cursando');</text:p>
          </table:table-cell>
          <table:table-cell table:number-columns-repeated="16376"/>
        </table:table-row>
        <table:table-row table:style-name="ro2">
          <table:table-cell office:value-type="float" office:value="29" table:style-name="ce6">
            <text:p>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1" table:style-name="ce1">
            <text:p>2011</text:p>
          </table:table-cell>
          <table:table-cell table:style-name="ce1"/>
          <table:table-cell office:value-type="string" office:string-value="INSERT INTO `Cursando`(`ID_Alumno`, `Grado`, `Seccion`, `Turno`, `Estado`) VALUES ('29','1','A','Mañana','Finalizado');" table:formula="msoxl:=&quot;INSERT INTO `Cursando`(`ID_Alumno`, `Grado`, `Seccion`, `Turno`, `Estado`) VALUES ('&quot;&amp;A161&amp;&quot;','&quot;&amp;B161&amp;&quot;','&quot;&amp;C161&amp;&quot;','&quot;&amp;D161&amp;&quot;','&quot;&amp;E161&amp;&quot;');&quot;" table:style-name="ce1">
            <text:p>INSERT INTO `Cursando`(`ID_Alumno`, `Grado`, `Seccion`, `Turno`, `Estado`) VALUES ('29','1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29" table:style-name="ce6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29','2','A','Mañana','Finalizado');" table:formula="msoxl:=&quot;INSERT INTO `Cursando`(`ID_Alumno`, `Grado`, `Seccion`, `Turno`, `Estado`) VALUES ('&quot;&amp;A162&amp;&quot;','&quot;&amp;B162&amp;&quot;','&quot;&amp;C162&amp;&quot;','&quot;&amp;D162&amp;&quot;','&quot;&amp;E162&amp;&quot;');&quot;" table:style-name="ce1">
            <text:p>INSERT INTO `Cursando`(`ID_Alumno`, `Grado`, `Seccion`, `Turno`, `Estado`) VALUES ('29','2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29" table:style-name="ce6">
            <text:p>2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29','3','A','Mañana','Finalizado');" table:formula="msoxl:=&quot;INSERT INTO `Cursando`(`ID_Alumno`, `Grado`, `Seccion`, `Turno`, `Estado`) VALUES ('&quot;&amp;A163&amp;&quot;','&quot;&amp;B163&amp;&quot;','&quot;&amp;C163&amp;&quot;','&quot;&amp;D163&amp;&quot;','&quot;&amp;E163&amp;&quot;');&quot;" table:style-name="ce1">
            <text:p>INSERT INTO `Cursando`(`ID_Alumno`, `Grado`, `Seccion`, `Turno`, `Estado`) VALUES ('29','3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29" table:style-name="ce6">
            <text:p>2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29','4','A','Mañana','Finalizado');" table:formula="msoxl:=&quot;INSERT INTO `Cursando`(`ID_Alumno`, `Grado`, `Seccion`, `Turno`, `Estado`) VALUES ('&quot;&amp;A164&amp;&quot;','&quot;&amp;B164&amp;&quot;','&quot;&amp;C164&amp;&quot;','&quot;&amp;D164&amp;&quot;','&quot;&amp;E164&amp;&quot;');&quot;" table:style-name="ce1">
            <text:p>INSERT INTO `Cursando`(`ID_Alumno`, `Grado`, `Seccion`, `Turno`, `Estado`) VALUES ('29','4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29" table:style-name="ce6">
            <text:p>2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29','5','A','Mañana','Cursando');" table:formula="msoxl:=&quot;INSERT INTO `Cursando`(`ID_Alumno`, `Grado`, `Seccion`, `Turno`, `Estado`) VALUES ('&quot;&amp;A165&amp;&quot;','&quot;&amp;B165&amp;&quot;','&quot;&amp;C165&amp;&quot;','&quot;&amp;D165&amp;&quot;','&quot;&amp;E165&amp;&quot;');&quot;" table:style-name="ce1">
            <text:p>INSERT INTO `Cursando`(`ID_Alumno`, `Grado`, `Seccion`, `Turno`, `Estado`) VALUES ('29','5','A','Mañana','Cursando');</text:p>
          </table:table-cell>
          <table:table-cell table:number-columns-repeated="16376"/>
        </table:table-row>
        <table:table-row table:style-name="ro2">
          <table:table-cell office:value-type="float" office:value="30" table:style-name="ce6">
            <text:p>3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1" table:style-name="ce1">
            <text:p>2011</text:p>
          </table:table-cell>
          <table:table-cell table:style-name="ce1"/>
          <table:table-cell office:value-type="string" office:string-value="INSERT INTO `Cursando`(`ID_Alumno`, `Grado`, `Seccion`, `Turno`, `Estado`) VALUES ('30','1','A','Mañana','Finalizado');" table:formula="msoxl:=&quot;INSERT INTO `Cursando`(`ID_Alumno`, `Grado`, `Seccion`, `Turno`, `Estado`) VALUES ('&quot;&amp;A166&amp;&quot;','&quot;&amp;B166&amp;&quot;','&quot;&amp;C166&amp;&quot;','&quot;&amp;D166&amp;&quot;','&quot;&amp;E166&amp;&quot;');&quot;" table:style-name="ce1">
            <text:p>INSERT INTO `Cursando`(`ID_Alumno`, `Grado`, `Seccion`, `Turno`, `Estado`) VALUES ('30','1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30" table:style-name="ce6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30','2','A','Mañana','Finalizado');" table:formula="msoxl:=&quot;INSERT INTO `Cursando`(`ID_Alumno`, `Grado`, `Seccion`, `Turno`, `Estado`) VALUES ('&quot;&amp;A167&amp;&quot;','&quot;&amp;B167&amp;&quot;','&quot;&amp;C167&amp;&quot;','&quot;&amp;D167&amp;&quot;','&quot;&amp;E167&amp;&quot;');&quot;" table:style-name="ce1">
            <text:p>INSERT INTO `Cursando`(`ID_Alumno`, `Grado`, `Seccion`, `Turno`, `Estado`) VALUES ('30','2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30" table:style-name="ce6">
            <text:p>3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30','3','A','Mañana','Finalizado');" table:formula="msoxl:=&quot;INSERT INTO `Cursando`(`ID_Alumno`, `Grado`, `Seccion`, `Turno`, `Estado`) VALUES ('&quot;&amp;A168&amp;&quot;','&quot;&amp;B168&amp;&quot;','&quot;&amp;C168&amp;&quot;','&quot;&amp;D168&amp;&quot;','&quot;&amp;E168&amp;&quot;');&quot;" table:style-name="ce1">
            <text:p>INSERT INTO `Cursando`(`ID_Alumno`, `Grado`, `Seccion`, `Turno`, `Estado`) VALUES ('30','3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30" table:style-name="ce6">
            <text:p>3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30','4','A','Mañana','Finalizado');" table:formula="msoxl:=&quot;INSERT INTO `Cursando`(`ID_Alumno`, `Grado`, `Seccion`, `Turno`, `Estado`) VALUES ('&quot;&amp;A169&amp;&quot;','&quot;&amp;B169&amp;&quot;','&quot;&amp;C169&amp;&quot;','&quot;&amp;D169&amp;&quot;','&quot;&amp;E169&amp;&quot;');&quot;" table:style-name="ce1">
            <text:p>INSERT INTO `Cursando`(`ID_Alumno`, `Grado`, `Seccion`, `Turno`, `Estado`) VALUES ('30','4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30" table:style-name="ce6">
            <text:p>3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30','5','A','Mañana','Cursando');" table:formula="msoxl:=&quot;INSERT INTO `Cursando`(`ID_Alumno`, `Grado`, `Seccion`, `Turno`, `Estado`) VALUES ('&quot;&amp;A170&amp;&quot;','&quot;&amp;B170&amp;&quot;','&quot;&amp;C170&amp;&quot;','&quot;&amp;D170&amp;&quot;','&quot;&amp;E170&amp;&quot;');&quot;" table:style-name="ce1">
            <text:p>INSERT INTO `Cursando`(`ID_Alumno`, `Grado`, `Seccion`, `Turno`, `Estado`) VALUES ('30','5','A','Mañana','Cursando');</text:p>
          </table:table-cell>
          <table:table-cell table:number-columns-repeated="16376"/>
        </table:table-row>
        <table:table-row table:style-name="ro2">
          <table:table-cell office:value-type="float" office:value="31" table:style-name="ce6">
            <text:p>3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1" table:style-name="ce1">
            <text:p>2011</text:p>
          </table:table-cell>
          <table:table-cell table:style-name="ce1"/>
          <table:table-cell office:value-type="string" office:string-value="INSERT INTO `Cursando`(`ID_Alumno`, `Grado`, `Seccion`, `Turno`, `Estado`) VALUES ('31','1','A','Mañana','Finalizado');" table:formula="msoxl:=&quot;INSERT INTO `Cursando`(`ID_Alumno`, `Grado`, `Seccion`, `Turno`, `Estado`) VALUES ('&quot;&amp;A171&amp;&quot;','&quot;&amp;B171&amp;&quot;','&quot;&amp;C171&amp;&quot;','&quot;&amp;D171&amp;&quot;','&quot;&amp;E171&amp;&quot;');&quot;" table:style-name="ce1">
            <text:p>INSERT INTO `Cursando`(`ID_Alumno`, `Grado`, `Seccion`, `Turno`, `Estado`) VALUES ('31','1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31" table:style-name="ce6">
            <text:p>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31','2','A','Mañana','Finalizado');" table:formula="msoxl:=&quot;INSERT INTO `Cursando`(`ID_Alumno`, `Grado`, `Seccion`, `Turno`, `Estado`) VALUES ('&quot;&amp;A172&amp;&quot;','&quot;&amp;B172&amp;&quot;','&quot;&amp;C172&amp;&quot;','&quot;&amp;D172&amp;&quot;','&quot;&amp;E172&amp;&quot;');&quot;" table:style-name="ce1">
            <text:p>INSERT INTO `Cursando`(`ID_Alumno`, `Grado`, `Seccion`, `Turno`, `Estado`) VALUES ('31','2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31" table:style-name="ce6">
            <text:p>3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31','3','A','Mañana','Finalizado');" table:formula="msoxl:=&quot;INSERT INTO `Cursando`(`ID_Alumno`, `Grado`, `Seccion`, `Turno`, `Estado`) VALUES ('&quot;&amp;A173&amp;&quot;','&quot;&amp;B173&amp;&quot;','&quot;&amp;C173&amp;&quot;','&quot;&amp;D173&amp;&quot;','&quot;&amp;E173&amp;&quot;');&quot;" table:style-name="ce1">
            <text:p>INSERT INTO `Cursando`(`ID_Alumno`, `Grado`, `Seccion`, `Turno`, `Estado`) VALUES ('31','3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31" table:style-name="ce6">
            <text:p>3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Pendiente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31','4','A','Mañana','Pendiente');" table:formula="msoxl:=&quot;INSERT INTO `Cursando`(`ID_Alumno`, `Grado`, `Seccion`, `Turno`, `Estado`) VALUES ('&quot;&amp;A174&amp;&quot;','&quot;&amp;B174&amp;&quot;','&quot;&amp;C174&amp;&quot;','&quot;&amp;D174&amp;&quot;','&quot;&amp;E174&amp;&quot;');&quot;" table:style-name="ce1">
            <text:p>INSERT INTO `Cursando`(`ID_Alumno`, `Grado`, `Seccion`, `Turno`, `Estado`) VALUES ('31','4','A','Mañana','Pendiente');</text:p>
          </table:table-cell>
          <table:table-cell table:number-columns-repeated="16376"/>
        </table:table-row>
        <table:table-row table:style-name="ro2">
          <table:table-cell office:value-type="float" office:value="31" table:style-name="ce6">
            <text:p>3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31','5','A','Mañana','Cursando');" table:formula="msoxl:=&quot;INSERT INTO `Cursando`(`ID_Alumno`, `Grado`, `Seccion`, `Turno`, `Estado`) VALUES ('&quot;&amp;A175&amp;&quot;','&quot;&amp;B175&amp;&quot;','&quot;&amp;C175&amp;&quot;','&quot;&amp;D175&amp;&quot;','&quot;&amp;E175&amp;&quot;');&quot;" table:style-name="ce1">
            <text:p>INSERT INTO `Cursando`(`ID_Alumno`, `Grado`, `Seccion`, `Turno`, `Estado`) VALUES ('31','5','A','Mañana','Cursando');</text:p>
          </table:table-cell>
          <table:table-cell table:number-columns-repeated="16376"/>
        </table:table-row>
        <table:table-row table:style-name="ro2">
          <table:table-cell office:value-type="float" office:value="32" table:style-name="ce6">
            <text:p>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1" table:style-name="ce1">
            <text:p>2011</text:p>
          </table:table-cell>
          <table:table-cell table:style-name="ce1"/>
          <table:table-cell office:value-type="string" office:string-value="INSERT INTO `Cursando`(`ID_Alumno`, `Grado`, `Seccion`, `Turno`, `Estado`) VALUES ('32','1','A','Mañana','Finalizado');" table:formula="msoxl:=&quot;INSERT INTO `Cursando`(`ID_Alumno`, `Grado`, `Seccion`, `Turno`, `Estado`) VALUES ('&quot;&amp;A176&amp;&quot;','&quot;&amp;B176&amp;&quot;','&quot;&amp;C176&amp;&quot;','&quot;&amp;D176&amp;&quot;','&quot;&amp;E176&amp;&quot;');&quot;" table:style-name="ce1">
            <text:p>INSERT INTO `Cursando`(`ID_Alumno`, `Grado`, `Seccion`, `Turno`, `Estado`) VALUES ('32','1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32" table:style-name="ce6">
            <text:p>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32','2','A','Mañana','Finalizado');" table:formula="msoxl:=&quot;INSERT INTO `Cursando`(`ID_Alumno`, `Grado`, `Seccion`, `Turno`, `Estado`) VALUES ('&quot;&amp;A177&amp;&quot;','&quot;&amp;B177&amp;&quot;','&quot;&amp;C177&amp;&quot;','&quot;&amp;D177&amp;&quot;','&quot;&amp;E177&amp;&quot;');&quot;" table:style-name="ce1">
            <text:p>INSERT INTO `Cursando`(`ID_Alumno`, `Grado`, `Seccion`, `Turno`, `Estado`) VALUES ('32','2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32" table:style-name="ce6">
            <text:p>3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32','3','A','Mañana','Finalizado');" table:formula="msoxl:=&quot;INSERT INTO `Cursando`(`ID_Alumno`, `Grado`, `Seccion`, `Turno`, `Estado`) VALUES ('&quot;&amp;A178&amp;&quot;','&quot;&amp;B178&amp;&quot;','&quot;&amp;C178&amp;&quot;','&quot;&amp;D178&amp;&quot;','&quot;&amp;E178&amp;&quot;');&quot;" table:style-name="ce1">
            <text:p>INSERT INTO `Cursando`(`ID_Alumno`, `Grado`, `Seccion`, `Turno`, `Estado`) VALUES ('32','3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32" table:style-name="ce6">
            <text:p>3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32','4','A','Mañana','Finalizado');" table:formula="msoxl:=&quot;INSERT INTO `Cursando`(`ID_Alumno`, `Grado`, `Seccion`, `Turno`, `Estado`) VALUES ('&quot;&amp;A179&amp;&quot;','&quot;&amp;B179&amp;&quot;','&quot;&amp;C179&amp;&quot;','&quot;&amp;D179&amp;&quot;','&quot;&amp;E179&amp;&quot;');&quot;" table:style-name="ce1">
            <text:p>INSERT INTO `Cursando`(`ID_Alumno`, `Grado`, `Seccion`, `Turno`, `Estado`) VALUES ('32','4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32" table:style-name="ce6">
            <text:p>3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32','5','A','Mañana','Cursando');" table:formula="msoxl:=&quot;INSERT INTO `Cursando`(`ID_Alumno`, `Grado`, `Seccion`, `Turno`, `Estado`) VALUES ('&quot;&amp;A180&amp;&quot;','&quot;&amp;B180&amp;&quot;','&quot;&amp;C180&amp;&quot;','&quot;&amp;D180&amp;&quot;','&quot;&amp;E180&amp;&quot;');&quot;" table:style-name="ce1">
            <text:p>INSERT INTO `Cursando`(`ID_Alumno`, `Grado`, `Seccion`, `Turno`, `Estado`) VALUES ('32','5','A','Mañana','Cursando');</text:p>
          </table:table-cell>
          <table:table-cell table:number-columns-repeated="16376"/>
        </table:table-row>
        <table:table-row table:style-name="ro2">
          <table:table-cell office:value-type="float" office:value="33" table:style-name="ce6">
            <text:p>3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1" table:style-name="ce1">
            <text:p>2011</text:p>
          </table:table-cell>
          <table:table-cell table:style-name="ce1"/>
          <table:table-cell office:value-type="string" office:string-value="INSERT INTO `Cursando`(`ID_Alumno`, `Grado`, `Seccion`, `Turno`, `Estado`) VALUES ('33','1','B','Mañana','Finalizado');" table:formula="msoxl:=&quot;INSERT INTO `Cursando`(`ID_Alumno`, `Grado`, `Seccion`, `Turno`, `Estado`) VALUES ('&quot;&amp;A181&amp;&quot;','&quot;&amp;B181&amp;&quot;','&quot;&amp;C181&amp;&quot;','&quot;&amp;D181&amp;&quot;','&quot;&amp;E181&amp;&quot;');&quot;" table:style-name="ce1">
            <text:p>INSERT INTO `Cursando`(`ID_Alumno`, `Grado`, `Seccion`, `Turno`, `Estado`) VALUES ('33','1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33" table:style-name="ce6">
            <text:p>3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33','2','B','Mañana','Finalizado');" table:formula="msoxl:=&quot;INSERT INTO `Cursando`(`ID_Alumno`, `Grado`, `Seccion`, `Turno`, `Estado`) VALUES ('&quot;&amp;A182&amp;&quot;','&quot;&amp;B182&amp;&quot;','&quot;&amp;C182&amp;&quot;','&quot;&amp;D182&amp;&quot;','&quot;&amp;E182&amp;&quot;');&quot;" table:style-name="ce1">
            <text:p>INSERT INTO `Cursando`(`ID_Alumno`, `Grado`, `Seccion`, `Turno`, `Estado`) VALUES ('33','2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33" table:style-name="ce6">
            <text:p>3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33','3','B','Mañana','Finalizado');" table:formula="msoxl:=&quot;INSERT INTO `Cursando`(`ID_Alumno`, `Grado`, `Seccion`, `Turno`, `Estado`) VALUES ('&quot;&amp;A183&amp;&quot;','&quot;&amp;B183&amp;&quot;','&quot;&amp;C183&amp;&quot;','&quot;&amp;D183&amp;&quot;','&quot;&amp;E183&amp;&quot;');&quot;" table:style-name="ce1">
            <text:p>INSERT INTO `Cursando`(`ID_Alumno`, `Grado`, `Seccion`, `Turno`, `Estado`) VALUES ('33','3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33" table:style-name="ce6">
            <text:p>3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33','4','B','Mañana','Finalizado');" table:formula="msoxl:=&quot;INSERT INTO `Cursando`(`ID_Alumno`, `Grado`, `Seccion`, `Turno`, `Estado`) VALUES ('&quot;&amp;A184&amp;&quot;','&quot;&amp;B184&amp;&quot;','&quot;&amp;C184&amp;&quot;','&quot;&amp;D184&amp;&quot;','&quot;&amp;E184&amp;&quot;');&quot;" table:style-name="ce1">
            <text:p>INSERT INTO `Cursando`(`ID_Alumno`, `Grado`, `Seccion`, `Turno`, `Estado`) VALUES ('33','4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33" table:style-name="ce6">
            <text:p>3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33','5','B','Mañana','Cursando');" table:formula="msoxl:=&quot;INSERT INTO `Cursando`(`ID_Alumno`, `Grado`, `Seccion`, `Turno`, `Estado`) VALUES ('&quot;&amp;A185&amp;&quot;','&quot;&amp;B185&amp;&quot;','&quot;&amp;C185&amp;&quot;','&quot;&amp;D185&amp;&quot;','&quot;&amp;E185&amp;&quot;');&quot;" table:style-name="ce1">
            <text:p>INSERT INTO `Cursando`(`ID_Alumno`, `Grado`, `Seccion`, `Turno`, `Estado`) VALUES ('33','5','B','Mañana','Cursando');</text:p>
          </table:table-cell>
          <table:table-cell table:number-columns-repeated="16376"/>
        </table:table-row>
        <table:table-row table:style-name="ro2">
          <table:table-cell office:value-type="float" office:value="34" table:style-name="ce6">
            <text:p>3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1" table:style-name="ce1">
            <text:p>2011</text:p>
          </table:table-cell>
          <table:table-cell table:style-name="ce1"/>
          <table:table-cell office:value-type="string" office:string-value="INSERT INTO `Cursando`(`ID_Alumno`, `Grado`, `Seccion`, `Turno`, `Estado`) VALUES ('34','1','B','Mañana','Finalizado');" table:formula="msoxl:=&quot;INSERT INTO `Cursando`(`ID_Alumno`, `Grado`, `Seccion`, `Turno`, `Estado`) VALUES ('&quot;&amp;A186&amp;&quot;','&quot;&amp;B186&amp;&quot;','&quot;&amp;C186&amp;&quot;','&quot;&amp;D186&amp;&quot;','&quot;&amp;E186&amp;&quot;');&quot;" table:style-name="ce1">
            <text:p>INSERT INTO `Cursando`(`ID_Alumno`, `Grado`, `Seccion`, `Turno`, `Estado`) VALUES ('34','1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34" table:style-name="ce6">
            <text:p>3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34','2','B','Mañana','Finalizado');" table:formula="msoxl:=&quot;INSERT INTO `Cursando`(`ID_Alumno`, `Grado`, `Seccion`, `Turno`, `Estado`) VALUES ('&quot;&amp;A187&amp;&quot;','&quot;&amp;B187&amp;&quot;','&quot;&amp;C187&amp;&quot;','&quot;&amp;D187&amp;&quot;','&quot;&amp;E187&amp;&quot;');&quot;" table:style-name="ce1">
            <text:p>INSERT INTO `Cursando`(`ID_Alumno`, `Grado`, `Seccion`, `Turno`, `Estado`) VALUES ('34','2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34" table:style-name="ce6">
            <text:p>3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34','3','B','Mañana','Finalizado');" table:formula="msoxl:=&quot;INSERT INTO `Cursando`(`ID_Alumno`, `Grado`, `Seccion`, `Turno`, `Estado`) VALUES ('&quot;&amp;A188&amp;&quot;','&quot;&amp;B188&amp;&quot;','&quot;&amp;C188&amp;&quot;','&quot;&amp;D188&amp;&quot;','&quot;&amp;E188&amp;&quot;');&quot;" table:style-name="ce1">
            <text:p>INSERT INTO `Cursando`(`ID_Alumno`, `Grado`, `Seccion`, `Turno`, `Estado`) VALUES ('34','3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34" table:style-name="ce6">
            <text:p>3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34','4','B','Mañana','Finalizado');" table:formula="msoxl:=&quot;INSERT INTO `Cursando`(`ID_Alumno`, `Grado`, `Seccion`, `Turno`, `Estado`) VALUES ('&quot;&amp;A189&amp;&quot;','&quot;&amp;B189&amp;&quot;','&quot;&amp;C189&amp;&quot;','&quot;&amp;D189&amp;&quot;','&quot;&amp;E189&amp;&quot;');&quot;" table:style-name="ce1">
            <text:p>INSERT INTO `Cursando`(`ID_Alumno`, `Grado`, `Seccion`, `Turno`, `Estado`) VALUES ('34','4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34" table:style-name="ce6">
            <text:p>3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34','5','B','Mañana','Cursando');" table:formula="msoxl:=&quot;INSERT INTO `Cursando`(`ID_Alumno`, `Grado`, `Seccion`, `Turno`, `Estado`) VALUES ('&quot;&amp;A190&amp;&quot;','&quot;&amp;B190&amp;&quot;','&quot;&amp;C190&amp;&quot;','&quot;&amp;D190&amp;&quot;','&quot;&amp;E190&amp;&quot;');&quot;" table:style-name="ce1">
            <text:p>INSERT INTO `Cursando`(`ID_Alumno`, `Grado`, `Seccion`, `Turno`, `Estado`) VALUES ('34','5','B','Mañana','Cursando');</text:p>
          </table:table-cell>
          <table:table-cell table:number-columns-repeated="16376"/>
        </table:table-row>
        <table:table-row table:style-name="ro2">
          <table:table-cell office:value-type="float" office:value="35" table:style-name="ce6">
            <text:p>3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1" table:style-name="ce1">
            <text:p>2011</text:p>
          </table:table-cell>
          <table:table-cell table:style-name="ce1"/>
          <table:table-cell office:value-type="string" office:string-value="INSERT INTO `Cursando`(`ID_Alumno`, `Grado`, `Seccion`, `Turno`, `Estado`) VALUES ('35','1','B','Mañana','Finalizado');" table:formula="msoxl:=&quot;INSERT INTO `Cursando`(`ID_Alumno`, `Grado`, `Seccion`, `Turno`, `Estado`) VALUES ('&quot;&amp;A191&amp;&quot;','&quot;&amp;B191&amp;&quot;','&quot;&amp;C191&amp;&quot;','&quot;&amp;D191&amp;&quot;','&quot;&amp;E191&amp;&quot;');&quot;" table:style-name="ce1">
            <text:p>INSERT INTO `Cursando`(`ID_Alumno`, `Grado`, `Seccion`, `Turno`, `Estado`) VALUES ('35','1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35" table:style-name="ce6">
            <text:p>3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35','2','B','Mañana','Finalizado');" table:formula="msoxl:=&quot;INSERT INTO `Cursando`(`ID_Alumno`, `Grado`, `Seccion`, `Turno`, `Estado`) VALUES ('&quot;&amp;A192&amp;&quot;','&quot;&amp;B192&amp;&quot;','&quot;&amp;C192&amp;&quot;','&quot;&amp;D192&amp;&quot;','&quot;&amp;E192&amp;&quot;');&quot;" table:style-name="ce1">
            <text:p>INSERT INTO `Cursando`(`ID_Alumno`, `Grado`, `Seccion`, `Turno`, `Estado`) VALUES ('35','2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35" table:style-name="ce6">
            <text:p>3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35','3','B','Mañana','Finalizado');" table:formula="msoxl:=&quot;INSERT INTO `Cursando`(`ID_Alumno`, `Grado`, `Seccion`, `Turno`, `Estado`) VALUES ('&quot;&amp;A193&amp;&quot;','&quot;&amp;B193&amp;&quot;','&quot;&amp;C193&amp;&quot;','&quot;&amp;D193&amp;&quot;','&quot;&amp;E193&amp;&quot;');&quot;" table:style-name="ce1">
            <text:p>INSERT INTO `Cursando`(`ID_Alumno`, `Grado`, `Seccion`, `Turno`, `Estado`) VALUES ('35','3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35" table:style-name="ce6">
            <text:p>3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35','4','B','Mañana','Finalizado');" table:formula="msoxl:=&quot;INSERT INTO `Cursando`(`ID_Alumno`, `Grado`, `Seccion`, `Turno`, `Estado`) VALUES ('&quot;&amp;A194&amp;&quot;','&quot;&amp;B194&amp;&quot;','&quot;&amp;C194&amp;&quot;','&quot;&amp;D194&amp;&quot;','&quot;&amp;E194&amp;&quot;');&quot;" table:style-name="ce1">
            <text:p>INSERT INTO `Cursando`(`ID_Alumno`, `Grado`, `Seccion`, `Turno`, `Estado`) VALUES ('35','4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35" table:style-name="ce6">
            <text:p>3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35','5','B','Mañana','Cursando');" table:formula="msoxl:=&quot;INSERT INTO `Cursando`(`ID_Alumno`, `Grado`, `Seccion`, `Turno`, `Estado`) VALUES ('&quot;&amp;A195&amp;&quot;','&quot;&amp;B195&amp;&quot;','&quot;&amp;C195&amp;&quot;','&quot;&amp;D195&amp;&quot;','&quot;&amp;E195&amp;&quot;');&quot;" table:style-name="ce1">
            <text:p>INSERT INTO `Cursando`(`ID_Alumno`, `Grado`, `Seccion`, `Turno`, `Estado`) VALUES ('35','5','B','Mañana','Cursando');</text:p>
          </table:table-cell>
          <table:table-cell table:number-columns-repeated="16376"/>
        </table:table-row>
        <table:table-row table:style-name="ro2">
          <table:table-cell office:value-type="float" office:value="36" table:style-name="ce6">
            <text:p>3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1" table:style-name="ce1">
            <text:p>2011</text:p>
          </table:table-cell>
          <table:table-cell table:style-name="ce1"/>
          <table:table-cell office:value-type="string" office:string-value="INSERT INTO `Cursando`(`ID_Alumno`, `Grado`, `Seccion`, `Turno`, `Estado`) VALUES ('36','1','B','Mañana','Finalizado');" table:formula="msoxl:=&quot;INSERT INTO `Cursando`(`ID_Alumno`, `Grado`, `Seccion`, `Turno`, `Estado`) VALUES ('&quot;&amp;A196&amp;&quot;','&quot;&amp;B196&amp;&quot;','&quot;&amp;C196&amp;&quot;','&quot;&amp;D196&amp;&quot;','&quot;&amp;E196&amp;&quot;');&quot;" table:style-name="ce1">
            <text:p>INSERT INTO `Cursando`(`ID_Alumno`, `Grado`, `Seccion`, `Turno`, `Estado`) VALUES ('36','1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36" table:style-name="ce6">
            <text:p>3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36','2','B','Mañana','Finalizado');" table:formula="msoxl:=&quot;INSERT INTO `Cursando`(`ID_Alumno`, `Grado`, `Seccion`, `Turno`, `Estado`) VALUES ('&quot;&amp;A197&amp;&quot;','&quot;&amp;B197&amp;&quot;','&quot;&amp;C197&amp;&quot;','&quot;&amp;D197&amp;&quot;','&quot;&amp;E197&amp;&quot;');&quot;" table:style-name="ce1">
            <text:p>INSERT INTO `Cursando`(`ID_Alumno`, `Grado`, `Seccion`, `Turno`, `Estado`) VALUES ('36','2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36" table:style-name="ce6">
            <text:p>3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36','3','B','Mañana','Finalizado');" table:formula="msoxl:=&quot;INSERT INTO `Cursando`(`ID_Alumno`, `Grado`, `Seccion`, `Turno`, `Estado`) VALUES ('&quot;&amp;A198&amp;&quot;','&quot;&amp;B198&amp;&quot;','&quot;&amp;C198&amp;&quot;','&quot;&amp;D198&amp;&quot;','&quot;&amp;E198&amp;&quot;');&quot;" table:style-name="ce1">
            <text:p>INSERT INTO `Cursando`(`ID_Alumno`, `Grado`, `Seccion`, `Turno`, `Estado`) VALUES ('36','3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36" table:style-name="ce6">
            <text:p>3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36','4','B','Mañana','Finalizado');" table:formula="msoxl:=&quot;INSERT INTO `Cursando`(`ID_Alumno`, `Grado`, `Seccion`, `Turno`, `Estado`) VALUES ('&quot;&amp;A199&amp;&quot;','&quot;&amp;B199&amp;&quot;','&quot;&amp;C199&amp;&quot;','&quot;&amp;D199&amp;&quot;','&quot;&amp;E199&amp;&quot;');&quot;" table:style-name="ce1">
            <text:p>INSERT INTO `Cursando`(`ID_Alumno`, `Grado`, `Seccion`, `Turno`, `Estado`) VALUES ('36','4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36" table:style-name="ce6">
            <text:p>3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36','5','B','Mañana','Cursando');" table:formula="msoxl:=&quot;INSERT INTO `Cursando`(`ID_Alumno`, `Grado`, `Seccion`, `Turno`, `Estado`) VALUES ('&quot;&amp;A200&amp;&quot;','&quot;&amp;B200&amp;&quot;','&quot;&amp;C200&amp;&quot;','&quot;&amp;D200&amp;&quot;','&quot;&amp;E200&amp;&quot;');&quot;" table:style-name="ce1">
            <text:p>INSERT INTO `Cursando`(`ID_Alumno`, `Grado`, `Seccion`, `Turno`, `Estado`) VALUES ('36','5','B','Mañana','Cursando');</text:p>
          </table:table-cell>
          <table:table-cell table:number-columns-repeated="16376"/>
        </table:table-row>
        <table:table-row table:style-name="ro2">
          <table:table-cell office:value-type="float" office:value="37" table:style-name="ce6">
            <text:p>3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1" table:style-name="ce1">
            <text:p>2011</text:p>
          </table:table-cell>
          <table:table-cell table:style-name="ce1"/>
          <table:table-cell office:value-type="string" office:string-value="INSERT INTO `Cursando`(`ID_Alumno`, `Grado`, `Seccion`, `Turno`, `Estado`) VALUES ('37','1','C','Tarde','Finalizado');" table:formula="msoxl:=&quot;INSERT INTO `Cursando`(`ID_Alumno`, `Grado`, `Seccion`, `Turno`, `Estado`) VALUES ('&quot;&amp;A201&amp;&quot;','&quot;&amp;B201&amp;&quot;','&quot;&amp;C201&amp;&quot;','&quot;&amp;D201&amp;&quot;','&quot;&amp;E201&amp;&quot;');&quot;" table:style-name="ce1">
            <text:p>INSERT INTO `Cursando`(`ID_Alumno`, `Grado`, `Seccion`, `Turno`, `Estado`) VALUES ('37','1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37" table:style-name="ce6">
            <text:p>3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37','2','C','Tarde','Finalizado');" table:formula="msoxl:=&quot;INSERT INTO `Cursando`(`ID_Alumno`, `Grado`, `Seccion`, `Turno`, `Estado`) VALUES ('&quot;&amp;A202&amp;&quot;','&quot;&amp;B202&amp;&quot;','&quot;&amp;C202&amp;&quot;','&quot;&amp;D202&amp;&quot;','&quot;&amp;E202&amp;&quot;');&quot;" table:style-name="ce1">
            <text:p>INSERT INTO `Cursando`(`ID_Alumno`, `Grado`, `Seccion`, `Turno`, `Estado`) VALUES ('37','2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37" table:style-name="ce6">
            <text:p>3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37','3','C','Tarde','Finalizado');" table:formula="msoxl:=&quot;INSERT INTO `Cursando`(`ID_Alumno`, `Grado`, `Seccion`, `Turno`, `Estado`) VALUES ('&quot;&amp;A203&amp;&quot;','&quot;&amp;B203&amp;&quot;','&quot;&amp;C203&amp;&quot;','&quot;&amp;D203&amp;&quot;','&quot;&amp;E203&amp;&quot;');&quot;" table:style-name="ce1">
            <text:p>INSERT INTO `Cursando`(`ID_Alumno`, `Grado`, `Seccion`, `Turno`, `Estado`) VALUES ('37','3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37" table:style-name="ce6">
            <text:p>3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37','4','C','Tarde','Finalizado');" table:formula="msoxl:=&quot;INSERT INTO `Cursando`(`ID_Alumno`, `Grado`, `Seccion`, `Turno`, `Estado`) VALUES ('&quot;&amp;A204&amp;&quot;','&quot;&amp;B204&amp;&quot;','&quot;&amp;C204&amp;&quot;','&quot;&amp;D204&amp;&quot;','&quot;&amp;E204&amp;&quot;');&quot;" table:style-name="ce1">
            <text:p>INSERT INTO `Cursando`(`ID_Alumno`, `Grado`, `Seccion`, `Turno`, `Estado`) VALUES ('37','4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37" table:style-name="ce6">
            <text:p>3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37','5','C','Tarde','Cursando');" table:formula="msoxl:=&quot;INSERT INTO `Cursando`(`ID_Alumno`, `Grado`, `Seccion`, `Turno`, `Estado`) VALUES ('&quot;&amp;A205&amp;&quot;','&quot;&amp;B205&amp;&quot;','&quot;&amp;C205&amp;&quot;','&quot;&amp;D205&amp;&quot;','&quot;&amp;E205&amp;&quot;');&quot;" table:style-name="ce1">
            <text:p>INSERT INTO `Cursando`(`ID_Alumno`, `Grado`, `Seccion`, `Turno`, `Estado`) VALUES ('37','5','C','Tarde','Cursando');</text:p>
          </table:table-cell>
          <table:table-cell table:number-columns-repeated="16376"/>
        </table:table-row>
        <table:table-row table:style-name="ro2">
          <table:table-cell office:value-type="float" office:value="38" table:style-name="ce6">
            <text:p>3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1" table:style-name="ce1">
            <text:p>2011</text:p>
          </table:table-cell>
          <table:table-cell table:style-name="ce1"/>
          <table:table-cell office:value-type="string" office:string-value="INSERT INTO `Cursando`(`ID_Alumno`, `Grado`, `Seccion`, `Turno`, `Estado`) VALUES ('38','1','C','Tarde','Finalizado');" table:formula="msoxl:=&quot;INSERT INTO `Cursando`(`ID_Alumno`, `Grado`, `Seccion`, `Turno`, `Estado`) VALUES ('&quot;&amp;A206&amp;&quot;','&quot;&amp;B206&amp;&quot;','&quot;&amp;C206&amp;&quot;','&quot;&amp;D206&amp;&quot;','&quot;&amp;E206&amp;&quot;');&quot;" table:style-name="ce1">
            <text:p>INSERT INTO `Cursando`(`ID_Alumno`, `Grado`, `Seccion`, `Turno`, `Estado`) VALUES ('38','1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38" table:style-name="ce6">
            <text:p>3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38','2','C','Tarde','Finalizado');" table:formula="msoxl:=&quot;INSERT INTO `Cursando`(`ID_Alumno`, `Grado`, `Seccion`, `Turno`, `Estado`) VALUES ('&quot;&amp;A207&amp;&quot;','&quot;&amp;B207&amp;&quot;','&quot;&amp;C207&amp;&quot;','&quot;&amp;D207&amp;&quot;','&quot;&amp;E207&amp;&quot;');&quot;" table:style-name="ce1">
            <text:p>INSERT INTO `Cursando`(`ID_Alumno`, `Grado`, `Seccion`, `Turno`, `Estado`) VALUES ('38','2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38" table:style-name="ce6">
            <text:p>3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38','3','C','Tarde','Finalizado');" table:formula="msoxl:=&quot;INSERT INTO `Cursando`(`ID_Alumno`, `Grado`, `Seccion`, `Turno`, `Estado`) VALUES ('&quot;&amp;A208&amp;&quot;','&quot;&amp;B208&amp;&quot;','&quot;&amp;C208&amp;&quot;','&quot;&amp;D208&amp;&quot;','&quot;&amp;E208&amp;&quot;');&quot;" table:style-name="ce1">
            <text:p>INSERT INTO `Cursando`(`ID_Alumno`, `Grado`, `Seccion`, `Turno`, `Estado`) VALUES ('38','3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38" table:style-name="ce6">
            <text:p>3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38','4','C','Tarde','Finalizado');" table:formula="msoxl:=&quot;INSERT INTO `Cursando`(`ID_Alumno`, `Grado`, `Seccion`, `Turno`, `Estado`) VALUES ('&quot;&amp;A209&amp;&quot;','&quot;&amp;B209&amp;&quot;','&quot;&amp;C209&amp;&quot;','&quot;&amp;D209&amp;&quot;','&quot;&amp;E209&amp;&quot;');&quot;" table:style-name="ce1">
            <text:p>INSERT INTO `Cursando`(`ID_Alumno`, `Grado`, `Seccion`, `Turno`, `Estado`) VALUES ('38','4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38" table:style-name="ce6">
            <text:p>3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38','5','C','Tarde','Cursando');" table:formula="msoxl:=&quot;INSERT INTO `Cursando`(`ID_Alumno`, `Grado`, `Seccion`, `Turno`, `Estado`) VALUES ('&quot;&amp;A210&amp;&quot;','&quot;&amp;B210&amp;&quot;','&quot;&amp;C210&amp;&quot;','&quot;&amp;D210&amp;&quot;','&quot;&amp;E210&amp;&quot;');&quot;" table:style-name="ce1">
            <text:p>INSERT INTO `Cursando`(`ID_Alumno`, `Grado`, `Seccion`, `Turno`, `Estado`) VALUES ('38','5','C','Tarde','Cursando');</text:p>
          </table:table-cell>
          <table:table-cell table:number-columns-repeated="16376"/>
        </table:table-row>
        <table:table-row table:style-name="ro2">
          <table:table-cell office:value-type="float" office:value="39" table:style-name="ce6">
            <text:p>3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1" table:style-name="ce1">
            <text:p>2011</text:p>
          </table:table-cell>
          <table:table-cell table:style-name="ce1"/>
          <table:table-cell office:value-type="string" office:string-value="INSERT INTO `Cursando`(`ID_Alumno`, `Grado`, `Seccion`, `Turno`, `Estado`) VALUES ('39','1','C','Tarde','Finalizado');" table:formula="msoxl:=&quot;INSERT INTO `Cursando`(`ID_Alumno`, `Grado`, `Seccion`, `Turno`, `Estado`) VALUES ('&quot;&amp;A211&amp;&quot;','&quot;&amp;B211&amp;&quot;','&quot;&amp;C211&amp;&quot;','&quot;&amp;D211&amp;&quot;','&quot;&amp;E211&amp;&quot;');&quot;" table:style-name="ce1">
            <text:p>INSERT INTO `Cursando`(`ID_Alumno`, `Grado`, `Seccion`, `Turno`, `Estado`) VALUES ('39','1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39" table:style-name="ce6">
            <text:p>3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39','2','C','Tarde','Finalizado');" table:formula="msoxl:=&quot;INSERT INTO `Cursando`(`ID_Alumno`, `Grado`, `Seccion`, `Turno`, `Estado`) VALUES ('&quot;&amp;A212&amp;&quot;','&quot;&amp;B212&amp;&quot;','&quot;&amp;C212&amp;&quot;','&quot;&amp;D212&amp;&quot;','&quot;&amp;E212&amp;&quot;');&quot;" table:style-name="ce1">
            <text:p>INSERT INTO `Cursando`(`ID_Alumno`, `Grado`, `Seccion`, `Turno`, `Estado`) VALUES ('39','2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39" table:style-name="ce6">
            <text:p>3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39','3','C','Tarde','Finalizado');" table:formula="msoxl:=&quot;INSERT INTO `Cursando`(`ID_Alumno`, `Grado`, `Seccion`, `Turno`, `Estado`) VALUES ('&quot;&amp;A213&amp;&quot;','&quot;&amp;B213&amp;&quot;','&quot;&amp;C213&amp;&quot;','&quot;&amp;D213&amp;&quot;','&quot;&amp;E213&amp;&quot;');&quot;" table:style-name="ce1">
            <text:p>INSERT INTO `Cursando`(`ID_Alumno`, `Grado`, `Seccion`, `Turno`, `Estado`) VALUES ('39','3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39" table:style-name="ce6">
            <text:p>3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39','4','C','Tarde','Finalizado');" table:formula="msoxl:=&quot;INSERT INTO `Cursando`(`ID_Alumno`, `Grado`, `Seccion`, `Turno`, `Estado`) VALUES ('&quot;&amp;A214&amp;&quot;','&quot;&amp;B214&amp;&quot;','&quot;&amp;C214&amp;&quot;','&quot;&amp;D214&amp;&quot;','&quot;&amp;E214&amp;&quot;');&quot;" table:style-name="ce1">
            <text:p>INSERT INTO `Cursando`(`ID_Alumno`, `Grado`, `Seccion`, `Turno`, `Estado`) VALUES ('39','4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39" table:style-name="ce6">
            <text:p>3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39','5','C','Tarde','Cursando');" table:formula="msoxl:=&quot;INSERT INTO `Cursando`(`ID_Alumno`, `Grado`, `Seccion`, `Turno`, `Estado`) VALUES ('&quot;&amp;A215&amp;&quot;','&quot;&amp;B215&amp;&quot;','&quot;&amp;C215&amp;&quot;','&quot;&amp;D215&amp;&quot;','&quot;&amp;E215&amp;&quot;');&quot;" table:style-name="ce1">
            <text:p>INSERT INTO `Cursando`(`ID_Alumno`, `Grado`, `Seccion`, `Turno`, `Estado`) VALUES ('39','5','C','Tarde','Cursando');</text:p>
          </table:table-cell>
          <table:table-cell table:number-columns-repeated="16376"/>
        </table:table-row>
        <table:table-row table:style-name="ro2">
          <table:table-cell office:value-type="float" office:value="40" table:style-name="ce6">
            <text:p>4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1" table:style-name="ce1">
            <text:p>2011</text:p>
          </table:table-cell>
          <table:table-cell table:style-name="ce1"/>
          <table:table-cell office:value-type="string" office:string-value="INSERT INTO `Cursando`(`ID_Alumno`, `Grado`, `Seccion`, `Turno`, `Estado`) VALUES ('40','1','D','Tarde','Finalizado');" table:formula="msoxl:=&quot;INSERT INTO `Cursando`(`ID_Alumno`, `Grado`, `Seccion`, `Turno`, `Estado`) VALUES ('&quot;&amp;A216&amp;&quot;','&quot;&amp;B216&amp;&quot;','&quot;&amp;C216&amp;&quot;','&quot;&amp;D216&amp;&quot;','&quot;&amp;E216&amp;&quot;');&quot;" table:style-name="ce1">
            <text:p>INSERT INTO `Cursando`(`ID_Alumno`, `Grado`, `Seccion`, `Turno`, `Estado`) VALUES ('40','1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40" table:style-name="ce6">
            <text:p>4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40','2','D','Tarde','Finalizado');" table:formula="msoxl:=&quot;INSERT INTO `Cursando`(`ID_Alumno`, `Grado`, `Seccion`, `Turno`, `Estado`) VALUES ('&quot;&amp;A217&amp;&quot;','&quot;&amp;B217&amp;&quot;','&quot;&amp;C217&amp;&quot;','&quot;&amp;D217&amp;&quot;','&quot;&amp;E217&amp;&quot;');&quot;" table:style-name="ce1">
            <text:p>INSERT INTO `Cursando`(`ID_Alumno`, `Grado`, `Seccion`, `Turno`, `Estado`) VALUES ('40','2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40" table:style-name="ce6">
            <text:p>4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40','3','D','Tarde','Finalizado');" table:formula="msoxl:=&quot;INSERT INTO `Cursando`(`ID_Alumno`, `Grado`, `Seccion`, `Turno`, `Estado`) VALUES ('&quot;&amp;A218&amp;&quot;','&quot;&amp;B218&amp;&quot;','&quot;&amp;C218&amp;&quot;','&quot;&amp;D218&amp;&quot;','&quot;&amp;E218&amp;&quot;');&quot;" table:style-name="ce1">
            <text:p>INSERT INTO `Cursando`(`ID_Alumno`, `Grado`, `Seccion`, `Turno`, `Estado`) VALUES ('40','3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40" table:style-name="ce6">
            <text:p>4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40','4','D','Tarde','Finalizado');" table:formula="msoxl:=&quot;INSERT INTO `Cursando`(`ID_Alumno`, `Grado`, `Seccion`, `Turno`, `Estado`) VALUES ('&quot;&amp;A219&amp;&quot;','&quot;&amp;B219&amp;&quot;','&quot;&amp;C219&amp;&quot;','&quot;&amp;D219&amp;&quot;','&quot;&amp;E219&amp;&quot;');&quot;" table:style-name="ce1">
            <text:p>INSERT INTO `Cursando`(`ID_Alumno`, `Grado`, `Seccion`, `Turno`, `Estado`) VALUES ('40','4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40" table:style-name="ce6">
            <text:p>4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40','5','D','Tarde','Cursando');" table:formula="msoxl:=&quot;INSERT INTO `Cursando`(`ID_Alumno`, `Grado`, `Seccion`, `Turno`, `Estado`) VALUES ('&quot;&amp;A220&amp;&quot;','&quot;&amp;B220&amp;&quot;','&quot;&amp;C220&amp;&quot;','&quot;&amp;D220&amp;&quot;','&quot;&amp;E220&amp;&quot;');&quot;" table:style-name="ce1">
            <text:p>INSERT INTO `Cursando`(`ID_Alumno`, `Grado`, `Seccion`, `Turno`, `Estado`) VALUES ('40','5','D','Tarde','Cursando');</text:p>
          </table:table-cell>
          <table:table-cell table:number-columns-repeated="16376"/>
        </table:table-row>
        <table:table-row table:style-name="ro2">
          <table:table-cell office:value-type="float" office:value="41" table:style-name="ce6">
            <text:p>4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1" table:style-name="ce1">
            <text:p>2011</text:p>
          </table:table-cell>
          <table:table-cell table:style-name="ce1"/>
          <table:table-cell office:value-type="string" office:string-value="INSERT INTO `Cursando`(`ID_Alumno`, `Grado`, `Seccion`, `Turno`, `Estado`) VALUES ('41','1','D','Tarde','Finalizado');" table:formula="msoxl:=&quot;INSERT INTO `Cursando`(`ID_Alumno`, `Grado`, `Seccion`, `Turno`, `Estado`) VALUES ('&quot;&amp;A221&amp;&quot;','&quot;&amp;B221&amp;&quot;','&quot;&amp;C221&amp;&quot;','&quot;&amp;D221&amp;&quot;','&quot;&amp;E221&amp;&quot;');&quot;" table:style-name="ce1">
            <text:p>INSERT INTO `Cursando`(`ID_Alumno`, `Grado`, `Seccion`, `Turno`, `Estado`) VALUES ('41','1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41" table:style-name="ce6">
            <text:p>4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41','2','D','Tarde','Finalizado');" table:formula="msoxl:=&quot;INSERT INTO `Cursando`(`ID_Alumno`, `Grado`, `Seccion`, `Turno`, `Estado`) VALUES ('&quot;&amp;A222&amp;&quot;','&quot;&amp;B222&amp;&quot;','&quot;&amp;C222&amp;&quot;','&quot;&amp;D222&amp;&quot;','&quot;&amp;E222&amp;&quot;');&quot;" table:style-name="ce1">
            <text:p>INSERT INTO `Cursando`(`ID_Alumno`, `Grado`, `Seccion`, `Turno`, `Estado`) VALUES ('41','2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41" table:style-name="ce6">
            <text:p>4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41','3','D','Tarde','Finalizado');" table:formula="msoxl:=&quot;INSERT INTO `Cursando`(`ID_Alumno`, `Grado`, `Seccion`, `Turno`, `Estado`) VALUES ('&quot;&amp;A223&amp;&quot;','&quot;&amp;B223&amp;&quot;','&quot;&amp;C223&amp;&quot;','&quot;&amp;D223&amp;&quot;','&quot;&amp;E223&amp;&quot;');&quot;" table:style-name="ce1">
            <text:p>INSERT INTO `Cursando`(`ID_Alumno`, `Grado`, `Seccion`, `Turno`, `Estado`) VALUES ('41','3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41" table:style-name="ce6">
            <text:p>4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41','4','D','Tarde','Finalizado');" table:formula="msoxl:=&quot;INSERT INTO `Cursando`(`ID_Alumno`, `Grado`, `Seccion`, `Turno`, `Estado`) VALUES ('&quot;&amp;A224&amp;&quot;','&quot;&amp;B224&amp;&quot;','&quot;&amp;C224&amp;&quot;','&quot;&amp;D224&amp;&quot;','&quot;&amp;E224&amp;&quot;');&quot;" table:style-name="ce1">
            <text:p>INSERT INTO `Cursando`(`ID_Alumno`, `Grado`, `Seccion`, `Turno`, `Estado`) VALUES ('41','4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41" table:style-name="ce6">
            <text:p>4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41','5','D','Tarde','Cursando');" table:formula="msoxl:=&quot;INSERT INTO `Cursando`(`ID_Alumno`, `Grado`, `Seccion`, `Turno`, `Estado`) VALUES ('&quot;&amp;A225&amp;&quot;','&quot;&amp;B225&amp;&quot;','&quot;&amp;C225&amp;&quot;','&quot;&amp;D225&amp;&quot;','&quot;&amp;E225&amp;&quot;');&quot;" table:style-name="ce1">
            <text:p>INSERT INTO `Cursando`(`ID_Alumno`, `Grado`, `Seccion`, `Turno`, `Estado`) VALUES ('41','5','D','Tarde','Cursando');</text:p>
          </table:table-cell>
          <table:table-cell table:number-columns-repeated="16376"/>
        </table:table-row>
        <table:table-row table:style-name="ro2">
          <table:table-cell office:value-type="float" office:value="42" table:style-name="ce6">
            <text:p>4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1" table:style-name="ce1">
            <text:p>2011</text:p>
          </table:table-cell>
          <table:table-cell table:style-name="ce1"/>
          <table:table-cell office:value-type="string" office:string-value="INSERT INTO `Cursando`(`ID_Alumno`, `Grado`, `Seccion`, `Turno`, `Estado`) VALUES ('42','1','D','Tarde','Finalizado');" table:formula="msoxl:=&quot;INSERT INTO `Cursando`(`ID_Alumno`, `Grado`, `Seccion`, `Turno`, `Estado`) VALUES ('&quot;&amp;A226&amp;&quot;','&quot;&amp;B226&amp;&quot;','&quot;&amp;C226&amp;&quot;','&quot;&amp;D226&amp;&quot;','&quot;&amp;E226&amp;&quot;');&quot;" table:style-name="ce1">
            <text:p>INSERT INTO `Cursando`(`ID_Alumno`, `Grado`, `Seccion`, `Turno`, `Estado`) VALUES ('42','1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42" table:style-name="ce6">
            <text:p>4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42','2','D','Tarde','Finalizado');" table:formula="msoxl:=&quot;INSERT INTO `Cursando`(`ID_Alumno`, `Grado`, `Seccion`, `Turno`, `Estado`) VALUES ('&quot;&amp;A227&amp;&quot;','&quot;&amp;B227&amp;&quot;','&quot;&amp;C227&amp;&quot;','&quot;&amp;D227&amp;&quot;','&quot;&amp;E227&amp;&quot;');&quot;" table:style-name="ce1">
            <text:p>INSERT INTO `Cursando`(`ID_Alumno`, `Grado`, `Seccion`, `Turno`, `Estado`) VALUES ('42','2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42" table:style-name="ce6">
            <text:p>4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42','3','D','Tarde','Finalizado');" table:formula="msoxl:=&quot;INSERT INTO `Cursando`(`ID_Alumno`, `Grado`, `Seccion`, `Turno`, `Estado`) VALUES ('&quot;&amp;A228&amp;&quot;','&quot;&amp;B228&amp;&quot;','&quot;&amp;C228&amp;&quot;','&quot;&amp;D228&amp;&quot;','&quot;&amp;E228&amp;&quot;');&quot;" table:style-name="ce1">
            <text:p>INSERT INTO `Cursando`(`ID_Alumno`, `Grado`, `Seccion`, `Turno`, `Estado`) VALUES ('42','3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42" table:style-name="ce6">
            <text:p>4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42','4','D','Tarde','Finalizado');" table:formula="msoxl:=&quot;INSERT INTO `Cursando`(`ID_Alumno`, `Grado`, `Seccion`, `Turno`, `Estado`) VALUES ('&quot;&amp;A229&amp;&quot;','&quot;&amp;B229&amp;&quot;','&quot;&amp;C229&amp;&quot;','&quot;&amp;D229&amp;&quot;','&quot;&amp;E229&amp;&quot;');&quot;" table:style-name="ce1">
            <text:p>INSERT INTO `Cursando`(`ID_Alumno`, `Grado`, `Seccion`, `Turno`, `Estado`) VALUES ('42','4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42" table:style-name="ce6">
            <text:p>4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42','5','D','Tarde','Cursando');" table:formula="msoxl:=&quot;INSERT INTO `Cursando`(`ID_Alumno`, `Grado`, `Seccion`, `Turno`, `Estado`) VALUES ('&quot;&amp;A230&amp;&quot;','&quot;&amp;B230&amp;&quot;','&quot;&amp;C230&amp;&quot;','&quot;&amp;D230&amp;&quot;','&quot;&amp;E230&amp;&quot;');&quot;" table:style-name="ce1">
            <text:p>INSERT INTO `Cursando`(`ID_Alumno`, `Grado`, `Seccion`, `Turno`, `Estado`) VALUES ('42','5','D','Tarde','Cursando');</text:p>
          </table:table-cell>
          <table:table-cell table:number-columns-repeated="16376"/>
        </table:table-row>
        <table:table-row table:style-name="ro2">
          <table:table-cell office:value-type="float" office:value="43" table:style-name="ce6">
            <text:p>4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43','1','A','Mañana','Finalizado');" table:formula="msoxl:=&quot;INSERT INTO `Cursando`(`ID_Alumno`, `Grado`, `Seccion`, `Turno`, `Estado`) VALUES ('&quot;&amp;A231&amp;&quot;','&quot;&amp;B231&amp;&quot;','&quot;&amp;C231&amp;&quot;','&quot;&amp;D231&amp;&quot;','&quot;&amp;E231&amp;&quot;');&quot;" table:style-name="ce1">
            <text:p>INSERT INTO `Cursando`(`ID_Alumno`, `Grado`, `Seccion`, `Turno`, `Estado`) VALUES ('43','1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43" table:style-name="ce6">
            <text:p>4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43','2','A','Mañana','Finalizado');" table:formula="msoxl:=&quot;INSERT INTO `Cursando`(`ID_Alumno`, `Grado`, `Seccion`, `Turno`, `Estado`) VALUES ('&quot;&amp;A232&amp;&quot;','&quot;&amp;B232&amp;&quot;','&quot;&amp;C232&amp;&quot;','&quot;&amp;D232&amp;&quot;','&quot;&amp;E232&amp;&quot;');&quot;" table:style-name="ce1">
            <text:p>INSERT INTO `Cursando`(`ID_Alumno`, `Grado`, `Seccion`, `Turno`, `Estado`) VALUES ('43','2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43" table:style-name="ce6">
            <text:p>4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43','3','A','Mañana','Finalizado');" table:formula="msoxl:=&quot;INSERT INTO `Cursando`(`ID_Alumno`, `Grado`, `Seccion`, `Turno`, `Estado`) VALUES ('&quot;&amp;A233&amp;&quot;','&quot;&amp;B233&amp;&quot;','&quot;&amp;C233&amp;&quot;','&quot;&amp;D233&amp;&quot;','&quot;&amp;E233&amp;&quot;');&quot;" table:style-name="ce1">
            <text:p>INSERT INTO `Cursando`(`ID_Alumno`, `Grado`, `Seccion`, `Turno`, `Estado`) VALUES ('43','3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43" table:style-name="ce6">
            <text:p>4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43','4','A','Mañana','Cursando');" table:formula="msoxl:=&quot;INSERT INTO `Cursando`(`ID_Alumno`, `Grado`, `Seccion`, `Turno`, `Estado`) VALUES ('&quot;&amp;A234&amp;&quot;','&quot;&amp;B234&amp;&quot;','&quot;&amp;C234&amp;&quot;','&quot;&amp;D234&amp;&quot;','&quot;&amp;E234&amp;&quot;');&quot;" table:style-name="ce1">
            <text:p>INSERT INTO `Cursando`(`ID_Alumno`, `Grado`, `Seccion`, `Turno`, `Estado`) VALUES ('43','4','A','Mañana','Cursando');</text:p>
          </table:table-cell>
          <table:table-cell table:number-columns-repeated="16376"/>
        </table:table-row>
        <table:table-row table:style-name="ro2">
          <table:table-cell office:value-type="float" office:value="44" table:style-name="ce6">
            <text:p>4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44','1','A','Mañana','Finalizado');" table:formula="msoxl:=&quot;INSERT INTO `Cursando`(`ID_Alumno`, `Grado`, `Seccion`, `Turno`, `Estado`) VALUES ('&quot;&amp;A235&amp;&quot;','&quot;&amp;B235&amp;&quot;','&quot;&amp;C235&amp;&quot;','&quot;&amp;D235&amp;&quot;','&quot;&amp;E235&amp;&quot;');&quot;" table:style-name="ce1">
            <text:p>INSERT INTO `Cursando`(`ID_Alumno`, `Grado`, `Seccion`, `Turno`, `Estado`) VALUES ('44','1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44" table:style-name="ce6">
            <text:p>4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44','2','A','Mañana','Finalizado');" table:formula="msoxl:=&quot;INSERT INTO `Cursando`(`ID_Alumno`, `Grado`, `Seccion`, `Turno`, `Estado`) VALUES ('&quot;&amp;A236&amp;&quot;','&quot;&amp;B236&amp;&quot;','&quot;&amp;C236&amp;&quot;','&quot;&amp;D236&amp;&quot;','&quot;&amp;E236&amp;&quot;');&quot;" table:style-name="ce1">
            <text:p>INSERT INTO `Cursando`(`ID_Alumno`, `Grado`, `Seccion`, `Turno`, `Estado`) VALUES ('44','2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44" table:style-name="ce6">
            <text:p>4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44','3','A','Mañana','Finalizado');" table:formula="msoxl:=&quot;INSERT INTO `Cursando`(`ID_Alumno`, `Grado`, `Seccion`, `Turno`, `Estado`) VALUES ('&quot;&amp;A237&amp;&quot;','&quot;&amp;B237&amp;&quot;','&quot;&amp;C237&amp;&quot;','&quot;&amp;D237&amp;&quot;','&quot;&amp;E237&amp;&quot;');&quot;" table:style-name="ce1">
            <text:p>INSERT INTO `Cursando`(`ID_Alumno`, `Grado`, `Seccion`, `Turno`, `Estado`) VALUES ('44','3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44" table:style-name="ce6">
            <text:p>4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44','4','A','Mañana','Cursando');" table:formula="msoxl:=&quot;INSERT INTO `Cursando`(`ID_Alumno`, `Grado`, `Seccion`, `Turno`, `Estado`) VALUES ('&quot;&amp;A238&amp;&quot;','&quot;&amp;B238&amp;&quot;','&quot;&amp;C238&amp;&quot;','&quot;&amp;D238&amp;&quot;','&quot;&amp;E238&amp;&quot;');&quot;" table:style-name="ce1">
            <text:p>INSERT INTO `Cursando`(`ID_Alumno`, `Grado`, `Seccion`, `Turno`, `Estado`) VALUES ('44','4','A','Mañana','Cursando');</text:p>
          </table:table-cell>
          <table:table-cell table:number-columns-repeated="16376"/>
        </table:table-row>
        <table:table-row table:style-name="ro2">
          <table:table-cell office:value-type="float" office:value="45" table:style-name="ce6">
            <text:p>4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45','1','A','Mañana','Finalizado');" table:formula="msoxl:=&quot;INSERT INTO `Cursando`(`ID_Alumno`, `Grado`, `Seccion`, `Turno`, `Estado`) VALUES ('&quot;&amp;A239&amp;&quot;','&quot;&amp;B239&amp;&quot;','&quot;&amp;C239&amp;&quot;','&quot;&amp;D239&amp;&quot;','&quot;&amp;E239&amp;&quot;');&quot;" table:style-name="ce1">
            <text:p>INSERT INTO `Cursando`(`ID_Alumno`, `Grado`, `Seccion`, `Turno`, `Estado`) VALUES ('45','1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45" table:style-name="ce6">
            <text:p>4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45','2','A','Mañana','Finalizado');" table:formula="msoxl:=&quot;INSERT INTO `Cursando`(`ID_Alumno`, `Grado`, `Seccion`, `Turno`, `Estado`) VALUES ('&quot;&amp;A240&amp;&quot;','&quot;&amp;B240&amp;&quot;','&quot;&amp;C240&amp;&quot;','&quot;&amp;D240&amp;&quot;','&quot;&amp;E240&amp;&quot;');&quot;" table:style-name="ce1">
            <text:p>INSERT INTO `Cursando`(`ID_Alumno`, `Grado`, `Seccion`, `Turno`, `Estado`) VALUES ('45','2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45" table:style-name="ce6">
            <text:p>4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45','3','A','Mañana','Finalizado');" table:formula="msoxl:=&quot;INSERT INTO `Cursando`(`ID_Alumno`, `Grado`, `Seccion`, `Turno`, `Estado`) VALUES ('&quot;&amp;A241&amp;&quot;','&quot;&amp;B241&amp;&quot;','&quot;&amp;C241&amp;&quot;','&quot;&amp;D241&amp;&quot;','&quot;&amp;E241&amp;&quot;');&quot;" table:style-name="ce1">
            <text:p>INSERT INTO `Cursando`(`ID_Alumno`, `Grado`, `Seccion`, `Turno`, `Estado`) VALUES ('45','3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45" table:style-name="ce6">
            <text:p>4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45','4','A','Mañana','Cursando');" table:formula="msoxl:=&quot;INSERT INTO `Cursando`(`ID_Alumno`, `Grado`, `Seccion`, `Turno`, `Estado`) VALUES ('&quot;&amp;A242&amp;&quot;','&quot;&amp;B242&amp;&quot;','&quot;&amp;C242&amp;&quot;','&quot;&amp;D242&amp;&quot;','&quot;&amp;E242&amp;&quot;');&quot;" table:style-name="ce1">
            <text:p>INSERT INTO `Cursando`(`ID_Alumno`, `Grado`, `Seccion`, `Turno`, `Estado`) VALUES ('45','4','A','Mañana','Cursando');</text:p>
          </table:table-cell>
          <table:table-cell table:number-columns-repeated="16376"/>
        </table:table-row>
        <table:table-row table:style-name="ro2">
          <table:table-cell office:value-type="float" office:value="46" table:style-name="ce6">
            <text:p>4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46','1','A','Mañana','Finalizado');" table:formula="msoxl:=&quot;INSERT INTO `Cursando`(`ID_Alumno`, `Grado`, `Seccion`, `Turno`, `Estado`) VALUES ('&quot;&amp;A243&amp;&quot;','&quot;&amp;B243&amp;&quot;','&quot;&amp;C243&amp;&quot;','&quot;&amp;D243&amp;&quot;','&quot;&amp;E243&amp;&quot;');&quot;" table:style-name="ce1">
            <text:p>INSERT INTO `Cursando`(`ID_Alumno`, `Grado`, `Seccion`, `Turno`, `Estado`) VALUES ('46','1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46" table:style-name="ce6">
            <text:p>4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46','2','A','Mañana','Finalizado');" table:formula="msoxl:=&quot;INSERT INTO `Cursando`(`ID_Alumno`, `Grado`, `Seccion`, `Turno`, `Estado`) VALUES ('&quot;&amp;A244&amp;&quot;','&quot;&amp;B244&amp;&quot;','&quot;&amp;C244&amp;&quot;','&quot;&amp;D244&amp;&quot;','&quot;&amp;E244&amp;&quot;');&quot;" table:style-name="ce1">
            <text:p>INSERT INTO `Cursando`(`ID_Alumno`, `Grado`, `Seccion`, `Turno`, `Estado`) VALUES ('46','2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46" table:style-name="ce6">
            <text:p>4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46','3','A','Mañana','Finalizado');" table:formula="msoxl:=&quot;INSERT INTO `Cursando`(`ID_Alumno`, `Grado`, `Seccion`, `Turno`, `Estado`) VALUES ('&quot;&amp;A245&amp;&quot;','&quot;&amp;B245&amp;&quot;','&quot;&amp;C245&amp;&quot;','&quot;&amp;D245&amp;&quot;','&quot;&amp;E245&amp;&quot;');&quot;" table:style-name="ce1">
            <text:p>INSERT INTO `Cursando`(`ID_Alumno`, `Grado`, `Seccion`, `Turno`, `Estado`) VALUES ('46','3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46" table:style-name="ce6">
            <text:p>4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46','4','A','Mañana','Cursando');" table:formula="msoxl:=&quot;INSERT INTO `Cursando`(`ID_Alumno`, `Grado`, `Seccion`, `Turno`, `Estado`) VALUES ('&quot;&amp;A246&amp;&quot;','&quot;&amp;B246&amp;&quot;','&quot;&amp;C246&amp;&quot;','&quot;&amp;D246&amp;&quot;','&quot;&amp;E246&amp;&quot;');&quot;" table:style-name="ce1">
            <text:p>INSERT INTO `Cursando`(`ID_Alumno`, `Grado`, `Seccion`, `Turno`, `Estado`) VALUES ('46','4','A','Mañana','Cursando');</text:p>
          </table:table-cell>
          <table:table-cell table:number-columns-repeated="16376"/>
        </table:table-row>
        <table:table-row table:style-name="ro2">
          <table:table-cell office:value-type="float" office:value="47" table:style-name="ce6">
            <text:p>4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47','1','B','Mañana','Finalizado');" table:formula="msoxl:=&quot;INSERT INTO `Cursando`(`ID_Alumno`, `Grado`, `Seccion`, `Turno`, `Estado`) VALUES ('&quot;&amp;A247&amp;&quot;','&quot;&amp;B247&amp;&quot;','&quot;&amp;C247&amp;&quot;','&quot;&amp;D247&amp;&quot;','&quot;&amp;E247&amp;&quot;');&quot;" table:style-name="ce1">
            <text:p>INSERT INTO `Cursando`(`ID_Alumno`, `Grado`, `Seccion`, `Turno`, `Estado`) VALUES ('47','1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47" table:style-name="ce6">
            <text:p>4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47','2','B','Mañana','Finalizado');" table:formula="msoxl:=&quot;INSERT INTO `Cursando`(`ID_Alumno`, `Grado`, `Seccion`, `Turno`, `Estado`) VALUES ('&quot;&amp;A248&amp;&quot;','&quot;&amp;B248&amp;&quot;','&quot;&amp;C248&amp;&quot;','&quot;&amp;D248&amp;&quot;','&quot;&amp;E248&amp;&quot;');&quot;" table:style-name="ce1">
            <text:p>INSERT INTO `Cursando`(`ID_Alumno`, `Grado`, `Seccion`, `Turno`, `Estado`) VALUES ('47','2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47" table:style-name="ce6">
            <text:p>4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47','3','B','Mañana','Finalizado');" table:formula="msoxl:=&quot;INSERT INTO `Cursando`(`ID_Alumno`, `Grado`, `Seccion`, `Turno`, `Estado`) VALUES ('&quot;&amp;A249&amp;&quot;','&quot;&amp;B249&amp;&quot;','&quot;&amp;C249&amp;&quot;','&quot;&amp;D249&amp;&quot;','&quot;&amp;E249&amp;&quot;');&quot;" table:style-name="ce1">
            <text:p>INSERT INTO `Cursando`(`ID_Alumno`, `Grado`, `Seccion`, `Turno`, `Estado`) VALUES ('47','3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47" table:style-name="ce6">
            <text:p>4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47','4','B','Mañana','Cursando');" table:formula="msoxl:=&quot;INSERT INTO `Cursando`(`ID_Alumno`, `Grado`, `Seccion`, `Turno`, `Estado`) VALUES ('&quot;&amp;A250&amp;&quot;','&quot;&amp;B250&amp;&quot;','&quot;&amp;C250&amp;&quot;','&quot;&amp;D250&amp;&quot;','&quot;&amp;E250&amp;&quot;');&quot;" table:style-name="ce1">
            <text:p>INSERT INTO `Cursando`(`ID_Alumno`, `Grado`, `Seccion`, `Turno`, `Estado`) VALUES ('47','4','B','Mañana','Cursando');</text:p>
          </table:table-cell>
          <table:table-cell table:number-columns-repeated="16376"/>
        </table:table-row>
        <table:table-row table:style-name="ro2">
          <table:table-cell office:value-type="float" office:value="48" table:style-name="ce6">
            <text:p>4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48','1','B','Mañana','Finalizado');" table:formula="msoxl:=&quot;INSERT INTO `Cursando`(`ID_Alumno`, `Grado`, `Seccion`, `Turno`, `Estado`) VALUES ('&quot;&amp;A251&amp;&quot;','&quot;&amp;B251&amp;&quot;','&quot;&amp;C251&amp;&quot;','&quot;&amp;D251&amp;&quot;','&quot;&amp;E251&amp;&quot;');&quot;" table:style-name="ce1">
            <text:p>INSERT INTO `Cursando`(`ID_Alumno`, `Grado`, `Seccion`, `Turno`, `Estado`) VALUES ('48','1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48" table:style-name="ce6">
            <text:p>4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48','2','B','Mañana','Finalizado');" table:formula="msoxl:=&quot;INSERT INTO `Cursando`(`ID_Alumno`, `Grado`, `Seccion`, `Turno`, `Estado`) VALUES ('&quot;&amp;A252&amp;&quot;','&quot;&amp;B252&amp;&quot;','&quot;&amp;C252&amp;&quot;','&quot;&amp;D252&amp;&quot;','&quot;&amp;E252&amp;&quot;');&quot;" table:style-name="ce1">
            <text:p>INSERT INTO `Cursando`(`ID_Alumno`, `Grado`, `Seccion`, `Turno`, `Estado`) VALUES ('48','2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48" table:style-name="ce6">
            <text:p>4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48','3','B','Mañana','Finalizado');" table:formula="msoxl:=&quot;INSERT INTO `Cursando`(`ID_Alumno`, `Grado`, `Seccion`, `Turno`, `Estado`) VALUES ('&quot;&amp;A253&amp;&quot;','&quot;&amp;B253&amp;&quot;','&quot;&amp;C253&amp;&quot;','&quot;&amp;D253&amp;&quot;','&quot;&amp;E253&amp;&quot;');&quot;" table:style-name="ce1">
            <text:p>INSERT INTO `Cursando`(`ID_Alumno`, `Grado`, `Seccion`, `Turno`, `Estado`) VALUES ('48','3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48" table:style-name="ce6">
            <text:p>4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48','4','B','Mañana','Cursando');" table:formula="msoxl:=&quot;INSERT INTO `Cursando`(`ID_Alumno`, `Grado`, `Seccion`, `Turno`, `Estado`) VALUES ('&quot;&amp;A254&amp;&quot;','&quot;&amp;B254&amp;&quot;','&quot;&amp;C254&amp;&quot;','&quot;&amp;D254&amp;&quot;','&quot;&amp;E254&amp;&quot;');&quot;" table:style-name="ce1">
            <text:p>INSERT INTO `Cursando`(`ID_Alumno`, `Grado`, `Seccion`, `Turno`, `Estado`) VALUES ('48','4','B','Mañana','Cursando');</text:p>
          </table:table-cell>
          <table:table-cell table:number-columns-repeated="16376"/>
        </table:table-row>
        <table:table-row table:style-name="ro2">
          <table:table-cell office:value-type="float" office:value="49" table:style-name="ce6">
            <text:p>4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49','1','B','Mañana','Finalizado');" table:formula="msoxl:=&quot;INSERT INTO `Cursando`(`ID_Alumno`, `Grado`, `Seccion`, `Turno`, `Estado`) VALUES ('&quot;&amp;A255&amp;&quot;','&quot;&amp;B255&amp;&quot;','&quot;&amp;C255&amp;&quot;','&quot;&amp;D255&amp;&quot;','&quot;&amp;E255&amp;&quot;');&quot;" table:style-name="ce1">
            <text:p>INSERT INTO `Cursando`(`ID_Alumno`, `Grado`, `Seccion`, `Turno`, `Estado`) VALUES ('49','1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49" table:style-name="ce6">
            <text:p>4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49','2','B','Mañana','Finalizado');" table:formula="msoxl:=&quot;INSERT INTO `Cursando`(`ID_Alumno`, `Grado`, `Seccion`, `Turno`, `Estado`) VALUES ('&quot;&amp;A256&amp;&quot;','&quot;&amp;B256&amp;&quot;','&quot;&amp;C256&amp;&quot;','&quot;&amp;D256&amp;&quot;','&quot;&amp;E256&amp;&quot;');&quot;" table:style-name="ce1">
            <text:p>INSERT INTO `Cursando`(`ID_Alumno`, `Grado`, `Seccion`, `Turno`, `Estado`) VALUES ('49','2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49" table:style-name="ce6">
            <text:p>4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49','3','B','Mañana','Finalizado');" table:formula="msoxl:=&quot;INSERT INTO `Cursando`(`ID_Alumno`, `Grado`, `Seccion`, `Turno`, `Estado`) VALUES ('&quot;&amp;A257&amp;&quot;','&quot;&amp;B257&amp;&quot;','&quot;&amp;C257&amp;&quot;','&quot;&amp;D257&amp;&quot;','&quot;&amp;E257&amp;&quot;');&quot;" table:style-name="ce1">
            <text:p>INSERT INTO `Cursando`(`ID_Alumno`, `Grado`, `Seccion`, `Turno`, `Estado`) VALUES ('49','3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49" table:style-name="ce6">
            <text:p>4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49','4','B','Mañana','Cursando');" table:formula="msoxl:=&quot;INSERT INTO `Cursando`(`ID_Alumno`, `Grado`, `Seccion`, `Turno`, `Estado`) VALUES ('&quot;&amp;A258&amp;&quot;','&quot;&amp;B258&amp;&quot;','&quot;&amp;C258&amp;&quot;','&quot;&amp;D258&amp;&quot;','&quot;&amp;E258&amp;&quot;');&quot;" table:style-name="ce1">
            <text:p>INSERT INTO `Cursando`(`ID_Alumno`, `Grado`, `Seccion`, `Turno`, `Estado`) VALUES ('49','4','B','Mañana','Cursando');</text:p>
          </table:table-cell>
          <table:table-cell table:number-columns-repeated="16376"/>
        </table:table-row>
        <table:table-row table:style-name="ro2">
          <table:table-cell office:value-type="float" office:value="50" table:style-name="ce6">
            <text:p>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50','1','B','Mañana','Finalizado');" table:formula="msoxl:=&quot;INSERT INTO `Cursando`(`ID_Alumno`, `Grado`, `Seccion`, `Turno`, `Estado`) VALUES ('&quot;&amp;A259&amp;&quot;','&quot;&amp;B259&amp;&quot;','&quot;&amp;C259&amp;&quot;','&quot;&amp;D259&amp;&quot;','&quot;&amp;E259&amp;&quot;');&quot;" table:style-name="ce1">
            <text:p>INSERT INTO `Cursando`(`ID_Alumno`, `Grado`, `Seccion`, `Turno`, `Estado`) VALUES ('50','1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50" table:style-name="ce6">
            <text:p>5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50','2','B','Mañana','Finalizado');" table:formula="msoxl:=&quot;INSERT INTO `Cursando`(`ID_Alumno`, `Grado`, `Seccion`, `Turno`, `Estado`) VALUES ('&quot;&amp;A260&amp;&quot;','&quot;&amp;B260&amp;&quot;','&quot;&amp;C260&amp;&quot;','&quot;&amp;D260&amp;&quot;','&quot;&amp;E260&amp;&quot;');&quot;" table:style-name="ce1">
            <text:p>INSERT INTO `Cursando`(`ID_Alumno`, `Grado`, `Seccion`, `Turno`, `Estado`) VALUES ('50','2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50" table:style-name="ce6">
            <text:p>5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Pendiente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50','3','B','Mañana','Pendiente');" table:formula="msoxl:=&quot;INSERT INTO `Cursando`(`ID_Alumno`, `Grado`, `Seccion`, `Turno`, `Estado`) VALUES ('&quot;&amp;A261&amp;&quot;','&quot;&amp;B261&amp;&quot;','&quot;&amp;C261&amp;&quot;','&quot;&amp;D261&amp;&quot;','&quot;&amp;E261&amp;&quot;');&quot;" table:style-name="ce1">
            <text:p>INSERT INTO `Cursando`(`ID_Alumno`, `Grado`, `Seccion`, `Turno`, `Estado`) VALUES ('50','3','B','Mañana','Pendiente');</text:p>
          </table:table-cell>
          <table:table-cell table:number-columns-repeated="16376"/>
        </table:table-row>
        <table:table-row table:style-name="ro2">
          <table:table-cell office:value-type="float" office:value="50" table:style-name="ce6">
            <text:p>5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50','4','B','Mañana','Cursando');" table:formula="msoxl:=&quot;INSERT INTO `Cursando`(`ID_Alumno`, `Grado`, `Seccion`, `Turno`, `Estado`) VALUES ('&quot;&amp;A262&amp;&quot;','&quot;&amp;B262&amp;&quot;','&quot;&amp;C262&amp;&quot;','&quot;&amp;D262&amp;&quot;','&quot;&amp;E262&amp;&quot;');&quot;" table:style-name="ce1">
            <text:p>INSERT INTO `Cursando`(`ID_Alumno`, `Grado`, `Seccion`, `Turno`, `Estado`) VALUES ('50','4','B','Mañana','Cursando');</text:p>
          </table:table-cell>
          <table:table-cell table:number-columns-repeated="16376"/>
        </table:table-row>
        <table:table-row table:style-name="ro2">
          <table:table-cell office:value-type="float" office:value="51" table:style-name="ce6">
            <text:p>5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51','1','C','Tarde','Finalizado');" table:formula="msoxl:=&quot;INSERT INTO `Cursando`(`ID_Alumno`, `Grado`, `Seccion`, `Turno`, `Estado`) VALUES ('&quot;&amp;A263&amp;&quot;','&quot;&amp;B263&amp;&quot;','&quot;&amp;C263&amp;&quot;','&quot;&amp;D263&amp;&quot;','&quot;&amp;E263&amp;&quot;');&quot;" table:style-name="ce1">
            <text:p>INSERT INTO `Cursando`(`ID_Alumno`, `Grado`, `Seccion`, `Turno`, `Estado`) VALUES ('51','1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51" table:style-name="ce6">
            <text:p>5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51','2','C','Tarde','Finalizado');" table:formula="msoxl:=&quot;INSERT INTO `Cursando`(`ID_Alumno`, `Grado`, `Seccion`, `Turno`, `Estado`) VALUES ('&quot;&amp;A264&amp;&quot;','&quot;&amp;B264&amp;&quot;','&quot;&amp;C264&amp;&quot;','&quot;&amp;D264&amp;&quot;','&quot;&amp;E264&amp;&quot;');&quot;" table:style-name="ce1">
            <text:p>INSERT INTO `Cursando`(`ID_Alumno`, `Grado`, `Seccion`, `Turno`, `Estado`) VALUES ('51','2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51" table:style-name="ce6">
            <text:p>5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51','3','C','Tarde','Finalizado');" table:formula="msoxl:=&quot;INSERT INTO `Cursando`(`ID_Alumno`, `Grado`, `Seccion`, `Turno`, `Estado`) VALUES ('&quot;&amp;A265&amp;&quot;','&quot;&amp;B265&amp;&quot;','&quot;&amp;C265&amp;&quot;','&quot;&amp;D265&amp;&quot;','&quot;&amp;E265&amp;&quot;');&quot;" table:style-name="ce1">
            <text:p>INSERT INTO `Cursando`(`ID_Alumno`, `Grado`, `Seccion`, `Turno`, `Estado`) VALUES ('51','3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51" table:style-name="ce6">
            <text:p>5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51','4','C','Tarde','Cursando');" table:formula="msoxl:=&quot;INSERT INTO `Cursando`(`ID_Alumno`, `Grado`, `Seccion`, `Turno`, `Estado`) VALUES ('&quot;&amp;A266&amp;&quot;','&quot;&amp;B266&amp;&quot;','&quot;&amp;C266&amp;&quot;','&quot;&amp;D266&amp;&quot;','&quot;&amp;E266&amp;&quot;');&quot;" table:style-name="ce1">
            <text:p>INSERT INTO `Cursando`(`ID_Alumno`, `Grado`, `Seccion`, `Turno`, `Estado`) VALUES ('51','4','C','Tarde','Cursando');</text:p>
          </table:table-cell>
          <table:table-cell table:number-columns-repeated="16376"/>
        </table:table-row>
        <table:table-row table:style-name="ro2">
          <table:table-cell office:value-type="float" office:value="52" table:style-name="ce6">
            <text:p>5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52','1','C','Tarde','Finalizado');" table:formula="msoxl:=&quot;INSERT INTO `Cursando`(`ID_Alumno`, `Grado`, `Seccion`, `Turno`, `Estado`) VALUES ('&quot;&amp;A267&amp;&quot;','&quot;&amp;B267&amp;&quot;','&quot;&amp;C267&amp;&quot;','&quot;&amp;D267&amp;&quot;','&quot;&amp;E267&amp;&quot;');&quot;" table:style-name="ce1">
            <text:p>INSERT INTO `Cursando`(`ID_Alumno`, `Grado`, `Seccion`, `Turno`, `Estado`) VALUES ('52','1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52" table:style-name="ce6">
            <text:p>5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52','2','C','Tarde','Finalizado');" table:formula="msoxl:=&quot;INSERT INTO `Cursando`(`ID_Alumno`, `Grado`, `Seccion`, `Turno`, `Estado`) VALUES ('&quot;&amp;A268&amp;&quot;','&quot;&amp;B268&amp;&quot;','&quot;&amp;C268&amp;&quot;','&quot;&amp;D268&amp;&quot;','&quot;&amp;E268&amp;&quot;');&quot;" table:style-name="ce1">
            <text:p>INSERT INTO `Cursando`(`ID_Alumno`, `Grado`, `Seccion`, `Turno`, `Estado`) VALUES ('52','2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52" table:style-name="ce6">
            <text:p>5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52','3','C','Tarde','Finalizado');" table:formula="msoxl:=&quot;INSERT INTO `Cursando`(`ID_Alumno`, `Grado`, `Seccion`, `Turno`, `Estado`) VALUES ('&quot;&amp;A269&amp;&quot;','&quot;&amp;B269&amp;&quot;','&quot;&amp;C269&amp;&quot;','&quot;&amp;D269&amp;&quot;','&quot;&amp;E269&amp;&quot;');&quot;" table:style-name="ce1">
            <text:p>INSERT INTO `Cursando`(`ID_Alumno`, `Grado`, `Seccion`, `Turno`, `Estado`) VALUES ('52','3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52" table:style-name="ce6">
            <text:p>5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52','4','C','Tarde','Cursando');" table:formula="msoxl:=&quot;INSERT INTO `Cursando`(`ID_Alumno`, `Grado`, `Seccion`, `Turno`, `Estado`) VALUES ('&quot;&amp;A270&amp;&quot;','&quot;&amp;B270&amp;&quot;','&quot;&amp;C270&amp;&quot;','&quot;&amp;D270&amp;&quot;','&quot;&amp;E270&amp;&quot;');&quot;" table:style-name="ce1">
            <text:p>INSERT INTO `Cursando`(`ID_Alumno`, `Grado`, `Seccion`, `Turno`, `Estado`) VALUES ('52','4','C','Tarde','Cursando');</text:p>
          </table:table-cell>
          <table:table-cell table:number-columns-repeated="16376"/>
        </table:table-row>
        <table:table-row table:style-name="ro2">
          <table:table-cell office:value-type="float" office:value="53" table:style-name="ce6">
            <text:p>5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53','1','C','Tarde','Finalizado');" table:formula="msoxl:=&quot;INSERT INTO `Cursando`(`ID_Alumno`, `Grado`, `Seccion`, `Turno`, `Estado`) VALUES ('&quot;&amp;A271&amp;&quot;','&quot;&amp;B271&amp;&quot;','&quot;&amp;C271&amp;&quot;','&quot;&amp;D271&amp;&quot;','&quot;&amp;E271&amp;&quot;');&quot;" table:style-name="ce1">
            <text:p>INSERT INTO `Cursando`(`ID_Alumno`, `Grado`, `Seccion`, `Turno`, `Estado`) VALUES ('53','1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53" table:style-name="ce6">
            <text:p>5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53','2','C','Tarde','Finalizado');" table:formula="msoxl:=&quot;INSERT INTO `Cursando`(`ID_Alumno`, `Grado`, `Seccion`, `Turno`, `Estado`) VALUES ('&quot;&amp;A272&amp;&quot;','&quot;&amp;B272&amp;&quot;','&quot;&amp;C272&amp;&quot;','&quot;&amp;D272&amp;&quot;','&quot;&amp;E272&amp;&quot;');&quot;" table:style-name="ce1">
            <text:p>INSERT INTO `Cursando`(`ID_Alumno`, `Grado`, `Seccion`, `Turno`, `Estado`) VALUES ('53','2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53" table:style-name="ce6">
            <text:p>5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Pendiente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53','3','C','Tarde','Pendiente');" table:formula="msoxl:=&quot;INSERT INTO `Cursando`(`ID_Alumno`, `Grado`, `Seccion`, `Turno`, `Estado`) VALUES ('&quot;&amp;A273&amp;&quot;','&quot;&amp;B273&amp;&quot;','&quot;&amp;C273&amp;&quot;','&quot;&amp;D273&amp;&quot;','&quot;&amp;E273&amp;&quot;');&quot;" table:style-name="ce1">
            <text:p>INSERT INTO `Cursando`(`ID_Alumno`, `Grado`, `Seccion`, `Turno`, `Estado`) VALUES ('53','3','C','Tarde','Pendiente');</text:p>
          </table:table-cell>
          <table:table-cell table:number-columns-repeated="16376"/>
        </table:table-row>
        <table:table-row table:style-name="ro2">
          <table:table-cell office:value-type="float" office:value="53" table:style-name="ce6">
            <text:p>5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53','4','C','Tarde','Cursando');" table:formula="msoxl:=&quot;INSERT INTO `Cursando`(`ID_Alumno`, `Grado`, `Seccion`, `Turno`, `Estado`) VALUES ('&quot;&amp;A274&amp;&quot;','&quot;&amp;B274&amp;&quot;','&quot;&amp;C274&amp;&quot;','&quot;&amp;D274&amp;&quot;','&quot;&amp;E274&amp;&quot;');&quot;" table:style-name="ce1">
            <text:p>INSERT INTO `Cursando`(`ID_Alumno`, `Grado`, `Seccion`, `Turno`, `Estado`) VALUES ('53','4','C','Tarde','Cursando');</text:p>
          </table:table-cell>
          <table:table-cell table:number-columns-repeated="16376"/>
        </table:table-row>
        <table:table-row table:style-name="ro2">
          <table:table-cell office:value-type="float" office:value="54" table:style-name="ce6">
            <text:p>5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54','1','D','Tarde','Finalizado');" table:formula="msoxl:=&quot;INSERT INTO `Cursando`(`ID_Alumno`, `Grado`, `Seccion`, `Turno`, `Estado`) VALUES ('&quot;&amp;A275&amp;&quot;','&quot;&amp;B275&amp;&quot;','&quot;&amp;C275&amp;&quot;','&quot;&amp;D275&amp;&quot;','&quot;&amp;E275&amp;&quot;');&quot;" table:style-name="ce1">
            <text:p>INSERT INTO `Cursando`(`ID_Alumno`, `Grado`, `Seccion`, `Turno`, `Estado`) VALUES ('54','1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54" table:style-name="ce6">
            <text:p>5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54','2','D','Tarde','Finalizado');" table:formula="msoxl:=&quot;INSERT INTO `Cursando`(`ID_Alumno`, `Grado`, `Seccion`, `Turno`, `Estado`) VALUES ('&quot;&amp;A276&amp;&quot;','&quot;&amp;B276&amp;&quot;','&quot;&amp;C276&amp;&quot;','&quot;&amp;D276&amp;&quot;','&quot;&amp;E276&amp;&quot;');&quot;" table:style-name="ce1">
            <text:p>INSERT INTO `Cursando`(`ID_Alumno`, `Grado`, `Seccion`, `Turno`, `Estado`) VALUES ('54','2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54" table:style-name="ce6">
            <text:p>5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54','3','D','Tarde','Finalizado');" table:formula="msoxl:=&quot;INSERT INTO `Cursando`(`ID_Alumno`, `Grado`, `Seccion`, `Turno`, `Estado`) VALUES ('&quot;&amp;A277&amp;&quot;','&quot;&amp;B277&amp;&quot;','&quot;&amp;C277&amp;&quot;','&quot;&amp;D277&amp;&quot;','&quot;&amp;E277&amp;&quot;');&quot;" table:style-name="ce1">
            <text:p>INSERT INTO `Cursando`(`ID_Alumno`, `Grado`, `Seccion`, `Turno`, `Estado`) VALUES ('54','3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54" table:style-name="ce6">
            <text:p>5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54','4','D','Tarde','Cursando');" table:formula="msoxl:=&quot;INSERT INTO `Cursando`(`ID_Alumno`, `Grado`, `Seccion`, `Turno`, `Estado`) VALUES ('&quot;&amp;A278&amp;&quot;','&quot;&amp;B278&amp;&quot;','&quot;&amp;C278&amp;&quot;','&quot;&amp;D278&amp;&quot;','&quot;&amp;E278&amp;&quot;');&quot;" table:style-name="ce1">
            <text:p>INSERT INTO `Cursando`(`ID_Alumno`, `Grado`, `Seccion`, `Turno`, `Estado`) VALUES ('54','4','D','Tarde','Cursando');</text:p>
          </table:table-cell>
          <table:table-cell table:number-columns-repeated="16376"/>
        </table:table-row>
        <table:table-row table:style-name="ro2">
          <table:table-cell office:value-type="float" office:value="55" table:style-name="ce6">
            <text:p>5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55','1','D','Tarde','Finalizado');" table:formula="msoxl:=&quot;INSERT INTO `Cursando`(`ID_Alumno`, `Grado`, `Seccion`, `Turno`, `Estado`) VALUES ('&quot;&amp;A279&amp;&quot;','&quot;&amp;B279&amp;&quot;','&quot;&amp;C279&amp;&quot;','&quot;&amp;D279&amp;&quot;','&quot;&amp;E279&amp;&quot;');&quot;" table:style-name="ce1">
            <text:p>INSERT INTO `Cursando`(`ID_Alumno`, `Grado`, `Seccion`, `Turno`, `Estado`) VALUES ('55','1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55" table:style-name="ce6">
            <text:p>5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55','2','D','Tarde','Finalizado');" table:formula="msoxl:=&quot;INSERT INTO `Cursando`(`ID_Alumno`, `Grado`, `Seccion`, `Turno`, `Estado`) VALUES ('&quot;&amp;A280&amp;&quot;','&quot;&amp;B280&amp;&quot;','&quot;&amp;C280&amp;&quot;','&quot;&amp;D280&amp;&quot;','&quot;&amp;E280&amp;&quot;');&quot;" table:style-name="ce1">
            <text:p>INSERT INTO `Cursando`(`ID_Alumno`, `Grado`, `Seccion`, `Turno`, `Estado`) VALUES ('55','2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55" table:style-name="ce6">
            <text:p>5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55','3','D','Tarde','Finalizado');" table:formula="msoxl:=&quot;INSERT INTO `Cursando`(`ID_Alumno`, `Grado`, `Seccion`, `Turno`, `Estado`) VALUES ('&quot;&amp;A281&amp;&quot;','&quot;&amp;B281&amp;&quot;','&quot;&amp;C281&amp;&quot;','&quot;&amp;D281&amp;&quot;','&quot;&amp;E281&amp;&quot;');&quot;" table:style-name="ce1">
            <text:p>INSERT INTO `Cursando`(`ID_Alumno`, `Grado`, `Seccion`, `Turno`, `Estado`) VALUES ('55','3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55" table:style-name="ce6">
            <text:p>5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55','4','D','Tarde','Cursando');" table:formula="msoxl:=&quot;INSERT INTO `Cursando`(`ID_Alumno`, `Grado`, `Seccion`, `Turno`, `Estado`) VALUES ('&quot;&amp;A282&amp;&quot;','&quot;&amp;B282&amp;&quot;','&quot;&amp;C282&amp;&quot;','&quot;&amp;D282&amp;&quot;','&quot;&amp;E282&amp;&quot;');&quot;" table:style-name="ce1">
            <text:p>INSERT INTO `Cursando`(`ID_Alumno`, `Grado`, `Seccion`, `Turno`, `Estado`) VALUES ('55','4','D','Tarde','Cursando');</text:p>
          </table:table-cell>
          <table:table-cell table:number-columns-repeated="16376"/>
        </table:table-row>
        <table:table-row table:style-name="ro2">
          <table:table-cell office:value-type="float" office:value="56" table:style-name="ce6">
            <text:p>5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2" table:style-name="ce1">
            <text:p>2012</text:p>
          </table:table-cell>
          <table:table-cell table:style-name="ce1"/>
          <table:table-cell office:value-type="string" office:string-value="INSERT INTO `Cursando`(`ID_Alumno`, `Grado`, `Seccion`, `Turno`, `Estado`) VALUES ('56','1','D','Tarde','Finalizado');" table:formula="msoxl:=&quot;INSERT INTO `Cursando`(`ID_Alumno`, `Grado`, `Seccion`, `Turno`, `Estado`) VALUES ('&quot;&amp;A283&amp;&quot;','&quot;&amp;B283&amp;&quot;','&quot;&amp;C283&amp;&quot;','&quot;&amp;D283&amp;&quot;','&quot;&amp;E283&amp;&quot;');&quot;" table:style-name="ce1">
            <text:p>INSERT INTO `Cursando`(`ID_Alumno`, `Grado`, `Seccion`, `Turno`, `Estado`) VALUES ('56','1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56" table:style-name="ce6">
            <text:p>5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56','2','D','Tarde','Finalizado');" table:formula="msoxl:=&quot;INSERT INTO `Cursando`(`ID_Alumno`, `Grado`, `Seccion`, `Turno`, `Estado`) VALUES ('&quot;&amp;A284&amp;&quot;','&quot;&amp;B284&amp;&quot;','&quot;&amp;C284&amp;&quot;','&quot;&amp;D284&amp;&quot;','&quot;&amp;E284&amp;&quot;');&quot;" table:style-name="ce1">
            <text:p>INSERT INTO `Cursando`(`ID_Alumno`, `Grado`, `Seccion`, `Turno`, `Estado`) VALUES ('56','2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56" table:style-name="ce6">
            <text:p>5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56','3','D','Tarde','Finalizado');" table:formula="msoxl:=&quot;INSERT INTO `Cursando`(`ID_Alumno`, `Grado`, `Seccion`, `Turno`, `Estado`) VALUES ('&quot;&amp;A285&amp;&quot;','&quot;&amp;B285&amp;&quot;','&quot;&amp;C285&amp;&quot;','&quot;&amp;D285&amp;&quot;','&quot;&amp;E285&amp;&quot;');&quot;" table:style-name="ce1">
            <text:p>INSERT INTO `Cursando`(`ID_Alumno`, `Grado`, `Seccion`, `Turno`, `Estado`) VALUES ('56','3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56" table:style-name="ce6">
            <text:p>5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56','4','D','Tarde','Cursando');" table:formula="msoxl:=&quot;INSERT INTO `Cursando`(`ID_Alumno`, `Grado`, `Seccion`, `Turno`, `Estado`) VALUES ('&quot;&amp;A286&amp;&quot;','&quot;&amp;B286&amp;&quot;','&quot;&amp;C286&amp;&quot;','&quot;&amp;D286&amp;&quot;','&quot;&amp;E286&amp;&quot;');&quot;" table:style-name="ce1">
            <text:p>INSERT INTO `Cursando`(`ID_Alumno`, `Grado`, `Seccion`, `Turno`, `Estado`) VALUES ('56','4','D','Tarde','Cursando');</text:p>
          </table:table-cell>
          <table:table-cell table:number-columns-repeated="16376"/>
        </table:table-row>
        <table:table-row table:style-name="ro2">
          <table:table-cell office:value-type="float" office:value="57" table:style-name="ce6">
            <text:p>5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57','1','A','Mañana','Finalizado');" table:formula="msoxl:=&quot;INSERT INTO `Cursando`(`ID_Alumno`, `Grado`, `Seccion`, `Turno`, `Estado`) VALUES ('&quot;&amp;A287&amp;&quot;','&quot;&amp;B287&amp;&quot;','&quot;&amp;C287&amp;&quot;','&quot;&amp;D287&amp;&quot;','&quot;&amp;E287&amp;&quot;');&quot;" table:style-name="ce1">
            <text:p>INSERT INTO `Cursando`(`ID_Alumno`, `Grado`, `Seccion`, `Turno`, `Estado`) VALUES ('57','1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57" table:style-name="ce6">
            <text:p>5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57','2','A','Mañana','Finalizado');" table:formula="msoxl:=&quot;INSERT INTO `Cursando`(`ID_Alumno`, `Grado`, `Seccion`, `Turno`, `Estado`) VALUES ('&quot;&amp;A288&amp;&quot;','&quot;&amp;B288&amp;&quot;','&quot;&amp;C288&amp;&quot;','&quot;&amp;D288&amp;&quot;','&quot;&amp;E288&amp;&quot;');&quot;" table:style-name="ce1">
            <text:p>INSERT INTO `Cursando`(`ID_Alumno`, `Grado`, `Seccion`, `Turno`, `Estado`) VALUES ('57','2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57" table:style-name="ce6">
            <text:p>5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57','3','A','Mañana','Cursando');" table:formula="msoxl:=&quot;INSERT INTO `Cursando`(`ID_Alumno`, `Grado`, `Seccion`, `Turno`, `Estado`) VALUES ('&quot;&amp;A289&amp;&quot;','&quot;&amp;B289&amp;&quot;','&quot;&amp;C289&amp;&quot;','&quot;&amp;D289&amp;&quot;','&quot;&amp;E289&amp;&quot;');&quot;" table:style-name="ce1">
            <text:p>INSERT INTO `Cursando`(`ID_Alumno`, `Grado`, `Seccion`, `Turno`, `Estado`) VALUES ('57','3','A','Mañana','Cursando');</text:p>
          </table:table-cell>
          <table:table-cell table:number-columns-repeated="16376"/>
        </table:table-row>
        <table:table-row table:style-name="ro2">
          <table:table-cell office:value-type="float" office:value="58" table:style-name="ce6">
            <text:p>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58','1','A','Mañana','Finalizado');" table:formula="msoxl:=&quot;INSERT INTO `Cursando`(`ID_Alumno`, `Grado`, `Seccion`, `Turno`, `Estado`) VALUES ('&quot;&amp;A290&amp;&quot;','&quot;&amp;B290&amp;&quot;','&quot;&amp;C290&amp;&quot;','&quot;&amp;D290&amp;&quot;','&quot;&amp;E290&amp;&quot;');&quot;" table:style-name="ce1">
            <text:p>INSERT INTO `Cursando`(`ID_Alumno`, `Grado`, `Seccion`, `Turno`, `Estado`) VALUES ('58','1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58" table:style-name="ce6">
            <text:p>5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58','2','A','Mañana','Finalizado');" table:formula="msoxl:=&quot;INSERT INTO `Cursando`(`ID_Alumno`, `Grado`, `Seccion`, `Turno`, `Estado`) VALUES ('&quot;&amp;A291&amp;&quot;','&quot;&amp;B291&amp;&quot;','&quot;&amp;C291&amp;&quot;','&quot;&amp;D291&amp;&quot;','&quot;&amp;E291&amp;&quot;');&quot;" table:style-name="ce1">
            <text:p>INSERT INTO `Cursando`(`ID_Alumno`, `Grado`, `Seccion`, `Turno`, `Estado`) VALUES ('58','2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58" table:style-name="ce6">
            <text:p>5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58','3','A','Mañana','Cursando');" table:formula="msoxl:=&quot;INSERT INTO `Cursando`(`ID_Alumno`, `Grado`, `Seccion`, `Turno`, `Estado`) VALUES ('&quot;&amp;A292&amp;&quot;','&quot;&amp;B292&amp;&quot;','&quot;&amp;C292&amp;&quot;','&quot;&amp;D292&amp;&quot;','&quot;&amp;E292&amp;&quot;');&quot;" table:style-name="ce1">
            <text:p>INSERT INTO `Cursando`(`ID_Alumno`, `Grado`, `Seccion`, `Turno`, `Estado`) VALUES ('58','3','A','Mañana','Cursando');</text:p>
          </table:table-cell>
          <table:table-cell table:number-columns-repeated="16376"/>
        </table:table-row>
        <table:table-row table:style-name="ro2">
          <table:table-cell office:value-type="float" office:value="59" table:style-name="ce6">
            <text:p>5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59','1','A','Mañana','Finalizado');" table:formula="msoxl:=&quot;INSERT INTO `Cursando`(`ID_Alumno`, `Grado`, `Seccion`, `Turno`, `Estado`) VALUES ('&quot;&amp;A293&amp;&quot;','&quot;&amp;B293&amp;&quot;','&quot;&amp;C293&amp;&quot;','&quot;&amp;D293&amp;&quot;','&quot;&amp;E293&amp;&quot;');&quot;" table:style-name="ce1">
            <text:p>INSERT INTO `Cursando`(`ID_Alumno`, `Grado`, `Seccion`, `Turno`, `Estado`) VALUES ('59','1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59" table:style-name="ce6">
            <text:p>5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59','2','A','Mañana','Finalizado');" table:formula="msoxl:=&quot;INSERT INTO `Cursando`(`ID_Alumno`, `Grado`, `Seccion`, `Turno`, `Estado`) VALUES ('&quot;&amp;A294&amp;&quot;','&quot;&amp;B294&amp;&quot;','&quot;&amp;C294&amp;&quot;','&quot;&amp;D294&amp;&quot;','&quot;&amp;E294&amp;&quot;');&quot;" table:style-name="ce1">
            <text:p>INSERT INTO `Cursando`(`ID_Alumno`, `Grado`, `Seccion`, `Turno`, `Estado`) VALUES ('59','2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59" table:style-name="ce6">
            <text:p>5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59','3','A','Mañana','Cursando');" table:formula="msoxl:=&quot;INSERT INTO `Cursando`(`ID_Alumno`, `Grado`, `Seccion`, `Turno`, `Estado`) VALUES ('&quot;&amp;A295&amp;&quot;','&quot;&amp;B295&amp;&quot;','&quot;&amp;C295&amp;&quot;','&quot;&amp;D295&amp;&quot;','&quot;&amp;E295&amp;&quot;');&quot;" table:style-name="ce1">
            <text:p>INSERT INTO `Cursando`(`ID_Alumno`, `Grado`, `Seccion`, `Turno`, `Estado`) VALUES ('59','3','A','Mañana','Cursando');</text:p>
          </table:table-cell>
          <table:table-cell table:number-columns-repeated="16376"/>
        </table:table-row>
        <table:table-row table:style-name="ro2">
          <table:table-cell office:value-type="float" office:value="60" table:style-name="ce6">
            <text:p>6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60','1','A','Mañana','Finalizado');" table:formula="msoxl:=&quot;INSERT INTO `Cursando`(`ID_Alumno`, `Grado`, `Seccion`, `Turno`, `Estado`) VALUES ('&quot;&amp;A296&amp;&quot;','&quot;&amp;B296&amp;&quot;','&quot;&amp;C296&amp;&quot;','&quot;&amp;D296&amp;&quot;','&quot;&amp;E296&amp;&quot;');&quot;" table:style-name="ce1">
            <text:p>INSERT INTO `Cursando`(`ID_Alumno`, `Grado`, `Seccion`, `Turno`, `Estado`) VALUES ('60','1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60" table:style-name="ce6">
            <text:p>6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60','2','A','Mañana','Finalizado');" table:formula="msoxl:=&quot;INSERT INTO `Cursando`(`ID_Alumno`, `Grado`, `Seccion`, `Turno`, `Estado`) VALUES ('&quot;&amp;A297&amp;&quot;','&quot;&amp;B297&amp;&quot;','&quot;&amp;C297&amp;&quot;','&quot;&amp;D297&amp;&quot;','&quot;&amp;E297&amp;&quot;');&quot;" table:style-name="ce1">
            <text:p>INSERT INTO `Cursando`(`ID_Alumno`, `Grado`, `Seccion`, `Turno`, `Estado`) VALUES ('60','2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60" table:style-name="ce6">
            <text:p>6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60','3','A','Mañana','Cursando');" table:formula="msoxl:=&quot;INSERT INTO `Cursando`(`ID_Alumno`, `Grado`, `Seccion`, `Turno`, `Estado`) VALUES ('&quot;&amp;A298&amp;&quot;','&quot;&amp;B298&amp;&quot;','&quot;&amp;C298&amp;&quot;','&quot;&amp;D298&amp;&quot;','&quot;&amp;E298&amp;&quot;');&quot;" table:style-name="ce1">
            <text:p>INSERT INTO `Cursando`(`ID_Alumno`, `Grado`, `Seccion`, `Turno`, `Estado`) VALUES ('60','3','A','Mañana','Cursando');</text:p>
          </table:table-cell>
          <table:table-cell table:number-columns-repeated="16376"/>
        </table:table-row>
        <table:table-row table:style-name="ro2">
          <table:table-cell office:value-type="float" office:value="61" table:style-name="ce6">
            <text:p>6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61','1','B','Mañana','Finalizado');" table:formula="msoxl:=&quot;INSERT INTO `Cursando`(`ID_Alumno`, `Grado`, `Seccion`, `Turno`, `Estado`) VALUES ('&quot;&amp;A299&amp;&quot;','&quot;&amp;B299&amp;&quot;','&quot;&amp;C299&amp;&quot;','&quot;&amp;D299&amp;&quot;','&quot;&amp;E299&amp;&quot;');&quot;" table:style-name="ce1">
            <text:p>INSERT INTO `Cursando`(`ID_Alumno`, `Grado`, `Seccion`, `Turno`, `Estado`) VALUES ('61','1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61" table:style-name="ce6">
            <text:p>6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61','2','B','Mañana','Finalizado');" table:formula="msoxl:=&quot;INSERT INTO `Cursando`(`ID_Alumno`, `Grado`, `Seccion`, `Turno`, `Estado`) VALUES ('&quot;&amp;A300&amp;&quot;','&quot;&amp;B300&amp;&quot;','&quot;&amp;C300&amp;&quot;','&quot;&amp;D300&amp;&quot;','&quot;&amp;E300&amp;&quot;');&quot;" table:style-name="ce1">
            <text:p>INSERT INTO `Cursando`(`ID_Alumno`, `Grado`, `Seccion`, `Turno`, `Estado`) VALUES ('61','2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61" table:style-name="ce6">
            <text:p>6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61','3','B','Mañana','Cursando');" table:formula="msoxl:=&quot;INSERT INTO `Cursando`(`ID_Alumno`, `Grado`, `Seccion`, `Turno`, `Estado`) VALUES ('&quot;&amp;A301&amp;&quot;','&quot;&amp;B301&amp;&quot;','&quot;&amp;C301&amp;&quot;','&quot;&amp;D301&amp;&quot;','&quot;&amp;E301&amp;&quot;');&quot;" table:style-name="ce1">
            <text:p>INSERT INTO `Cursando`(`ID_Alumno`, `Grado`, `Seccion`, `Turno`, `Estado`) VALUES ('61','3','B','Mañana','Cursando');</text:p>
          </table:table-cell>
          <table:table-cell table:number-columns-repeated="16376"/>
        </table:table-row>
        <table:table-row table:style-name="ro2">
          <table:table-cell office:value-type="float" office:value="62" table:style-name="ce6">
            <text:p>6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62','1','B','Mañana','Finalizado');" table:formula="msoxl:=&quot;INSERT INTO `Cursando`(`ID_Alumno`, `Grado`, `Seccion`, `Turno`, `Estado`) VALUES ('&quot;&amp;A302&amp;&quot;','&quot;&amp;B302&amp;&quot;','&quot;&amp;C302&amp;&quot;','&quot;&amp;D302&amp;&quot;','&quot;&amp;E302&amp;&quot;');&quot;" table:style-name="ce1">
            <text:p>INSERT INTO `Cursando`(`ID_Alumno`, `Grado`, `Seccion`, `Turno`, `Estado`) VALUES ('62','1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62" table:style-name="ce6">
            <text:p>6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62','2','B','Mañana','Finalizado');" table:formula="msoxl:=&quot;INSERT INTO `Cursando`(`ID_Alumno`, `Grado`, `Seccion`, `Turno`, `Estado`) VALUES ('&quot;&amp;A303&amp;&quot;','&quot;&amp;B303&amp;&quot;','&quot;&amp;C303&amp;&quot;','&quot;&amp;D303&amp;&quot;','&quot;&amp;E303&amp;&quot;');&quot;" table:style-name="ce1">
            <text:p>INSERT INTO `Cursando`(`ID_Alumno`, `Grado`, `Seccion`, `Turno`, `Estado`) VALUES ('62','2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62" table:style-name="ce6">
            <text:p>6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62','3','B','Mañana','Cursando');" table:formula="msoxl:=&quot;INSERT INTO `Cursando`(`ID_Alumno`, `Grado`, `Seccion`, `Turno`, `Estado`) VALUES ('&quot;&amp;A304&amp;&quot;','&quot;&amp;B304&amp;&quot;','&quot;&amp;C304&amp;&quot;','&quot;&amp;D304&amp;&quot;','&quot;&amp;E304&amp;&quot;');&quot;" table:style-name="ce1">
            <text:p>INSERT INTO `Cursando`(`ID_Alumno`, `Grado`, `Seccion`, `Turno`, `Estado`) VALUES ('62','3','B','Mañana','Cursando');</text:p>
          </table:table-cell>
          <table:table-cell table:number-columns-repeated="16376"/>
        </table:table-row>
        <table:table-row table:style-name="ro2">
          <table:table-cell office:value-type="float" office:value="63" table:style-name="ce6">
            <text:p>6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63','1','B','Mañana','Finalizado');" table:formula="msoxl:=&quot;INSERT INTO `Cursando`(`ID_Alumno`, `Grado`, `Seccion`, `Turno`, `Estado`) VALUES ('&quot;&amp;A305&amp;&quot;','&quot;&amp;B305&amp;&quot;','&quot;&amp;C305&amp;&quot;','&quot;&amp;D305&amp;&quot;','&quot;&amp;E305&amp;&quot;');&quot;" table:style-name="ce1">
            <text:p>INSERT INTO `Cursando`(`ID_Alumno`, `Grado`, `Seccion`, `Turno`, `Estado`) VALUES ('63','1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63" table:style-name="ce6">
            <text:p>6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63','2','B','Mañana','Finalizado');" table:formula="msoxl:=&quot;INSERT INTO `Cursando`(`ID_Alumno`, `Grado`, `Seccion`, `Turno`, `Estado`) VALUES ('&quot;&amp;A306&amp;&quot;','&quot;&amp;B306&amp;&quot;','&quot;&amp;C306&amp;&quot;','&quot;&amp;D306&amp;&quot;','&quot;&amp;E306&amp;&quot;');&quot;" table:style-name="ce1">
            <text:p>INSERT INTO `Cursando`(`ID_Alumno`, `Grado`, `Seccion`, `Turno`, `Estado`) VALUES ('63','2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63" table:style-name="ce6">
            <text:p>6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63','3','B','Mañana','Cursando');" table:formula="msoxl:=&quot;INSERT INTO `Cursando`(`ID_Alumno`, `Grado`, `Seccion`, `Turno`, `Estado`) VALUES ('&quot;&amp;A307&amp;&quot;','&quot;&amp;B307&amp;&quot;','&quot;&amp;C307&amp;&quot;','&quot;&amp;D307&amp;&quot;','&quot;&amp;E307&amp;&quot;');&quot;" table:style-name="ce1">
            <text:p>INSERT INTO `Cursando`(`ID_Alumno`, `Grado`, `Seccion`, `Turno`, `Estado`) VALUES ('63','3','B','Mañana','Cursando');</text:p>
          </table:table-cell>
          <table:table-cell table:number-columns-repeated="16376"/>
        </table:table-row>
        <table:table-row table:style-name="ro2">
          <table:table-cell office:value-type="float" office:value="64" table:style-name="ce6">
            <text:p>6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64','1','B','Mañana','Finalizado');" table:formula="msoxl:=&quot;INSERT INTO `Cursando`(`ID_Alumno`, `Grado`, `Seccion`, `Turno`, `Estado`) VALUES ('&quot;&amp;A308&amp;&quot;','&quot;&amp;B308&amp;&quot;','&quot;&amp;C308&amp;&quot;','&quot;&amp;D308&amp;&quot;','&quot;&amp;E308&amp;&quot;');&quot;" table:style-name="ce1">
            <text:p>INSERT INTO `Cursando`(`ID_Alumno`, `Grado`, `Seccion`, `Turno`, `Estado`) VALUES ('64','1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64" table:style-name="ce6">
            <text:p>6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64','2','B','Mañana','Finalizado');" table:formula="msoxl:=&quot;INSERT INTO `Cursando`(`ID_Alumno`, `Grado`, `Seccion`, `Turno`, `Estado`) VALUES ('&quot;&amp;A309&amp;&quot;','&quot;&amp;B309&amp;&quot;','&quot;&amp;C309&amp;&quot;','&quot;&amp;D309&amp;&quot;','&quot;&amp;E309&amp;&quot;');&quot;" table:style-name="ce1">
            <text:p>INSERT INTO `Cursando`(`ID_Alumno`, `Grado`, `Seccion`, `Turno`, `Estado`) VALUES ('64','2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64" table:style-name="ce6">
            <text:p>6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64','3','B','Mañana','Cursando');" table:formula="msoxl:=&quot;INSERT INTO `Cursando`(`ID_Alumno`, `Grado`, `Seccion`, `Turno`, `Estado`) VALUES ('&quot;&amp;A310&amp;&quot;','&quot;&amp;B310&amp;&quot;','&quot;&amp;C310&amp;&quot;','&quot;&amp;D310&amp;&quot;','&quot;&amp;E310&amp;&quot;');&quot;" table:style-name="ce1">
            <text:p>INSERT INTO `Cursando`(`ID_Alumno`, `Grado`, `Seccion`, `Turno`, `Estado`) VALUES ('64','3','B','Mañana','Cursando');</text:p>
          </table:table-cell>
          <table:table-cell table:number-columns-repeated="16376"/>
        </table:table-row>
        <table:table-row table:style-name="ro2">
          <table:table-cell office:value-type="float" office:value="65" table:style-name="ce6">
            <text:p>6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65','1','C','Tarde','Finalizado');" table:formula="msoxl:=&quot;INSERT INTO `Cursando`(`ID_Alumno`, `Grado`, `Seccion`, `Turno`, `Estado`) VALUES ('&quot;&amp;A311&amp;&quot;','&quot;&amp;B311&amp;&quot;','&quot;&amp;C311&amp;&quot;','&quot;&amp;D311&amp;&quot;','&quot;&amp;E311&amp;&quot;');&quot;" table:style-name="ce1">
            <text:p>INSERT INTO `Cursando`(`ID_Alumno`, `Grado`, `Seccion`, `Turno`, `Estado`) VALUES ('65','1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65" table:style-name="ce6">
            <text:p>6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65','2','C','Tarde','Finalizado');" table:formula="msoxl:=&quot;INSERT INTO `Cursando`(`ID_Alumno`, `Grado`, `Seccion`, `Turno`, `Estado`) VALUES ('&quot;&amp;A312&amp;&quot;','&quot;&amp;B312&amp;&quot;','&quot;&amp;C312&amp;&quot;','&quot;&amp;D312&amp;&quot;','&quot;&amp;E312&amp;&quot;');&quot;" table:style-name="ce1">
            <text:p>INSERT INTO `Cursando`(`ID_Alumno`, `Grado`, `Seccion`, `Turno`, `Estado`) VALUES ('65','2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65" table:style-name="ce6">
            <text:p>6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65','3','C','Tarde','Cursando');" table:formula="msoxl:=&quot;INSERT INTO `Cursando`(`ID_Alumno`, `Grado`, `Seccion`, `Turno`, `Estado`) VALUES ('&quot;&amp;A313&amp;&quot;','&quot;&amp;B313&amp;&quot;','&quot;&amp;C313&amp;&quot;','&quot;&amp;D313&amp;&quot;','&quot;&amp;E313&amp;&quot;');&quot;" table:style-name="ce1">
            <text:p>INSERT INTO `Cursando`(`ID_Alumno`, `Grado`, `Seccion`, `Turno`, `Estado`) VALUES ('65','3','C','Tarde','Cursando');</text:p>
          </table:table-cell>
          <table:table-cell table:number-columns-repeated="16376"/>
        </table:table-row>
        <table:table-row table:style-name="ro2">
          <table:table-cell office:value-type="float" office:value="66" table:style-name="ce6">
            <text:p>6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66','1','C','Tarde','Finalizado');" table:formula="msoxl:=&quot;INSERT INTO `Cursando`(`ID_Alumno`, `Grado`, `Seccion`, `Turno`, `Estado`) VALUES ('&quot;&amp;A314&amp;&quot;','&quot;&amp;B314&amp;&quot;','&quot;&amp;C314&amp;&quot;','&quot;&amp;D314&amp;&quot;','&quot;&amp;E314&amp;&quot;');&quot;" table:style-name="ce1">
            <text:p>INSERT INTO `Cursando`(`ID_Alumno`, `Grado`, `Seccion`, `Turno`, `Estado`) VALUES ('66','1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66" table:style-name="ce6">
            <text:p>6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66','2','C','Tarde','Finalizado');" table:formula="msoxl:=&quot;INSERT INTO `Cursando`(`ID_Alumno`, `Grado`, `Seccion`, `Turno`, `Estado`) VALUES ('&quot;&amp;A315&amp;&quot;','&quot;&amp;B315&amp;&quot;','&quot;&amp;C315&amp;&quot;','&quot;&amp;D315&amp;&quot;','&quot;&amp;E315&amp;&quot;');&quot;" table:style-name="ce1">
            <text:p>INSERT INTO `Cursando`(`ID_Alumno`, `Grado`, `Seccion`, `Turno`, `Estado`) VALUES ('66','2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66" table:style-name="ce6">
            <text:p>6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66','3','C','Tarde','Cursando');" table:formula="msoxl:=&quot;INSERT INTO `Cursando`(`ID_Alumno`, `Grado`, `Seccion`, `Turno`, `Estado`) VALUES ('&quot;&amp;A316&amp;&quot;','&quot;&amp;B316&amp;&quot;','&quot;&amp;C316&amp;&quot;','&quot;&amp;D316&amp;&quot;','&quot;&amp;E316&amp;&quot;');&quot;" table:style-name="ce1">
            <text:p>INSERT INTO `Cursando`(`ID_Alumno`, `Grado`, `Seccion`, `Turno`, `Estado`) VALUES ('66','3','C','Tarde','Cursando');</text:p>
          </table:table-cell>
          <table:table-cell table:number-columns-repeated="16376"/>
        </table:table-row>
        <table:table-row table:style-name="ro2">
          <table:table-cell office:value-type="float" office:value="67" table:style-name="ce6">
            <text:p>6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67','1','C','Tarde','Finalizado');" table:formula="msoxl:=&quot;INSERT INTO `Cursando`(`ID_Alumno`, `Grado`, `Seccion`, `Turno`, `Estado`) VALUES ('&quot;&amp;A317&amp;&quot;','&quot;&amp;B317&amp;&quot;','&quot;&amp;C317&amp;&quot;','&quot;&amp;D317&amp;&quot;','&quot;&amp;E317&amp;&quot;');&quot;" table:style-name="ce1">
            <text:p>INSERT INTO `Cursando`(`ID_Alumno`, `Grado`, `Seccion`, `Turno`, `Estado`) VALUES ('67','1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67" table:style-name="ce6">
            <text:p>6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67','2','C','Tarde','Finalizado');" table:formula="msoxl:=&quot;INSERT INTO `Cursando`(`ID_Alumno`, `Grado`, `Seccion`, `Turno`, `Estado`) VALUES ('&quot;&amp;A318&amp;&quot;','&quot;&amp;B318&amp;&quot;','&quot;&amp;C318&amp;&quot;','&quot;&amp;D318&amp;&quot;','&quot;&amp;E318&amp;&quot;');&quot;" table:style-name="ce1">
            <text:p>INSERT INTO `Cursando`(`ID_Alumno`, `Grado`, `Seccion`, `Turno`, `Estado`) VALUES ('67','2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67" table:style-name="ce6">
            <text:p>6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67','3','C','Tarde','Cursando');" table:formula="msoxl:=&quot;INSERT INTO `Cursando`(`ID_Alumno`, `Grado`, `Seccion`, `Turno`, `Estado`) VALUES ('&quot;&amp;A319&amp;&quot;','&quot;&amp;B319&amp;&quot;','&quot;&amp;C319&amp;&quot;','&quot;&amp;D319&amp;&quot;','&quot;&amp;E319&amp;&quot;');&quot;" table:style-name="ce1">
            <text:p>INSERT INTO `Cursando`(`ID_Alumno`, `Grado`, `Seccion`, `Turno`, `Estado`) VALUES ('67','3','C','Tarde','Cursando');</text:p>
          </table:table-cell>
          <table:table-cell table:number-columns-repeated="16376"/>
        </table:table-row>
        <table:table-row table:style-name="ro2">
          <table:table-cell office:value-type="float" office:value="68" table:style-name="ce6">
            <text:p>6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68','1','D','Tarde','Finalizado');" table:formula="msoxl:=&quot;INSERT INTO `Cursando`(`ID_Alumno`, `Grado`, `Seccion`, `Turno`, `Estado`) VALUES ('&quot;&amp;A320&amp;&quot;','&quot;&amp;B320&amp;&quot;','&quot;&amp;C320&amp;&quot;','&quot;&amp;D320&amp;&quot;','&quot;&amp;E320&amp;&quot;');&quot;" table:style-name="ce1">
            <text:p>INSERT INTO `Cursando`(`ID_Alumno`, `Grado`, `Seccion`, `Turno`, `Estado`) VALUES ('68','1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68" table:style-name="ce6">
            <text:p>6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68','2','D','Tarde','Finalizado');" table:formula="msoxl:=&quot;INSERT INTO `Cursando`(`ID_Alumno`, `Grado`, `Seccion`, `Turno`, `Estado`) VALUES ('&quot;&amp;A321&amp;&quot;','&quot;&amp;B321&amp;&quot;','&quot;&amp;C321&amp;&quot;','&quot;&amp;D321&amp;&quot;','&quot;&amp;E321&amp;&quot;');&quot;" table:style-name="ce1">
            <text:p>INSERT INTO `Cursando`(`ID_Alumno`, `Grado`, `Seccion`, `Turno`, `Estado`) VALUES ('68','2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68" table:style-name="ce6">
            <text:p>6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68','3','D','Tarde','Cursando');" table:formula="msoxl:=&quot;INSERT INTO `Cursando`(`ID_Alumno`, `Grado`, `Seccion`, `Turno`, `Estado`) VALUES ('&quot;&amp;A322&amp;&quot;','&quot;&amp;B322&amp;&quot;','&quot;&amp;C322&amp;&quot;','&quot;&amp;D322&amp;&quot;','&quot;&amp;E322&amp;&quot;');&quot;" table:style-name="ce1">
            <text:p>INSERT INTO `Cursando`(`ID_Alumno`, `Grado`, `Seccion`, `Turno`, `Estado`) VALUES ('68','3','D','Tarde','Cursando');</text:p>
          </table:table-cell>
          <table:table-cell table:number-columns-repeated="16376"/>
        </table:table-row>
        <table:table-row table:style-name="ro2">
          <table:table-cell office:value-type="float" office:value="69" table:style-name="ce6">
            <text:p>6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69','1','D','Tarde','Finalizado');" table:formula="msoxl:=&quot;INSERT INTO `Cursando`(`ID_Alumno`, `Grado`, `Seccion`, `Turno`, `Estado`) VALUES ('&quot;&amp;A323&amp;&quot;','&quot;&amp;B323&amp;&quot;','&quot;&amp;C323&amp;&quot;','&quot;&amp;D323&amp;&quot;','&quot;&amp;E323&amp;&quot;');&quot;" table:style-name="ce1">
            <text:p>INSERT INTO `Cursando`(`ID_Alumno`, `Grado`, `Seccion`, `Turno`, `Estado`) VALUES ('69','1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69" table:style-name="ce6">
            <text:p>6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69','2','D','Tarde','Finalizado');" table:formula="msoxl:=&quot;INSERT INTO `Cursando`(`ID_Alumno`, `Grado`, `Seccion`, `Turno`, `Estado`) VALUES ('&quot;&amp;A324&amp;&quot;','&quot;&amp;B324&amp;&quot;','&quot;&amp;C324&amp;&quot;','&quot;&amp;D324&amp;&quot;','&quot;&amp;E324&amp;&quot;');&quot;" table:style-name="ce1">
            <text:p>INSERT INTO `Cursando`(`ID_Alumno`, `Grado`, `Seccion`, `Turno`, `Estado`) VALUES ('69','2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69" table:style-name="ce6">
            <text:p>6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69','3','D','Tarde','Cursando');" table:formula="msoxl:=&quot;INSERT INTO `Cursando`(`ID_Alumno`, `Grado`, `Seccion`, `Turno`, `Estado`) VALUES ('&quot;&amp;A325&amp;&quot;','&quot;&amp;B325&amp;&quot;','&quot;&amp;C325&amp;&quot;','&quot;&amp;D325&amp;&quot;','&quot;&amp;E325&amp;&quot;');&quot;" table:style-name="ce1">
            <text:p>INSERT INTO `Cursando`(`ID_Alumno`, `Grado`, `Seccion`, `Turno`, `Estado`) VALUES ('69','3','D','Tarde','Cursando');</text:p>
          </table:table-cell>
          <table:table-cell table:number-columns-repeated="16376"/>
        </table:table-row>
        <table:table-row table:style-name="ro2">
          <table:table-cell office:value-type="float" office:value="70" table:style-name="ce6">
            <text:p>7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3" table:style-name="ce1">
            <text:p>2013</text:p>
          </table:table-cell>
          <table:table-cell table:style-name="ce1"/>
          <table:table-cell office:value-type="string" office:string-value="INSERT INTO `Cursando`(`ID_Alumno`, `Grado`, `Seccion`, `Turno`, `Estado`) VALUES ('70','1','D','Tarde','Finalizado');" table:formula="msoxl:=&quot;INSERT INTO `Cursando`(`ID_Alumno`, `Grado`, `Seccion`, `Turno`, `Estado`) VALUES ('&quot;&amp;A326&amp;&quot;','&quot;&amp;B326&amp;&quot;','&quot;&amp;C326&amp;&quot;','&quot;&amp;D326&amp;&quot;','&quot;&amp;E326&amp;&quot;');&quot;" table:style-name="ce1">
            <text:p>INSERT INTO `Cursando`(`ID_Alumno`, `Grado`, `Seccion`, `Turno`, `Estado`) VALUES ('70','1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70" table:style-name="ce6">
            <text:p>7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70','2','D','Tarde','Finalizado');" table:formula="msoxl:=&quot;INSERT INTO `Cursando`(`ID_Alumno`, `Grado`, `Seccion`, `Turno`, `Estado`) VALUES ('&quot;&amp;A327&amp;&quot;','&quot;&amp;B327&amp;&quot;','&quot;&amp;C327&amp;&quot;','&quot;&amp;D327&amp;&quot;','&quot;&amp;E327&amp;&quot;');&quot;" table:style-name="ce1">
            <text:p>INSERT INTO `Cursando`(`ID_Alumno`, `Grado`, `Seccion`, `Turno`, `Estado`) VALUES ('70','2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70" table:style-name="ce6">
            <text:p>7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70','3','D','Tarde','Cursando');" table:formula="msoxl:=&quot;INSERT INTO `Cursando`(`ID_Alumno`, `Grado`, `Seccion`, `Turno`, `Estado`) VALUES ('&quot;&amp;A328&amp;&quot;','&quot;&amp;B328&amp;&quot;','&quot;&amp;C328&amp;&quot;','&quot;&amp;D328&amp;&quot;','&quot;&amp;E328&amp;&quot;');&quot;" table:style-name="ce1">
            <text:p>INSERT INTO `Cursando`(`ID_Alumno`, `Grado`, `Seccion`, `Turno`, `Estado`) VALUES ('70','3','D','Tarde','Cursando');</text:p>
          </table:table-cell>
          <table:table-cell table:number-columns-repeated="16376"/>
        </table:table-row>
        <table:table-row table:style-name="ro2">
          <table:table-cell office:value-type="float" office:value="71" table:style-name="ce6">
            <text:p>7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71','1','A','Mañana','Finalizado');" table:formula="msoxl:=&quot;INSERT INTO `Cursando`(`ID_Alumno`, `Grado`, `Seccion`, `Turno`, `Estado`) VALUES ('&quot;&amp;A329&amp;&quot;','&quot;&amp;B329&amp;&quot;','&quot;&amp;C329&amp;&quot;','&quot;&amp;D329&amp;&quot;','&quot;&amp;E329&amp;&quot;');&quot;" table:style-name="ce1">
            <text:p>INSERT INTO `Cursando`(`ID_Alumno`, `Grado`, `Seccion`, `Turno`, `Estado`) VALUES ('71','1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71" table:style-name="ce6">
            <text:p>7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71','2','A','Mañana','Cursando');" table:formula="msoxl:=&quot;INSERT INTO `Cursando`(`ID_Alumno`, `Grado`, `Seccion`, `Turno`, `Estado`) VALUES ('&quot;&amp;A330&amp;&quot;','&quot;&amp;B330&amp;&quot;','&quot;&amp;C330&amp;&quot;','&quot;&amp;D330&amp;&quot;','&quot;&amp;E330&amp;&quot;');&quot;" table:style-name="ce1">
            <text:p>INSERT INTO `Cursando`(`ID_Alumno`, `Grado`, `Seccion`, `Turno`, `Estado`) VALUES ('71','2','A','Mañana','Cursando');</text:p>
          </table:table-cell>
          <table:table-cell table:number-columns-repeated="16376"/>
        </table:table-row>
        <table:table-row table:style-name="ro2">
          <table:table-cell office:value-type="float" office:value="72" table:style-name="ce6">
            <text:p>7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72','1','A','Mañana','Finalizado');" table:formula="msoxl:=&quot;INSERT INTO `Cursando`(`ID_Alumno`, `Grado`, `Seccion`, `Turno`, `Estado`) VALUES ('&quot;&amp;A331&amp;&quot;','&quot;&amp;B331&amp;&quot;','&quot;&amp;C331&amp;&quot;','&quot;&amp;D331&amp;&quot;','&quot;&amp;E331&amp;&quot;');&quot;" table:style-name="ce1">
            <text:p>INSERT INTO `Cursando`(`ID_Alumno`, `Grado`, `Seccion`, `Turno`, `Estado`) VALUES ('72','1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72" table:style-name="ce6">
            <text:p>7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72','2','A','Mañana','Cursando');" table:formula="msoxl:=&quot;INSERT INTO `Cursando`(`ID_Alumno`, `Grado`, `Seccion`, `Turno`, `Estado`) VALUES ('&quot;&amp;A332&amp;&quot;','&quot;&amp;B332&amp;&quot;','&quot;&amp;C332&amp;&quot;','&quot;&amp;D332&amp;&quot;','&quot;&amp;E332&amp;&quot;');&quot;" table:style-name="ce1">
            <text:p>INSERT INTO `Cursando`(`ID_Alumno`, `Grado`, `Seccion`, `Turno`, `Estado`) VALUES ('72','2','A','Mañana','Cursando');</text:p>
          </table:table-cell>
          <table:table-cell table:number-columns-repeated="16376"/>
        </table:table-row>
        <table:table-row table:style-name="ro2">
          <table:table-cell office:value-type="float" office:value="73" table:style-name="ce6">
            <text:p>7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Pendiente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73','1','A','Mañana','Pendiente');" table:formula="msoxl:=&quot;INSERT INTO `Cursando`(`ID_Alumno`, `Grado`, `Seccion`, `Turno`, `Estado`) VALUES ('&quot;&amp;A333&amp;&quot;','&quot;&amp;B333&amp;&quot;','&quot;&amp;C333&amp;&quot;','&quot;&amp;D333&amp;&quot;','&quot;&amp;E333&amp;&quot;');&quot;" table:style-name="ce1">
            <text:p>INSERT INTO `Cursando`(`ID_Alumno`, `Grado`, `Seccion`, `Turno`, `Estado`) VALUES ('73','1','A','Mañana','Pendiente');</text:p>
          </table:table-cell>
          <table:table-cell table:number-columns-repeated="16376"/>
        </table:table-row>
        <table:table-row table:style-name="ro2">
          <table:table-cell office:value-type="float" office:value="73" table:style-name="ce6">
            <text:p>7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73','2','A','Mañana','Cursando');" table:formula="msoxl:=&quot;INSERT INTO `Cursando`(`ID_Alumno`, `Grado`, `Seccion`, `Turno`, `Estado`) VALUES ('&quot;&amp;A334&amp;&quot;','&quot;&amp;B334&amp;&quot;','&quot;&amp;C334&amp;&quot;','&quot;&amp;D334&amp;&quot;','&quot;&amp;E334&amp;&quot;');&quot;" table:style-name="ce1">
            <text:p>INSERT INTO `Cursando`(`ID_Alumno`, `Grado`, `Seccion`, `Turno`, `Estado`) VALUES ('73','2','A','Mañana','Cursando');</text:p>
          </table:table-cell>
          <table:table-cell table:number-columns-repeated="16376"/>
        </table:table-row>
        <table:table-row table:style-name="ro2">
          <table:table-cell office:value-type="float" office:value="74" table:style-name="ce6">
            <text:p>7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74','1','A','Mañana','Finalizado');" table:formula="msoxl:=&quot;INSERT INTO `Cursando`(`ID_Alumno`, `Grado`, `Seccion`, `Turno`, `Estado`) VALUES ('&quot;&amp;A335&amp;&quot;','&quot;&amp;B335&amp;&quot;','&quot;&amp;C335&amp;&quot;','&quot;&amp;D335&amp;&quot;','&quot;&amp;E335&amp;&quot;');&quot;" table:style-name="ce1">
            <text:p>INSERT INTO `Cursando`(`ID_Alumno`, `Grado`, `Seccion`, `Turno`, `Estado`) VALUES ('74','1','A','Mañana','Finalizado');</text:p>
          </table:table-cell>
          <table:table-cell table:number-columns-repeated="16376"/>
        </table:table-row>
        <table:table-row table:style-name="ro2">
          <table:table-cell office:value-type="float" office:value="74" table:style-name="ce6">
            <text:p>7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74','2','A','Mañana','Cursando');" table:formula="msoxl:=&quot;INSERT INTO `Cursando`(`ID_Alumno`, `Grado`, `Seccion`, `Turno`, `Estado`) VALUES ('&quot;&amp;A336&amp;&quot;','&quot;&amp;B336&amp;&quot;','&quot;&amp;C336&amp;&quot;','&quot;&amp;D336&amp;&quot;','&quot;&amp;E336&amp;&quot;');&quot;" table:style-name="ce1">
            <text:p>INSERT INTO `Cursando`(`ID_Alumno`, `Grado`, `Seccion`, `Turno`, `Estado`) VALUES ('74','2','A','Mañana','Cursando');</text:p>
          </table:table-cell>
          <table:table-cell table:number-columns-repeated="16376"/>
        </table:table-row>
        <table:table-row table:style-name="ro2">
          <table:table-cell office:value-type="float" office:value="75" table:style-name="ce6">
            <text:p>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75','1','B','Mañana','Finalizado');" table:formula="msoxl:=&quot;INSERT INTO `Cursando`(`ID_Alumno`, `Grado`, `Seccion`, `Turno`, `Estado`) VALUES ('&quot;&amp;A337&amp;&quot;','&quot;&amp;B337&amp;&quot;','&quot;&amp;C337&amp;&quot;','&quot;&amp;D337&amp;&quot;','&quot;&amp;E337&amp;&quot;');&quot;" table:style-name="ce1">
            <text:p>INSERT INTO `Cursando`(`ID_Alumno`, `Grado`, `Seccion`, `Turno`, `Estado`) VALUES ('75','1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75" table:style-name="ce6">
            <text:p>7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75','2','B','Mañana','Cursando');" table:formula="msoxl:=&quot;INSERT INTO `Cursando`(`ID_Alumno`, `Grado`, `Seccion`, `Turno`, `Estado`) VALUES ('&quot;&amp;A338&amp;&quot;','&quot;&amp;B338&amp;&quot;','&quot;&amp;C338&amp;&quot;','&quot;&amp;D338&amp;&quot;','&quot;&amp;E338&amp;&quot;');&quot;" table:style-name="ce1">
            <text:p>INSERT INTO `Cursando`(`ID_Alumno`, `Grado`, `Seccion`, `Turno`, `Estado`) VALUES ('75','2','B','Mañana','Cursando');</text:p>
          </table:table-cell>
          <table:table-cell table:number-columns-repeated="16376"/>
        </table:table-row>
        <table:table-row table:style-name="ro2">
          <table:table-cell office:value-type="float" office:value="76" table:style-name="ce6">
            <text:p>7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76','1','B','Mañana','Finalizado');" table:formula="msoxl:=&quot;INSERT INTO `Cursando`(`ID_Alumno`, `Grado`, `Seccion`, `Turno`, `Estado`) VALUES ('&quot;&amp;A339&amp;&quot;','&quot;&amp;B339&amp;&quot;','&quot;&amp;C339&amp;&quot;','&quot;&amp;D339&amp;&quot;','&quot;&amp;E339&amp;&quot;');&quot;" table:style-name="ce1">
            <text:p>INSERT INTO `Cursando`(`ID_Alumno`, `Grado`, `Seccion`, `Turno`, `Estado`) VALUES ('76','1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76" table:style-name="ce6">
            <text:p>7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76','2','B','Mañana','Cursando');" table:formula="msoxl:=&quot;INSERT INTO `Cursando`(`ID_Alumno`, `Grado`, `Seccion`, `Turno`, `Estado`) VALUES ('&quot;&amp;A340&amp;&quot;','&quot;&amp;B340&amp;&quot;','&quot;&amp;C340&amp;&quot;','&quot;&amp;D340&amp;&quot;','&quot;&amp;E340&amp;&quot;');&quot;" table:style-name="ce1">
            <text:p>INSERT INTO `Cursando`(`ID_Alumno`, `Grado`, `Seccion`, `Turno`, `Estado`) VALUES ('76','2','B','Mañana','Cursando');</text:p>
          </table:table-cell>
          <table:table-cell table:number-columns-repeated="16376"/>
        </table:table-row>
        <table:table-row table:style-name="ro2">
          <table:table-cell office:value-type="float" office:value="77" table:style-name="ce6">
            <text:p>7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77','1','B','Mañana','Finalizado');" table:formula="msoxl:=&quot;INSERT INTO `Cursando`(`ID_Alumno`, `Grado`, `Seccion`, `Turno`, `Estado`) VALUES ('&quot;&amp;A341&amp;&quot;','&quot;&amp;B341&amp;&quot;','&quot;&amp;C341&amp;&quot;','&quot;&amp;D341&amp;&quot;','&quot;&amp;E341&amp;&quot;');&quot;" table:style-name="ce1">
            <text:p>INSERT INTO `Cursando`(`ID_Alumno`, `Grado`, `Seccion`, `Turno`, `Estado`) VALUES ('77','1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77" table:style-name="ce6">
            <text:p>7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77','2','B','Mañana','Cursando');" table:formula="msoxl:=&quot;INSERT INTO `Cursando`(`ID_Alumno`, `Grado`, `Seccion`, `Turno`, `Estado`) VALUES ('&quot;&amp;A342&amp;&quot;','&quot;&amp;B342&amp;&quot;','&quot;&amp;C342&amp;&quot;','&quot;&amp;D342&amp;&quot;','&quot;&amp;E342&amp;&quot;');&quot;" table:style-name="ce1">
            <text:p>INSERT INTO `Cursando`(`ID_Alumno`, `Grado`, `Seccion`, `Turno`, `Estado`) VALUES ('77','2','B','Mañana','Cursando');</text:p>
          </table:table-cell>
          <table:table-cell table:number-columns-repeated="16376"/>
        </table:table-row>
        <table:table-row table:style-name="ro2">
          <table:table-cell office:value-type="float" office:value="78" table:style-name="ce6">
            <text:p>7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78','1','B','Mañana','Finalizado');" table:formula="msoxl:=&quot;INSERT INTO `Cursando`(`ID_Alumno`, `Grado`, `Seccion`, `Turno`, `Estado`) VALUES ('&quot;&amp;A343&amp;&quot;','&quot;&amp;B343&amp;&quot;','&quot;&amp;C343&amp;&quot;','&quot;&amp;D343&amp;&quot;','&quot;&amp;E343&amp;&quot;');&quot;" table:style-name="ce1">
            <text:p>INSERT INTO `Cursando`(`ID_Alumno`, `Grado`, `Seccion`, `Turno`, `Estado`) VALUES ('78','1','B','Mañana','Finalizado');</text:p>
          </table:table-cell>
          <table:table-cell table:number-columns-repeated="16376"/>
        </table:table-row>
        <table:table-row table:style-name="ro2">
          <table:table-cell office:value-type="float" office:value="78" table:style-name="ce6">
            <text:p>7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78','2','B','Mañana','Cursando');" table:formula="msoxl:=&quot;INSERT INTO `Cursando`(`ID_Alumno`, `Grado`, `Seccion`, `Turno`, `Estado`) VALUES ('&quot;&amp;A344&amp;&quot;','&quot;&amp;B344&amp;&quot;','&quot;&amp;C344&amp;&quot;','&quot;&amp;D344&amp;&quot;','&quot;&amp;E344&amp;&quot;');&quot;" table:style-name="ce1">
            <text:p>INSERT INTO `Cursando`(`ID_Alumno`, `Grado`, `Seccion`, `Turno`, `Estado`) VALUES ('78','2','B','Mañana','Cursando');</text:p>
          </table:table-cell>
          <table:table-cell table:number-columns-repeated="16376"/>
        </table:table-row>
        <table:table-row table:style-name="ro2">
          <table:table-cell office:value-type="float" office:value="79" table:style-name="ce6">
            <text:p>7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79','1','C','Tarde','Finalizado');" table:formula="msoxl:=&quot;INSERT INTO `Cursando`(`ID_Alumno`, `Grado`, `Seccion`, `Turno`, `Estado`) VALUES ('&quot;&amp;A345&amp;&quot;','&quot;&amp;B345&amp;&quot;','&quot;&amp;C345&amp;&quot;','&quot;&amp;D345&amp;&quot;','&quot;&amp;E345&amp;&quot;');&quot;" table:style-name="ce1">
            <text:p>INSERT INTO `Cursando`(`ID_Alumno`, `Grado`, `Seccion`, `Turno`, `Estado`) VALUES ('79','1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79" table:style-name="ce6">
            <text:p>7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79','2','C','Tarde','Cursando');" table:formula="msoxl:=&quot;INSERT INTO `Cursando`(`ID_Alumno`, `Grado`, `Seccion`, `Turno`, `Estado`) VALUES ('&quot;&amp;A346&amp;&quot;','&quot;&amp;B346&amp;&quot;','&quot;&amp;C346&amp;&quot;','&quot;&amp;D346&amp;&quot;','&quot;&amp;E346&amp;&quot;');&quot;" table:style-name="ce1">
            <text:p>INSERT INTO `Cursando`(`ID_Alumno`, `Grado`, `Seccion`, `Turno`, `Estado`) VALUES ('79','2','C','Tarde','Cursando');</text:p>
          </table:table-cell>
          <table:table-cell table:number-columns-repeated="16376"/>
        </table:table-row>
        <table:table-row table:style-name="ro2">
          <table:table-cell office:value-type="float" office:value="80" table:style-name="ce6">
            <text:p>8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80','1','C','Tarde','Finalizado');" table:formula="msoxl:=&quot;INSERT INTO `Cursando`(`ID_Alumno`, `Grado`, `Seccion`, `Turno`, `Estado`) VALUES ('&quot;&amp;A347&amp;&quot;','&quot;&amp;B347&amp;&quot;','&quot;&amp;C347&amp;&quot;','&quot;&amp;D347&amp;&quot;','&quot;&amp;E347&amp;&quot;');&quot;" table:style-name="ce1">
            <text:p>INSERT INTO `Cursando`(`ID_Alumno`, `Grado`, `Seccion`, `Turno`, `Estado`) VALUES ('80','1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80" table:style-name="ce6">
            <text:p>8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80','2','C','Tarde','Cursando');" table:formula="msoxl:=&quot;INSERT INTO `Cursando`(`ID_Alumno`, `Grado`, `Seccion`, `Turno`, `Estado`) VALUES ('&quot;&amp;A348&amp;&quot;','&quot;&amp;B348&amp;&quot;','&quot;&amp;C348&amp;&quot;','&quot;&amp;D348&amp;&quot;','&quot;&amp;E348&amp;&quot;');&quot;" table:style-name="ce1">
            <text:p>INSERT INTO `Cursando`(`ID_Alumno`, `Grado`, `Seccion`, `Turno`, `Estado`) VALUES ('80','2','C','Tarde','Cursando');</text:p>
          </table:table-cell>
          <table:table-cell table:number-columns-repeated="16376"/>
        </table:table-row>
        <table:table-row table:style-name="ro2">
          <table:table-cell office:value-type="float" office:value="81" table:style-name="ce6">
            <text:p>8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81','1','C','Tarde','Finalizado');" table:formula="msoxl:=&quot;INSERT INTO `Cursando`(`ID_Alumno`, `Grado`, `Seccion`, `Turno`, `Estado`) VALUES ('&quot;&amp;A349&amp;&quot;','&quot;&amp;B349&amp;&quot;','&quot;&amp;C349&amp;&quot;','&quot;&amp;D349&amp;&quot;','&quot;&amp;E349&amp;&quot;');&quot;" table:style-name="ce1">
            <text:p>INSERT INTO `Cursando`(`ID_Alumno`, `Grado`, `Seccion`, `Turno`, `Estado`) VALUES ('81','1','C','Tarde','Finalizado');</text:p>
          </table:table-cell>
          <table:table-cell table:number-columns-repeated="16376"/>
        </table:table-row>
        <table:table-row table:style-name="ro2">
          <table:table-cell office:value-type="float" office:value="81" table:style-name="ce6">
            <text:p>8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81','2','C','Tarde','Cursando');" table:formula="msoxl:=&quot;INSERT INTO `Cursando`(`ID_Alumno`, `Grado`, `Seccion`, `Turno`, `Estado`) VALUES ('&quot;&amp;A350&amp;&quot;','&quot;&amp;B350&amp;&quot;','&quot;&amp;C350&amp;&quot;','&quot;&amp;D350&amp;&quot;','&quot;&amp;E350&amp;&quot;');&quot;" table:style-name="ce1">
            <text:p>INSERT INTO `Cursando`(`ID_Alumno`, `Grado`, `Seccion`, `Turno`, `Estado`) VALUES ('81','2','C','Tarde','Cursando');</text:p>
          </table:table-cell>
          <table:table-cell table:number-columns-repeated="16376"/>
        </table:table-row>
        <table:table-row table:style-name="ro2">
          <table:table-cell office:value-type="float" office:value="82" table:style-name="ce6">
            <text:p>8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82','1','D','Tarde','Finalizado');" table:formula="msoxl:=&quot;INSERT INTO `Cursando`(`ID_Alumno`, `Grado`, `Seccion`, `Turno`, `Estado`) VALUES ('&quot;&amp;A351&amp;&quot;','&quot;&amp;B351&amp;&quot;','&quot;&amp;C351&amp;&quot;','&quot;&amp;D351&amp;&quot;','&quot;&amp;E351&amp;&quot;');&quot;" table:style-name="ce1">
            <text:p>INSERT INTO `Cursando`(`ID_Alumno`, `Grado`, `Seccion`, `Turno`, `Estado`) VALUES ('82','1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82" table:style-name="ce6">
            <text:p>8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82','2','D','Tarde','Cursando');" table:formula="msoxl:=&quot;INSERT INTO `Cursando`(`ID_Alumno`, `Grado`, `Seccion`, `Turno`, `Estado`) VALUES ('&quot;&amp;A352&amp;&quot;','&quot;&amp;B352&amp;&quot;','&quot;&amp;C352&amp;&quot;','&quot;&amp;D352&amp;&quot;','&quot;&amp;E352&amp;&quot;');&quot;" table:style-name="ce1">
            <text:p>INSERT INTO `Cursando`(`ID_Alumno`, `Grado`, `Seccion`, `Turno`, `Estado`) VALUES ('82','2','D','Tarde','Cursando');</text:p>
          </table:table-cell>
          <table:table-cell table:number-columns-repeated="16376"/>
        </table:table-row>
        <table:table-row table:style-name="ro2">
          <table:table-cell office:value-type="float" office:value="83" table:style-name="ce6">
            <text:p>8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83','1','D','Tarde','Finalizado');" table:formula="msoxl:=&quot;INSERT INTO `Cursando`(`ID_Alumno`, `Grado`, `Seccion`, `Turno`, `Estado`) VALUES ('&quot;&amp;A353&amp;&quot;','&quot;&amp;B353&amp;&quot;','&quot;&amp;C353&amp;&quot;','&quot;&amp;D353&amp;&quot;','&quot;&amp;E353&amp;&quot;');&quot;" table:style-name="ce1">
            <text:p>INSERT INTO `Cursando`(`ID_Alumno`, `Grado`, `Seccion`, `Turno`, `Estado`) VALUES ('83','1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83" table:style-name="ce6">
            <text:p>8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83','2','D','Tarde','Cursando');" table:formula="msoxl:=&quot;INSERT INTO `Cursando`(`ID_Alumno`, `Grado`, `Seccion`, `Turno`, `Estado`) VALUES ('&quot;&amp;A354&amp;&quot;','&quot;&amp;B354&amp;&quot;','&quot;&amp;C354&amp;&quot;','&quot;&amp;D354&amp;&quot;','&quot;&amp;E354&amp;&quot;');&quot;" table:style-name="ce1">
            <text:p>INSERT INTO `Cursando`(`ID_Alumno`, `Grado`, `Seccion`, `Turno`, `Estado`) VALUES ('83','2','D','Tarde','Cursando');</text:p>
          </table:table-cell>
          <table:table-cell table:number-columns-repeated="16376"/>
        </table:table-row>
        <table:table-row table:style-name="ro2">
          <table:table-cell office:value-type="float" office:value="84" table:style-name="ce6">
            <text:p>8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Finalizado</text:p>
          </table:table-cell>
          <table:table-cell office:value-type="float" office:value="2014" table:style-name="ce1">
            <text:p>2014</text:p>
          </table:table-cell>
          <table:table-cell table:style-name="ce1"/>
          <table:table-cell office:value-type="string" office:string-value="INSERT INTO `Cursando`(`ID_Alumno`, `Grado`, `Seccion`, `Turno`, `Estado`) VALUES ('84','1','D','Tarde','Finalizado');" table:formula="msoxl:=&quot;INSERT INTO `Cursando`(`ID_Alumno`, `Grado`, `Seccion`, `Turno`, `Estado`) VALUES ('&quot;&amp;A355&amp;&quot;','&quot;&amp;B355&amp;&quot;','&quot;&amp;C355&amp;&quot;','&quot;&amp;D355&amp;&quot;','&quot;&amp;E355&amp;&quot;');&quot;" table:style-name="ce1">
            <text:p>INSERT INTO `Cursando`(`ID_Alumno`, `Grado`, `Seccion`, `Turno`, `Estado`) VALUES ('84','1','D','Tarde','Finalizado');</text:p>
          </table:table-cell>
          <table:table-cell table:number-columns-repeated="16376"/>
        </table:table-row>
        <table:table-row table:style-name="ro2">
          <table:table-cell office:value-type="float" office:value="84" table:style-name="ce6">
            <text:p>8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84','2','D','Tarde','Cursando');" table:formula="msoxl:=&quot;INSERT INTO `Cursando`(`ID_Alumno`, `Grado`, `Seccion`, `Turno`, `Estado`) VALUES ('&quot;&amp;A356&amp;&quot;','&quot;&amp;B356&amp;&quot;','&quot;&amp;C356&amp;&quot;','&quot;&amp;D356&amp;&quot;','&quot;&amp;E356&amp;&quot;');&quot;" table:style-name="ce1">
            <text:p>INSERT INTO `Cursando`(`ID_Alumno`, `Grado`, `Seccion`, `Turno`, `Estado`) VALUES ('84','2','D','Tarde','Cursando');</text:p>
          </table:table-cell>
          <table:table-cell table:number-columns-repeated="16376"/>
        </table:table-row>
        <table:table-row table:style-name="ro2">
          <table:table-cell office:value-type="float" office:value="85" table:style-name="ce6">
            <text:p>8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85','1','A','Mañana','Cursando');" table:formula="msoxl:=&quot;INSERT INTO `Cursando`(`ID_Alumno`, `Grado`, `Seccion`, `Turno`, `Estado`) VALUES ('&quot;&amp;A357&amp;&quot;','&quot;&amp;B357&amp;&quot;','&quot;&amp;C357&amp;&quot;','&quot;&amp;D357&amp;&quot;','&quot;&amp;E357&amp;&quot;');&quot;" table:style-name="ce1">
            <text:p>INSERT INTO `Cursando`(`ID_Alumno`, `Grado`, `Seccion`, `Turno`, `Estado`) VALUES ('85','1','A','Mañana','Cursando');</text:p>
          </table:table-cell>
          <table:table-cell table:number-columns-repeated="16376"/>
        </table:table-row>
        <table:table-row table:style-name="ro2">
          <table:table-cell office:value-type="float" office:value="86" table:style-name="ce6">
            <text:p>8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86','1','A','Mañana','Cursando');" table:formula="msoxl:=&quot;INSERT INTO `Cursando`(`ID_Alumno`, `Grado`, `Seccion`, `Turno`, `Estado`) VALUES ('&quot;&amp;A358&amp;&quot;','&quot;&amp;B358&amp;&quot;','&quot;&amp;C358&amp;&quot;','&quot;&amp;D358&amp;&quot;','&quot;&amp;E358&amp;&quot;');&quot;" table:style-name="ce1">
            <text:p>INSERT INTO `Cursando`(`ID_Alumno`, `Grado`, `Seccion`, `Turno`, `Estado`) VALUES ('86','1','A','Mañana','Cursando');</text:p>
          </table:table-cell>
          <table:table-cell table:number-columns-repeated="16376"/>
        </table:table-row>
        <table:table-row table:style-name="ro2">
          <table:table-cell office:value-type="float" office:value="87" table:style-name="ce6">
            <text:p>8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87','1','A','Mañana','Cursando');" table:formula="msoxl:=&quot;INSERT INTO `Cursando`(`ID_Alumno`, `Grado`, `Seccion`, `Turno`, `Estado`) VALUES ('&quot;&amp;A359&amp;&quot;','&quot;&amp;B359&amp;&quot;','&quot;&amp;C359&amp;&quot;','&quot;&amp;D359&amp;&quot;','&quot;&amp;E359&amp;&quot;');&quot;" table:style-name="ce1">
            <text:p>INSERT INTO `Cursando`(`ID_Alumno`, `Grado`, `Seccion`, `Turno`, `Estado`) VALUES ('87','1','A','Mañana','Cursando');</text:p>
          </table:table-cell>
          <table:table-cell table:number-columns-repeated="16376"/>
        </table:table-row>
        <table:table-row table:style-name="ro2">
          <table:table-cell office:value-type="float" office:value="88" table:style-name="ce6">
            <text:p>8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88','1','A','Mañana','Cursando');" table:formula="msoxl:=&quot;INSERT INTO `Cursando`(`ID_Alumno`, `Grado`, `Seccion`, `Turno`, `Estado`) VALUES ('&quot;&amp;A360&amp;&quot;','&quot;&amp;B360&amp;&quot;','&quot;&amp;C360&amp;&quot;','&quot;&amp;D360&amp;&quot;','&quot;&amp;E360&amp;&quot;');&quot;" table:style-name="ce1">
            <text:p>INSERT INTO `Cursando`(`ID_Alumno`, `Grado`, `Seccion`, `Turno`, `Estado`) VALUES ('88','1','A','Mañana','Cursando');</text:p>
          </table:table-cell>
          <table:table-cell table:number-columns-repeated="16376"/>
        </table:table-row>
        <table:table-row table:style-name="ro2">
          <table:table-cell office:value-type="float" office:value="89" table:style-name="ce6">
            <text:p>8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89','1','B','Mañana','Cursando');" table:formula="msoxl:=&quot;INSERT INTO `Cursando`(`ID_Alumno`, `Grado`, `Seccion`, `Turno`, `Estado`) VALUES ('&quot;&amp;A361&amp;&quot;','&quot;&amp;B361&amp;&quot;','&quot;&amp;C361&amp;&quot;','&quot;&amp;D361&amp;&quot;','&quot;&amp;E361&amp;&quot;');&quot;" table:style-name="ce1">
            <text:p>INSERT INTO `Cursando`(`ID_Alumno`, `Grado`, `Seccion`, `Turno`, `Estado`) VALUES ('89','1','B','Mañana','Cursando');</text:p>
          </table:table-cell>
          <table:table-cell table:number-columns-repeated="16376"/>
        </table:table-row>
        <table:table-row table:style-name="ro2">
          <table:table-cell office:value-type="float" office:value="90" table:style-name="ce6">
            <text:p>9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90','1','B','Mañana','Cursando');" table:formula="msoxl:=&quot;INSERT INTO `Cursando`(`ID_Alumno`, `Grado`, `Seccion`, `Turno`, `Estado`) VALUES ('&quot;&amp;A362&amp;&quot;','&quot;&amp;B362&amp;&quot;','&quot;&amp;C362&amp;&quot;','&quot;&amp;D362&amp;&quot;','&quot;&amp;E362&amp;&quot;');&quot;" table:style-name="ce1">
            <text:p>INSERT INTO `Cursando`(`ID_Alumno`, `Grado`, `Seccion`, `Turno`, `Estado`) VALUES ('90','1','B','Mañana','Cursando');</text:p>
          </table:table-cell>
          <table:table-cell table:number-columns-repeated="16376"/>
        </table:table-row>
        <table:table-row table:style-name="ro2">
          <table:table-cell office:value-type="float" office:value="91" table:style-name="ce6">
            <text:p>9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91','1','B','Mañana','Cursando');" table:formula="msoxl:=&quot;INSERT INTO `Cursando`(`ID_Alumno`, `Grado`, `Seccion`, `Turno`, `Estado`) VALUES ('&quot;&amp;A363&amp;&quot;','&quot;&amp;B363&amp;&quot;','&quot;&amp;C363&amp;&quot;','&quot;&amp;D363&amp;&quot;','&quot;&amp;E363&amp;&quot;');&quot;" table:style-name="ce1">
            <text:p>INSERT INTO `Cursando`(`ID_Alumno`, `Grado`, `Seccion`, `Turno`, `Estado`) VALUES ('91','1','B','Mañana','Cursando');</text:p>
          </table:table-cell>
          <table:table-cell table:number-columns-repeated="16376"/>
        </table:table-row>
        <table:table-row table:style-name="ro2">
          <table:table-cell office:value-type="float" office:value="92" table:style-name="ce6">
            <text:p>9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ñana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92','1','B','Mañana','Cursando');" table:formula="msoxl:=&quot;INSERT INTO `Cursando`(`ID_Alumno`, `Grado`, `Seccion`, `Turno`, `Estado`) VALUES ('&quot;&amp;A364&amp;&quot;','&quot;&amp;B364&amp;&quot;','&quot;&amp;C364&amp;&quot;','&quot;&amp;D364&amp;&quot;','&quot;&amp;E364&amp;&quot;');&quot;" table:style-name="ce1">
            <text:p>INSERT INTO `Cursando`(`ID_Alumno`, `Grado`, `Seccion`, `Turno`, `Estado`) VALUES ('92','1','B','Mañana','Cursando');</text:p>
          </table:table-cell>
          <table:table-cell table:number-columns-repeated="16376"/>
        </table:table-row>
        <table:table-row table:style-name="ro2">
          <table:table-cell office:value-type="float" office:value="93" table:style-name="ce6">
            <text:p>9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93','1','C','Tarde','Cursando');" table:formula="msoxl:=&quot;INSERT INTO `Cursando`(`ID_Alumno`, `Grado`, `Seccion`, `Turno`, `Estado`) VALUES ('&quot;&amp;A365&amp;&quot;','&quot;&amp;B365&amp;&quot;','&quot;&amp;C365&amp;&quot;','&quot;&amp;D365&amp;&quot;','&quot;&amp;E365&amp;&quot;');&quot;" table:style-name="ce1">
            <text:p>INSERT INTO `Cursando`(`ID_Alumno`, `Grado`, `Seccion`, `Turno`, `Estado`) VALUES ('93','1','C','Tarde','Cursando');</text:p>
          </table:table-cell>
          <table:table-cell table:number-columns-repeated="16376"/>
        </table:table-row>
        <table:table-row table:style-name="ro2">
          <table:table-cell office:value-type="float" office:value="94" table:style-name="ce6">
            <text:p>9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94','1','C','Tarde','Cursando');" table:formula="msoxl:=&quot;INSERT INTO `Cursando`(`ID_Alumno`, `Grado`, `Seccion`, `Turno`, `Estado`) VALUES ('&quot;&amp;A366&amp;&quot;','&quot;&amp;B366&amp;&quot;','&quot;&amp;C366&amp;&quot;','&quot;&amp;D366&amp;&quot;','&quot;&amp;E366&amp;&quot;');&quot;" table:style-name="ce1">
            <text:p>INSERT INTO `Cursando`(`ID_Alumno`, `Grado`, `Seccion`, `Turno`, `Estado`) VALUES ('94','1','C','Tarde','Cursando');</text:p>
          </table:table-cell>
          <table:table-cell table:number-columns-repeated="16376"/>
        </table:table-row>
        <table:table-row table:style-name="ro2">
          <table:table-cell office:value-type="float" office:value="95" table:style-name="ce6">
            <text:p>9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95','1','C','Tarde','Cursando');" table:formula="msoxl:=&quot;INSERT INTO `Cursando`(`ID_Alumno`, `Grado`, `Seccion`, `Turno`, `Estado`) VALUES ('&quot;&amp;A367&amp;&quot;','&quot;&amp;B367&amp;&quot;','&quot;&amp;C367&amp;&quot;','&quot;&amp;D367&amp;&quot;','&quot;&amp;E367&amp;&quot;');&quot;" table:style-name="ce1">
            <text:p>INSERT INTO `Cursando`(`ID_Alumno`, `Grado`, `Seccion`, `Turno`, `Estado`) VALUES ('95','1','C','Tarde','Cursando');</text:p>
          </table:table-cell>
          <table:table-cell table:number-columns-repeated="16376"/>
        </table:table-row>
        <table:table-row table:style-name="ro2">
          <table:table-cell office:value-type="float" office:value="96" table:style-name="ce6">
            <text:p>9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96','1','C','Tarde','Cursando');" table:formula="msoxl:=&quot;INSERT INTO `Cursando`(`ID_Alumno`, `Grado`, `Seccion`, `Turno`, `Estado`) VALUES ('&quot;&amp;A368&amp;&quot;','&quot;&amp;B368&amp;&quot;','&quot;&amp;C368&amp;&quot;','&quot;&amp;D368&amp;&quot;','&quot;&amp;E368&amp;&quot;');&quot;" table:style-name="ce1">
            <text:p>INSERT INTO `Cursando`(`ID_Alumno`, `Grado`, `Seccion`, `Turno`, `Estado`) VALUES ('96','1','C','Tarde','Cursando');</text:p>
          </table:table-cell>
          <table:table-cell table:number-columns-repeated="16376"/>
        </table:table-row>
        <table:table-row table:style-name="ro2">
          <table:table-cell office:value-type="float" office:value="97" table:style-name="ce6">
            <text:p>9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97','1','D','Tarde','Cursando');" table:formula="msoxl:=&quot;INSERT INTO `Cursando`(`ID_Alumno`, `Grado`, `Seccion`, `Turno`, `Estado`) VALUES ('&quot;&amp;A369&amp;&quot;','&quot;&amp;B369&amp;&quot;','&quot;&amp;C369&amp;&quot;','&quot;&amp;D369&amp;&quot;','&quot;&amp;E369&amp;&quot;');&quot;" table:style-name="ce1">
            <text:p>INSERT INTO `Cursando`(`ID_Alumno`, `Grado`, `Seccion`, `Turno`, `Estado`) VALUES ('97','1','D','Tarde','Cursando');</text:p>
          </table:table-cell>
          <table:table-cell table:number-columns-repeated="16376"/>
        </table:table-row>
        <table:table-row table:style-name="ro2">
          <table:table-cell office:value-type="float" office:value="98" table:style-name="ce6">
            <text:p>9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98','1','D','Tarde','Cursando');" table:formula="msoxl:=&quot;INSERT INTO `Cursando`(`ID_Alumno`, `Grado`, `Seccion`, `Turno`, `Estado`) VALUES ('&quot;&amp;A370&amp;&quot;','&quot;&amp;B370&amp;&quot;','&quot;&amp;C370&amp;&quot;','&quot;&amp;D370&amp;&quot;','&quot;&amp;E370&amp;&quot;');&quot;" table:style-name="ce1">
            <text:p>INSERT INTO `Cursando`(`ID_Alumno`, `Grado`, `Seccion`, `Turno`, `Estado`) VALUES ('98','1','D','Tarde','Cursando');</text:p>
          </table:table-cell>
          <table:table-cell table:number-columns-repeated="16376"/>
        </table:table-row>
        <table:table-row table:style-name="ro2">
          <table:table-cell office:value-type="float" office:value="99" table:style-name="ce6">
            <text:p>9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99','1','D','Tarde','Cursando');" table:formula="msoxl:=&quot;INSERT INTO `Cursando`(`ID_Alumno`, `Grado`, `Seccion`, `Turno`, `Estado`) VALUES ('&quot;&amp;A371&amp;&quot;','&quot;&amp;B371&amp;&quot;','&quot;&amp;C371&amp;&quot;','&quot;&amp;D371&amp;&quot;','&quot;&amp;E371&amp;&quot;');&quot;" table:style-name="ce1">
            <text:p>INSERT INTO `Cursando`(`ID_Alumno`, `Grado`, `Seccion`, `Turno`, `Estado`) VALUES ('99','1','D','Tarde','Cursando');</text:p>
          </table:table-cell>
          <table:table-cell table:number-columns-repeated="16376"/>
        </table:table-row>
        <table:table-row table:style-name="ro2">
          <table:table-cell office:value-type="float" office:value="100" table:style-name="ce6">
            <text:p>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Tarde</text:p>
          </table:table-cell>
          <table:table-cell office:value-type="string" table:style-name="ce1">
            <text:p>Cursando</text:p>
          </table:table-cell>
          <table:table-cell office:value-type="float" office:value="2015" table:style-name="ce1">
            <text:p>2015</text:p>
          </table:table-cell>
          <table:table-cell table:style-name="ce1"/>
          <table:table-cell office:value-type="string" office:string-value="INSERT INTO `Cursando`(`ID_Alumno`, `Grado`, `Seccion`, `Turno`, `Estado`) VALUES ('100','1','D','Tarde','Cursando');" table:formula="msoxl:=&quot;INSERT INTO `Cursando`(`ID_Alumno`, `Grado`, `Seccion`, `Turno`, `Estado`) VALUES ('&quot;&amp;A372&amp;&quot;','&quot;&amp;B372&amp;&quot;','&quot;&amp;C372&amp;&quot;','&quot;&amp;D372&amp;&quot;','&quot;&amp;E372&amp;&quot;');&quot;" table:style-name="ce1">
            <text:p>INSERT INTO `Cursando`(`ID_Alumno`, `Grado`, `Seccion`, `Turno`, `Estado`) VALUES ('100','1','D','Tarde','Cursando');</text:p>
          </table:table-cell>
          <table:table-cell table:number-columns-repeated="16376"/>
        </table:table-row>
        <table:table-row table:number-rows-repeated="1048204" table:style-name="ro2">
          <table:table-cell table:number-columns-repeated="16384"/>
        </table:table-row>
      </table:table>
      <table:database-ranges>
        <table:database-range table:target-range-address="Hoja3.A1:Hoja3.F394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>
      <number:number number:decimal-places="0" number:min-integer-digits="6"/>
    </number:number-style>
    <number:currency-style style:name="N37P0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37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lanGB</meta:initial-creator>
    <dc:creator>AlanGB</dc:creator>
    <meta:creation-date>2015-08-26T11:18:26Z</meta:creation-date>
    <dc:date>2015-09-25T03:58:31Z</dc:date>
    <meta:editing-cycles>21</meta:editing-cycles>
    <meta:editing-duration>PT5374S</meta:editing-duration>
  </office:meta>
</office:document-meta>
</file>